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fill-color="#99ccff"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fill="none" draw:fill-color="#99ccff" draw:textarea-horizontal-align="justify" draw:textarea-vertical-align="middle" draw:auto-grow-height="false" fo:min-height="0cm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cm" fo:padding-top="0.125cm" fo:padding-bottom="0.125cm" fo:padding-left="0.25cm" fo:padding-right="0.25cm" draw:shadow="hidden" draw:shadow-offset-x="0.3cm" draw:shadow-offset-y="0.3cm" draw:shadow-color="#808080"/>
    </style:style>
    <style:style style:name="gr9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0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7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7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cm" fo:padding-top="0.125cm" fo:padding-bottom="0.125cm" fo:padding-left="0.25cm" fo:padding-right="0.25cm" draw:shadow="hidden" draw:shadow-offset-x="0.3cm" draw:shadow-offset-y="0.3cm" draw:shadow-color="#808080"/>
    </style:style>
    <style:style style:name="gr18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9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3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3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3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3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cm" fo:padding-top="0.125cm" fo:padding-bottom="0.125cm" fo:padding-left="0.25cm" fo:padding-right="0.25cm" draw:shadow="hidden" draw:shadow-offset-x="0.3cm" draw:shadow-offset-y="0.3cm" draw:shadow-color="#808080"/>
    </style:style>
    <style:style style:name="gr43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3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7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7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7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7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cm" fo:padding-top="0.125cm" fo:padding-bottom="0.125cm" fo:padding-left="0.25cm" fo:padding-right="0.25cm" draw:shadow="hidden" draw:shadow-offset-x="0.3cm" draw:shadow-offset-y="0.3cm" draw:shadow-color="#808080"/>
    </style:style>
    <style:style style:name="gr48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8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1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1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3" style:family="graphic" style:parent-style-name="standard">
      <style:graphic-properties draw:marker-end="Arrow" draw:marker-end-width="0.3cm" draw:textarea-horizontal-align="center" draw:textarea-vertical-align="middle"/>
    </style:style>
    <style:style style:name="gr534" style:family="graphic" style:parent-style-name="standard">
      <style:graphic-properties draw:fill="none" draw:textarea-horizontal-align="center" draw:textarea-vertical-align="middle"/>
    </style:style>
    <style:style style:name="gr5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8cm" fo:min-width="0.18cm"/>
    </style:style>
    <style:style style:name="gr53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line-height="150%" fo:text-align="center"/>
      <style:text-properties fo:font-size="9pt" style:font-size-asian="9pt" style:font-size-complex="9pt"/>
    </style:style>
    <style:style style:name="P5" style:family="paragraph">
      <style:paragraph-properties fo:text-align="center"/>
      <style:text-properties fo:font-size="9pt" style:text-underline-style="none" style:font-size-asian="9pt" style:font-size-complex="9pt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SimSun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line-height="150%" fo:text-align="center"/>
    </style:style>
    <style:style style:name="P11" style:family="paragraph"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SimSun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 style:text-autospace="none"/>
    </style:style>
    <style:style style:name="P13" style:family="paragraph">
      <style:text-properties fo:font-size="5pt" fo:font-weight="bold" style:font-size-asian="5pt" style:font-weight-asian="bold" style:font-size-complex="5pt" style:font-weight-complex="bold"/>
    </style:style>
    <style:style style:name="P14" style:family="paragraph">
      <style:paragraph-properties fo:text-align="center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text-underline-style="none" style:font-size-asian="9pt" style:font-size-complex="9pt"/>
    </style:style>
    <style:style style:name="T3" style:family="text">
      <style:text-properties fo:font-family="Arial" style:font-family-generic="swiss" style:font-pitch="variable" fo:font-size="9pt" style:text-underline-style="none" style:font-family-asian="'Arial Unicode MS'" style:font-style-name-asian="Standard" style:font-family-generic-asian="swiss" style:font-size-asian="9pt" style:font-family-complex="'Arial Unicode MS'" style:font-style-name-complex="Standard" style:font-family-generic-complex="swiss" style:font-size-complex="9pt"/>
    </style:style>
    <style:style style:name="T4" style:family="text">
      <style:text-properties fo:font-family="Arial" style:font-family-generic="swiss" style:font-pitch="variable" fo:font-size="9pt" style:font-family-asian="'Arial Unicode MS'" style:font-style-name-asian="Standard" style:font-family-generic-asian="swiss" style:font-size-asian="9pt" style:font-family-complex="'Arial Unicode MS'" style:font-style-name-complex="Standard" style:font-family-generic-complex="swiss" style:font-size-complex="9pt"/>
    </style:style>
    <style:style style:name="T5" style:family="text">
      <style:text-properties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SimSun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Arial" style:font-style-name="Standard" style:font-family-generic="swiss" fo:font-size="9pt" style:text-underline-style="none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T8" style:family="text">
      <style:text-properties fo:font-family="Symbol" style:font-family-generic="roman" style:font-pitch="variable" style:font-charset="x-symbol" fo:font-size="9pt" style:font-family-asian="Symbol" style:font-style-name-asian="Standard" style:font-charset-asian="x-symbol" style:font-size-asian="9pt" style:font-family-complex="Symbol" style:font-style-name-complex="Standard" style:font-charset-complex="x-symbol" style:font-size-complex="9pt"/>
    </style:style>
    <style:style style:name="T9" style:family="text">
      <style:text-properties fo:font-family="Arial" style:font-style-name="Standard" style:font-family-generic="swiss" fo:font-size="8pt" style:font-family-asian="Arial" style:font-style-name-asian="Standard" style:font-family-generic-asian="swiss" style:font-size-asian="8pt" style:font-family-complex="Arial" style:font-style-name-complex="Standard" style:font-family-generic-complex="swiss" style:font-size-complex="8pt"/>
    </style:style>
    <style:style style:name="T10" style:family="text">
      <style:text-properties fo:font-family="'Arial Unicode MS'" style:font-style-name="Standard" style:font-family-generic="swiss" fo:font-size="9pt" style:font-family-asian="'Arial Unicode MS'" style:font-style-name-asian="Standard" style:font-family-generic-asian="swiss" style:font-size-asian="9pt" style:font-family-complex="'Arial Unicode MS'" style:font-style-name-complex="Standard" style:font-family-generic-complex="swiss" style:font-size-complex="9pt"/>
    </style:style>
    <style:style style:name="T11" style:family="text">
      <style:text-properties fo:font-family="Symbol" style:font-style-name="Standard" style:font-charset="x-symbol" fo:font-size="9pt" style:font-family-asian="Symbol" style:font-style-name-asian="Standard" style:font-charset-asian="x-symbol" style:font-size-asian="9pt" style:font-family-complex="Symbol" style:font-style-name-complex="Standard" style:font-charset-complex="x-symbol" style:font-size-complex="9pt"/>
    </style:style>
    <style:style style:name="T12" style:family="text">
      <style:text-properties fo:font-family="Symbol" style:font-style-name="Standard" style:font-charset="x-symbol" fo:font-size="9pt" style:text-underline-style="none" style:font-family-asian="Symbol" style:font-style-name-asian="Standard" style:font-charset-asian="x-symbol" style:font-size-asian="9pt" style:font-family-complex="Symbol" style:font-style-name-complex="Standard" style:font-charset-complex="x-symbol" style:font-size-complex="9pt"/>
    </style:style>
    <style:style style:name="T13" style:family="text">
      <style:text-properties style:use-window-font-color="true" style:text-outline="false" style:text-line-through-style="none" fo:font-family="Arial" style:font-style-name="Standard" style:font-family-generic="swiss" fo:font-size="9pt" fo:font-style="normal" fo:text-shadow="none" style:text-underline-style="none" fo:font-weight="normal" style:letter-kerning="true" style:font-family-asian="Arial" style:font-style-name-asian="Standard" style:font-family-generic-asian="swiss" style:font-size-asian="9pt" style:font-style-asian="normal" style:font-weight-asian="normal" style:font-family-complex="Arial" style:font-style-name-complex="Standard" style:font-family-generic-complex="swiss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Arial" style:font-family-generic="swiss" style:font-pitch="variable" fo:font-size="9pt" fo:font-style="normal" fo:text-shadow="none" style:text-underline-style="none" fo:font-weight="normal" style:letter-kerning="true" style:font-family-asian="'Arial Unicode MS'" style:font-style-name-asian="Standard" style:font-family-generic-asian="swiss" style:font-size-asian="9pt" style:font-style-asian="normal" style:font-weight-asian="normal" style:font-family-complex="'Arial Unicode MS'" style:font-style-name-complex="Standard" style:font-family-generic-complex="swiss" style:font-size-complex="9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Symbol" style:font-style-name="Standard" style:font-charset="x-symbol" fo:font-size="9pt" fo:font-style="normal" fo:text-shadow="none" style:text-underline-style="none" fo:font-weight="normal" style:letter-kerning="true" style:font-family-asian="Symbol" style:font-style-name-asian="Standard" style:font-charset-asian="x-symbol" style:font-size-asian="9pt" style:font-style-asian="normal" style:font-weight-asian="normal" style:font-family-complex="Symbol" style:font-style-name-complex="Standard" style:font-charset-complex="x-symbol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Symbol" style:font-style-name="Standard" style:font-charset="x-symbol" fo:font-size="9pt" fo:font-style="normal" fo:text-shadow="none" style:text-underline-style="none" fo:font-weight="normal" style:letter-kerning="true" style:font-family-asian="Symbol" style:font-style-name-asian="Standard" style:font-charset-asian="x-symbol" style:font-size-asian="9pt" style:font-style-asian="normal" style:font-weight-asian="normal" style:font-family-complex="Symbol" style:font-style-name-complex="Standard" style:font-charset-complex="x-symbol" style:font-size-complex="9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family="Arial" style:font-family-generic="swiss" style:font-pitch="variable" fo:font-size="9pt" style:text-underline-style="none" fo:font-weight="normal" style:font-size-asian="9pt" style:font-weight-asian="normal" style:font-size-complex="9pt" style:font-weight-complex="normal"/>
    </style:style>
    <style:style style:name="T18" style:family="text">
      <style:text-properties style:use-window-font-color="true" style:text-outline="false" style:text-line-through-style="none" fo:font-family="Arial" style:font-family-generic="swiss" style:font-pitch="variable" fo:font-size="9pt" fo:font-style="normal" fo:text-shadow="none" style:text-underline-style="none" fo:font-weight="normal" style:letter-kerning="true" style:font-family-asian="Symbol" style:font-charset-asian="x-symbol" style:font-size-asian="9pt" style:font-style-asian="normal" style:font-weight-asian="normal" style:font-family-complex="Symbol" style:font-charset-complex="x-symbol" style:font-size-complex="9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9pt" style:text-underline-style="none" fo:font-weight="bold" style:font-size-asian="9pt" style:font-weight-asian="bold" style:font-size-complex="9pt" style:font-weight-complex="bold"/>
    </style:style>
    <style:style style:name="T20" style:family="text">
      <style:text-properties fo:font-family="'Courier New'" style:font-family-generic="modern" style:font-pitch="fixed" fo:font-size="9pt" style:text-underline-style="none" fo:font-weight="normal" style:font-size-asian="9pt" style:font-weight-asian="normal" style:font-size-complex="9pt" style:font-weight-complex="normal"/>
    </style:style>
    <style:style style:name="T21" style:family="text">
      <style:text-properties style:text-position="sub 58%" fo:font-family="Arial" style:font-family-generic="swiss" style:font-pitch="variable" fo:font-size="9pt" style:text-underline-style="none" style:font-size-asian="9pt" style:font-size-complex="9pt"/>
    </style:style>
    <style:style style:name="T22" style:family="text">
      <style:text-properties style:text-position="super 58%" fo:font-family="Arial" style:font-family-generic="swiss" style:font-pitch="variable" fo:font-size="9pt" style:text-underline-style="none" fo:font-weight="normal" style:font-size-asian="9pt" style:font-weight-asian="normal" style:font-size-complex="9pt" style:font-weight-complex="normal"/>
    </style:style>
    <style:style style:name="T23" style:family="text">
      <style:text-properties fo:font-size="5pt" fo:font-weight="bold" style:font-size-asian="5pt" style:font-weight-asian="bold" style:font-size-complex="5pt" style:font-weight-complex="bold"/>
    </style:style>
    <style:style style:name="T24" style:family="text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T25" style:family="text">
      <style:text-properties fo:font-family="Arial" style:font-family-generic="swiss" style:font-pitch="variable" fo:font-size="9pt" style:text-underline-style="none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2" xml:id="id1" draw:id="id1" draw:layer="layout" svg:width="3.556cm" svg:height="1.27cm" svg:x="5.653cm" svg:y="1.806cm" draw:corner-radius="0.64cm">
            <text:p text:style-name="P1"><text:span text:style-name="T1">Start </text:span></text:p>
            <text:p text:style-name="P1"><text:span text:style-name="T1">Symbolbeschreibung</text:span></text:p>
          </draw:rect>
          <draw:rect draw:style-name="gr1" draw:text-style-name="P2" xml:id="id7" draw:id="id7" draw:layer="layout" svg:width="3.599cm" svg:height="1.27cm" svg:x="5.632cm" svg:y="7.87cm" draw:corner-radius="0.64cm">
            <text:p text:style-name="P1"><text:span text:style-name="T1">Ende </text:span></text:p>
            <text:p text:style-name="P1"><text:span text:style-name="T1">Symbolbeschreibung</text:span></text:p>
          </draw:rect>
          <draw:custom-shape draw:style-name="gr2" draw:text-style-name="P2" xml:id="id6" draw:id="id6" draw:layer="layout" svg:width="3.192cm" svg:height="0.942cm" svg:x="5.836cm" svg:y="5.003cm">
            <text:p text:style-name="P1"><text:span text:style-name="T1">Ausgezeichnete </text:span></text:p>
            <text:p text:style-name="P1"><text:span text:style-name="T1">Symbol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3" draw:id="id3" draw:layer="measurelines" svg:width="3.192cm" svg:height="0.942cm" svg:x="2.386cm" svg:y="5.003cm">
            <text:p text:style-name="P1"><text:span text:style-name="T1">Einfache Symbol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4" draw:id="id4" draw:layer="layout" svg:width="3.192cm" svg:height="0.942cm" svg:x="9.285cm" svg:y="5.003cm">
            <text:p text:style-name="P1"><text:span text:style-name="T1">Zusammengesetzte </text:span></text:p>
            <text:p text:style-name="P1"><text:span text:style-name="T1">Symbol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ircle draw:style-name="gr3" draw:text-style-name="P3" xml:id="id2" draw:id="id2" draw:layer="layout" svg:width="0.29cm" svg:height="0.29cm" svg:x="7.297cm" svg:y="3.895cm">
            <text:p/>
          </draw:circle>
          <draw:circle draw:style-name="gr4" draw:text-style-name="P3" xml:id="id5" draw:id="id5" draw:layer="layout" svg:width="0.29cm" svg:height="0.29cm" svg:x="7.288cm" svg:y="6.764cm">
            <text:p/>
          </draw:circle>
          <draw:connector draw:style-name="gr5" draw:text-style-name="P1" draw:layer="layout" svg:x1="7.431cm" svg:y1="3.076cm" svg:x2="7.442cm" svg:y2="3.895cm" draw:start-shape="id1" draw:start-glue-point="2" draw:end-shape="id2" draw:end-glue-point="0" svg:d="M7431 3076v410h11v409">
            <text:p/>
          </draw:connector>
          <draw:connector draw:style-name="gr5" draw:text-style-name="P1" draw:layer="layout" svg:x1="7.297cm" svg:y1="4.04cm" svg:x2="3.982cm" svg:y2="5.003cm" draw:start-shape="id2" draw:start-glue-point="3" draw:end-shape="id3" draw:end-glue-point="4" svg:d="M7297 4040h-3315v963">
            <text:p/>
          </draw:connector>
          <draw:connector draw:style-name="gr5" draw:text-style-name="P1" draw:layer="layout" svg:x1="7.442cm" svg:y1="4.185cm" svg:x2="7.438cm" svg:y2="5.003cm" draw:start-shape="id2" draw:start-glue-point="2" svg:d="M7442 4185v660h-4v158">
            <text:p/>
          </draw:connector>
          <draw:connector draw:style-name="gr5" draw:text-style-name="P1" draw:layer="layout" svg:x1="7.587cm" svg:y1="4.04cm" svg:x2="10.881cm" svg:y2="5.003cm" draw:start-shape="id2" draw:start-glue-point="1" draw:end-shape="id4" draw:end-glue-point="4" svg:d="M7587 4040h3294v963">
            <text:p/>
          </draw:connector>
          <draw:connector draw:style-name="gr5" draw:text-style-name="P1" draw:layer="layout" svg:x1="3.982cm" svg:y1="5.945cm" svg:x2="7.288cm" svg:y2="6.909cm" draw:start-shape="id3" draw:start-glue-point="6" draw:end-shape="id5" draw:end-glue-point="3" svg:d="M3982 5945v964h3306">
            <text:p/>
          </draw:connector>
          <draw:connector draw:style-name="gr5" draw:text-style-name="P1" draw:layer="layout" svg:x1="7.432cm" svg:y1="5.945cm" svg:x2="7.433cm" svg:y2="6.764cm" draw:start-shape="id6" draw:start-glue-point="6" draw:end-shape="id5" draw:end-glue-point="0" svg:d="M7432 5945v410h1v409">
            <text:p/>
          </draw:connector>
          <draw:connector draw:style-name="gr5" draw:text-style-name="P1" draw:layer="layout" svg:x1="10.881cm" svg:y1="5.945cm" svg:x2="7.578cm" svg:y2="6.909cm" draw:start-shape="id4" draw:start-glue-point="6" draw:end-shape="id5" draw:end-glue-point="1" svg:d="M10881 5945v964h-3303">
            <text:p/>
          </draw:connector>
          <draw:connector draw:style-name="gr5" draw:text-style-name="P1" draw:layer="layout" svg:x1="7.433cm" svg:y1="7.054cm" svg:x2="7.431cm" svg:y2="7.87cm" draw:start-shape="id5" draw:start-glue-point="2" draw:end-shape="id7" draw:end-glue-point="0" svg:d="M7433 7054v408h-2v408">
            <text:p/>
          </draw:connector>
        </draw:g>
      </draw:page>
      <draw:page draw:name="page2" draw:style-name="dp1" draw:master-page-name="Standard">
        <draw:g>
          <draw:connector draw:style-name="gr5" draw:text-style-name="P1" draw:layer="layout" svg:x1="11.661cm" svg:y1="4.716cm" svg:x2="13.976cm" svg:y2="5.665cm" draw:start-shape="id8" draw:start-glue-point="1" draw:end-shape="id9" draw:end-glue-point="4" svg:d="M11661 4716h2315v949">
            <text:p/>
          </draw:connector>
          <draw:connector draw:style-name="gr5" draw:text-style-name="P1" draw:layer="layout" svg:x1="11.516cm" svg:y1="4.861cm" svg:x2="11.517cm" svg:y2="5.665cm" draw:start-shape="id8" draw:start-glue-point="2" draw:end-shape="id10" draw:end-glue-point="4" svg:d="M11516 4861v402h1v402">
            <text:p/>
          </draw:connector>
          <draw:circle draw:style-name="gr6" draw:text-style-name="P3" xml:id="id8" draw:id="id8" draw:layer="layout" svg:width="0.29cm" svg:height="0.29cm" svg:x="11.371cm" svg:y="4.571cm">
            <text:p/>
          </draw:circle>
          <draw:circle draw:style-name="gr7" draw:text-style-name="P3" xml:id="id13" draw:id="id13" draw:layer="layout" svg:width="0.29cm" svg:height="0.29cm" svg:x="11.371cm" svg:y="7.555cm">
            <text:p/>
          </draw:circle>
          <draw:connector draw:style-name="gr5" draw:text-style-name="P1" draw:layer="layout" svg:x1="9.198cm" svg:y1="7.7cm" svg:x2="10.138cm" svg:y2="7.7cm" draw:start-shape="id11" draw:start-glue-point="1" draw:end-shape="id12" draw:end-glue-point="3" svg:d="M9198 7700h940">
            <text:p/>
          </draw:connector>
          <draw:connector draw:style-name="gr5" draw:text-style-name="P1" draw:layer="layout" svg:x1="11.517cm" svg:y1="6.752cm" svg:x2="11.516cm" svg:y2="7.555cm" draw:start-shape="id10" draw:start-glue-point="6" draw:end-shape="id13" draw:end-glue-point="0" svg:d="M11517 6752v402h-1v401">
            <text:p/>
          </draw:connector>
          <draw:connector draw:style-name="gr5" draw:text-style-name="P1" draw:layer="layout" svg:x1="13.976cm" svg:y1="6.752cm" svg:x2="11.661cm" svg:y2="7.7cm" draw:start-shape="id9" draw:start-glue-point="6" draw:end-shape="id13" draw:end-glue-point="1" svg:d="M13976 6752v948h-2315">
            <text:p/>
          </draw:connector>
          <draw:connector draw:style-name="gr5" draw:text-style-name="P1" draw:layer="layout" svg:x1="10.283cm" svg:y1="7.845cm" svg:x2="10.283cm" svg:y2="8.648cm" draw:start-shape="id12" draw:start-glue-point="2" draw:end-shape="id14" draw:end-glue-point="0" svg:d="M10283 7845v803">
            <text:p/>
          </draw:connector>
          <draw:custom-shape draw:style-name="gr2" draw:text-style-name="P2" xml:id="id10" draw:id="id10" draw:layer="layout" svg:width="2.211cm" svg:height="1.087cm" svg:x="10.411cm" svg:y="5.665cm">
            <text:p text:style-name="P2"><text:span text:style-name="T1">Operatore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9" draw:id="id9" draw:layer="measurelines" svg:width="2.211cm" svg:height="1.087cm" svg:x="12.87cm" svg:y="5.665cm">
            <text:p text:style-name="P2"><text:span text:style-name="T1">Übrige</text:span></text:p>
            <text:p text:style-name="P2"><text:span text:style-name="T1">Symbol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17" draw:id="id17" draw:layer="measurelines" svg:width="2.211cm" svg:height="1.087cm" svg:x="7.948cm" svg:y="5.665cm">
            <text:p text:style-name="P2"><text:span text:style-name="T1">Buchstabe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16" draw:id="id16" draw:layer="layout" svg:width="2.211cm" svg:height="1.087cm" svg:x="5.486cm" svg:y="5.665cm">
            <text:p text:style-name="P2"><text:span text:style-name="T1">Zahle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ircle draw:style-name="gr8" draw:text-style-name="P3" xml:id="id15" draw:id="id15" draw:layer="layout" svg:width="0.29cm" svg:height="0.29cm" svg:x="8.908cm" svg:y="4.571cm">
            <text:p/>
          </draw:circle>
          <draw:connector draw:style-name="gr5" draw:text-style-name="P1" draw:layer="layout" svg:x1="8.908cm" svg:y1="4.716cm" svg:x2="6.592cm" svg:y2="5.665cm" draw:start-shape="id15" draw:start-glue-point="3" draw:end-shape="id16" draw:end-glue-point="4" svg:d="M8908 4716h-2316v949">
            <text:p/>
          </draw:connector>
          <draw:connector draw:style-name="gr5" draw:text-style-name="P1" draw:layer="layout" svg:x1="9.053cm" svg:y1="4.861cm" svg:x2="9.054cm" svg:y2="5.665cm" draw:start-shape="id15" draw:start-glue-point="2" draw:end-shape="id17" draw:end-glue-point="4" svg:d="M9053 4861v402h1v402">
            <text:p/>
          </draw:connector>
          <draw:circle draw:style-name="gr9" draw:text-style-name="P3" xml:id="id11" draw:id="id11" draw:layer="layout" svg:width="0.29cm" svg:height="0.29cm" svg:x="8.908cm" svg:y="7.555cm">
            <text:p/>
          </draw:circle>
          <draw:connector draw:style-name="gr5" draw:text-style-name="P1" draw:layer="layout" svg:x1="9.054cm" svg:y1="6.752cm" svg:x2="9.053cm" svg:y2="7.555cm" draw:start-shape="id17" draw:start-glue-point="6" draw:end-shape="id11" draw:end-glue-point="0" svg:d="M9054 6752v402h-1v401">
            <text:p/>
          </draw:connector>
          <draw:connector draw:style-name="gr5" draw:text-style-name="P1" draw:layer="layout" svg:x1="6.592cm" svg:y1="6.752cm" svg:x2="8.908cm" svg:y2="7.7cm" draw:start-shape="id16" draw:start-glue-point="6" draw:end-shape="id11" draw:end-glue-point="3" svg:d="M6592 6752v948h2316">
            <text:p/>
          </draw:connector>
          <draw:rect draw:style-name="gr1" draw:text-style-name="P2" xml:id="id19" draw:id="id19" draw:layer="layout" svg:width="2.805cm" svg:height="1.27cm" svg:x="8.881cm" svg:y="2.497cm" draw:corner-radius="0.64cm">
            <text:p text:style-name="P1"><text:span text:style-name="T1">Start einfache</text:span></text:p>
            <text:p text:style-name="P1"><text:span text:style-name="T1">Symbole</text:span></text:p>
          </draw:rect>
          <draw:rect draw:style-name="gr1" draw:text-style-name="P2" xml:id="id14" draw:id="id14" draw:layer="layout" svg:width="2.81cm" svg:height="1.27cm" svg:x="8.878cm" svg:y="8.648cm" draw:corner-radius="0.64cm">
            <text:p text:style-name="P1"><text:span text:style-name="T1">Ende einfache</text:span></text:p>
            <text:p text:style-name="P1"><text:span text:style-name="T1">Symbole</text:span></text:p>
          </draw:rect>
          <draw:circle draw:style-name="gr10" draw:text-style-name="P3" xml:id="id18" draw:id="id18" draw:layer="layout" svg:width="0.29cm" svg:height="0.29cm" svg:x="10.138cm" svg:y="4.571cm">
            <text:p/>
          </draw:circle>
          <draw:circle draw:style-name="gr11" draw:text-style-name="P3" xml:id="id12" draw:id="id12" draw:layer="layout" svg:width="0.29cm" svg:height="0.29cm" svg:x="10.138cm" svg:y="7.555cm">
            <text:p/>
          </draw:circle>
          <draw:connector draw:style-name="gr5" draw:text-style-name="P1" draw:layer="layout" svg:x1="10.138cm" svg:y1="4.716cm" svg:x2="9.198cm" svg:y2="4.716cm" draw:start-shape="id18" draw:start-glue-point="3" draw:end-shape="id15" svg:d="M10138 4716h-940">
            <text:p/>
          </draw:connector>
          <draw:connector draw:style-name="gr5" draw:text-style-name="P1" draw:layer="layout" svg:x1="10.428cm" svg:y1="4.716cm" svg:x2="11.371cm" svg:y2="4.716cm" draw:start-shape="id18" draw:start-glue-point="1" draw:end-shape="id8" draw:end-glue-point="3" svg:d="M10428 4716h943">
            <text:p/>
          </draw:connector>
          <draw:connector draw:style-name="gr5" draw:text-style-name="P1" draw:layer="layout" svg:x1="11.371cm" svg:y1="7.7cm" svg:x2="10.428cm" svg:y2="7.7cm" draw:start-shape="id13" draw:start-glue-point="3" draw:end-shape="id12" draw:end-glue-point="1" svg:d="M11371 7700h-943">
            <text:p/>
          </draw:connector>
          <draw:connector draw:style-name="gr5" draw:text-style-name="P1" draw:layer="layout" svg:x1="10.283cm" svg:y1="3.767cm" svg:x2="10.283cm" svg:y2="4.571cm" draw:start-shape="id19" draw:start-glue-point="2" draw:end-shape="id18" draw:end-glue-point="0" svg:d="M10283 3767v804">
            <text:p/>
          </draw:connector>
        </draw:g>
      </draw:page>
      <draw:page draw:name="page3" draw:style-name="dp1" draw:master-page-name="Standard">
        <draw:g>
          <draw:custom-shape draw:style-name="gr2" draw:text-style-name="P2" xml:id="id38" draw:id="id38" draw:layer="layout" svg:width="0.653cm" svg:height="0.653cm" svg:x="5.672cm" svg:y="5.704cm">
            <text:p text:style-name="P2"><text:span text:style-name="T2">„</text:span><text:span text:style-name="T3">2</text:span><text:span text:style-name="T2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26" draw:id="id26" draw:layer="layout" svg:width="0.651cm" svg:height="0.653cm" svg:x="5.675cm" svg:y="7.009cm">
            <text:p text:style-name="P2"><text:span text:style-name="T1">„</text:span><text:span text:style-name="T4">4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4" xml:id="id33" draw:id="id33" draw:layer="layout" svg:width="0.653cm" svg:height="0.653cm" svg:x="5.672cm" svg:y="4.399cm">
            <text:p text:style-name="P4"><text:span text:style-name="T1">„</text:span><text:span text:style-name="T4">0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35" draw:id="id35" draw:layer="layout" svg:width="0.653cm" svg:height="0.653cm" svg:x="5.672cm" svg:y="5.052cm">
            <text:p text:style-name="P2"><text:span text:style-name="T1">„</text:span><text:span text:style-name="T4">1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2" draw:text-style-name="P5" xml:id="id24" draw:id="id24" draw:layer="layout" svg:width="0.653cm" svg:height="0.653cm" svg:x="5.672cm" svg:y="6.357cm">
            <text:p text:style-name="P5"><text:span text:style-name="T2">„</text:span><text:span text:style-name="T3">3</text:span><text:span text:style-name="T2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28" draw:id="id28" draw:layer="layout" svg:width="0.653cm" svg:height="0.653cm" svg:x="5.672cm" svg:y="7.662cm">
            <text:p text:style-name="P2"><text:span text:style-name="T1">„</text:span><text:span text:style-name="T4">5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32" draw:id="id32" draw:layer="layout" svg:width="0.653cm" svg:height="0.653cm" svg:x="5.672cm" svg:y="8.972cm">
            <text:p text:style-name="P2"><text:span text:style-name="T1">„</text:span><text:span text:style-name="T4">8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ircle draw:style-name="gr13" draw:text-style-name="P3" xml:id="id21" draw:id="id21" draw:layer="layout" svg:width="0.29cm" svg:height="0.29cm" svg:x="3.675cm" svg:y="4.608cm">
            <text:p/>
          </draw:circle>
          <draw:connector draw:style-name="gr5" draw:text-style-name="P6" draw:layer="layout" svg:x1="4.978cm" svg:y1="4.75cm" svg:x2="5.672cm" svg:y2="4.754cm" draw:start-shape="id20" draw:start-glue-point="1" svg:d="M4978 4750h598v4h96">
            <text:p/>
          </draw:connector>
          <draw:circle draw:style-name="gr14" draw:text-style-name="P3" xml:id="id20" draw:id="id20" draw:layer="layout" svg:width="0.29cm" svg:height="0.29cm" svg:x="4.688cm" svg:y="4.605cm">
            <text:p/>
          </draw:circle>
          <draw:connector draw:style-name="gr5" draw:text-style-name="P6" draw:layer="layout" svg:x1="3.965cm" svg:y1="4.753cm" svg:x2="4.688cm" svg:y2="4.75cm" draw:start-shape="id21" draw:start-glue-point="1" draw:end-shape="id20" draw:end-glue-point="3" svg:d="M3965 4753h362v-3h361">
            <text:p/>
          </draw:connector>
          <draw:connector draw:style-name="gr5" draw:text-style-name="P6" draw:layer="layout" svg:x1="4.833cm" svg:y1="4.895cm" svg:x2="5.672cm" svg:y2="5.406cm" draw:start-shape="id20" draw:start-glue-point="2" svg:d="M4833 4895v506h839v5">
            <text:p/>
          </draw:connector>
          <draw:circle draw:style-name="gr15" draw:text-style-name="P3" xml:id="id23" draw:id="id23" draw:layer="layout" svg:width="0.29cm" svg:height="0.29cm" svg:x="3.675cm" svg:y="5.908cm">
            <text:p/>
          </draw:circle>
          <draw:connector draw:style-name="gr5" draw:text-style-name="P6" draw:layer="layout" svg:x1="4.978cm" svg:y1="6.05cm" svg:x2="5.672cm" svg:y2="6.054cm" draw:start-shape="id22" draw:start-glue-point="1" svg:d="M4978 6050h598v4h96">
            <text:p/>
          </draw:connector>
          <draw:circle draw:style-name="gr16" draw:text-style-name="P3" xml:id="id22" draw:id="id22" draw:layer="layout" svg:width="0.29cm" svg:height="0.29cm" svg:x="4.688cm" svg:y="5.905cm">
            <text:p/>
          </draw:circle>
          <draw:connector draw:style-name="gr5" draw:text-style-name="P6" draw:layer="layout" svg:x1="3.965cm" svg:y1="6.053cm" svg:x2="4.688cm" svg:y2="6.05cm" draw:start-shape="id23" draw:start-glue-point="1" draw:end-shape="id22" draw:end-glue-point="3" svg:d="M3965 6053h362v-3h361">
            <text:p/>
          </draw:connector>
          <draw:connector draw:style-name="gr5" draw:text-style-name="P6" draw:layer="layout" svg:x1="4.833cm" svg:y1="6.195cm" svg:x2="5.672cm" svg:y2="6.684cm" draw:start-shape="id22" draw:start-glue-point="2" draw:end-shape="id24" draw:end-glue-point="5" svg:d="M4833 6195v489h839">
            <text:p/>
          </draw:connector>
          <draw:connector draw:style-name="gr5" draw:text-style-name="P6" draw:layer="layout" svg:x1="3.82cm" svg:y1="4.898cm" svg:x2="3.82cm" svg:y2="5.908cm" draw:start-shape="id21" draw:start-glue-point="2" draw:end-shape="id23" draw:end-glue-point="0" svg:d="M3820 4898v1010">
            <text:p/>
          </draw:connector>
          <draw:circle draw:style-name="gr17" draw:text-style-name="P3" xml:id="id27" draw:id="id27" draw:layer="layout" svg:width="0.29cm" svg:height="0.29cm" svg:x="3.675cm" svg:y="7.19cm">
            <text:p/>
          </draw:circle>
          <draw:connector draw:style-name="gr5" draw:text-style-name="P6" draw:layer="layout" svg:x1="4.978cm" svg:y1="7.335cm" svg:x2="5.675cm" svg:y2="7.336cm" draw:start-shape="id25" draw:start-glue-point="1" draw:end-shape="id26" draw:end-glue-point="5" svg:d="M4978 7335h348v1h349">
            <text:p/>
          </draw:connector>
          <draw:circle draw:style-name="gr18" draw:text-style-name="P3" xml:id="id25" draw:id="id25" draw:layer="layout" svg:width="0.29cm" svg:height="0.29cm" svg:x="4.688cm" svg:y="7.19cm">
            <text:p/>
          </draw:circle>
          <draw:connector draw:style-name="gr5" draw:text-style-name="P6" draw:layer="layout" svg:x1="3.965cm" svg:y1="7.335cm" svg:x2="4.688cm" svg:y2="7.335cm" draw:start-shape="id27" draw:start-glue-point="1" draw:end-shape="id25" draw:end-glue-point="3" svg:d="M3965 7335h723">
            <text:p/>
          </draw:connector>
          <draw:connector draw:style-name="gr5" draw:text-style-name="P6" draw:layer="layout" svg:x1="4.833cm" svg:y1="7.48cm" svg:x2="5.672cm" svg:y2="7.989cm" draw:start-shape="id25" draw:start-glue-point="2" draw:end-shape="id28" draw:end-glue-point="5" svg:d="M4833 7480v509h839">
            <text:p/>
          </draw:connector>
          <draw:circle draw:style-name="gr19" draw:text-style-name="P3" xml:id="id29" draw:id="id29" draw:layer="layout" svg:width="0.29cm" svg:height="0.29cm" svg:x="4.688cm" svg:y="8.5cm">
            <text:p/>
          </draw:circle>
          <draw:connector draw:style-name="gr5" draw:text-style-name="P6" draw:layer="layout" svg:x1="4.978cm" svg:y1="8.645cm" svg:x2="5.672cm" svg:y2="8.646cm" draw:start-shape="id29" draw:start-glue-point="1" draw:end-shape="id30" draw:end-glue-point="5" svg:d="M4978 8645h347v1h347">
            <text:p/>
          </draw:connector>
          <draw:connector draw:style-name="gr5" draw:text-style-name="P6" draw:layer="layout" svg:x1="3.965cm" svg:y1="8.635cm" svg:x2="4.688cm" svg:y2="8.645cm" draw:start-shape="id31" draw:start-glue-point="1" draw:end-shape="id29" draw:end-glue-point="3" svg:d="M3965 8635h362v10h361">
            <text:p/>
          </draw:connector>
          <draw:connector draw:style-name="gr5" draw:text-style-name="P6" draw:layer="layout" svg:x1="3.82cm" svg:y1="6.198cm" svg:x2="3.82cm" svg:y2="7.19cm" draw:start-shape="id23" draw:start-glue-point="2" draw:end-shape="id27" draw:end-glue-point="0" svg:d="M3820 6198v992">
            <text:p/>
          </draw:connector>
          <draw:connector draw:style-name="gr5" draw:text-style-name="P6" draw:layer="layout" svg:x1="4.833cm" svg:y1="8.79cm" svg:x2="5.672cm" svg:y2="9.299cm" draw:start-shape="id29" draw:start-glue-point="2" draw:end-shape="id32" draw:end-glue-point="5" svg:d="M4833 8790v509h839">
            <text:p/>
          </draw:connector>
          <draw:circle draw:style-name="gr20" draw:text-style-name="P7" xml:id="id34" draw:id="id34" draw:layer="layout" svg:width="0.29cm" svg:height="0.29cm" svg:x="7.071cm" svg:y="4.58cm">
            <text:p/>
          </draw:circle>
          <draw:connector draw:style-name="gr5" draw:text-style-name="P6" draw:layer="layout" svg:x1="6.325cm" svg:y1="4.726cm" svg:x2="7.071cm" svg:y2="4.725cm" draw:start-shape="id33" draw:start-glue-point="7" draw:end-shape="id34" draw:end-glue-point="3" svg:d="M6325 4726h373v-1h373">
            <text:p/>
          </draw:connector>
          <draw:connector draw:style-name="gr21" draw:text-style-name="P6" xml:id="id36" draw:id="id36" draw:layer="layout" svg:x1="6.325cm" svg:y1="5.379cm" svg:x2="7.091cm" svg:y2="5.378cm" draw:start-shape="id35" draw:start-glue-point="7" svg:d="M6325 5379h634v-1h132">
            <text:p/>
          </draw:connector>
          <draw:connector draw:style-name="gr22" draw:text-style-name="P6" draw:layer="layout" draw:line-skew="-0.66cm" svg:x1="7.091cm" svg:y1="5.378cm" svg:x2="7.216cm" svg:y2="4.87cm" draw:start-shape="id36" draw:start-glue-point="3" draw:end-shape="id34" draw:end-glue-point="2" svg:d="M7091 5378v-8h125v-500">
            <text:p/>
          </draw:connector>
          <draw:circle draw:style-name="gr23" draw:text-style-name="P7" xml:id="id37" draw:id="id37" draw:layer="layout" svg:width="0.29cm" svg:height="0.29cm" svg:x="8.014cm" svg:y="5.88cm">
            <text:p/>
          </draw:circle>
          <draw:connector draw:style-name="gr5" draw:text-style-name="P6" draw:layer="layout" svg:x1="7.361cm" svg:y1="4.725cm" svg:x2="8.159cm" svg:y2="5.88cm" draw:start-shape="id34" draw:start-glue-point="1" draw:end-shape="id37" draw:end-glue-point="0" svg:d="M7361 4725h798v1155">
            <text:p/>
          </draw:connector>
          <draw:circle draw:style-name="gr24" draw:text-style-name="P7" xml:id="id39" draw:id="id39" draw:layer="layout" svg:width="0.29cm" svg:height="0.29cm" svg:x="7.071cm" svg:y="5.88cm">
            <text:p/>
          </draw:circle>
          <draw:connector draw:style-name="gr5" draw:text-style-name="P6" draw:layer="layout" svg:x1="6.325cm" svg:y1="6.031cm" svg:x2="7.071cm" svg:y2="6.025cm" draw:start-shape="id38" draw:start-glue-point="7" draw:end-shape="id39" draw:end-glue-point="3" svg:d="M6325 6031h373v-6h373">
            <text:p/>
          </draw:connector>
          <draw:connector draw:style-name="gr5" draw:text-style-name="P6" draw:layer="layout" svg:x1="7.361cm" svg:y1="6.025cm" svg:x2="8.014cm" svg:y2="6.025cm" draw:start-shape="id39" draw:start-glue-point="1" draw:end-shape="id37" draw:end-glue-point="3" svg:d="M7361 6025h653">
            <text:p/>
          </draw:connector>
          <draw:connector draw:style-name="gr5" draw:text-style-name="P6" xml:id="id40" draw:id="id40" draw:layer="layout" svg:x1="6.325cm" svg:y1="6.684cm" svg:x2="7.103cm" svg:y2="6.668cm" draw:start-shape="id24" draw:start-glue-point="7" svg:d="M6325 6684h640v-16h138">
            <text:p/>
          </draw:connector>
          <draw:connector draw:style-name="gr22" draw:text-style-name="P6" draw:layer="layout" svg:x1="7.103cm" svg:y1="6.668cm" svg:x2="7.216cm" svg:y2="6.17cm" draw:start-shape="id40" draw:start-glue-point="3" draw:end-shape="id39" draw:end-glue-point="2" svg:d="M7103 6668h113v-498">
            <text:p/>
          </draw:connector>
          <draw:connector draw:style-name="gr5" draw:text-style-name="P6" draw:layer="layout" svg:x1="8.159cm" svg:y1="6.17cm" svg:x2="8.159cm" svg:y2="7.19cm" draw:start-shape="id37" draw:start-glue-point="2" draw:end-shape="id41" draw:end-glue-point="0" svg:d="M8159 6170v1020">
            <text:p/>
          </draw:connector>
          <draw:circle draw:style-name="gr25" draw:text-style-name="P7" xml:id="id42" draw:id="id42" draw:layer="layout" svg:width="0.29cm" svg:height="0.29cm" svg:x="7.071cm" svg:y="7.19cm">
            <text:p/>
          </draw:circle>
          <draw:connector draw:style-name="gr5" draw:text-style-name="P6" draw:layer="layout" svg:x1="6.326cm" svg:y1="7.336cm" svg:x2="7.071cm" svg:y2="7.335cm" draw:start-shape="id26" draw:start-glue-point="7" draw:end-shape="id42" draw:end-glue-point="3" svg:d="M6326 7336h373v-1h372">
            <text:p/>
          </draw:connector>
          <draw:connector draw:style-name="gr5" draw:text-style-name="P6" xml:id="id43" draw:id="id43" draw:layer="layout" svg:x1="6.325cm" svg:y1="7.989cm" svg:x2="7.085cm" svg:y2="7.999cm" draw:start-shape="id28" draw:start-glue-point="7" svg:d="M6325 7989h631v10h129">
            <text:p/>
          </draw:connector>
          <draw:connector draw:style-name="gr22" draw:text-style-name="P6" draw:layer="layout" draw:line-skew="-0.64cm" svg:x1="7.085cm" svg:y1="7.999cm" svg:x2="7.216cm" svg:y2="7.48cm" draw:start-shape="id43" draw:start-glue-point="3" draw:end-shape="id42" draw:end-glue-point="2" svg:d="M7085 7999h131v-519">
            <text:p/>
          </draw:connector>
          <draw:connector draw:style-name="gr5" draw:text-style-name="P6" draw:layer="layout" svg:x1="7.361cm" svg:y1="7.335cm" svg:x2="8.014cm" svg:y2="7.335cm" draw:start-shape="id42" draw:start-glue-point="1" draw:end-shape="id41" draw:end-glue-point="3" svg:d="M7361 7335h653">
            <text:p/>
          </draw:connector>
          <draw:circle draw:style-name="gr26" draw:text-style-name="P7" xml:id="id41" draw:id="id41" draw:layer="layout" svg:width="0.29cm" svg:height="0.29cm" svg:x="8.014cm" svg:y="7.19cm">
            <text:p/>
          </draw:circle>
          <draw:connector draw:style-name="gr5" draw:text-style-name="P6" draw:layer="layout" svg:x1="8.159cm" svg:y1="7.48cm" svg:x2="8.159cm" svg:y2="8.5cm" draw:start-shape="id41" draw:start-glue-point="2" draw:end-shape="id44" draw:end-glue-point="0" svg:d="M8159 7480v1020">
            <text:p/>
          </draw:connector>
          <draw:custom-shape draw:style-name="gr2" draw:text-style-name="P2" xml:id="id30" draw:id="id30" draw:layer="layout" svg:width="0.653cm" svg:height="0.653cm" svg:x="5.672cm" svg:y="8.319cm">
            <text:p text:style-name="P2"><text:span text:style-name="T1">„</text:span><text:span text:style-name="T5">7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" draw:text-style-name="P6" draw:layer="layout" svg:x1="3.83cm" svg:y1="3.775cm" svg:x2="3.82cm" svg:y2="4.608cm" draw:start-shape="id45" draw:start-glue-point="2" draw:end-shape="id21" draw:end-glue-point="0" svg:d="M3830 3775v417h-10v416">
            <text:p/>
          </draw:connector>
          <draw:rect draw:style-name="gr1" draw:text-style-name="P2" xml:id="id45" draw:id="id45" draw:layer="layout" svg:width="2.095cm" svg:height="1.27cm" svg:x="2.783cm" svg:y="2.505cm" draw:corner-radius="0.64cm">
            <text:p text:style-name="P1"><text:span text:style-name="T1">Start </text:span></text:p>
            <text:p text:style-name="P1"><text:span text:style-name="T1">Zahlen</text:span></text:p>
          </draw:rect>
          <draw:circle draw:style-name="gr27" draw:text-style-name="P7" xml:id="id46" draw:id="id46" draw:layer="layout" svg:width="0.29cm" svg:height="0.29cm" svg:x="7.071cm" svg:y="8.5cm">
            <text:p/>
          </draw:circle>
          <draw:connector draw:style-name="gr5" draw:text-style-name="P6" draw:layer="layout" svg:x1="6.325cm" svg:y1="8.646cm" svg:x2="7.071cm" svg:y2="8.645cm" draw:start-shape="id30" draw:start-glue-point="7" draw:end-shape="id46" draw:end-glue-point="3" svg:d="M6325 8646h373v-1h373">
            <text:p/>
          </draw:connector>
          <draw:connector draw:style-name="gr5" draw:text-style-name="P6" xml:id="id47" draw:id="id47" draw:layer="layout" svg:x1="6.325cm" svg:y1="9.298cm" svg:x2="7.085cm" svg:y2="9.308cm" draw:start-shape="id32" svg:d="M6325 9298h631v10h129">
            <text:p/>
          </draw:connector>
          <draw:connector draw:style-name="gr22" draw:text-style-name="P6" draw:layer="layout" draw:line-skew="-0.64cm" svg:x1="7.085cm" svg:y1="9.308cm" svg:x2="7.216cm" svg:y2="8.79cm" draw:start-shape="id47" draw:start-glue-point="3" draw:end-shape="id46" draw:end-glue-point="2" svg:d="M7085 9308h131v-518">
            <text:p/>
          </draw:connector>
          <draw:connector draw:style-name="gr5" draw:text-style-name="P6" draw:layer="layout" svg:x1="7.361cm" svg:y1="8.645cm" svg:x2="8.014cm" svg:y2="8.645cm" draw:start-shape="id46" draw:start-glue-point="1" draw:end-shape="id44" draw:end-glue-point="3" svg:d="M7361 8645h653">
            <text:p/>
          </draw:connector>
          <draw:circle draw:style-name="gr28" draw:text-style-name="P7" xml:id="id44" draw:id="id44" draw:layer="layout" svg:width="0.29cm" svg:height="0.29cm" svg:x="8.014cm" svg:y="8.5cm">
            <text:p/>
          </draw:circle>
          <draw:connector draw:style-name="gr5" draw:text-style-name="P6" draw:layer="layout" svg:x1="8.159cm" svg:y1="8.79cm" svg:x2="8.159cm" svg:y2="9.8cm" draw:start-shape="id44" draw:start-glue-point="2" draw:end-shape="id48" draw:end-glue-point="0" svg:d="M8159 8790v1010">
            <text:p/>
          </draw:connector>
          <draw:rect draw:style-name="gr1" draw:text-style-name="P2" xml:id="id50" draw:id="id50" draw:layer="layout" svg:width="2.148cm" svg:height="1.27cm" svg:x="7.086cm" svg:y="10.835cm" draw:corner-radius="0.64cm">
            <text:p text:style-name="P1"><text:span text:style-name="T1">Ende </text:span></text:p>
            <text:p text:style-name="P1"><text:span text:style-name="T1">Zahlen</text:span></text:p>
          </draw:rect>
          <draw:custom-shape draw:style-name="gr2" draw:text-style-name="P2" xml:id="id49" draw:id="id49" draw:layer="layout" svg:width="0.653cm" svg:height="0.653cm" svg:x="5.672cm" svg:y="9.624cm">
            <text:p text:style-name="P2"><text:span text:style-name="T1">„</text:span><text:span text:style-name="T4">9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" draw:text-style-name="P6" draw:layer="layout" draw:line-skew="0.332cm" svg:x1="3.82cm" svg:y1="8.78cm" svg:x2="5.672cm" svg:y2="9.946cm" draw:start-shape="id31" draw:start-glue-point="2" svg:d="M3820 8780v1166h1852">
            <text:p/>
          </draw:connector>
          <draw:connector draw:style-name="gr5" draw:text-style-name="P6" draw:layer="layout" svg:x1="6.325cm" svg:y1="9.951cm" svg:x2="8.014cm" svg:y2="9.945cm" draw:start-shape="id49" draw:start-glue-point="7" draw:end-shape="id48" draw:end-glue-point="3" svg:d="M6325 9951h845v-6h844">
            <text:p/>
          </draw:connector>
          <draw:circle draw:style-name="gr29" draw:text-style-name="P7" xml:id="id48" draw:id="id48" draw:layer="layout" svg:width="0.29cm" svg:height="0.29cm" svg:x="8.014cm" svg:y="9.8cm">
            <text:p/>
          </draw:circle>
          <draw:circle draw:style-name="gr30" draw:text-style-name="P3" xml:id="id31" draw:id="id31" draw:layer="layout" svg:width="0.29cm" svg:height="0.29cm" svg:x="3.675cm" svg:y="8.49cm">
            <text:p/>
          </draw:circle>
          <draw:connector draw:style-name="gr5" draw:text-style-name="P6" draw:layer="layout" svg:x1="3.82cm" svg:y1="7.48cm" svg:x2="3.82cm" svg:y2="8.49cm" draw:start-shape="id27" draw:start-glue-point="2" draw:end-shape="id31" draw:end-glue-point="0" svg:d="M3820 7480v1010">
            <text:p/>
          </draw:connector>
          <draw:connector draw:style-name="gr5" draw:text-style-name="P6" draw:layer="layout" svg:x1="8.159cm" svg:y1="10.09cm" svg:x2="8.16cm" svg:y2="10.835cm" draw:start-shape="id48" draw:start-glue-point="2" draw:end-shape="id50" draw:end-glue-point="0" svg:d="M8159 10090v373h1v372">
            <text:p/>
          </draw:connector>
        </draw:g>
      </draw:page>
      <draw:page draw:name="page4" draw:style-name="dp1" draw:master-page-name="Standard">
        <draw:connector draw:style-name="gr5" draw:text-style-name="P1" draw:layer="layout" svg:x1="6.434cm" svg:y1="3.767cm" svg:x2="6.434cm" svg:y2="4.571cm" draw:start-shape="id51" draw:start-glue-point="2" draw:end-shape="id52" draw:end-glue-point="0" svg:d="M6434 3767v804">
          <text:p/>
        </draw:connector>
        <draw:connector draw:style-name="gr5" draw:text-style-name="P1" draw:layer="layout" svg:x1="6.579cm" svg:y1="4.716cm" svg:x2="8.877cm" svg:y2="5.665cm" draw:start-shape="id52" draw:start-glue-point="1" draw:end-shape="id53" draw:end-glue-point="4" svg:d="M6579 4716h2298v949">
          <text:p/>
        </draw:connector>
        <draw:connector draw:style-name="gr5" draw:text-style-name="P1" draw:layer="layout" svg:x1="6.434cm" svg:y1="4.861cm" svg:x2="6.435cm" svg:y2="5.665cm" draw:start-shape="id52" draw:start-glue-point="2" draw:end-shape="id54" draw:end-glue-point="4" svg:d="M6434 4861v402h1v402">
          <text:p/>
        </draw:connector>
        <draw:connector draw:style-name="gr5" draw:text-style-name="P1" draw:layer="layout" svg:x1="6.289cm" svg:y1="4.716cm" svg:x2="3.993cm" svg:y2="5.665cm" draw:start-shape="id52" draw:start-glue-point="3" draw:end-shape="id55" draw:end-glue-point="4" svg:d="M6289 4716h-2296v949">
          <text:p/>
        </draw:connector>
        <draw:rect draw:style-name="gr1" draw:text-style-name="P2" xml:id="id51" draw:id="id51" draw:layer="layout" svg:width="2.805cm" svg:height="1.27cm" svg:x="5.032cm" svg:y="2.497cm" draw:corner-radius="0.64cm">
          <text:p text:style-name="P1"><text:span text:style-name="T1">Start</text:span></text:p>
          <text:p text:style-name="P1"><text:span text:style-name="T1">Buchstaben</text:span></text:p>
        </draw:rect>
        <draw:rect draw:style-name="gr1" draw:text-style-name="P2" xml:id="id57" draw:id="id57" draw:layer="layout" svg:width="2.81cm" svg:height="1.27cm" svg:x="5.029cm" svg:y="8.648cm" draw:corner-radius="0.64cm">
          <text:p text:style-name="P1"><text:span text:style-name="T1">Ende</text:span></text:p>
          <text:p text:style-name="P1"><text:span text:style-name="T1">Buchstaben</text:span></text:p>
        </draw:rect>
        <draw:g>
          <draw:custom-shape draw:style-name="gr2" draw:text-style-name="P2" xml:id="id54" draw:id="id54" draw:layer="layout" svg:width="2.211cm" svg:height="1.087cm" svg:x="5.329cm" svg:y="5.665cm">
            <text:p text:style-name="P1"><text:span text:style-name="T1">griechische</text:span></text:p>
            <text:p text:style-name="P1"><text:span text:style-name="T1">Buchstabe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53" draw:id="id53" draw:layer="layout" svg:width="2.211cm" svg:height="1.087cm" svg:x="7.771cm" svg:y="5.665cm">
            <text:p text:style-name="P1"><text:span text:style-name="T1">übrige </text:span></text:p>
            <text:p text:style-name="P1"><text:span text:style-name="T1">Buchstabe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55" draw:id="id55" draw:layer="layout" svg:width="2.211cm" svg:height="1.087cm" svg:x="2.887cm" svg:y="5.665cm">
            <text:p text:style-name="P1"><text:span text:style-name="T1">lateinische</text:span></text:p>
            <text:p text:style-name="P1"><text:span text:style-name="T1">Buchstabe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ircle draw:style-name="gr31" draw:text-style-name="P3" xml:id="id52" draw:id="id52" draw:layer="layout" svg:width="0.29cm" svg:height="0.29cm" svg:x="6.289cm" svg:y="4.571cm">
          <text:p/>
        </draw:circle>
        <draw:circle draw:style-name="gr32" draw:text-style-name="P3" xml:id="id56" draw:id="id56" draw:layer="layout" svg:width="0.29cm" svg:height="0.29cm" svg:x="6.289cm" svg:y="7.555cm">
          <text:p/>
        </draw:circle>
        <draw:connector draw:style-name="gr5" draw:text-style-name="P1" draw:layer="layout" svg:x1="3.993cm" svg:y1="6.752cm" svg:x2="6.289cm" svg:y2="7.7cm" draw:start-shape="id55" draw:start-glue-point="6" draw:end-shape="id56" draw:end-glue-point="3" svg:d="M3993 6752v948h2296">
          <text:p/>
        </draw:connector>
        <draw:connector draw:style-name="gr5" draw:text-style-name="P1" draw:layer="layout" svg:x1="6.435cm" svg:y1="6.752cm" svg:x2="6.434cm" svg:y2="7.555cm" draw:start-shape="id54" draw:start-glue-point="6" draw:end-shape="id56" draw:end-glue-point="0" svg:d="M6435 6752v402h-1v401">
          <text:p/>
        </draw:connector>
        <draw:connector draw:style-name="gr5" draw:text-style-name="P1" draw:layer="layout" svg:x1="8.877cm" svg:y1="6.752cm" svg:x2="6.579cm" svg:y2="7.7cm" draw:start-shape="id53" draw:start-glue-point="6" draw:end-shape="id56" draw:end-glue-point="1" svg:d="M8877 6752v948h-2298">
          <text:p/>
        </draw:connector>
        <draw:connector draw:style-name="gr5" draw:text-style-name="P1" draw:layer="layout" svg:x1="6.434cm" svg:y1="7.845cm" svg:x2="6.434cm" svg:y2="8.648cm" draw:start-shape="id56" draw:start-glue-point="2" draw:end-shape="id57" draw:end-glue-point="0" svg:d="M6434 7845v803">
          <text:p/>
        </draw:connector>
      </draw:page>
      <draw:page draw:name="page5" draw:style-name="dp1" draw:master-page-name="Standard">
        <draw:g>
          <draw:rect draw:style-name="gr1" draw:text-style-name="P2" xml:id="id58" draw:id="id58" draw:layer="layout" svg:width="3.9cm" svg:height="1.27cm" svg:x="2.955cm" svg:y="1.998cm" draw:corner-radius="0.64cm">
            <text:p text:style-name="P1"><text:span text:style-name="T1">Start</text:span></text:p>
            <text:p text:style-name="P1"><text:span text:style-name="T1">lateinische Buchstaben </text:span></text:p>
          </draw:rect>
          <draw:rect draw:style-name="gr1" draw:text-style-name="P2" xml:id="id63" draw:id="id63" draw:layer="layout" svg:width="3.9cm" svg:height="1.27cm" svg:x="2.955cm" svg:y="9.275cm" draw:corner-radius="0.64cm">
            <text:p text:style-name="P1"><text:span text:style-name="T1">Ende </text:span></text:p>
            <text:p text:style-name="P1"><text:span text:style-name="T1">lateinische Buchstaben </text:span></text:p>
          </draw:rect>
          <draw:custom-shape draw:style-name="gr12" draw:text-style-name="P5" xml:id="id60" draw:id="id60" draw:layer="layout" svg:width="2.928cm" svg:height="1.087cm" svg:x="5.058cm" svg:y="5.729cm">
            <text:p text:style-name="P1"><text:span text:style-name="T2">Grosse lateinische</text:span></text:p>
            <text:p text:style-name="P1"><text:span text:style-name="T2">Buchstabe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2" draw:text-style-name="P5" xml:id="id61" draw:id="id61" draw:layer="layout" svg:width="2.928cm" svg:height="1.087cm" svg:x="1.824cm" svg:y="5.729cm">
            <text:p text:style-name="P1"><text:span text:style-name="T2">Kleine lateinische</text:span></text:p>
            <text:p text:style-name="P1"><text:span text:style-name="T2">Buchstabe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" draw:text-style-name="P1" draw:layer="layout" svg:x1="4.905cm" svg:y1="3.268cm" svg:x2="4.905cm" svg:y2="4.354cm" draw:start-shape="id58" draw:start-glue-point="2" draw:end-shape="id59" draw:end-glue-point="0" svg:d="M4905 3268v1086">
            <text:p/>
          </draw:connector>
          <draw:connector draw:style-name="gr5" draw:text-style-name="P1" draw:layer="layout" svg:x1="5.05cm" svg:y1="4.499cm" svg:x2="6.522cm" svg:y2="5.729cm" draw:start-shape="id59" draw:start-glue-point="1" draw:end-shape="id60" draw:end-glue-point="4" svg:d="M5050 4499h1472v1230">
            <text:p/>
          </draw:connector>
          <draw:connector draw:style-name="gr5" draw:text-style-name="P1" draw:layer="layout" svg:x1="4.76cm" svg:y1="4.499cm" svg:x2="3.288cm" svg:y2="5.729cm" draw:start-shape="id59" draw:start-glue-point="3" draw:end-shape="id61" svg:d="M4760 4499h-1472v1230">
            <text:p/>
          </draw:connector>
          <draw:circle draw:style-name="gr33" draw:text-style-name="P3" xml:id="id59" draw:id="id59" draw:layer="layout" svg:width="0.29cm" svg:height="0.29cm" svg:x="4.76cm" svg:y="4.354cm">
            <text:p/>
          </draw:circle>
          <draw:circle draw:style-name="gr34" draw:text-style-name="P3" xml:id="id62" draw:id="id62" draw:layer="layout" svg:width="0.29cm" svg:height="0.29cm" svg:x="4.76cm" svg:y="7.901cm">
            <text:p/>
          </draw:circle>
          <draw:connector draw:style-name="gr5" draw:text-style-name="P1" draw:layer="layout" svg:x1="3.288cm" svg:y1="6.816cm" svg:x2="4.76cm" svg:y2="8.046cm" draw:start-shape="id61" draw:start-glue-point="6" draw:end-shape="id62" draw:end-glue-point="3" svg:d="M3288 6816v1230h1472">
            <text:p/>
          </draw:connector>
          <draw:connector draw:style-name="gr5" draw:text-style-name="P1" draw:layer="layout" svg:x1="6.522cm" svg:y1="6.816cm" svg:x2="5.05cm" svg:y2="8.046cm" draw:start-shape="id60" draw:start-glue-point="6" draw:end-shape="id62" draw:end-glue-point="1" svg:d="M6522 6816v1230h-1472">
            <text:p/>
          </draw:connector>
          <draw:connector draw:style-name="gr5" draw:text-style-name="P1" draw:layer="layout" svg:x1="4.905cm" svg:y1="8.191cm" svg:x2="4.905cm" svg:y2="9.275cm" draw:start-shape="id62" draw:start-glue-point="2" draw:end-shape="id63" draw:end-glue-point="0" svg:d="M4905 8191v1084">
            <text:p/>
          </draw:connector>
        </draw:g>
      </draw:page>
      <draw:page draw:name="page6" draw:style-name="dp1" draw:master-page-name="Standard">
        <draw:g>
          <draw:g>
            <draw:rect draw:style-name="gr1" draw:text-style-name="P2" xml:id="id146" draw:id="id146" draw:layer="layout" svg:width="3.953cm" svg:height="1.27cm" svg:x="4.757cm" svg:y="15.999cm" draw:corner-radius="0.64cm">
              <text:p text:style-name="P1"><text:span text:style-name="T1">Ende kleine </text:span></text:p>
              <text:p text:style-name="P1"><text:span text:style-name="T1">lateinische Buchstaben</text:span></text:p>
            </draw:rect>
            <draw:rect draw:style-name="gr1" draw:text-style-name="P2" xml:id="id145" draw:id="id145" draw:layer="layout" svg:width="3.841cm" svg:height="1.27cm" svg:x="4.813cm" svg:y="3.632cm" draw:corner-radius="0.64cm">
              <text:p text:style-name="P1"><text:span text:style-name="T1">Start kleine </text:span></text:p>
              <text:p text:style-name="P1"><text:span text:style-name="T1">lateinische Buchstaben</text:span></text:p>
            </draw:rect>
            <draw:connector draw:style-name="gr5" draw:text-style-name="P6" draw:layer="layout" svg:x1="6.601cm" svg:y1="5.745cm" svg:x2="2.443cm" svg:y2="6.527cm" draw:start-shape="id64" draw:start-glue-point="3" draw:end-shape="id65" draw:end-glue-point="0" svg:d="M6601 5745h-4158v782">
              <text:p/>
            </draw:connector>
            <draw:custom-shape draw:style-name="gr2" draw:text-style-name="P2" xml:id="id82" draw:id="id82" draw:layer="layout" svg:width="0.653cm" svg:height="0.653cm" svg:x="4.273cm" svg:y="7.623cm">
              <text:p text:style-name="P1"><text:span text:style-name="T1">„</text:span><text:span text:style-name="T1">c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xml:id="id86" draw:id="id86" draw:layer="layout" svg:width="0.651cm" svg:height="0.653cm" svg:x="4.276cm" svg:y="8.928cm">
              <text:p text:style-name="P1"><text:span text:style-name="T1">„</text:span><text:span text:style-name="T1">e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xml:id="id78" draw:id="id78" draw:layer="layout" svg:width="0.653cm" svg:height="0.653cm" svg:x="4.273cm" svg:y="6.318cm">
              <text:p text:style-name="P1"><text:span text:style-name="T1">„</text:span><text:span text:style-name="T1">a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draw:layer="layout" svg:width="0.653cm" svg:height="0.653cm" svg:x="4.273cm" svg:y="6.971cm">
              <text:p text:style-name="P1"><text:span text:style-name="T1">„</text:span><text:span text:style-name="T1">b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2" draw:text-style-name="P5" xml:id="id84" draw:id="id84" draw:layer="layout" svg:width="0.653cm" svg:height="0.653cm" svg:x="4.273cm" svg:y="8.276cm">
              <text:p text:style-name="P1"><text:span text:style-name="T2">„</text:span><text:span text:style-name="T2">d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xml:id="id88" draw:id="id88" draw:layer="layout" svg:width="0.653cm" svg:height="0.653cm" svg:x="4.273cm" svg:y="9.581cm">
              <text:p text:style-name="P1"><text:span text:style-name="T1">„</text:span><text:span text:style-name="T1">f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xml:id="id93" draw:id="id93" draw:layer="layout" svg:width="0.653cm" svg:height="0.653cm" svg:x="4.273cm" svg:y="10.886cm">
              <text:p text:style-name="P1"><text:span text:style-name="T1">„</text:span><text:span text:style-name="T1">h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draw:layer="layout" svg:width="0.653cm" svg:height="0.653cm" svg:x="4.273cm" svg:y="10.238cm">
              <text:p text:style-name="P1"><text:span text:style-name="T1">„</text:span><text:span text:style-name="T1">g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draw:layer="layout" svg:width="0.653cm" svg:height="0.653cm" svg:x="4.273cm" svg:y="12.844cm">
              <text:p text:style-name="P1"><text:span text:style-name="T1">„</text:span><text:span text:style-name="T1">k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xml:id="id77" draw:id="id77" draw:layer="layout" svg:width="0.653cm" svg:height="0.653cm" svg:x="4.273cm" svg:y="14.149cm">
              <text:p text:style-name="P1"><text:span text:style-name="T1">„</text:span><text:span text:style-name="T1">m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xml:id="id95" draw:id="id95" draw:layer="layout" svg:width="0.653cm" svg:height="0.653cm" svg:x="4.273cm" svg:y="11.539cm">
              <text:p text:style-name="P1"><text:span text:style-name="T1">„</text:span><text:span text:style-name="T1">i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xml:id="id97" draw:id="id97" draw:layer="layout" svg:width="0.653cm" svg:height="0.653cm" svg:x="4.273cm" svg:y="12.192cm">
              <text:p text:style-name="P1"><text:span text:style-name="T1">„</text:span><text:span text:style-name="T1">j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xml:id="id102" draw:id="id102" draw:layer="layout" svg:width="0.653cm" svg:height="0.653cm" svg:x="4.273cm" svg:y="13.497cm">
              <text:p text:style-name="P1"><text:span text:style-name="T1">„</text:span><text:span text:style-name="T1">l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ircle draw:style-name="gr35" draw:text-style-name="P3" xml:id="id65" draw:id="id65" draw:layer="layout" svg:width="0.29cm" svg:height="0.29cm" svg:x="2.298cm" svg:y="6.527cm">
              <text:p/>
            </draw:circle>
            <draw:connector draw:style-name="gr5" draw:text-style-name="P6" draw:layer="layout" svg:x1="3.579cm" svg:y1="6.669cm" svg:x2="4.273cm" svg:y2="6.673cm" draw:start-shape="id66" draw:start-glue-point="1" svg:d="M3579 6669h598v4h96">
              <text:p/>
            </draw:connector>
            <draw:circle draw:style-name="gr36" draw:text-style-name="P3" xml:id="id66" draw:id="id66" draw:layer="layout" svg:width="0.29cm" svg:height="0.29cm" svg:x="3.289cm" svg:y="6.524cm">
              <text:p/>
            </draw:circle>
            <draw:connector draw:style-name="gr5" draw:text-style-name="P6" draw:layer="layout" svg:x1="2.588cm" svg:y1="6.672cm" svg:x2="3.289cm" svg:y2="6.669cm" draw:start-shape="id65" draw:start-glue-point="1" draw:end-shape="id66" draw:end-glue-point="3" svg:d="M2588 6672h351v-3h350">
              <text:p/>
            </draw:connector>
            <draw:connector draw:style-name="gr5" draw:text-style-name="P6" draw:layer="layout" svg:x1="3.434cm" svg:y1="6.814cm" svg:x2="4.273cm" svg:y2="7.325cm" draw:start-shape="id66" draw:start-glue-point="2" svg:d="M3434 6814v506h839v5">
              <text:p/>
            </draw:connector>
            <draw:circle draw:style-name="gr37" draw:text-style-name="P3" xml:id="id68" draw:id="id68" draw:layer="layout" svg:width="0.29cm" svg:height="0.29cm" svg:x="2.298cm" svg:y="7.827cm">
              <text:p/>
            </draw:circle>
            <draw:connector draw:style-name="gr5" draw:text-style-name="P6" draw:layer="layout" svg:x1="3.579cm" svg:y1="7.969cm" svg:x2="4.273cm" svg:y2="7.973cm" draw:start-shape="id67" draw:start-glue-point="1" svg:d="M3579 7969h598v4h96">
              <text:p/>
            </draw:connector>
            <draw:circle draw:style-name="gr38" draw:text-style-name="P3" xml:id="id67" draw:id="id67" draw:layer="layout" svg:width="0.29cm" svg:height="0.29cm" svg:x="3.289cm" svg:y="7.824cm">
              <text:p/>
            </draw:circle>
            <draw:connector draw:style-name="gr5" draw:text-style-name="P6" draw:layer="layout" svg:x1="2.588cm" svg:y1="7.972cm" svg:x2="3.289cm" svg:y2="7.969cm" draw:start-shape="id68" draw:start-glue-point="1" draw:end-shape="id67" draw:end-glue-point="3" svg:d="M2588 7972h351v-3h350">
              <text:p/>
            </draw:connector>
            <draw:connector draw:style-name="gr5" draw:text-style-name="P6" draw:layer="layout" svg:x1="3.434cm" svg:y1="8.114cm" svg:x2="4.273cm" svg:y2="8.625cm" draw:start-shape="id67" draw:start-glue-point="2" svg:d="M3434 8114v506h839v5">
              <text:p/>
            </draw:connector>
            <draw:connector draw:style-name="gr5" draw:text-style-name="P6" draw:layer="layout" svg:x1="2.443cm" svg:y1="6.817cm" svg:x2="2.443cm" svg:y2="7.827cm" draw:start-shape="id65" draw:start-glue-point="2" draw:end-shape="id68" draw:end-glue-point="0" svg:d="M2443 6817v1010">
              <text:p/>
            </draw:connector>
            <draw:circle draw:style-name="gr39" draw:text-style-name="P3" xml:id="id70" draw:id="id70" draw:layer="layout" svg:width="0.29cm" svg:height="0.29cm" svg:x="2.298cm" svg:y="9.219cm">
              <text:p/>
            </draw:circle>
            <draw:connector draw:style-name="gr5" draw:text-style-name="P6" draw:layer="layout" svg:x1="3.579cm" svg:y1="9.361cm" svg:x2="4.273cm" svg:y2="9.365cm" draw:start-shape="id69" draw:start-glue-point="1" svg:d="M3579 9361h598v4h96">
              <text:p/>
            </draw:connector>
            <draw:circle draw:style-name="gr40" draw:text-style-name="P3" xml:id="id69" draw:id="id69" draw:layer="layout" svg:width="0.29cm" svg:height="0.29cm" svg:x="3.289cm" svg:y="9.216cm">
              <text:p/>
            </draw:circle>
            <draw:connector draw:style-name="gr5" draw:text-style-name="P6" draw:layer="layout" svg:x1="2.588cm" svg:y1="9.364cm" svg:x2="3.289cm" svg:y2="9.361cm" draw:start-shape="id70" draw:start-glue-point="1" draw:end-shape="id69" draw:end-glue-point="3" svg:d="M2588 9364h351v-3h350">
              <text:p/>
            </draw:connector>
            <draw:connector draw:style-name="gr5" draw:text-style-name="P6" draw:layer="layout" svg:x1="3.434cm" svg:y1="9.506cm" svg:x2="4.273cm" svg:y2="10.017cm" draw:start-shape="id69" draw:start-glue-point="2" svg:d="M3434 9506v506h839v5">
              <text:p/>
            </draw:connector>
            <draw:circle draw:style-name="gr41" draw:text-style-name="P3" xml:id="id72" draw:id="id72" draw:layer="layout" svg:width="0.29cm" svg:height="0.29cm" svg:x="2.298cm" svg:y="10.519cm">
              <text:p/>
            </draw:circle>
            <draw:connector draw:style-name="gr5" draw:text-style-name="P6" draw:layer="layout" svg:x1="3.579cm" svg:y1="10.661cm" svg:x2="4.273cm" svg:y2="10.665cm" draw:start-shape="id71" draw:start-glue-point="1" svg:d="M3579 10661h598v4h96">
              <text:p/>
            </draw:connector>
            <draw:circle draw:style-name="gr42" draw:text-style-name="P3" xml:id="id71" draw:id="id71" draw:layer="layout" svg:width="0.29cm" svg:height="0.29cm" svg:x="3.289cm" svg:y="10.516cm">
              <text:p/>
            </draw:circle>
            <draw:connector draw:style-name="gr5" draw:text-style-name="P6" draw:layer="layout" svg:x1="2.588cm" svg:y1="10.664cm" svg:x2="3.289cm" svg:y2="10.661cm" draw:start-shape="id72" draw:start-glue-point="1" draw:end-shape="id71" draw:end-glue-point="3" svg:d="M2588 10664h351v-3h350">
              <text:p/>
            </draw:connector>
            <draw:connector draw:style-name="gr5" draw:text-style-name="P6" draw:layer="layout" svg:x1="3.434cm" svg:y1="10.806cm" svg:x2="4.273cm" svg:y2="11.317cm" draw:start-shape="id71" draw:start-glue-point="2" svg:d="M3434 10806v506h839v5">
              <text:p/>
            </draw:connector>
            <draw:connector draw:style-name="gr5" draw:text-style-name="P6" draw:layer="layout" svg:x1="2.443cm" svg:y1="9.509cm" svg:x2="2.443cm" svg:y2="10.519cm" draw:start-shape="id70" draw:start-glue-point="2" draw:end-shape="id72" draw:end-glue-point="0" svg:d="M2443 9509v1010">
              <text:p/>
            </draw:connector>
            <draw:connector draw:style-name="gr5" draw:text-style-name="P6" draw:layer="layout" svg:x1="2.443cm" svg:y1="8.117cm" svg:x2="2.443cm" svg:y2="9.219cm" draw:start-shape="id68" draw:start-glue-point="2" draw:end-shape="id70" draw:end-glue-point="0" svg:d="M2443 8117v1102">
              <text:p/>
            </draw:connector>
            <draw:circle draw:style-name="gr43" draw:text-style-name="P3" xml:id="id74" draw:id="id74" draw:layer="layout" svg:width="0.29cm" svg:height="0.29cm" svg:x="2.298cm" svg:y="11.719cm">
              <text:p/>
            </draw:circle>
            <draw:connector draw:style-name="gr5" draw:text-style-name="P6" draw:layer="layout" svg:x1="3.579cm" svg:y1="11.861cm" svg:x2="4.273cm" svg:y2="11.865cm" draw:start-shape="id73" draw:start-glue-point="1" svg:d="M3579 11861h598v4h96">
              <text:p/>
            </draw:connector>
            <draw:circle draw:style-name="gr44" draw:text-style-name="P3" xml:id="id73" draw:id="id73" draw:layer="layout" svg:width="0.29cm" svg:height="0.29cm" svg:x="3.289cm" svg:y="11.716cm">
              <text:p/>
            </draw:circle>
            <draw:connector draw:style-name="gr5" draw:text-style-name="P6" draw:layer="layout" svg:x1="2.588cm" svg:y1="11.864cm" svg:x2="3.289cm" svg:y2="11.861cm" draw:start-shape="id74" draw:start-glue-point="1" draw:end-shape="id73" draw:end-glue-point="3" svg:d="M2588 11864h351v-3h350">
              <text:p/>
            </draw:connector>
            <draw:connector draw:style-name="gr5" draw:text-style-name="P6" draw:layer="layout" svg:x1="3.434cm" svg:y1="12.006cm" svg:x2="4.273cm" svg:y2="12.517cm" draw:start-shape="id73" draw:start-glue-point="2" svg:d="M3434 12006v506h839v5">
              <text:p/>
            </draw:connector>
            <draw:circle draw:style-name="gr45" draw:text-style-name="P3" xml:id="id76" draw:id="id76" draw:layer="layout" svg:width="0.29cm" svg:height="0.29cm" svg:x="2.298cm" svg:y="13.019cm">
              <text:p/>
            </draw:circle>
            <draw:connector draw:style-name="gr5" draw:text-style-name="P6" draw:layer="layout" svg:x1="3.579cm" svg:y1="13.161cm" svg:x2="4.273cm" svg:y2="13.165cm" draw:start-shape="id75" draw:start-glue-point="1" svg:d="M3579 13161h598v4h96">
              <text:p/>
            </draw:connector>
            <draw:circle draw:style-name="gr46" draw:text-style-name="P3" xml:id="id75" draw:id="id75" draw:layer="layout" svg:width="0.29cm" svg:height="0.29cm" svg:x="3.289cm" svg:y="13.016cm">
              <text:p/>
            </draw:circle>
            <draw:connector draw:style-name="gr5" draw:text-style-name="P6" draw:layer="layout" svg:x1="2.588cm" svg:y1="13.164cm" svg:x2="3.289cm" svg:y2="13.161cm" draw:start-shape="id76" draw:start-glue-point="1" draw:end-shape="id75" draw:end-glue-point="3" svg:d="M2588 13164h351v-3h350">
              <text:p/>
            </draw:connector>
            <draw:connector draw:style-name="gr5" draw:text-style-name="P6" draw:layer="layout" svg:x1="3.434cm" svg:y1="13.306cm" svg:x2="4.273cm" svg:y2="13.817cm" draw:start-shape="id75" draw:start-glue-point="2" svg:d="M3434 13306v506h839v5">
              <text:p/>
            </draw:connector>
            <draw:connector draw:style-name="gr5" draw:text-style-name="P6" draw:layer="layout" svg:x1="2.443cm" svg:y1="12.009cm" svg:x2="2.443cm" svg:y2="13.019cm" draw:start-shape="id74" draw:start-glue-point="2" draw:end-shape="id76" draw:end-glue-point="0" svg:d="M2443 12009v1010">
              <text:p/>
            </draw:connector>
            <draw:connector draw:style-name="gr5" draw:text-style-name="P6" draw:layer="layout" svg:x1="2.443cm" svg:y1="13.309cm" svg:x2="4.273cm" svg:y2="14.476cm" draw:start-shape="id76" draw:start-glue-point="2" draw:end-shape="id77" draw:end-glue-point="5" svg:d="M2443 13309v1167h1830">
              <text:p/>
            </draw:connector>
            <draw:connector draw:style-name="gr5" draw:text-style-name="P6" draw:layer="layout" svg:x1="2.443cm" svg:y1="10.809cm" svg:x2="2.443cm" svg:y2="11.719cm" draw:start-shape="id72" draw:start-glue-point="2" draw:end-shape="id74" draw:end-glue-point="0" svg:d="M2443 10809v910">
              <text:p/>
            </draw:connector>
            <draw:circle draw:style-name="gr47" draw:text-style-name="P7" xml:id="id79" draw:id="id79" draw:layer="layout" svg:width="0.29cm" svg:height="0.29cm" svg:x="5.69cm" svg:y="6.499cm">
              <text:p/>
            </draw:circle>
            <draw:connector draw:style-name="gr5" draw:text-style-name="P6" draw:layer="layout" svg:x1="4.926cm" svg:y1="6.645cm" svg:x2="5.69cm" svg:y2="6.644cm" draw:start-shape="id78" draw:start-glue-point="7" draw:end-shape="id79" draw:end-glue-point="3" svg:d="M4926 6645h382v-1h382">
              <text:p/>
            </draw:connector>
            <draw:connector draw:style-name="gr5" draw:text-style-name="P6" xml:id="id80" draw:id="id80" draw:layer="layout" svg:x1="4.826cm" svg:y1="7.298cm" svg:x2="5.692cm" svg:y2="7.297cm" svg:d="M4826 7298h684v-1h182">
              <text:p/>
            </draw:connector>
            <draw:connector draw:style-name="gr22" draw:text-style-name="P6" draw:layer="layout" draw:line-skew="-0.66cm" svg:x1="5.692cm" svg:y1="7.297cm" svg:x2="5.835cm" svg:y2="6.789cm" draw:start-shape="id80" draw:start-glue-point="3" draw:end-shape="id79" draw:end-glue-point="2" svg:d="M5692 7297v-8h143v-500">
              <text:p/>
            </draw:connector>
            <draw:circle draw:style-name="gr48" draw:text-style-name="P7" xml:id="id81" draw:id="id81" draw:layer="layout" svg:width="0.29cm" svg:height="0.29cm" svg:x="6.59cm" svg:y="7.799cm">
              <text:p/>
            </draw:circle>
            <draw:connector draw:style-name="gr5" draw:text-style-name="P6" draw:layer="layout" svg:x1="5.98cm" svg:y1="6.644cm" svg:x2="6.735cm" svg:y2="7.799cm" draw:start-shape="id79" draw:start-glue-point="1" draw:end-shape="id81" draw:end-glue-point="0" svg:d="M5980 6644h755v1155">
              <text:p/>
            </draw:connector>
            <draw:circle draw:style-name="gr49" draw:text-style-name="P7" xml:id="id83" draw:id="id83" draw:layer="layout" svg:width="0.29cm" svg:height="0.29cm" svg:x="5.69cm" svg:y="7.799cm">
              <text:p/>
            </draw:circle>
            <draw:connector draw:style-name="gr5" draw:text-style-name="P6" draw:layer="layout" svg:x1="4.926cm" svg:y1="7.95cm" svg:x2="5.69cm" svg:y2="7.944cm" draw:start-shape="id82" draw:start-glue-point="7" draw:end-shape="id83" draw:end-glue-point="3" svg:d="M4926 7950h382v-6h382">
              <text:p/>
            </draw:connector>
            <draw:connector draw:style-name="gr5" draw:text-style-name="P6" draw:layer="layout" svg:x1="5.98cm" svg:y1="7.944cm" svg:x2="6.59cm" svg:y2="7.944cm" draw:start-shape="id83" draw:start-glue-point="1" draw:end-shape="id81" draw:end-glue-point="3" svg:d="M5980 7944h610">
              <text:p/>
            </draw:connector>
            <draw:connector draw:style-name="gr5" draw:text-style-name="P6" xml:id="id85" draw:id="id85" draw:layer="layout" svg:x1="4.926cm" svg:y1="8.603cm" svg:x2="5.704cm" svg:y2="8.587cm" draw:start-shape="id84" draw:start-glue-point="7" svg:d="M4926 8603h640v-16h138">
              <text:p/>
            </draw:connector>
            <draw:connector draw:style-name="gr22" draw:text-style-name="P6" draw:layer="layout" svg:x1="5.704cm" svg:y1="8.587cm" svg:x2="5.835cm" svg:y2="8.089cm" draw:start-shape="id85" draw:start-glue-point="3" draw:end-shape="id83" draw:end-glue-point="2" svg:d="M5704 8587h131v-498">
              <text:p/>
            </draw:connector>
            <draw:circle draw:style-name="gr50" draw:text-style-name="P7" xml:id="id87" draw:id="id87" draw:layer="layout" svg:width="0.29cm" svg:height="0.29cm" svg:x="5.69cm" svg:y="9.129cm">
              <text:p/>
            </draw:circle>
            <draw:connector draw:style-name="gr5" draw:text-style-name="P6" draw:layer="layout" svg:x1="4.927cm" svg:y1="9.255cm" svg:x2="5.69cm" svg:y2="9.274cm" draw:start-shape="id86" draw:start-glue-point="7" draw:end-shape="id87" draw:end-glue-point="3" svg:d="M4927 9255h382v19h381">
              <text:p/>
            </draw:connector>
            <draw:connector draw:style-name="gr5" draw:text-style-name="P6" xml:id="id89" draw:id="id89" draw:layer="layout" svg:x1="4.926cm" svg:y1="9.908cm" svg:x2="5.692cm" svg:y2="9.927cm" draw:start-shape="id88" draw:start-glue-point="7" svg:d="M4926 9908h634v19h132">
              <text:p/>
            </draw:connector>
            <draw:connector draw:style-name="gr22" draw:text-style-name="P6" draw:layer="layout" draw:line-skew="-0.631cm" svg:x1="5.692cm" svg:y1="9.927cm" svg:x2="5.835cm" svg:y2="9.419cm" draw:start-shape="id89" draw:start-glue-point="3" draw:end-shape="id87" draw:end-glue-point="2" svg:d="M5692 9927h143v-508">
              <text:p/>
            </draw:connector>
            <draw:circle draw:style-name="gr51" draw:text-style-name="P7" xml:id="id92" draw:id="id92" draw:layer="layout" svg:width="0.29cm" svg:height="0.29cm" svg:x="6.59cm" svg:y="10.429cm">
              <text:p/>
            </draw:circle>
            <draw:connector draw:style-name="gr5" draw:text-style-name="P6" draw:layer="layout" svg:x1="5.98cm" svg:y1="9.274cm" svg:x2="6.59cm" svg:y2="9.254cm" draw:start-shape="id87" draw:start-glue-point="1" draw:end-shape="id90" draw:end-glue-point="3" svg:d="M5980 9274h305v-20h305">
              <text:p/>
            </draw:connector>
            <draw:circle draw:style-name="gr52" draw:text-style-name="P7" xml:id="id91" draw:id="id91" draw:layer="layout" svg:width="0.29cm" svg:height="0.29cm" svg:x="5.69cm" svg:y="10.429cm">
              <text:p/>
            </draw:circle>
            <draw:connector draw:style-name="gr5" draw:text-style-name="P6" draw:layer="layout" svg:x1="4.926cm" svg:y1="10.58cm" svg:x2="5.69cm" svg:y2="10.574cm" draw:end-shape="id91" draw:end-glue-point="3" svg:d="M4926 10580h132v-6h632">
              <text:p/>
            </draw:connector>
            <draw:connector draw:style-name="gr5" draw:text-style-name="P6" draw:layer="layout" svg:x1="5.98cm" svg:y1="10.574cm" svg:x2="6.59cm" svg:y2="10.574cm" draw:start-shape="id91" draw:start-glue-point="1" draw:end-shape="id92" draw:end-glue-point="3" svg:d="M5980 10574h610">
              <text:p/>
            </draw:connector>
            <draw:connector draw:style-name="gr5" draw:text-style-name="P6" xml:id="id94" draw:id="id94" draw:layer="layout" svg:x1="4.926cm" svg:y1="11.213cm" svg:x2="5.704cm" svg:y2="11.217cm" draw:start-shape="id93" draw:start-glue-point="7" svg:d="M4926 11213h640v4h138">
              <text:p/>
            </draw:connector>
            <draw:connector draw:style-name="gr22" draw:text-style-name="P6" draw:layer="layout" draw:line-skew="-0.646cm" svg:x1="5.704cm" svg:y1="11.217cm" svg:x2="5.835cm" svg:y2="10.719cm" draw:start-shape="id94" draw:start-glue-point="3" draw:end-shape="id91" draw:end-glue-point="2" svg:d="M5704 11217h131v-498">
              <text:p/>
            </draw:connector>
            <draw:circle draw:style-name="gr53" draw:text-style-name="P7" xml:id="id96" draw:id="id96" draw:layer="layout" svg:width="0.29cm" svg:height="0.29cm" svg:x="5.69cm" svg:y="11.716cm">
              <text:p/>
            </draw:circle>
            <draw:connector draw:style-name="gr5" draw:text-style-name="P6" draw:layer="layout" svg:x1="4.926cm" svg:y1="11.866cm" svg:x2="5.69cm" svg:y2="11.861cm" draw:start-shape="id95" draw:start-glue-point="7" draw:end-shape="id96" draw:end-glue-point="3" svg:d="M4926 11866h382v-5h382">
              <text:p/>
            </draw:connector>
            <draw:connector draw:style-name="gr5" draw:text-style-name="P6" xml:id="id98" draw:id="id98" draw:layer="layout" svg:x1="4.926cm" svg:y1="12.519cm" svg:x2="5.692cm" svg:y2="12.514cm" draw:start-shape="id97" draw:start-glue-point="7" svg:d="M4926 12519h634v-5h132">
              <text:p/>
            </draw:connector>
            <draw:connector draw:style-name="gr22" draw:text-style-name="P6" draw:layer="layout" svg:x1="5.692cm" svg:y1="12.514cm" svg:x2="5.835cm" svg:y2="12.006cm" draw:start-shape="id98" draw:start-glue-point="3" draw:end-shape="id96" draw:end-glue-point="2" svg:d="M5692 12514h143v-508">
              <text:p/>
            </draw:connector>
            <draw:circle draw:style-name="gr54" draw:text-style-name="P7" xml:id="id101" draw:id="id101" draw:layer="layout" svg:width="0.29cm" svg:height="0.29cm" svg:x="6.59cm" svg:y="13.016cm">
              <text:p/>
            </draw:circle>
            <draw:connector draw:style-name="gr5" draw:text-style-name="P6" draw:layer="layout" svg:x1="5.98cm" svg:y1="11.861cm" svg:x2="6.59cm" svg:y2="11.874cm" draw:start-shape="id96" draw:start-glue-point="1" draw:end-shape="id99" draw:end-glue-point="3" svg:d="M5980 11861h305v13h305">
              <text:p/>
            </draw:connector>
            <draw:circle draw:style-name="gr55" draw:text-style-name="P7" xml:id="id100" draw:id="id100" draw:layer="layout" svg:width="0.29cm" svg:height="0.29cm" svg:x="5.69cm" svg:y="13.016cm">
              <text:p/>
            </draw:circle>
            <draw:connector draw:style-name="gr5" draw:text-style-name="P6" draw:layer="layout" svg:x1="4.926cm" svg:y1="13.167cm" svg:x2="5.69cm" svg:y2="13.161cm" draw:end-shape="id100" draw:end-glue-point="3" svg:d="M4926 13167h132v-6h632">
              <text:p/>
            </draw:connector>
            <draw:connector draw:style-name="gr5" draw:text-style-name="P6" draw:layer="layout" svg:x1="5.98cm" svg:y1="13.161cm" svg:x2="6.59cm" svg:y2="13.161cm" draw:start-shape="id100" draw:start-glue-point="1" draw:end-shape="id101" draw:end-glue-point="3" svg:d="M5980 13161h610">
              <text:p/>
            </draw:connector>
            <draw:connector draw:style-name="gr5" draw:text-style-name="P6" xml:id="id104" draw:id="id104" draw:layer="layout" svg:x1="4.926cm" svg:y1="13.824cm" svg:x2="5.704cm" svg:y2="13.804cm" draw:start-shape="id102" draw:start-glue-point="7" svg:d="M4926 13824h640v-20h138">
              <text:p/>
            </draw:connector>
            <draw:circle draw:style-name="gr56" draw:text-style-name="P7" xml:id="id90" draw:id="id90" draw:layer="layout" svg:width="0.29cm" svg:height="0.29cm" svg:x="6.59cm" svg:y="9.109cm">
              <text:p/>
            </draw:circle>
            <draw:connector draw:style-name="gr5" draw:text-style-name="P6" draw:layer="layout" svg:x1="6.735cm" svg:y1="8.089cm" svg:x2="6.735cm" svg:y2="9.109cm" draw:start-shape="id81" draw:start-glue-point="2" draw:end-shape="id90" draw:end-glue-point="0" svg:d="M6735 8089v1020">
              <text:p/>
            </draw:connector>
            <draw:connector draw:style-name="gr5" draw:text-style-name="P6" draw:layer="layout" svg:x1="6.735cm" svg:y1="9.399cm" svg:x2="6.735cm" svg:y2="10.429cm" draw:start-shape="id90" draw:start-glue-point="2" draw:end-shape="id92" draw:end-glue-point="0" svg:d="M6735 9399v1030">
              <text:p/>
            </draw:connector>
            <draw:circle draw:style-name="gr57" draw:text-style-name="P7" xml:id="id99" draw:id="id99" draw:layer="layout" svg:width="0.29cm" svg:height="0.29cm" svg:x="6.59cm" svg:y="11.729cm">
              <text:p/>
            </draw:circle>
            <draw:connector draw:style-name="gr5" draw:text-style-name="P6" draw:layer="layout" svg:x1="6.735cm" svg:y1="10.719cm" svg:x2="6.735cm" svg:y2="11.729cm" draw:start-shape="id92" draw:start-glue-point="2" draw:end-shape="id99" draw:end-glue-point="0" svg:d="M6735 10719v1010">
              <text:p/>
            </draw:connector>
            <draw:connector draw:style-name="gr5" draw:text-style-name="P6" draw:layer="layout" svg:x1="6.735cm" svg:y1="12.019cm" svg:x2="6.735cm" svg:y2="13.016cm" draw:start-shape="id99" draw:start-glue-point="2" draw:end-shape="id101" draw:end-glue-point="0" svg:d="M6735 12019v997">
              <text:p/>
            </draw:connector>
            <draw:connector draw:style-name="gr5" draw:text-style-name="P6" draw:layer="layout" svg:x1="6.735cm" svg:y1="13.306cm" svg:x2="6.733cm" svg:y2="15.03cm" draw:start-shape="id101" draw:start-glue-point="2" draw:end-shape="id103" draw:end-glue-point="0" svg:d="M6735 13306v862h-2v862">
              <text:p/>
            </draw:connector>
            <draw:connector draw:style-name="gr5" draw:text-style-name="P6" draw:layer="layout" svg:x1="4.926cm" svg:y1="14.476cm" svg:x2="6.588cm" svg:y2="15.175cm" draw:start-shape="id77" draw:start-glue-point="7" draw:end-shape="id103" draw:end-glue-point="3" svg:d="M4926 14476h831v699h831">
              <text:p/>
            </draw:connector>
            <draw:connector draw:style-name="gr22" draw:text-style-name="P6" draw:layer="layout" svg:x1="5.704cm" svg:y1="13.804cm" svg:x2="5.835cm" svg:y2="13.306cm" draw:start-shape="id104" draw:start-glue-point="3" draw:end-shape="id100" draw:end-glue-point="2" svg:d="M5704 13804h131v-498">
              <text:p/>
            </draw:connector>
            <draw:custom-shape draw:style-name="gr2" draw:text-style-name="P2" xml:id="id122" draw:id="id122" draw:layer="layout" svg:width="0.653cm" svg:height="0.653cm" svg:x="9.162cm" svg:y="7.596cm">
              <text:p text:style-name="P1"><text:span text:style-name="T1">„</text:span><text:span text:style-name="T1">p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xml:id="id126" draw:id="id126" draw:layer="layout" svg:width="0.651cm" svg:height="0.653cm" svg:x="9.165cm" svg:y="8.901cm">
              <text:p text:style-name="P1"><text:span text:style-name="T1">„</text:span><text:span text:style-name="T1">r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xml:id="id118" draw:id="id118" draw:layer="layout" svg:width="0.653cm" svg:height="0.653cm" svg:x="9.162cm" svg:y="6.291cm">
              <text:p text:style-name="P1"><text:span text:style-name="T1">„</text:span><text:span text:style-name="T1">n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draw:layer="layout" svg:width="0.653cm" svg:height="0.653cm" svg:x="9.162cm" svg:y="6.944cm">
              <text:p text:style-name="P1"><text:span text:style-name="T1">„</text:span><text:span text:style-name="T1">o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2" draw:text-style-name="P5" xml:id="id124" draw:id="id124" draw:layer="layout" svg:width="0.653cm" svg:height="0.653cm" svg:x="9.162cm" svg:y="8.249cm">
              <text:p text:style-name="P1"><text:span text:style-name="T2">„</text:span><text:span text:style-name="T2">q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xml:id="id128" draw:id="id128" draw:layer="layout" svg:width="0.653cm" svg:height="0.653cm" svg:x="9.162cm" svg:y="9.554cm">
              <text:p text:style-name="P1"><text:span text:style-name="T1">„</text:span><text:span text:style-name="T1">s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xml:id="id133" draw:id="id133" draw:layer="layout" svg:width="0.653cm" svg:height="0.653cm" svg:x="9.162cm" svg:y="10.859cm">
              <text:p text:style-name="P1"><text:span text:style-name="T1">„</text:span><text:span text:style-name="T1">u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draw:layer="layout" svg:width="0.653cm" svg:height="0.653cm" svg:x="9.162cm" svg:y="10.211cm">
              <text:p text:style-name="P1"><text:span text:style-name="T1">„</text:span><text:span text:style-name="T1">t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draw:layer="layout" svg:width="0.653cm" svg:height="0.653cm" svg:x="9.162cm" svg:y="12.817cm">
              <text:p text:style-name="P1"><text:span text:style-name="T1">„</text:span><text:span text:style-name="T1">x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xml:id="id117" draw:id="id117" draw:layer="layout" svg:width="0.653cm" svg:height="0.653cm" svg:x="9.162cm" svg:y="14.122cm">
              <text:p text:style-name="P1"><text:span text:style-name="T1">„</text:span><text:span text:style-name="T1">z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xml:id="id135" draw:id="id135" draw:layer="layout" svg:width="0.653cm" svg:height="0.653cm" svg:x="9.162cm" svg:y="11.512cm">
              <text:p text:style-name="P1"><text:span text:style-name="T1">„</text:span><text:span text:style-name="T1">v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xml:id="id137" draw:id="id137" draw:layer="layout" svg:width="0.653cm" svg:height="0.653cm" svg:x="9.162cm" svg:y="12.165cm">
              <text:p text:style-name="P1"><text:span text:style-name="T1">„</text:span><text:span text:style-name="T1">w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xml:id="id142" draw:id="id142" draw:layer="layout" svg:width="0.653cm" svg:height="0.653cm" svg:x="9.162cm" svg:y="13.47cm">
              <text:p text:style-name="P1"><text:span text:style-name="T1">„</text:span><text:span text:style-name="T1">y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ircle draw:style-name="gr58" draw:text-style-name="P3" xml:id="id106" draw:id="id106" draw:layer="layout" svg:width="0.29cm" svg:height="0.29cm" svg:x="7.187cm" svg:y="6.5cm">
              <text:p/>
            </draw:circle>
            <draw:connector draw:style-name="gr5" draw:text-style-name="P6" draw:layer="layout" svg:x1="8.468cm" svg:y1="6.642cm" svg:x2="9.162cm" svg:y2="6.646cm" draw:start-shape="id105" draw:start-glue-point="1" svg:d="M8468 6642h598v4h96">
              <text:p/>
            </draw:connector>
            <draw:circle draw:style-name="gr59" draw:text-style-name="P3" xml:id="id105" draw:id="id105" draw:layer="layout" svg:width="0.29cm" svg:height="0.29cm" svg:x="8.178cm" svg:y="6.497cm">
              <text:p/>
            </draw:circle>
            <draw:connector draw:style-name="gr5" draw:text-style-name="P6" draw:layer="layout" svg:x1="7.477cm" svg:y1="6.645cm" svg:x2="8.178cm" svg:y2="6.642cm" draw:start-shape="id106" draw:start-glue-point="1" draw:end-shape="id105" draw:end-glue-point="3" svg:d="M7477 6645h351v-3h350">
              <text:p/>
            </draw:connector>
            <draw:connector draw:style-name="gr5" draw:text-style-name="P6" draw:layer="layout" svg:x1="8.323cm" svg:y1="6.787cm" svg:x2="9.162cm" svg:y2="7.298cm" draw:start-shape="id105" draw:start-glue-point="2" svg:d="M8323 6787v506h839v5">
              <text:p/>
            </draw:connector>
            <draw:circle draw:style-name="gr60" draw:text-style-name="P3" xml:id="id108" draw:id="id108" draw:layer="layout" svg:width="0.29cm" svg:height="0.29cm" svg:x="7.187cm" svg:y="7.8cm">
              <text:p/>
            </draw:circle>
            <draw:connector draw:style-name="gr5" draw:text-style-name="P6" draw:layer="layout" svg:x1="8.468cm" svg:y1="7.942cm" svg:x2="9.162cm" svg:y2="7.946cm" draw:start-shape="id107" draw:start-glue-point="1" svg:d="M8468 7942h598v4h96">
              <text:p/>
            </draw:connector>
            <draw:circle draw:style-name="gr61" draw:text-style-name="P3" xml:id="id107" draw:id="id107" draw:layer="layout" svg:width="0.29cm" svg:height="0.29cm" svg:x="8.178cm" svg:y="7.797cm">
              <text:p/>
            </draw:circle>
            <draw:connector draw:style-name="gr5" draw:text-style-name="P6" draw:layer="layout" svg:x1="7.477cm" svg:y1="7.945cm" svg:x2="8.178cm" svg:y2="7.942cm" draw:start-shape="id108" draw:start-glue-point="1" draw:end-shape="id107" draw:end-glue-point="3" svg:d="M7477 7945h351v-3h350">
              <text:p/>
            </draw:connector>
            <draw:connector draw:style-name="gr5" draw:text-style-name="P6" draw:layer="layout" svg:x1="8.323cm" svg:y1="8.087cm" svg:x2="9.162cm" svg:y2="8.598cm" draw:start-shape="id107" draw:start-glue-point="2" svg:d="M8323 8087v506h839v5">
              <text:p/>
            </draw:connector>
            <draw:connector draw:style-name="gr5" draw:text-style-name="P6" draw:layer="layout" svg:x1="7.332cm" svg:y1="6.79cm" svg:x2="7.332cm" svg:y2="7.8cm" draw:start-shape="id106" draw:start-glue-point="2" draw:end-shape="id108" draw:end-glue-point="0" svg:d="M7332 6790v1010">
              <text:p/>
            </draw:connector>
            <draw:circle draw:style-name="gr62" draw:text-style-name="P3" xml:id="id110" draw:id="id110" draw:layer="layout" svg:width="0.29cm" svg:height="0.29cm" svg:x="7.187cm" svg:y="9.192cm">
              <text:p/>
            </draw:circle>
            <draw:connector draw:style-name="gr5" draw:text-style-name="P6" draw:layer="layout" svg:x1="8.468cm" svg:y1="9.334cm" svg:x2="9.162cm" svg:y2="9.338cm" draw:start-shape="id109" draw:start-glue-point="1" svg:d="M8468 9334h598v4h96">
              <text:p/>
            </draw:connector>
            <draw:circle draw:style-name="gr63" draw:text-style-name="P3" xml:id="id109" draw:id="id109" draw:layer="layout" svg:width="0.29cm" svg:height="0.29cm" svg:x="8.178cm" svg:y="9.189cm">
              <text:p/>
            </draw:circle>
            <draw:connector draw:style-name="gr5" draw:text-style-name="P6" draw:layer="layout" svg:x1="7.477cm" svg:y1="9.337cm" svg:x2="8.178cm" svg:y2="9.334cm" draw:start-shape="id110" draw:start-glue-point="1" draw:end-shape="id109" draw:end-glue-point="3" svg:d="M7477 9337h351v-3h350">
              <text:p/>
            </draw:connector>
            <draw:connector draw:style-name="gr5" draw:text-style-name="P6" draw:layer="layout" svg:x1="8.323cm" svg:y1="9.479cm" svg:x2="9.162cm" svg:y2="9.99cm" draw:start-shape="id109" draw:start-glue-point="2" svg:d="M8323 9479v506h839v5">
              <text:p/>
            </draw:connector>
            <draw:circle draw:style-name="gr64" draw:text-style-name="P3" xml:id="id112" draw:id="id112" draw:layer="layout" svg:width="0.29cm" svg:height="0.29cm" svg:x="7.187cm" svg:y="10.492cm">
              <text:p/>
            </draw:circle>
            <draw:connector draw:style-name="gr5" draw:text-style-name="P6" draw:layer="layout" svg:x1="8.468cm" svg:y1="10.634cm" svg:x2="9.162cm" svg:y2="10.638cm" draw:start-shape="id111" draw:start-glue-point="1" svg:d="M8468 10634h598v4h96">
              <text:p/>
            </draw:connector>
            <draw:circle draw:style-name="gr65" draw:text-style-name="P3" xml:id="id111" draw:id="id111" draw:layer="layout" svg:width="0.29cm" svg:height="0.29cm" svg:x="8.178cm" svg:y="10.489cm">
              <text:p/>
            </draw:circle>
            <draw:connector draw:style-name="gr5" draw:text-style-name="P6" draw:layer="layout" svg:x1="7.477cm" svg:y1="10.637cm" svg:x2="8.178cm" svg:y2="10.634cm" draw:start-shape="id112" draw:start-glue-point="1" draw:end-shape="id111" draw:end-glue-point="3" svg:d="M7477 10637h351v-3h350">
              <text:p/>
            </draw:connector>
            <draw:connector draw:style-name="gr5" draw:text-style-name="P6" draw:layer="layout" svg:x1="8.323cm" svg:y1="10.779cm" svg:x2="9.162cm" svg:y2="11.29cm" draw:start-shape="id111" draw:start-glue-point="2" svg:d="M8323 10779v506h839v5">
              <text:p/>
            </draw:connector>
            <draw:connector draw:style-name="gr5" draw:text-style-name="P6" draw:layer="layout" svg:x1="7.332cm" svg:y1="9.482cm" svg:x2="7.332cm" svg:y2="10.492cm" draw:start-shape="id110" draw:start-glue-point="2" draw:end-shape="id112" draw:end-glue-point="0" svg:d="M7332 9482v1010">
              <text:p/>
            </draw:connector>
            <draw:connector draw:style-name="gr5" draw:text-style-name="P6" draw:layer="layout" svg:x1="7.332cm" svg:y1="8.09cm" svg:x2="7.332cm" svg:y2="9.192cm" draw:start-shape="id108" draw:start-glue-point="2" draw:end-shape="id110" draw:end-glue-point="0" svg:d="M7332 8090v1102">
              <text:p/>
            </draw:connector>
            <draw:circle draw:style-name="gr66" draw:text-style-name="P3" xml:id="id114" draw:id="id114" draw:layer="layout" svg:width="0.29cm" svg:height="0.29cm" svg:x="7.187cm" svg:y="11.692cm">
              <text:p/>
            </draw:circle>
            <draw:connector draw:style-name="gr5" draw:text-style-name="P6" draw:layer="layout" svg:x1="8.468cm" svg:y1="11.834cm" svg:x2="9.162cm" svg:y2="11.838cm" draw:start-shape="id113" draw:start-glue-point="1" svg:d="M8468 11834h598v4h96">
              <text:p/>
            </draw:connector>
            <draw:circle draw:style-name="gr67" draw:text-style-name="P3" xml:id="id113" draw:id="id113" draw:layer="layout" svg:width="0.29cm" svg:height="0.29cm" svg:x="8.178cm" svg:y="11.689cm">
              <text:p/>
            </draw:circle>
            <draw:connector draw:style-name="gr5" draw:text-style-name="P6" draw:layer="layout" svg:x1="7.477cm" svg:y1="11.837cm" svg:x2="8.178cm" svg:y2="11.834cm" draw:start-shape="id114" draw:start-glue-point="1" draw:end-shape="id113" draw:end-glue-point="3" svg:d="M7477 11837h351v-3h350">
              <text:p/>
            </draw:connector>
            <draw:connector draw:style-name="gr5" draw:text-style-name="P6" draw:layer="layout" svg:x1="8.323cm" svg:y1="11.979cm" svg:x2="9.162cm" svg:y2="12.49cm" draw:start-shape="id113" draw:start-glue-point="2" svg:d="M8323 11979v506h839v5">
              <text:p/>
            </draw:connector>
            <draw:circle draw:style-name="gr68" draw:text-style-name="P3" xml:id="id116" draw:id="id116" draw:layer="layout" svg:width="0.29cm" svg:height="0.29cm" svg:x="7.187cm" svg:y="12.992cm">
              <text:p/>
            </draw:circle>
            <draw:connector draw:style-name="gr5" draw:text-style-name="P6" draw:layer="layout" svg:x1="8.468cm" svg:y1="13.134cm" svg:x2="9.162cm" svg:y2="13.138cm" draw:start-shape="id115" draw:start-glue-point="1" svg:d="M8468 13134h598v4h96">
              <text:p/>
            </draw:connector>
            <draw:circle draw:style-name="gr69" draw:text-style-name="P3" xml:id="id115" draw:id="id115" draw:layer="layout" svg:width="0.29cm" svg:height="0.29cm" svg:x="8.178cm" svg:y="12.989cm">
              <text:p/>
            </draw:circle>
            <draw:connector draw:style-name="gr5" draw:text-style-name="P6" draw:layer="layout" svg:x1="7.477cm" svg:y1="13.137cm" svg:x2="8.178cm" svg:y2="13.134cm" draw:start-shape="id116" draw:start-glue-point="1" draw:end-shape="id115" draw:end-glue-point="3" svg:d="M7477 13137h351v-3h350">
              <text:p/>
            </draw:connector>
            <draw:connector draw:style-name="gr5" draw:text-style-name="P6" draw:layer="layout" svg:x1="8.323cm" svg:y1="13.279cm" svg:x2="9.162cm" svg:y2="13.79cm" draw:start-shape="id115" draw:start-glue-point="2" svg:d="M8323 13279v506h839v5">
              <text:p/>
            </draw:connector>
            <draw:connector draw:style-name="gr5" draw:text-style-name="P6" draw:layer="layout" svg:x1="7.332cm" svg:y1="11.982cm" svg:x2="7.332cm" svg:y2="12.992cm" draw:start-shape="id114" draw:start-glue-point="2" draw:end-shape="id116" draw:end-glue-point="0" svg:d="M7332 11982v1010">
              <text:p/>
            </draw:connector>
            <draw:connector draw:style-name="gr5" draw:text-style-name="P6" draw:layer="layout" svg:x1="7.332cm" svg:y1="13.282cm" svg:x2="9.162cm" svg:y2="14.449cm" draw:start-shape="id116" draw:start-glue-point="2" draw:end-shape="id117" draw:end-glue-point="5" svg:d="M7332 13282v1167h1830">
              <text:p/>
            </draw:connector>
            <draw:connector draw:style-name="gr5" draw:text-style-name="P6" draw:layer="layout" svg:x1="7.332cm" svg:y1="10.782cm" svg:x2="7.332cm" svg:y2="11.692cm" draw:start-shape="id112" draw:start-glue-point="2" draw:end-shape="id114" draw:end-glue-point="0" svg:d="M7332 10782v910">
              <text:p/>
            </draw:connector>
            <draw:circle draw:style-name="gr70" draw:text-style-name="P7" xml:id="id119" draw:id="id119" draw:layer="layout" svg:width="0.29cm" svg:height="0.29cm" svg:x="10.579cm" svg:y="6.472cm">
              <text:p/>
            </draw:circle>
            <draw:connector draw:style-name="gr5" draw:text-style-name="P6" draw:layer="layout" svg:x1="9.815cm" svg:y1="6.618cm" svg:x2="10.579cm" svg:y2="6.617cm" draw:start-shape="id118" draw:start-glue-point="7" draw:end-shape="id119" draw:end-glue-point="3" svg:d="M9815 6618h382v-1h382">
              <text:p/>
            </draw:connector>
            <draw:connector draw:style-name="gr5" draw:text-style-name="P6" xml:id="id120" draw:id="id120" draw:layer="layout" svg:x1="9.715cm" svg:y1="7.271cm" svg:x2="10.581cm" svg:y2="7.27cm" svg:d="M9715 7271h684v-1h182">
              <text:p/>
            </draw:connector>
            <draw:connector draw:style-name="gr22" draw:text-style-name="P6" draw:layer="layout" draw:line-skew="-0.66cm" svg:x1="10.581cm" svg:y1="7.27cm" svg:x2="10.724cm" svg:y2="6.762cm" draw:start-shape="id120" draw:start-glue-point="3" draw:end-shape="id119" draw:end-glue-point="2" svg:d="M10581 7270v-8h143v-500">
              <text:p/>
            </draw:connector>
            <draw:circle draw:style-name="gr71" draw:text-style-name="P7" xml:id="id121" draw:id="id121" draw:layer="layout" svg:width="0.29cm" svg:height="0.29cm" svg:x="11.479cm" svg:y="7.772cm">
              <text:p/>
            </draw:circle>
            <draw:connector draw:style-name="gr5" draw:text-style-name="P6" draw:layer="layout" svg:x1="10.869cm" svg:y1="6.617cm" svg:x2="11.624cm" svg:y2="7.772cm" draw:start-shape="id119" draw:start-glue-point="1" draw:end-shape="id121" draw:end-glue-point="0" svg:d="M10869 6617h755v1155">
              <text:p/>
            </draw:connector>
            <draw:circle draw:style-name="gr72" draw:text-style-name="P7" xml:id="id123" draw:id="id123" draw:layer="layout" svg:width="0.29cm" svg:height="0.29cm" svg:x="10.579cm" svg:y="7.772cm">
              <text:p/>
            </draw:circle>
            <draw:connector draw:style-name="gr5" draw:text-style-name="P6" draw:layer="layout" svg:x1="9.815cm" svg:y1="7.923cm" svg:x2="10.579cm" svg:y2="7.917cm" draw:start-shape="id122" draw:start-glue-point="7" draw:end-shape="id123" draw:end-glue-point="3" svg:d="M9815 7923h382v-6h382">
              <text:p/>
            </draw:connector>
            <draw:connector draw:style-name="gr5" draw:text-style-name="P6" draw:layer="layout" svg:x1="10.869cm" svg:y1="7.917cm" svg:x2="11.479cm" svg:y2="7.917cm" draw:start-shape="id123" draw:start-glue-point="1" draw:end-shape="id121" draw:end-glue-point="3" svg:d="M10869 7917h610">
              <text:p/>
            </draw:connector>
            <draw:connector draw:style-name="gr5" draw:text-style-name="P6" xml:id="id125" draw:id="id125" draw:layer="layout" svg:x1="9.815cm" svg:y1="8.576cm" svg:x2="10.593cm" svg:y2="8.56cm" draw:start-shape="id124" draw:start-glue-point="7" svg:d="M9815 8576h640v-16h138">
              <text:p/>
            </draw:connector>
            <draw:connector draw:style-name="gr22" draw:text-style-name="P6" draw:layer="layout" svg:x1="10.593cm" svg:y1="8.56cm" svg:x2="10.724cm" svg:y2="8.062cm" draw:start-shape="id125" draw:start-glue-point="3" draw:end-shape="id123" draw:end-glue-point="2" svg:d="M10593 8560h131v-498">
              <text:p/>
            </draw:connector>
            <draw:circle draw:style-name="gr73" draw:text-style-name="P7" xml:id="id127" draw:id="id127" draw:layer="layout" svg:width="0.29cm" svg:height="0.29cm" svg:x="10.579cm" svg:y="9.102cm">
              <text:p/>
            </draw:circle>
            <draw:connector draw:style-name="gr5" draw:text-style-name="P6" draw:layer="layout" svg:x1="9.816cm" svg:y1="9.228cm" svg:x2="10.579cm" svg:y2="9.247cm" draw:start-shape="id126" draw:start-glue-point="7" draw:end-shape="id127" draw:end-glue-point="3" svg:d="M9816 9228h382v19h381">
              <text:p/>
            </draw:connector>
            <draw:connector draw:style-name="gr5" draw:text-style-name="P6" xml:id="id129" draw:id="id129" draw:layer="layout" svg:x1="9.815cm" svg:y1="9.881cm" svg:x2="10.581cm" svg:y2="9.9cm" draw:start-shape="id128" draw:start-glue-point="7" svg:d="M9815 9881h634v19h132">
              <text:p/>
            </draw:connector>
            <draw:connector draw:style-name="gr22" draw:text-style-name="P6" draw:layer="layout" draw:line-skew="-0.631cm" svg:x1="10.581cm" svg:y1="9.9cm" svg:x2="10.724cm" svg:y2="9.392cm" draw:start-shape="id129" draw:start-glue-point="3" draw:end-shape="id127" draw:end-glue-point="2" svg:d="M10581 9900h143v-508">
              <text:p/>
            </draw:connector>
            <draw:circle draw:style-name="gr74" draw:text-style-name="P7" xml:id="id132" draw:id="id132" draw:layer="layout" svg:width="0.29cm" svg:height="0.29cm" svg:x="11.479cm" svg:y="10.402cm">
              <text:p/>
            </draw:circle>
            <draw:connector draw:style-name="gr5" draw:text-style-name="P6" draw:layer="layout" svg:x1="10.869cm" svg:y1="9.247cm" svg:x2="11.479cm" svg:y2="9.227cm" draw:start-shape="id127" draw:start-glue-point="1" draw:end-shape="id130" draw:end-glue-point="3" svg:d="M10869 9247h305v-20h305">
              <text:p/>
            </draw:connector>
            <draw:circle draw:style-name="gr75" draw:text-style-name="P7" xml:id="id131" draw:id="id131" draw:layer="layout" svg:width="0.29cm" svg:height="0.29cm" svg:x="10.579cm" svg:y="10.402cm">
              <text:p/>
            </draw:circle>
            <draw:connector draw:style-name="gr5" draw:text-style-name="P6" draw:layer="layout" svg:x1="9.815cm" svg:y1="10.553cm" svg:x2="10.579cm" svg:y2="10.547cm" draw:end-shape="id131" draw:end-glue-point="3" svg:d="M9815 10553h132v-6h632">
              <text:p/>
            </draw:connector>
            <draw:connector draw:style-name="gr5" draw:text-style-name="P6" draw:layer="layout" svg:x1="10.869cm" svg:y1="10.547cm" svg:x2="11.479cm" svg:y2="10.547cm" draw:start-shape="id131" draw:start-glue-point="1" draw:end-shape="id132" draw:end-glue-point="3" svg:d="M10869 10547h610">
              <text:p/>
            </draw:connector>
            <draw:connector draw:style-name="gr5" draw:text-style-name="P6" xml:id="id134" draw:id="id134" draw:layer="layout" svg:x1="9.815cm" svg:y1="11.186cm" svg:x2="10.593cm" svg:y2="11.19cm" draw:start-shape="id133" draw:start-glue-point="7" svg:d="M9815 11186h640v4h138">
              <text:p/>
            </draw:connector>
            <draw:connector draw:style-name="gr22" draw:text-style-name="P6" draw:layer="layout" draw:line-skew="-0.646cm" svg:x1="10.593cm" svg:y1="11.19cm" svg:x2="10.724cm" svg:y2="10.692cm" draw:start-shape="id134" draw:start-glue-point="3" draw:end-shape="id131" draw:end-glue-point="2" svg:d="M10593 11190h131v-498">
              <text:p/>
            </draw:connector>
            <draw:circle draw:style-name="gr76" draw:text-style-name="P7" xml:id="id136" draw:id="id136" draw:layer="layout" svg:width="0.29cm" svg:height="0.29cm" svg:x="10.579cm" svg:y="11.689cm">
              <text:p/>
            </draw:circle>
            <draw:connector draw:style-name="gr5" draw:text-style-name="P6" draw:layer="layout" svg:x1="9.815cm" svg:y1="11.839cm" svg:x2="10.579cm" svg:y2="11.834cm" draw:start-shape="id135" draw:start-glue-point="7" draw:end-shape="id136" draw:end-glue-point="3" svg:d="M9815 11839h382v-5h382">
              <text:p/>
            </draw:connector>
            <draw:connector draw:style-name="gr5" draw:text-style-name="P6" xml:id="id138" draw:id="id138" draw:layer="layout" svg:x1="9.815cm" svg:y1="12.492cm" svg:x2="10.581cm" svg:y2="12.487cm" draw:start-shape="id137" draw:start-glue-point="7" svg:d="M9815 12492h634v-5h132">
              <text:p/>
            </draw:connector>
            <draw:connector draw:style-name="gr22" draw:text-style-name="P6" draw:layer="layout" svg:x1="10.581cm" svg:y1="12.487cm" svg:x2="10.724cm" svg:y2="11.979cm" draw:start-shape="id138" draw:start-glue-point="3" draw:end-shape="id136" draw:end-glue-point="2" svg:d="M10581 12487h143v-508">
              <text:p/>
            </draw:connector>
            <draw:circle draw:style-name="gr77" draw:text-style-name="P7" xml:id="id141" draw:id="id141" draw:layer="layout" svg:width="0.29cm" svg:height="0.29cm" svg:x="11.479cm" svg:y="12.989cm">
              <text:p/>
            </draw:circle>
            <draw:connector draw:style-name="gr5" draw:text-style-name="P6" draw:layer="layout" svg:x1="10.869cm" svg:y1="11.834cm" svg:x2="11.479cm" svg:y2="11.847cm" draw:start-shape="id136" draw:start-glue-point="1" draw:end-shape="id139" draw:end-glue-point="3" svg:d="M10869 11834h305v13h305">
              <text:p/>
            </draw:connector>
            <draw:circle draw:style-name="gr78" draw:text-style-name="P7" xml:id="id140" draw:id="id140" draw:layer="layout" svg:width="0.29cm" svg:height="0.29cm" svg:x="10.579cm" svg:y="12.989cm">
              <text:p/>
            </draw:circle>
            <draw:connector draw:style-name="gr5" draw:text-style-name="P6" draw:layer="layout" svg:x1="9.815cm" svg:y1="13.14cm" svg:x2="10.579cm" svg:y2="13.134cm" draw:end-shape="id140" draw:end-glue-point="3" svg:d="M9815 13140h132v-6h632">
              <text:p/>
            </draw:connector>
            <draw:connector draw:style-name="gr5" draw:text-style-name="P6" draw:layer="layout" svg:x1="10.869cm" svg:y1="13.134cm" svg:x2="11.479cm" svg:y2="13.134cm" draw:start-shape="id140" draw:start-glue-point="1" draw:end-shape="id141" draw:end-glue-point="3" svg:d="M10869 13134h610">
              <text:p/>
            </draw:connector>
            <draw:connector draw:style-name="gr5" draw:text-style-name="P6" xml:id="id144" draw:id="id144" draw:layer="layout" svg:x1="9.815cm" svg:y1="13.797cm" svg:x2="10.593cm" svg:y2="13.777cm" draw:start-shape="id142" draw:start-glue-point="7" svg:d="M9815 13797h640v-20h138">
              <text:p/>
            </draw:connector>
            <draw:circle draw:style-name="gr79" draw:text-style-name="P7" xml:id="id130" draw:id="id130" draw:layer="layout" svg:width="0.29cm" svg:height="0.29cm" svg:x="11.479cm" svg:y="9.082cm">
              <text:p/>
            </draw:circle>
            <draw:connector draw:style-name="gr5" draw:text-style-name="P6" draw:layer="layout" svg:x1="11.624cm" svg:y1="8.062cm" svg:x2="11.624cm" svg:y2="9.082cm" draw:start-shape="id121" draw:start-glue-point="2" draw:end-shape="id130" draw:end-glue-point="0" svg:d="M11624 8062v1020">
              <text:p/>
            </draw:connector>
            <draw:connector draw:style-name="gr5" draw:text-style-name="P6" draw:layer="layout" svg:x1="11.624cm" svg:y1="9.372cm" svg:x2="11.624cm" svg:y2="10.402cm" draw:start-shape="id130" draw:start-glue-point="2" draw:end-shape="id132" draw:end-glue-point="0" svg:d="M11624 9372v1030">
              <text:p/>
            </draw:connector>
            <draw:circle draw:style-name="gr80" draw:text-style-name="P7" xml:id="id139" draw:id="id139" draw:layer="layout" svg:width="0.29cm" svg:height="0.29cm" svg:x="11.479cm" svg:y="11.702cm">
              <text:p/>
            </draw:circle>
            <draw:connector draw:style-name="gr5" draw:text-style-name="P6" draw:layer="layout" svg:x1="11.624cm" svg:y1="10.692cm" svg:x2="11.624cm" svg:y2="11.702cm" draw:start-shape="id132" draw:start-glue-point="2" draw:end-shape="id139" draw:end-glue-point="0" svg:d="M11624 10692v1010">
              <text:p/>
            </draw:connector>
            <draw:connector draw:style-name="gr5" draw:text-style-name="P6" draw:layer="layout" svg:x1="11.624cm" svg:y1="11.992cm" svg:x2="11.624cm" svg:y2="12.989cm" draw:start-shape="id139" draw:start-glue-point="2" draw:end-shape="id141" draw:end-glue-point="0" svg:d="M11624 11992v997">
              <text:p/>
            </draw:connector>
            <draw:circle draw:style-name="gr81" draw:text-style-name="P7" xml:id="id143" draw:id="id143" draw:layer="layout" svg:width="0.29cm" svg:height="0.29cm" svg:x="11.479cm" svg:y="14.303cm">
              <text:p/>
            </draw:circle>
            <draw:connector draw:style-name="gr5" draw:text-style-name="P6" draw:layer="layout" svg:x1="11.624cm" svg:y1="13.279cm" svg:x2="11.624cm" svg:y2="14.303cm" draw:start-shape="id141" draw:start-glue-point="2" draw:end-shape="id143" draw:end-glue-point="0" svg:d="M11624 13279v1024">
              <text:p/>
            </draw:connector>
            <draw:connector draw:style-name="gr5" draw:text-style-name="P6" draw:layer="layout" svg:x1="9.815cm" svg:y1="14.449cm" svg:x2="11.479cm" svg:y2="14.448cm" draw:start-shape="id117" draw:start-glue-point="7" draw:end-shape="id143" draw:end-glue-point="3" svg:d="M9815 14449h832v-1h832">
              <text:p/>
            </draw:connector>
            <draw:connector draw:style-name="gr22" draw:text-style-name="P6" draw:layer="layout" svg:x1="10.593cm" svg:y1="13.777cm" svg:x2="10.724cm" svg:y2="13.279cm" draw:start-shape="id144" draw:start-glue-point="3" draw:end-shape="id140" draw:end-glue-point="2" svg:d="M10593 13777h131v-498">
              <text:p/>
            </draw:connector>
            <draw:circle draw:style-name="gr82" draw:text-style-name="P3" xml:id="id64" draw:id="id64" draw:layer="layout" svg:width="0.29cm" svg:height="0.29cm" svg:x="6.601cm" svg:y="5.6cm">
              <text:p/>
            </draw:circle>
            <draw:connector draw:style-name="gr5" draw:text-style-name="P6" draw:layer="layout" svg:x1="6.733cm" svg:y1="4.902cm" svg:x2="6.746cm" svg:y2="5.6cm" draw:start-shape="id145" draw:start-glue-point="2" draw:end-shape="id64" draw:end-glue-point="0" svg:d="M6733 4902v349h13v349">
              <text:p/>
            </draw:connector>
            <draw:connector draw:style-name="gr5" draw:text-style-name="P6" draw:layer="layout" svg:x1="6.891cm" svg:y1="5.745cm" svg:x2="7.332cm" svg:y2="6.5cm" draw:start-shape="id64" draw:start-glue-point="1" draw:end-shape="id106" draw:end-glue-point="0" svg:d="M6891 5745h441v755">
              <text:p/>
            </draw:connector>
            <draw:circle draw:style-name="gr83" draw:text-style-name="P7" xml:id="id103" draw:id="id103" draw:layer="layout" svg:width="0.29cm" svg:height="0.29cm" svg:x="6.588cm" svg:y="15.03cm">
              <text:p/>
            </draw:circle>
            <draw:connector draw:style-name="gr5" draw:text-style-name="P6" draw:layer="layout" svg:x1="11.624cm" svg:y1="14.593cm" svg:x2="6.878cm" svg:y2="15.175cm" draw:start-shape="id143" draw:start-glue-point="2" draw:end-shape="id103" draw:end-glue-point="1" svg:d="M11624 14593v582h-4746">
              <text:p/>
            </draw:connector>
            <draw:connector draw:style-name="gr5" draw:text-style-name="P6" draw:layer="layout" svg:x1="6.733cm" svg:y1="15.32cm" svg:x2="6.733cm" svg:y2="15.999cm" draw:start-shape="id103" draw:start-glue-point="2" draw:end-shape="id146" draw:end-glue-point="0" svg:d="M6733 15320v679">
              <text:p/>
            </draw:connector>
          </draw:g>
        </draw:g>
      </draw:page>
      <draw:page draw:name="page7" draw:style-name="dp1" draw:master-page-name="Standard">
        <draw:g>
          <draw:rect draw:style-name="gr84" draw:text-style-name="P9" xml:id="id230" draw:id="id230" draw:layer="layout" svg:width="3.953cm" svg:height="1.27cm" svg:x="4.467cm" svg:y="14.999cm" draw:corner-radius="0.64cm">
            <text:p text:style-name="P8"><text:span text:style-name="T6">Ende grosse </text:span></text:p>
            <text:p text:style-name="P8"><text:span text:style-name="T6">lateinische Buchstaben</text:span></text:p>
          </draw:rect>
          <draw:rect draw:style-name="gr85" draw:text-style-name="P9" xml:id="id229" draw:id="id229" draw:layer="layout" svg:width="3.841cm" svg:height="1.27cm" svg:x="4.423cm" svg:y="2.532cm" draw:corner-radius="0.64cm">
            <text:p text:style-name="P8"><text:span text:style-name="T6">Start grosse </text:span></text:p>
            <text:p text:style-name="P8"><text:span text:style-name="T6">lateinische Buchstaben</text:span></text:p>
          </draw:rect>
          <draw:connector draw:style-name="gr86" draw:text-style-name="P7" draw:layer="layout" svg:x1="6.211cm" svg:y1="4.645cm" svg:x2="2.153cm" svg:y2="5.427cm" draw:start-shape="id147" draw:start-glue-point="3" draw:end-shape="id148" draw:end-glue-point="0" svg:d="M6211 4645h-4058v782">
            <text:p/>
          </draw:connector>
          <draw:custom-shape draw:style-name="gr87" draw:text-style-name="P9" xml:id="id165" draw:id="id165" draw:layer="layout" svg:width="0.653cm" svg:height="0.653cm" svg:x="3.983cm" svg:y="6.523cm">
            <text:p text:style-name="P8"><text:span text:style-name="T6">„</text:span><text:span text:style-name="T6">C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88" draw:text-style-name="P9" xml:id="id169" draw:id="id169" draw:layer="layout" svg:width="0.651cm" svg:height="0.653cm" svg:x="3.986cm" svg:y="7.828cm">
            <text:p text:style-name="P8"><text:span text:style-name="T6">„</text:span><text:span text:style-name="T6">E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89" draw:text-style-name="P9" xml:id="id161" draw:id="id161" draw:layer="layout" svg:width="0.653cm" svg:height="0.653cm" svg:x="3.983cm" svg:y="5.218cm">
            <text:p text:style-name="P8"><text:span text:style-name="T6">„</text:span><text:span text:style-name="T6">A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0" draw:text-style-name="P9" draw:layer="layout" svg:width="0.653cm" svg:height="0.653cm" svg:x="3.983cm" svg:y="5.871cm">
            <text:p text:style-name="P8"><text:span text:style-name="T6">„</text:span><text:span text:style-name="T6">B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1" draw:text-style-name="P9" xml:id="id167" draw:id="id167" draw:layer="layout" svg:width="0.653cm" svg:height="0.653cm" svg:x="3.983cm" svg:y="7.176cm">
            <text:p text:style-name="P8"><text:span text:style-name="T6">„</text:span><text:span text:style-name="T6">D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2" draw:text-style-name="P9" xml:id="id171" draw:id="id171" draw:layer="layout" svg:width="0.653cm" svg:height="0.653cm" svg:x="3.983cm" svg:y="8.481cm">
            <text:p text:style-name="P8"><text:span text:style-name="T6">„</text:span><text:span text:style-name="T6">F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3" draw:text-style-name="P9" xml:id="id176" draw:id="id176" draw:layer="layout" svg:width="0.653cm" svg:height="0.653cm" svg:x="3.983cm" svg:y="9.786cm">
            <text:p text:style-name="P8"><text:span text:style-name="T6">„</text:span><text:span text:style-name="T6">H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4" draw:text-style-name="P9" draw:layer="layout" svg:width="0.653cm" svg:height="0.653cm" svg:x="3.983cm" svg:y="9.138cm">
            <text:p text:style-name="P8"><text:span text:style-name="T6">„</text:span><text:span text:style-name="T6">G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5" draw:text-style-name="P9" draw:layer="layout" svg:width="0.653cm" svg:height="0.653cm" svg:x="3.983cm" svg:y="11.744cm">
            <text:p text:style-name="P8"><text:span text:style-name="T6">„</text:span><text:span text:style-name="T6">K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6" draw:text-style-name="P9" xml:id="id160" draw:id="id160" draw:layer="layout" svg:width="0.653cm" svg:height="0.653cm" svg:x="3.983cm" svg:y="13.049cm">
            <text:p text:style-name="P8"><text:span text:style-name="T6">„</text:span><text:span text:style-name="T6">M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7" draw:text-style-name="P9" xml:id="id178" draw:id="id178" draw:layer="layout" svg:width="0.653cm" svg:height="0.653cm" svg:x="3.983cm" svg:y="10.439cm">
            <text:p text:style-name="P8"><text:span text:style-name="T6">„</text:span><text:span text:style-name="T6">I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8" draw:text-style-name="P9" xml:id="id180" draw:id="id180" draw:layer="layout" svg:width="0.653cm" svg:height="0.653cm" svg:x="3.983cm" svg:y="11.092cm">
            <text:p text:style-name="P8"><text:span text:style-name="T6">„</text:span><text:span text:style-name="T6">J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9" draw:text-style-name="P9" xml:id="id185" draw:id="id185" draw:layer="layout" svg:width="0.653cm" svg:height="0.653cm" svg:x="3.983cm" svg:y="12.397cm">
            <text:p text:style-name="P8"><text:span text:style-name="T6">„</text:span><text:span text:style-name="T6">L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ircle draw:style-name="gr100" draw:text-style-name="P3" xml:id="id148" draw:id="id148" draw:layer="layout" svg:width="0.29cm" svg:height="0.29cm" svg:x="2.008cm" svg:y="5.427cm">
            <text:p/>
          </draw:circle>
          <draw:connector draw:style-name="gr101" draw:text-style-name="P7" draw:layer="layout" svg:x1="3.289cm" svg:y1="5.569cm" svg:x2="3.983cm" svg:y2="5.573cm" draw:start-shape="id149" draw:start-glue-point="1" svg:d="M3289 5569h598v4h96">
            <text:p/>
          </draw:connector>
          <draw:circle draw:style-name="gr102" draw:text-style-name="P3" xml:id="id149" draw:id="id149" draw:layer="layout" svg:width="0.29cm" svg:height="0.29cm" svg:x="2.999cm" svg:y="5.424cm">
            <text:p/>
          </draw:circle>
          <draw:connector draw:style-name="gr103" draw:text-style-name="P7" draw:layer="layout" svg:x1="2.298cm" svg:y1="5.572cm" svg:x2="2.999cm" svg:y2="5.569cm" draw:start-shape="id148" draw:start-glue-point="1" draw:end-shape="id149" draw:end-glue-point="3" svg:d="M2298 5572h351v-3h350">
            <text:p/>
          </draw:connector>
          <draw:connector draw:style-name="gr104" draw:text-style-name="P7" draw:layer="layout" svg:x1="3.144cm" svg:y1="5.714cm" svg:x2="3.983cm" svg:y2="6.225cm" draw:start-shape="id149" draw:start-glue-point="2" svg:d="M3144 5714v506h839v5">
            <text:p/>
          </draw:connector>
          <draw:circle draw:style-name="gr105" draw:text-style-name="P3" xml:id="id151" draw:id="id151" draw:layer="layout" svg:width="0.29cm" svg:height="0.29cm" svg:x="2.008cm" svg:y="6.727cm">
            <text:p/>
          </draw:circle>
          <draw:connector draw:style-name="gr106" draw:text-style-name="P7" draw:layer="layout" svg:x1="3.289cm" svg:y1="6.869cm" svg:x2="3.983cm" svg:y2="6.873cm" draw:start-shape="id150" draw:start-glue-point="1" svg:d="M3289 6869h598v4h96">
            <text:p/>
          </draw:connector>
          <draw:circle draw:style-name="gr107" draw:text-style-name="P3" xml:id="id150" draw:id="id150" draw:layer="layout" svg:width="0.29cm" svg:height="0.29cm" svg:x="2.999cm" svg:y="6.724cm">
            <text:p/>
          </draw:circle>
          <draw:connector draw:style-name="gr108" draw:text-style-name="P7" draw:layer="layout" svg:x1="2.298cm" svg:y1="6.872cm" svg:x2="2.999cm" svg:y2="6.869cm" draw:start-shape="id151" draw:start-glue-point="1" draw:end-shape="id150" draw:end-glue-point="3" svg:d="M2298 6872h351v-3h350">
            <text:p/>
          </draw:connector>
          <draw:connector draw:style-name="gr109" draw:text-style-name="P7" draw:layer="layout" svg:x1="3.144cm" svg:y1="7.014cm" svg:x2="3.983cm" svg:y2="7.525cm" draw:start-shape="id150" draw:start-glue-point="2" svg:d="M3144 7014v506h839v5">
            <text:p/>
          </draw:connector>
          <draw:connector draw:style-name="gr110" draw:text-style-name="P7" draw:layer="layout" svg:x1="2.153cm" svg:y1="5.717cm" svg:x2="2.153cm" svg:y2="6.727cm" draw:start-shape="id148" draw:start-glue-point="2" draw:end-shape="id151" draw:end-glue-point="0" svg:d="M2153 5717v1010">
            <text:p/>
          </draw:connector>
          <draw:circle draw:style-name="gr111" draw:text-style-name="P3" xml:id="id153" draw:id="id153" draw:layer="layout" svg:width="0.29cm" svg:height="0.29cm" svg:x="2.008cm" svg:y="8.119cm">
            <text:p/>
          </draw:circle>
          <draw:connector draw:style-name="gr112" draw:text-style-name="P7" draw:layer="layout" svg:x1="3.289cm" svg:y1="8.261cm" svg:x2="3.983cm" svg:y2="8.265cm" draw:start-shape="id152" draw:start-glue-point="1" svg:d="M3289 8261h598v4h96">
            <text:p/>
          </draw:connector>
          <draw:circle draw:style-name="gr113" draw:text-style-name="P3" xml:id="id152" draw:id="id152" draw:layer="layout" svg:width="0.29cm" svg:height="0.29cm" svg:x="2.999cm" svg:y="8.116cm">
            <text:p/>
          </draw:circle>
          <draw:connector draw:style-name="gr114" draw:text-style-name="P7" draw:layer="layout" svg:x1="2.298cm" svg:y1="8.264cm" svg:x2="2.999cm" svg:y2="8.261cm" draw:start-shape="id153" draw:start-glue-point="1" draw:end-shape="id152" draw:end-glue-point="3" svg:d="M2298 8264h351v-3h350">
            <text:p/>
          </draw:connector>
          <draw:connector draw:style-name="gr115" draw:text-style-name="P7" draw:layer="layout" svg:x1="3.144cm" svg:y1="8.406cm" svg:x2="3.983cm" svg:y2="8.917cm" draw:start-shape="id152" draw:start-glue-point="2" svg:d="M3144 8406v506h839v5">
            <text:p/>
          </draw:connector>
          <draw:circle draw:style-name="gr116" draw:text-style-name="P3" xml:id="id155" draw:id="id155" draw:layer="layout" svg:width="0.29cm" svg:height="0.29cm" svg:x="2.008cm" svg:y="9.419cm">
            <text:p/>
          </draw:circle>
          <draw:connector draw:style-name="gr117" draw:text-style-name="P7" draw:layer="layout" svg:x1="3.289cm" svg:y1="9.561cm" svg:x2="3.983cm" svg:y2="9.565cm" draw:start-shape="id154" draw:start-glue-point="1" svg:d="M3289 9561h598v4h96">
            <text:p/>
          </draw:connector>
          <draw:circle draw:style-name="gr118" draw:text-style-name="P3" xml:id="id154" draw:id="id154" draw:layer="layout" svg:width="0.29cm" svg:height="0.29cm" svg:x="2.999cm" svg:y="9.416cm">
            <text:p/>
          </draw:circle>
          <draw:connector draw:style-name="gr119" draw:text-style-name="P7" draw:layer="layout" svg:x1="2.298cm" svg:y1="9.564cm" svg:x2="2.999cm" svg:y2="9.561cm" draw:start-shape="id155" draw:start-glue-point="1" draw:end-shape="id154" draw:end-glue-point="3" svg:d="M2298 9564h351v-3h350">
            <text:p/>
          </draw:connector>
          <draw:connector draw:style-name="gr120" draw:text-style-name="P7" draw:layer="layout" svg:x1="3.144cm" svg:y1="9.706cm" svg:x2="3.983cm" svg:y2="10.217cm" draw:start-shape="id154" draw:start-glue-point="2" svg:d="M3144 9706v506h839v5">
            <text:p/>
          </draw:connector>
          <draw:connector draw:style-name="gr121" draw:text-style-name="P7" draw:layer="layout" svg:x1="2.153cm" svg:y1="8.409cm" svg:x2="2.153cm" svg:y2="9.419cm" draw:start-shape="id153" draw:start-glue-point="2" draw:end-shape="id155" draw:end-glue-point="0" svg:d="M2153 8409v1010">
            <text:p/>
          </draw:connector>
          <draw:connector draw:style-name="gr122" draw:text-style-name="P7" draw:layer="layout" svg:x1="2.153cm" svg:y1="7.017cm" svg:x2="2.153cm" svg:y2="8.119cm" draw:start-shape="id151" draw:start-glue-point="2" draw:end-shape="id153" draw:end-glue-point="0" svg:d="M2153 7017v1102">
            <text:p/>
          </draw:connector>
          <draw:circle draw:style-name="gr123" draw:text-style-name="P3" xml:id="id157" draw:id="id157" draw:layer="layout" svg:width="0.29cm" svg:height="0.29cm" svg:x="2.008cm" svg:y="10.619cm">
            <text:p/>
          </draw:circle>
          <draw:connector draw:style-name="gr124" draw:text-style-name="P7" draw:layer="layout" svg:x1="3.289cm" svg:y1="10.761cm" svg:x2="3.983cm" svg:y2="10.765cm" draw:start-shape="id156" draw:start-glue-point="1" svg:d="M3289 10761h598v4h96">
            <text:p/>
          </draw:connector>
          <draw:circle draw:style-name="gr125" draw:text-style-name="P3" xml:id="id156" draw:id="id156" draw:layer="layout" svg:width="0.29cm" svg:height="0.29cm" svg:x="2.999cm" svg:y="10.616cm">
            <text:p/>
          </draw:circle>
          <draw:connector draw:style-name="gr126" draw:text-style-name="P7" draw:layer="layout" svg:x1="2.298cm" svg:y1="10.764cm" svg:x2="2.999cm" svg:y2="10.761cm" draw:start-shape="id157" draw:start-glue-point="1" draw:end-shape="id156" draw:end-glue-point="3" svg:d="M2298 10764h351v-3h350">
            <text:p/>
          </draw:connector>
          <draw:connector draw:style-name="gr127" draw:text-style-name="P7" draw:layer="layout" svg:x1="3.144cm" svg:y1="10.906cm" svg:x2="3.983cm" svg:y2="11.417cm" draw:start-shape="id156" draw:start-glue-point="2" svg:d="M3144 10906v506h839v5">
            <text:p/>
          </draw:connector>
          <draw:circle draw:style-name="gr128" draw:text-style-name="P3" xml:id="id159" draw:id="id159" draw:layer="layout" svg:width="0.29cm" svg:height="0.29cm" svg:x="2.008cm" svg:y="11.919cm">
            <text:p/>
          </draw:circle>
          <draw:connector draw:style-name="gr129" draw:text-style-name="P7" draw:layer="layout" svg:x1="3.289cm" svg:y1="12.061cm" svg:x2="3.983cm" svg:y2="12.065cm" draw:start-shape="id158" draw:start-glue-point="1" svg:d="M3289 12061h598v4h96">
            <text:p/>
          </draw:connector>
          <draw:circle draw:style-name="gr130" draw:text-style-name="P3" xml:id="id158" draw:id="id158" draw:layer="layout" svg:width="0.29cm" svg:height="0.29cm" svg:x="2.999cm" svg:y="11.916cm">
            <text:p/>
          </draw:circle>
          <draw:connector draw:style-name="gr131" draw:text-style-name="P7" draw:layer="layout" svg:x1="2.298cm" svg:y1="12.064cm" svg:x2="2.999cm" svg:y2="12.061cm" draw:start-shape="id159" draw:start-glue-point="1" draw:end-shape="id158" draw:end-glue-point="3" svg:d="M2298 12064h351v-3h350">
            <text:p/>
          </draw:connector>
          <draw:connector draw:style-name="gr132" draw:text-style-name="P7" draw:layer="layout" svg:x1="3.144cm" svg:y1="12.206cm" svg:x2="3.983cm" svg:y2="12.717cm" draw:start-shape="id158" draw:start-glue-point="2" svg:d="M3144 12206v506h839v5">
            <text:p/>
          </draw:connector>
          <draw:connector draw:style-name="gr133" draw:text-style-name="P7" draw:layer="layout" svg:x1="2.153cm" svg:y1="10.909cm" svg:x2="2.153cm" svg:y2="11.919cm" draw:start-shape="id157" draw:start-glue-point="2" draw:end-shape="id159" draw:end-glue-point="0" svg:d="M2153 10909v1010">
            <text:p/>
          </draw:connector>
          <draw:connector draw:style-name="gr134" draw:text-style-name="P7" draw:layer="layout" svg:x1="2.153cm" svg:y1="12.209cm" svg:x2="3.983cm" svg:y2="13.376cm" draw:start-shape="id159" draw:start-glue-point="2" draw:end-shape="id160" draw:end-glue-point="5" svg:d="M2153 12209v1167h1830">
            <text:p/>
          </draw:connector>
          <draw:connector draw:style-name="gr135" draw:text-style-name="P7" draw:layer="layout" svg:x1="2.153cm" svg:y1="9.709cm" svg:x2="2.153cm" svg:y2="10.619cm" draw:start-shape="id155" draw:start-glue-point="2" draw:end-shape="id157" draw:end-glue-point="0" svg:d="M2153 9709v910">
            <text:p/>
          </draw:connector>
          <draw:circle draw:style-name="gr136" draw:text-style-name="P7" xml:id="id162" draw:id="id162" draw:layer="layout" svg:width="0.29cm" svg:height="0.29cm" svg:x="5.4cm" svg:y="5.399cm">
            <text:p/>
          </draw:circle>
          <draw:connector draw:style-name="gr137" draw:text-style-name="P7" draw:layer="layout" svg:x1="4.636cm" svg:y1="5.545cm" svg:x2="5.4cm" svg:y2="5.544cm" draw:start-shape="id161" draw:start-glue-point="7" draw:end-shape="id162" draw:end-glue-point="3" svg:d="M4636 5545h382v-1h382">
            <text:p/>
          </draw:connector>
          <draw:connector draw:style-name="gr138" draw:text-style-name="P7" xml:id="id163" draw:id="id163" draw:layer="layout" svg:x1="4.536cm" svg:y1="6.198cm" svg:x2="5.402cm" svg:y2="6.197cm" svg:d="M4536 6198h433v-1h433">
            <text:p/>
          </draw:connector>
          <draw:connector draw:style-name="gr139" draw:text-style-name="P7" draw:layer="layout" draw:line-skew="-0.66cm" svg:x1="5.402cm" svg:y1="6.197cm" svg:x2="5.545cm" svg:y2="5.689cm" draw:start-shape="id163" draw:start-glue-point="3" draw:end-shape="id162" draw:end-glue-point="2" svg:d="M5402 6197v-8h143v-500">
            <text:p/>
          </draw:connector>
          <draw:circle draw:style-name="gr140" draw:text-style-name="P7" xml:id="id164" draw:id="id164" draw:layer="layout" svg:width="0.29cm" svg:height="0.29cm" svg:x="6.3cm" svg:y="6.699cm">
            <text:p/>
          </draw:circle>
          <draw:connector draw:style-name="gr141" draw:text-style-name="P7" draw:layer="layout" svg:x1="5.69cm" svg:y1="5.544cm" svg:x2="6.445cm" svg:y2="6.699cm" draw:start-shape="id162" draw:start-glue-point="1" draw:end-shape="id164" draw:end-glue-point="0" svg:d="M5690 5544h755v1155">
            <text:p/>
          </draw:connector>
          <draw:circle draw:style-name="gr142" draw:text-style-name="P7" xml:id="id166" draw:id="id166" draw:layer="layout" svg:width="0.29cm" svg:height="0.29cm" svg:x="5.4cm" svg:y="6.699cm">
            <text:p/>
          </draw:circle>
          <draw:connector draw:style-name="gr143" draw:text-style-name="P7" draw:layer="layout" svg:x1="4.636cm" svg:y1="6.85cm" svg:x2="5.4cm" svg:y2="6.844cm" draw:start-shape="id165" draw:start-glue-point="7" draw:end-shape="id166" draw:end-glue-point="3" svg:d="M4636 6850h382v-6h382">
            <text:p/>
          </draw:connector>
          <draw:connector draw:style-name="gr144" draw:text-style-name="P7" draw:layer="layout" svg:x1="5.69cm" svg:y1="6.844cm" svg:x2="6.3cm" svg:y2="6.844cm" draw:start-shape="id166" draw:start-glue-point="1" draw:end-shape="id164" draw:end-glue-point="3" svg:d="M5690 6844h610">
            <text:p/>
          </draw:connector>
          <draw:connector draw:style-name="gr145" draw:text-style-name="P7" xml:id="id168" draw:id="id168" draw:layer="layout" svg:x1="4.636cm" svg:y1="7.503cm" svg:x2="5.414cm" svg:y2="7.487cm" draw:start-shape="id167" draw:start-glue-point="7" svg:d="M4636 7503h640v-16h138">
            <text:p/>
          </draw:connector>
          <draw:connector draw:style-name="gr146" draw:text-style-name="P7" draw:layer="layout" svg:x1="5.414cm" svg:y1="7.487cm" svg:x2="5.545cm" svg:y2="6.989cm" draw:start-shape="id168" draw:start-glue-point="3" draw:end-shape="id166" draw:end-glue-point="2" svg:d="M5414 7487h131v-498">
            <text:p/>
          </draw:connector>
          <draw:circle draw:style-name="gr147" draw:text-style-name="P7" xml:id="id170" draw:id="id170" draw:layer="layout" svg:width="0.29cm" svg:height="0.29cm" svg:x="5.4cm" svg:y="8.029cm">
            <text:p/>
          </draw:circle>
          <draw:connector draw:style-name="gr148" draw:text-style-name="P7" draw:layer="layout" svg:x1="4.637cm" svg:y1="8.155cm" svg:x2="5.4cm" svg:y2="8.174cm" draw:start-shape="id169" draw:start-glue-point="7" draw:end-shape="id170" draw:end-glue-point="3" svg:d="M4637 8155h382v19h381">
            <text:p/>
          </draw:connector>
          <draw:connector draw:style-name="gr149" draw:text-style-name="P7" xml:id="id172" draw:id="id172" draw:layer="layout" svg:x1="4.636cm" svg:y1="8.808cm" svg:x2="5.402cm" svg:y2="8.827cm" draw:start-shape="id171" draw:start-glue-point="7" svg:d="M4636 8808h634v19h132">
            <text:p/>
          </draw:connector>
          <draw:connector draw:style-name="gr150" draw:text-style-name="P7" draw:layer="layout" draw:line-skew="-0.631cm" svg:x1="5.402cm" svg:y1="8.827cm" svg:x2="5.545cm" svg:y2="8.319cm" draw:start-shape="id172" draw:start-glue-point="3" draw:end-shape="id170" draw:end-glue-point="2" svg:d="M5402 8827h143v-508">
            <text:p/>
          </draw:connector>
          <draw:circle draw:style-name="gr151" draw:text-style-name="P7" xml:id="id175" draw:id="id175" draw:layer="layout" svg:width="0.29cm" svg:height="0.29cm" svg:x="6.3cm" svg:y="9.329cm">
            <text:p/>
          </draw:circle>
          <draw:connector draw:style-name="gr152" draw:text-style-name="P7" draw:layer="layout" svg:x1="5.69cm" svg:y1="8.174cm" svg:x2="6.3cm" svg:y2="8.154cm" draw:start-shape="id170" draw:start-glue-point="1" draw:end-shape="id173" draw:end-glue-point="3" svg:d="M5690 8174h305v-20h305">
            <text:p/>
          </draw:connector>
          <draw:circle draw:style-name="gr153" draw:text-style-name="P7" xml:id="id174" draw:id="id174" draw:layer="layout" svg:width="0.29cm" svg:height="0.29cm" svg:x="5.4cm" svg:y="9.329cm">
            <text:p/>
          </draw:circle>
          <draw:connector draw:style-name="gr154" draw:text-style-name="P7" draw:layer="layout" svg:x1="4.636cm" svg:y1="9.48cm" svg:x2="5.4cm" svg:y2="9.474cm" draw:end-shape="id174" draw:end-glue-point="3" svg:d="M4636 9480h132v-6h632">
            <text:p/>
          </draw:connector>
          <draw:connector draw:style-name="gr155" draw:text-style-name="P7" draw:layer="layout" svg:x1="5.69cm" svg:y1="9.474cm" svg:x2="6.3cm" svg:y2="9.474cm" draw:start-shape="id174" draw:start-glue-point="1" draw:end-shape="id175" draw:end-glue-point="3" svg:d="M5690 9474h610">
            <text:p/>
          </draw:connector>
          <draw:connector draw:style-name="gr156" draw:text-style-name="P7" xml:id="id177" draw:id="id177" draw:layer="layout" svg:x1="4.636cm" svg:y1="10.113cm" svg:x2="5.414cm" svg:y2="10.117cm" draw:start-shape="id176" draw:start-glue-point="7" svg:d="M4636 10113h640v4h138">
            <text:p/>
          </draw:connector>
          <draw:connector draw:style-name="gr157" draw:text-style-name="P7" draw:layer="layout" draw:line-skew="-0.646cm" svg:x1="5.414cm" svg:y1="10.117cm" svg:x2="5.545cm" svg:y2="9.619cm" draw:start-shape="id177" draw:start-glue-point="3" draw:end-shape="id174" draw:end-glue-point="2" svg:d="M5414 10117h131v-498">
            <text:p/>
          </draw:connector>
          <draw:circle draw:style-name="gr158" draw:text-style-name="P7" xml:id="id179" draw:id="id179" draw:layer="layout" svg:width="0.29cm" svg:height="0.29cm" svg:x="5.4cm" svg:y="10.616cm">
            <text:p/>
          </draw:circle>
          <draw:connector draw:style-name="gr159" draw:text-style-name="P7" draw:layer="layout" svg:x1="4.636cm" svg:y1="10.766cm" svg:x2="5.4cm" svg:y2="10.761cm" draw:start-shape="id178" draw:start-glue-point="7" draw:end-shape="id179" draw:end-glue-point="3" svg:d="M4636 10766h382v-5h382">
            <text:p/>
          </draw:connector>
          <draw:connector draw:style-name="gr160" draw:text-style-name="P7" xml:id="id181" draw:id="id181" draw:layer="layout" svg:x1="4.636cm" svg:y1="11.419cm" svg:x2="5.402cm" svg:y2="11.414cm" draw:start-shape="id180" draw:start-glue-point="7" svg:d="M4636 11419h634v-5h132">
            <text:p/>
          </draw:connector>
          <draw:connector draw:style-name="gr161" draw:text-style-name="P7" draw:layer="layout" svg:x1="5.402cm" svg:y1="11.414cm" svg:x2="5.545cm" svg:y2="10.906cm" draw:start-shape="id181" draw:start-glue-point="3" draw:end-shape="id179" draw:end-glue-point="2" svg:d="M5402 11414h143v-508">
            <text:p/>
          </draw:connector>
          <draw:circle draw:style-name="gr162" draw:text-style-name="P7" xml:id="id184" draw:id="id184" draw:layer="layout" svg:width="0.29cm" svg:height="0.29cm" svg:x="6.3cm" svg:y="11.916cm">
            <text:p/>
          </draw:circle>
          <draw:connector draw:style-name="gr163" draw:text-style-name="P7" draw:layer="layout" svg:x1="5.69cm" svg:y1="10.761cm" svg:x2="6.3cm" svg:y2="10.774cm" draw:start-shape="id179" draw:start-glue-point="1" draw:end-shape="id182" draw:end-glue-point="3" svg:d="M5690 10761h305v13h305">
            <text:p/>
          </draw:connector>
          <draw:circle draw:style-name="gr164" draw:text-style-name="P7" xml:id="id183" draw:id="id183" draw:layer="layout" svg:width="0.29cm" svg:height="0.29cm" svg:x="5.4cm" svg:y="11.916cm">
            <text:p/>
          </draw:circle>
          <draw:connector draw:style-name="gr165" draw:text-style-name="P7" draw:layer="layout" svg:x1="4.636cm" svg:y1="12.067cm" svg:x2="5.4cm" svg:y2="12.061cm" draw:end-shape="id183" draw:end-glue-point="3" svg:d="M4636 12067h132v-6h632">
            <text:p/>
          </draw:connector>
          <draw:connector draw:style-name="gr166" draw:text-style-name="P7" draw:layer="layout" svg:x1="5.69cm" svg:y1="12.061cm" svg:x2="6.3cm" svg:y2="12.061cm" draw:start-shape="id183" draw:start-glue-point="1" draw:end-shape="id184" draw:end-glue-point="3" svg:d="M5690 12061h610">
            <text:p/>
          </draw:connector>
          <draw:connector draw:style-name="gr167" draw:text-style-name="P7" xml:id="id187" draw:id="id187" draw:layer="layout" svg:x1="4.636cm" svg:y1="12.724cm" svg:x2="5.414cm" svg:y2="12.704cm" draw:start-shape="id185" draw:start-glue-point="7" svg:d="M4636 12724h640v-20h138">
            <text:p/>
          </draw:connector>
          <draw:circle draw:style-name="gr168" draw:text-style-name="P7" xml:id="id173" draw:id="id173" draw:layer="layout" svg:width="0.29cm" svg:height="0.29cm" svg:x="6.3cm" svg:y="8.009cm">
            <text:p/>
          </draw:circle>
          <draw:connector draw:style-name="gr169" draw:text-style-name="P7" draw:layer="layout" svg:x1="6.445cm" svg:y1="6.989cm" svg:x2="6.445cm" svg:y2="8.009cm" draw:start-shape="id164" draw:start-glue-point="2" draw:end-shape="id173" draw:end-glue-point="0" svg:d="M6445 6989v1020">
            <text:p/>
          </draw:connector>
          <draw:connector draw:style-name="gr170" draw:text-style-name="P7" draw:layer="layout" svg:x1="6.445cm" svg:y1="8.299cm" svg:x2="6.445cm" svg:y2="9.329cm" draw:start-shape="id173" draw:start-glue-point="2" draw:end-shape="id175" draw:end-glue-point="0" svg:d="M6445 8299v1030">
            <text:p/>
          </draw:connector>
          <draw:circle draw:style-name="gr171" draw:text-style-name="P7" xml:id="id182" draw:id="id182" draw:layer="layout" svg:width="0.29cm" svg:height="0.29cm" svg:x="6.3cm" svg:y="10.629cm">
            <text:p/>
          </draw:circle>
          <draw:connector draw:style-name="gr172" draw:text-style-name="P7" draw:layer="layout" svg:x1="6.445cm" svg:y1="9.619cm" svg:x2="6.445cm" svg:y2="10.629cm" draw:start-shape="id175" draw:start-glue-point="2" draw:end-shape="id182" draw:end-glue-point="0" svg:d="M6445 9619v1010">
            <text:p/>
          </draw:connector>
          <draw:connector draw:style-name="gr173" draw:text-style-name="P7" draw:layer="layout" svg:x1="6.445cm" svg:y1="10.919cm" svg:x2="6.445cm" svg:y2="11.916cm" draw:start-shape="id182" draw:start-glue-point="2" draw:end-shape="id184" draw:end-glue-point="0" svg:d="M6445 10919v997">
            <text:p/>
          </draw:connector>
          <draw:connector draw:style-name="gr174" draw:text-style-name="P7" draw:layer="layout" svg:x1="6.445cm" svg:y1="12.206cm" svg:x2="6.443cm" svg:y2="13.93cm" draw:start-shape="id184" draw:start-glue-point="2" draw:end-shape="id186" draw:end-glue-point="0" svg:d="M6445 12206v862h-2v862">
            <text:p/>
          </draw:connector>
          <draw:connector draw:style-name="gr175" draw:text-style-name="P7" draw:layer="layout" svg:x1="4.636cm" svg:y1="13.376cm" svg:x2="6.298cm" svg:y2="14.075cm" draw:start-shape="id160" draw:start-glue-point="7" draw:end-shape="id186" draw:end-glue-point="3" svg:d="M4636 13376h831v699h831">
            <text:p/>
          </draw:connector>
          <draw:connector draw:style-name="gr176" draw:text-style-name="P7" draw:layer="layout" svg:x1="5.414cm" svg:y1="12.704cm" svg:x2="5.545cm" svg:y2="12.206cm" draw:start-shape="id187" draw:start-glue-point="3" draw:end-shape="id183" draw:end-glue-point="2" svg:d="M5414 12704h131v-498">
            <text:p/>
          </draw:connector>
          <draw:custom-shape draw:style-name="gr177" draw:text-style-name="P9" xml:id="id205" draw:id="id205" draw:layer="layout" svg:width="0.653cm" svg:height="0.653cm" svg:x="8.872cm" svg:y="6.496cm">
            <text:p text:style-name="P8"><text:span text:style-name="T6">„</text:span><text:span text:style-name="T6">P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78" draw:text-style-name="P9" xml:id="id209" draw:id="id209" draw:layer="layout" svg:width="0.651cm" svg:height="0.653cm" svg:x="8.875cm" svg:y="7.801cm">
            <text:p text:style-name="P8"><text:span text:style-name="T6">„</text:span><text:span text:style-name="T6">R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79" draw:text-style-name="P9" xml:id="id201" draw:id="id201" draw:layer="layout" svg:width="0.653cm" svg:height="0.653cm" svg:x="8.872cm" svg:y="5.191cm">
            <text:p text:style-name="P8"><text:span text:style-name="T6">„</text:span><text:span text:style-name="T6">N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80" draw:text-style-name="P9" draw:layer="layout" svg:width="0.653cm" svg:height="0.653cm" svg:x="8.872cm" svg:y="5.844cm">
            <text:p text:style-name="P8"><text:span text:style-name="T6">„</text:span><text:span text:style-name="T6">O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81" draw:text-style-name="P9" xml:id="id207" draw:id="id207" draw:layer="layout" svg:width="0.653cm" svg:height="0.653cm" svg:x="8.872cm" svg:y="7.149cm">
            <text:p text:style-name="P8"><text:span text:style-name="T6">„</text:span><text:span text:style-name="T6">Q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82" draw:text-style-name="P9" xml:id="id211" draw:id="id211" draw:layer="layout" svg:width="0.653cm" svg:height="0.653cm" svg:x="8.872cm" svg:y="8.454cm">
            <text:p text:style-name="P8"><text:span text:style-name="T6">„</text:span><text:span text:style-name="T6">S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83" draw:text-style-name="P9" xml:id="id216" draw:id="id216" draw:layer="layout" svg:width="0.653cm" svg:height="0.653cm" svg:x="8.872cm" svg:y="9.759cm">
            <text:p text:style-name="P8"><text:span text:style-name="T6">„</text:span><text:span text:style-name="T6">U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84" draw:text-style-name="P9" draw:layer="layout" svg:width="0.653cm" svg:height="0.653cm" svg:x="8.872cm" svg:y="9.111cm">
            <text:p text:style-name="P8"><text:span text:style-name="T6">„</text:span><text:span text:style-name="T6">T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85" draw:text-style-name="P9" xml:id="id223" draw:id="id223" draw:layer="layout" svg:width="0.653cm" svg:height="0.653cm" svg:x="8.872cm" svg:y="11.717cm">
            <text:p text:style-name="P8"><text:span text:style-name="T6">„</text:span><text:span text:style-name="T6">X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86" draw:text-style-name="P9" xml:id="id200" draw:id="id200" draw:layer="layout" svg:width="0.653cm" svg:height="0.653cm" svg:x="8.872cm" svg:y="13.022cm">
            <text:p text:style-name="P8"><text:span text:style-name="T6">„</text:span><text:span text:style-name="T6">Z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87" draw:text-style-name="P9" xml:id="id218" draw:id="id218" draw:layer="layout" svg:width="0.653cm" svg:height="0.653cm" svg:x="8.872cm" svg:y="10.412cm">
            <text:p text:style-name="P8"><text:span text:style-name="T6">„</text:span><text:span text:style-name="T6">V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88" draw:text-style-name="P9" xml:id="id220" draw:id="id220" draw:layer="layout" svg:width="0.653cm" svg:height="0.653cm" svg:x="8.872cm" svg:y="11.065cm">
            <text:p text:style-name="P8"><text:span text:style-name="T6">„</text:span><text:span text:style-name="T6">W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89" draw:text-style-name="P9" xml:id="id226" draw:id="id226" draw:layer="layout" svg:width="0.653cm" svg:height="0.653cm" svg:x="8.872cm" svg:y="12.37cm">
            <text:p text:style-name="P8"><text:span text:style-name="T6">„</text:span><text:span text:style-name="T6">Y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ircle draw:style-name="gr190" draw:text-style-name="P3" xml:id="id189" draw:id="id189" draw:layer="layout" svg:width="0.29cm" svg:height="0.29cm" svg:x="6.897cm" svg:y="5.4cm">
            <text:p/>
          </draw:circle>
          <draw:connector draw:style-name="gr191" draw:text-style-name="P7" draw:layer="layout" svg:x1="8.178cm" svg:y1="5.542cm" svg:x2="8.872cm" svg:y2="5.546cm" draw:start-shape="id188" draw:start-glue-point="1" svg:d="M8178 5542h598v4h96">
            <text:p/>
          </draw:connector>
          <draw:circle draw:style-name="gr192" draw:text-style-name="P3" xml:id="id188" draw:id="id188" draw:layer="layout" svg:width="0.29cm" svg:height="0.29cm" svg:x="7.888cm" svg:y="5.397cm">
            <text:p/>
          </draw:circle>
          <draw:connector draw:style-name="gr193" draw:text-style-name="P7" draw:layer="layout" svg:x1="7.187cm" svg:y1="5.545cm" svg:x2="7.888cm" svg:y2="5.542cm" draw:start-shape="id189" draw:start-glue-point="1" draw:end-shape="id188" draw:end-glue-point="3" svg:d="M7187 5545h351v-3h350">
            <text:p/>
          </draw:connector>
          <draw:connector draw:style-name="gr194" draw:text-style-name="P7" draw:layer="layout" svg:x1="8.033cm" svg:y1="5.687cm" svg:x2="8.872cm" svg:y2="6.198cm" draw:start-shape="id188" draw:start-glue-point="2" svg:d="M8033 5687v506h839v5">
            <text:p/>
          </draw:connector>
          <draw:circle draw:style-name="gr195" draw:text-style-name="P3" xml:id="id191" draw:id="id191" draw:layer="layout" svg:width="0.29cm" svg:height="0.29cm" svg:x="6.897cm" svg:y="6.7cm">
            <text:p/>
          </draw:circle>
          <draw:connector draw:style-name="gr196" draw:text-style-name="P7" draw:layer="layout" svg:x1="8.178cm" svg:y1="6.842cm" svg:x2="8.872cm" svg:y2="6.846cm" draw:start-shape="id190" draw:start-glue-point="1" svg:d="M8178 6842h598v4h96">
            <text:p/>
          </draw:connector>
          <draw:circle draw:style-name="gr197" draw:text-style-name="P3" xml:id="id190" draw:id="id190" draw:layer="layout" svg:width="0.29cm" svg:height="0.29cm" svg:x="7.888cm" svg:y="6.697cm">
            <text:p/>
          </draw:circle>
          <draw:connector draw:style-name="gr198" draw:text-style-name="P7" draw:layer="layout" svg:x1="7.187cm" svg:y1="6.845cm" svg:x2="7.888cm" svg:y2="6.842cm" draw:start-shape="id191" draw:start-glue-point="1" draw:end-shape="id190" draw:end-glue-point="3" svg:d="M7187 6845h351v-3h350">
            <text:p/>
          </draw:connector>
          <draw:connector draw:style-name="gr199" draw:text-style-name="P7" draw:layer="layout" svg:x1="8.033cm" svg:y1="6.987cm" svg:x2="8.872cm" svg:y2="7.498cm" draw:start-shape="id190" draw:start-glue-point="2" svg:d="M8033 6987v506h839v5">
            <text:p/>
          </draw:connector>
          <draw:connector draw:style-name="gr200" draw:text-style-name="P7" draw:layer="layout" svg:x1="7.042cm" svg:y1="5.69cm" svg:x2="7.042cm" svg:y2="6.7cm" draw:start-shape="id189" draw:start-glue-point="2" draw:end-shape="id191" draw:end-glue-point="0" svg:d="M7042 5690v1010">
            <text:p/>
          </draw:connector>
          <draw:circle draw:style-name="gr201" draw:text-style-name="P3" xml:id="id193" draw:id="id193" draw:layer="layout" svg:width="0.29cm" svg:height="0.29cm" svg:x="6.897cm" svg:y="8.092cm">
            <text:p/>
          </draw:circle>
          <draw:connector draw:style-name="gr202" draw:text-style-name="P7" draw:layer="layout" svg:x1="8.178cm" svg:y1="8.234cm" svg:x2="8.872cm" svg:y2="8.238cm" draw:start-shape="id192" draw:start-glue-point="1" svg:d="M8178 8234h598v4h96">
            <text:p/>
          </draw:connector>
          <draw:circle draw:style-name="gr203" draw:text-style-name="P3" xml:id="id192" draw:id="id192" draw:layer="layout" svg:width="0.29cm" svg:height="0.29cm" svg:x="7.888cm" svg:y="8.089cm">
            <text:p/>
          </draw:circle>
          <draw:connector draw:style-name="gr204" draw:text-style-name="P7" draw:layer="layout" svg:x1="7.187cm" svg:y1="8.237cm" svg:x2="7.888cm" svg:y2="8.234cm" draw:start-shape="id193" draw:start-glue-point="1" draw:end-shape="id192" draw:end-glue-point="3" svg:d="M7187 8237h351v-3h350">
            <text:p/>
          </draw:connector>
          <draw:connector draw:style-name="gr205" draw:text-style-name="P7" draw:layer="layout" svg:x1="8.033cm" svg:y1="8.379cm" svg:x2="8.872cm" svg:y2="8.89cm" draw:start-shape="id192" draw:start-glue-point="2" svg:d="M8033 8379v506h839v5">
            <text:p/>
          </draw:connector>
          <draw:circle draw:style-name="gr206" draw:text-style-name="P3" xml:id="id195" draw:id="id195" draw:layer="layout" svg:width="0.29cm" svg:height="0.29cm" svg:x="6.897cm" svg:y="9.392cm">
            <text:p/>
          </draw:circle>
          <draw:connector draw:style-name="gr207" draw:text-style-name="P7" draw:layer="layout" svg:x1="8.178cm" svg:y1="9.534cm" svg:x2="8.872cm" svg:y2="9.538cm" draw:start-shape="id194" draw:start-glue-point="1" svg:d="M8178 9534h598v4h96">
            <text:p/>
          </draw:connector>
          <draw:circle draw:style-name="gr208" draw:text-style-name="P3" xml:id="id194" draw:id="id194" draw:layer="layout" svg:width="0.29cm" svg:height="0.29cm" svg:x="7.888cm" svg:y="9.389cm">
            <text:p/>
          </draw:circle>
          <draw:connector draw:style-name="gr209" draw:text-style-name="P7" draw:layer="layout" svg:x1="7.187cm" svg:y1="9.537cm" svg:x2="7.888cm" svg:y2="9.534cm" draw:start-shape="id195" draw:start-glue-point="1" draw:end-shape="id194" draw:end-glue-point="3" svg:d="M7187 9537h351v-3h350">
            <text:p/>
          </draw:connector>
          <draw:connector draw:style-name="gr210" draw:text-style-name="P7" draw:layer="layout" svg:x1="8.033cm" svg:y1="9.679cm" svg:x2="8.872cm" svg:y2="10.19cm" draw:start-shape="id194" draw:start-glue-point="2" svg:d="M8033 9679v506h839v5">
            <text:p/>
          </draw:connector>
          <draw:connector draw:style-name="gr211" draw:text-style-name="P7" draw:layer="layout" svg:x1="7.042cm" svg:y1="8.382cm" svg:x2="7.042cm" svg:y2="9.392cm" draw:start-shape="id193" draw:start-glue-point="2" draw:end-shape="id195" draw:end-glue-point="0" svg:d="M7042 8382v1010">
            <text:p/>
          </draw:connector>
          <draw:connector draw:style-name="gr212" draw:text-style-name="P7" draw:layer="layout" svg:x1="7.042cm" svg:y1="6.99cm" svg:x2="7.042cm" svg:y2="8.092cm" draw:start-shape="id191" draw:start-glue-point="2" draw:end-shape="id193" draw:end-glue-point="0" svg:d="M7042 6990v1102">
            <text:p/>
          </draw:connector>
          <draw:circle draw:style-name="gr213" draw:text-style-name="P3" xml:id="id197" draw:id="id197" draw:layer="layout" svg:width="0.29cm" svg:height="0.29cm" svg:x="6.897cm" svg:y="10.592cm">
            <text:p/>
          </draw:circle>
          <draw:connector draw:style-name="gr214" draw:text-style-name="P7" draw:layer="layout" svg:x1="8.178cm" svg:y1="10.734cm" svg:x2="8.872cm" svg:y2="10.738cm" draw:start-shape="id196" draw:start-glue-point="1" svg:d="M8178 10734h598v4h96">
            <text:p/>
          </draw:connector>
          <draw:circle draw:style-name="gr215" draw:text-style-name="P3" xml:id="id196" draw:id="id196" draw:layer="layout" svg:width="0.29cm" svg:height="0.29cm" svg:x="7.888cm" svg:y="10.589cm">
            <text:p/>
          </draw:circle>
          <draw:connector draw:style-name="gr216" draw:text-style-name="P7" draw:layer="layout" svg:x1="7.187cm" svg:y1="10.737cm" svg:x2="7.888cm" svg:y2="10.734cm" draw:start-shape="id197" draw:start-glue-point="1" draw:end-shape="id196" draw:end-glue-point="3" svg:d="M7187 10737h351v-3h350">
            <text:p/>
          </draw:connector>
          <draw:connector draw:style-name="gr217" draw:text-style-name="P7" draw:layer="layout" svg:x1="8.033cm" svg:y1="10.879cm" svg:x2="8.872cm" svg:y2="11.39cm" draw:start-shape="id196" draw:start-glue-point="2" svg:d="M8033 10879v506h839v5">
            <text:p/>
          </draw:connector>
          <draw:circle draw:style-name="gr218" draw:text-style-name="P3" xml:id="id199" draw:id="id199" draw:layer="layout" svg:width="0.29cm" svg:height="0.29cm" svg:x="6.897cm" svg:y="11.892cm">
            <text:p/>
          </draw:circle>
          <draw:connector draw:style-name="gr219" draw:text-style-name="P7" draw:layer="layout" svg:x1="8.178cm" svg:y1="12.034cm" svg:x2="8.872cm" svg:y2="12.038cm" draw:start-shape="id198" draw:start-glue-point="1" svg:d="M8178 12034h598v4h96">
            <text:p/>
          </draw:connector>
          <draw:circle draw:style-name="gr220" draw:text-style-name="P3" xml:id="id198" draw:id="id198" draw:layer="layout" svg:width="0.29cm" svg:height="0.29cm" svg:x="7.888cm" svg:y="11.889cm">
            <text:p/>
          </draw:circle>
          <draw:connector draw:style-name="gr221" draw:text-style-name="P7" draw:layer="layout" svg:x1="7.187cm" svg:y1="12.037cm" svg:x2="7.888cm" svg:y2="12.034cm" draw:start-shape="id199" draw:start-glue-point="1" draw:end-shape="id198" draw:end-glue-point="3" svg:d="M7187 12037h351v-3h350">
            <text:p/>
          </draw:connector>
          <draw:connector draw:style-name="gr222" draw:text-style-name="P7" draw:layer="layout" svg:x1="8.033cm" svg:y1="12.179cm" svg:x2="8.872cm" svg:y2="12.69cm" draw:start-shape="id198" draw:start-glue-point="2" svg:d="M8033 12179v506h839v5">
            <text:p/>
          </draw:connector>
          <draw:connector draw:style-name="gr223" draw:text-style-name="P7" draw:layer="layout" svg:x1="7.042cm" svg:y1="10.882cm" svg:x2="7.042cm" svg:y2="11.892cm" draw:start-shape="id197" draw:start-glue-point="2" draw:end-shape="id199" draw:end-glue-point="0" svg:d="M7042 10882v1010">
            <text:p/>
          </draw:connector>
          <draw:connector draw:style-name="gr224" draw:text-style-name="P7" draw:layer="layout" svg:x1="7.042cm" svg:y1="12.182cm" svg:x2="8.872cm" svg:y2="13.349cm" draw:start-shape="id199" draw:start-glue-point="2" draw:end-shape="id200" draw:end-glue-point="5" svg:d="M7042 12182v1167h1830">
            <text:p/>
          </draw:connector>
          <draw:connector draw:style-name="gr225" draw:text-style-name="P7" draw:layer="layout" svg:x1="7.042cm" svg:y1="9.682cm" svg:x2="7.042cm" svg:y2="10.592cm" draw:start-shape="id195" draw:start-glue-point="2" draw:end-shape="id197" draw:end-glue-point="0" svg:d="M7042 9682v910">
            <text:p/>
          </draw:connector>
          <draw:circle draw:style-name="gr226" draw:text-style-name="P7" xml:id="id202" draw:id="id202" draw:layer="layout" svg:width="0.29cm" svg:height="0.29cm" svg:x="10.289cm" svg:y="5.372cm">
            <text:p/>
          </draw:circle>
          <draw:connector draw:style-name="gr227" draw:text-style-name="P7" draw:layer="layout" svg:x1="9.525cm" svg:y1="5.518cm" svg:x2="10.289cm" svg:y2="5.517cm" draw:start-shape="id201" draw:start-glue-point="7" draw:end-shape="id202" draw:end-glue-point="3" svg:d="M9525 5518h382v-1h382">
            <text:p/>
          </draw:connector>
          <draw:connector draw:style-name="gr228" draw:text-style-name="P7" xml:id="id203" draw:id="id203" draw:layer="layout" svg:x1="9.425cm" svg:y1="6.171cm" svg:x2="10.291cm" svg:y2="6.17cm" svg:d="M9425 6171h433v-1h433">
            <text:p/>
          </draw:connector>
          <draw:connector draw:style-name="gr229" draw:text-style-name="P7" draw:layer="layout" draw:line-skew="-0.66cm" svg:x1="10.291cm" svg:y1="6.17cm" svg:x2="10.434cm" svg:y2="5.662cm" draw:start-shape="id203" draw:start-glue-point="3" draw:end-shape="id202" draw:end-glue-point="2" svg:d="M10291 6170v-8h143v-500">
            <text:p/>
          </draw:connector>
          <draw:circle draw:style-name="gr230" draw:text-style-name="P7" xml:id="id204" draw:id="id204" draw:layer="layout" svg:width="0.29cm" svg:height="0.29cm" svg:x="11.189cm" svg:y="6.672cm">
            <text:p/>
          </draw:circle>
          <draw:connector draw:style-name="gr231" draw:text-style-name="P7" draw:layer="layout" svg:x1="10.579cm" svg:y1="5.517cm" svg:x2="11.334cm" svg:y2="6.672cm" draw:start-shape="id202" draw:start-glue-point="1" draw:end-shape="id204" draw:end-glue-point="0" svg:d="M10579 5517h755v1155">
            <text:p/>
          </draw:connector>
          <draw:circle draw:style-name="gr232" draw:text-style-name="P7" xml:id="id206" draw:id="id206" draw:layer="layout" svg:width="0.29cm" svg:height="0.29cm" svg:x="10.289cm" svg:y="6.672cm">
            <text:p/>
          </draw:circle>
          <draw:connector draw:style-name="gr233" draw:text-style-name="P7" draw:layer="layout" svg:x1="9.525cm" svg:y1="6.823cm" svg:x2="10.289cm" svg:y2="6.817cm" draw:start-shape="id205" draw:start-glue-point="7" draw:end-shape="id206" draw:end-glue-point="3" svg:d="M9525 6823h382v-6h382">
            <text:p/>
          </draw:connector>
          <draw:connector draw:style-name="gr234" draw:text-style-name="P7" draw:layer="layout" svg:x1="10.579cm" svg:y1="6.817cm" svg:x2="11.189cm" svg:y2="6.817cm" draw:start-shape="id206" draw:start-glue-point="1" draw:end-shape="id204" draw:end-glue-point="3" svg:d="M10579 6817h610">
            <text:p/>
          </draw:connector>
          <draw:connector draw:style-name="gr235" draw:text-style-name="P7" xml:id="id208" draw:id="id208" draw:layer="layout" svg:x1="9.525cm" svg:y1="7.476cm" svg:x2="10.303cm" svg:y2="7.46cm" draw:start-shape="id207" draw:start-glue-point="7" svg:d="M9525 7476h640v-16h138">
            <text:p/>
          </draw:connector>
          <draw:connector draw:style-name="gr236" draw:text-style-name="P7" draw:layer="layout" svg:x1="10.303cm" svg:y1="7.46cm" svg:x2="10.434cm" svg:y2="6.962cm" draw:start-shape="id208" draw:start-glue-point="3" draw:end-shape="id206" draw:end-glue-point="2" svg:d="M10303 7460h131v-498">
            <text:p/>
          </draw:connector>
          <draw:circle draw:style-name="gr237" draw:text-style-name="P7" xml:id="id210" draw:id="id210" draw:layer="layout" svg:width="0.29cm" svg:height="0.29cm" svg:x="10.289cm" svg:y="8.002cm">
            <text:p/>
          </draw:circle>
          <draw:connector draw:style-name="gr238" draw:text-style-name="P7" draw:layer="layout" svg:x1="9.526cm" svg:y1="8.128cm" svg:x2="10.289cm" svg:y2="8.147cm" draw:start-shape="id209" draw:start-glue-point="7" draw:end-shape="id210" draw:end-glue-point="3" svg:d="M9526 8128h382v19h381">
            <text:p/>
          </draw:connector>
          <draw:connector draw:style-name="gr239" draw:text-style-name="P7" xml:id="id212" draw:id="id212" draw:layer="layout" svg:x1="9.525cm" svg:y1="8.781cm" svg:x2="10.291cm" svg:y2="8.8cm" draw:start-shape="id211" draw:start-glue-point="7" svg:d="M9525 8781h634v19h132">
            <text:p/>
          </draw:connector>
          <draw:connector draw:style-name="gr240" draw:text-style-name="P7" draw:layer="layout" draw:line-skew="-0.631cm" svg:x1="10.291cm" svg:y1="8.8cm" svg:x2="10.434cm" svg:y2="8.292cm" draw:start-shape="id212" draw:start-glue-point="3" draw:end-shape="id210" draw:end-glue-point="2" svg:d="M10291 8800h143v-508">
            <text:p/>
          </draw:connector>
          <draw:circle draw:style-name="gr241" draw:text-style-name="P7" xml:id="id215" draw:id="id215" draw:layer="layout" svg:width="0.29cm" svg:height="0.29cm" svg:x="11.189cm" svg:y="9.302cm">
            <text:p/>
          </draw:circle>
          <draw:connector draw:style-name="gr242" draw:text-style-name="P7" draw:layer="layout" svg:x1="10.579cm" svg:y1="8.147cm" svg:x2="11.189cm" svg:y2="8.127cm" draw:start-shape="id210" draw:start-glue-point="1" draw:end-shape="id213" draw:end-glue-point="3" svg:d="M10579 8147h305v-20h305">
            <text:p/>
          </draw:connector>
          <draw:circle draw:style-name="gr243" draw:text-style-name="P7" xml:id="id214" draw:id="id214" draw:layer="layout" svg:width="0.29cm" svg:height="0.29cm" svg:x="10.289cm" svg:y="9.302cm">
            <text:p/>
          </draw:circle>
          <draw:connector draw:style-name="gr244" draw:text-style-name="P7" draw:layer="layout" svg:x1="9.525cm" svg:y1="9.453cm" svg:x2="10.289cm" svg:y2="9.447cm" draw:end-shape="id214" draw:end-glue-point="3" svg:d="M9525 9453h132v-6h632">
            <text:p/>
          </draw:connector>
          <draw:connector draw:style-name="gr245" draw:text-style-name="P7" draw:layer="layout" svg:x1="10.579cm" svg:y1="9.447cm" svg:x2="11.189cm" svg:y2="9.447cm" draw:start-shape="id214" draw:start-glue-point="1" draw:end-shape="id215" draw:end-glue-point="3" svg:d="M10579 9447h610">
            <text:p/>
          </draw:connector>
          <draw:connector draw:style-name="gr246" draw:text-style-name="P7" xml:id="id217" draw:id="id217" draw:layer="layout" svg:x1="9.525cm" svg:y1="10.086cm" svg:x2="10.303cm" svg:y2="10.09cm" draw:start-shape="id216" draw:start-glue-point="7" svg:d="M9525 10086h640v4h138">
            <text:p/>
          </draw:connector>
          <draw:connector draw:style-name="gr247" draw:text-style-name="P7" draw:layer="layout" draw:line-skew="-0.646cm" svg:x1="10.303cm" svg:y1="10.09cm" svg:x2="10.434cm" svg:y2="9.592cm" draw:start-shape="id217" draw:start-glue-point="3" draw:end-shape="id214" draw:end-glue-point="2" svg:d="M10303 10090h131v-498">
            <text:p/>
          </draw:connector>
          <draw:circle draw:style-name="gr248" draw:text-style-name="P7" xml:id="id219" draw:id="id219" draw:layer="layout" svg:width="0.29cm" svg:height="0.29cm" svg:x="10.289cm" svg:y="10.589cm">
            <text:p/>
          </draw:circle>
          <draw:connector draw:style-name="gr249" draw:text-style-name="P7" draw:layer="layout" svg:x1="9.525cm" svg:y1="10.739cm" svg:x2="10.289cm" svg:y2="10.734cm" draw:start-shape="id218" draw:start-glue-point="7" draw:end-shape="id219" draw:end-glue-point="3" svg:d="M9525 10739h382v-5h382">
            <text:p/>
          </draw:connector>
          <draw:connector draw:style-name="gr250" draw:text-style-name="P7" xml:id="id221" draw:id="id221" draw:layer="layout" svg:x1="9.525cm" svg:y1="11.392cm" svg:x2="10.291cm" svg:y2="11.387cm" draw:start-shape="id220" draw:start-glue-point="7" svg:d="M9525 11392h634v-5h132">
            <text:p/>
          </draw:connector>
          <draw:connector draw:style-name="gr251" draw:text-style-name="P7" draw:layer="layout" svg:x1="10.291cm" svg:y1="11.387cm" svg:x2="10.434cm" svg:y2="10.879cm" draw:start-shape="id221" draw:start-glue-point="3" draw:end-shape="id219" draw:end-glue-point="2" svg:d="M10291 11387h143v-508">
            <text:p/>
          </draw:connector>
          <draw:circle draw:style-name="gr252" draw:text-style-name="P7" xml:id="id225" draw:id="id225" draw:layer="layout" svg:width="0.29cm" svg:height="0.29cm" svg:x="11.189cm" svg:y="11.889cm">
            <text:p/>
          </draw:circle>
          <draw:connector draw:style-name="gr253" draw:text-style-name="P7" draw:layer="layout" svg:x1="10.579cm" svg:y1="10.734cm" svg:x2="11.189cm" svg:y2="10.747cm" draw:start-shape="id219" draw:start-glue-point="1" draw:end-shape="id222" draw:end-glue-point="3" svg:d="M10579 10734h305v13h305">
            <text:p/>
          </draw:connector>
          <draw:circle draw:style-name="gr254" draw:text-style-name="P7" xml:id="id224" draw:id="id224" draw:layer="layout" svg:width="0.29cm" svg:height="0.29cm" svg:x="10.289cm" svg:y="11.889cm">
            <text:p/>
          </draw:circle>
          <draw:connector draw:style-name="gr255" draw:text-style-name="P7" draw:layer="layout" svg:x1="9.525cm" svg:y1="12.044cm" svg:x2="10.289cm" svg:y2="12.034cm" draw:start-shape="id223" draw:start-glue-point="7" draw:end-shape="id224" draw:end-glue-point="3" svg:d="M9525 12044h382v-10h382">
            <text:p/>
          </draw:connector>
          <draw:connector draw:style-name="gr256" draw:text-style-name="P7" draw:layer="layout" svg:x1="10.579cm" svg:y1="12.034cm" svg:x2="11.189cm" svg:y2="12.034cm" draw:start-shape="id224" draw:start-glue-point="1" draw:end-shape="id225" draw:end-glue-point="3" svg:d="M10579 12034h610">
            <text:p/>
          </draw:connector>
          <draw:connector draw:style-name="gr257" draw:text-style-name="P7" xml:id="id228" draw:id="id228" draw:layer="layout" svg:x1="9.525cm" svg:y1="12.697cm" svg:x2="10.303cm" svg:y2="12.677cm" draw:start-shape="id226" draw:start-glue-point="7" svg:d="M9525 12697h640v-20h138">
            <text:p/>
          </draw:connector>
          <draw:circle draw:style-name="gr258" draw:text-style-name="P7" xml:id="id213" draw:id="id213" draw:layer="layout" svg:width="0.29cm" svg:height="0.29cm" svg:x="11.189cm" svg:y="7.982cm">
            <text:p/>
          </draw:circle>
          <draw:connector draw:style-name="gr259" draw:text-style-name="P7" draw:layer="layout" svg:x1="11.334cm" svg:y1="6.962cm" svg:x2="11.334cm" svg:y2="7.982cm" draw:start-shape="id204" draw:start-glue-point="2" draw:end-shape="id213" draw:end-glue-point="0" svg:d="M11334 6962v1020">
            <text:p/>
          </draw:connector>
          <draw:connector draw:style-name="gr260" draw:text-style-name="P7" draw:layer="layout" svg:x1="11.334cm" svg:y1="8.272cm" svg:x2="11.334cm" svg:y2="9.302cm" draw:start-shape="id213" draw:start-glue-point="2" draw:end-shape="id215" draw:end-glue-point="0" svg:d="M11334 8272v1030">
            <text:p/>
          </draw:connector>
          <draw:circle draw:style-name="gr261" draw:text-style-name="P7" xml:id="id222" draw:id="id222" draw:layer="layout" svg:width="0.29cm" svg:height="0.29cm" svg:x="11.189cm" svg:y="10.602cm">
            <text:p/>
          </draw:circle>
          <draw:connector draw:style-name="gr262" draw:text-style-name="P7" draw:layer="layout" svg:x1="11.334cm" svg:y1="9.592cm" svg:x2="11.334cm" svg:y2="10.602cm" draw:start-shape="id215" draw:start-glue-point="2" draw:end-shape="id222" draw:end-glue-point="0" svg:d="M11334 9592v1010">
            <text:p/>
          </draw:connector>
          <draw:connector draw:style-name="gr263" draw:text-style-name="P7" draw:layer="layout" svg:x1="11.334cm" svg:y1="10.892cm" svg:x2="11.334cm" svg:y2="11.889cm" draw:start-shape="id222" draw:start-glue-point="2" draw:end-shape="id225" draw:end-glue-point="0" svg:d="M11334 10892v997">
            <text:p/>
          </draw:connector>
          <draw:circle draw:style-name="gr264" draw:text-style-name="P7" xml:id="id227" draw:id="id227" draw:layer="layout" svg:width="0.29cm" svg:height="0.29cm" svg:x="11.189cm" svg:y="13.203cm">
            <text:p/>
          </draw:circle>
          <draw:connector draw:style-name="gr265" draw:text-style-name="P7" draw:layer="layout" svg:x1="11.334cm" svg:y1="12.179cm" svg:x2="11.334cm" svg:y2="13.203cm" draw:start-shape="id225" draw:start-glue-point="2" draw:end-shape="id227" draw:end-glue-point="0" svg:d="M11334 12179v1024">
            <text:p/>
          </draw:connector>
          <draw:connector draw:style-name="gr266" draw:text-style-name="P7" draw:layer="layout" svg:x1="9.525cm" svg:y1="13.349cm" svg:x2="11.189cm" svg:y2="13.348cm" draw:start-shape="id200" draw:start-glue-point="7" draw:end-shape="id227" draw:end-glue-point="3" svg:d="M9525 13349h832v-1h832">
            <text:p/>
          </draw:connector>
          <draw:connector draw:style-name="gr267" draw:text-style-name="P7" draw:layer="layout" svg:x1="10.303cm" svg:y1="12.677cm" svg:x2="10.434cm" svg:y2="12.179cm" draw:start-shape="id228" draw:start-glue-point="3" draw:end-shape="id224" draw:end-glue-point="2" svg:d="M10303 12677h131v-498">
            <text:p/>
          </draw:connector>
          <draw:circle draw:style-name="gr268" draw:text-style-name="P3" xml:id="id147" draw:id="id147" draw:layer="layout" svg:width="0.29cm" svg:height="0.29cm" svg:x="6.211cm" svg:y="4.5cm">
            <text:p/>
          </draw:circle>
          <draw:connector draw:style-name="gr269" draw:text-style-name="P7" draw:layer="layout" svg:x1="6.343cm" svg:y1="3.802cm" svg:x2="6.356cm" svg:y2="4.5cm" draw:start-shape="id229" draw:start-glue-point="2" draw:end-shape="id147" draw:end-glue-point="0" svg:d="M6343 3802v349h13v349">
            <text:p/>
          </draw:connector>
          <draw:connector draw:style-name="gr270" draw:text-style-name="P7" draw:layer="layout" svg:x1="6.501cm" svg:y1="4.645cm" svg:x2="7.042cm" svg:y2="5.4cm" draw:start-shape="id147" draw:start-glue-point="1" draw:end-shape="id189" draw:end-glue-point="0" svg:d="M6501 4645h541v755">
            <text:p/>
          </draw:connector>
          <draw:circle draw:style-name="gr271" draw:text-style-name="P7" xml:id="id186" draw:id="id186" draw:layer="layout" svg:width="0.29cm" svg:height="0.29cm" svg:x="6.298cm" svg:y="13.93cm">
            <text:p/>
          </draw:circle>
          <draw:connector draw:style-name="gr272" draw:text-style-name="P7" draw:layer="layout" svg:x1="11.334cm" svg:y1="13.493cm" svg:x2="6.588cm" svg:y2="14.075cm" draw:start-shape="id227" draw:start-glue-point="2" draw:end-shape="id186" draw:end-glue-point="1" svg:d="M11334 13493v582h-4746">
            <text:p/>
          </draw:connector>
          <draw:connector draw:style-name="gr273" draw:text-style-name="P7" draw:layer="layout" svg:x1="6.443cm" svg:y1="14.22cm" svg:x2="6.443cm" svg:y2="14.999cm" draw:start-shape="id186" draw:start-glue-point="2" draw:end-shape="id230" draw:end-glue-point="0" svg:d="M6443 14220v779">
            <text:p/>
          </draw:connector>
        </draw:g>
      </draw:page>
      <draw:page draw:name="page8" draw:style-name="dp1" draw:master-page-name="Standard">
        <draw:g>
          <draw:rect draw:style-name="gr1" draw:text-style-name="P2" xml:id="id231" draw:id="id231" draw:layer="layout" svg:width="3.9cm" svg:height="1.27cm" svg:x="2.955cm" svg:y="1.499cm" draw:corner-radius="0.64cm">
            <text:p text:style-name="P1"><text:span text:style-name="T1">Start</text:span></text:p>
            <text:p text:style-name="P1"><text:span text:style-name="T1">griechische Buchstaben </text:span></text:p>
          </draw:rect>
          <draw:rect draw:style-name="gr1" draw:text-style-name="P2" xml:id="id236" draw:id="id236" draw:layer="layout" svg:width="3.9cm" svg:height="1.27cm" svg:x="2.955cm" svg:y="8.776cm" draw:corner-radius="0.64cm">
            <text:p text:style-name="P1"><text:span text:style-name="T1">Ende </text:span></text:p>
            <text:p text:style-name="P1"><text:span text:style-name="T1">griechische Buchstaben </text:span></text:p>
          </draw:rect>
          <draw:custom-shape draw:style-name="gr12" draw:text-style-name="P5" xml:id="id233" draw:id="id233" draw:layer="layout" svg:width="2.928cm" svg:height="1.087cm" svg:x="5.058cm" svg:y="5.23cm">
            <text:p text:style-name="P1"><text:span text:style-name="T2">Grosse griechische</text:span></text:p>
            <text:p text:style-name="P1"><text:span text:style-name="T2">Buchstabe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2" draw:text-style-name="P5" xml:id="id234" draw:id="id234" draw:layer="layout" svg:width="2.928cm" svg:height="1.087cm" svg:x="1.824cm" svg:y="5.23cm">
            <text:p text:style-name="P1"><text:span text:style-name="T2">Kleine griechische</text:span></text:p>
            <text:p text:style-name="P1"><text:span text:style-name="T2">Buchstabe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" draw:text-style-name="P1" draw:layer="layout" svg:x1="4.905cm" svg:y1="2.769cm" svg:x2="4.905cm" svg:y2="3.855cm" draw:start-shape="id231" draw:start-glue-point="2" draw:end-shape="id232" draw:end-glue-point="0" svg:d="M4905 2769v1086">
            <text:p/>
          </draw:connector>
          <draw:connector draw:style-name="gr5" draw:text-style-name="P1" draw:layer="layout" svg:x1="5.05cm" svg:y1="4cm" svg:x2="6.522cm" svg:y2="5.23cm" draw:start-shape="id232" draw:start-glue-point="1" draw:end-shape="id233" draw:end-glue-point="4" svg:d="M5050 4000h1472v1230">
            <text:p/>
          </draw:connector>
          <draw:connector draw:style-name="gr5" draw:text-style-name="P1" draw:layer="layout" svg:x1="4.76cm" svg:y1="4cm" svg:x2="3.288cm" svg:y2="5.23cm" draw:start-shape="id232" draw:start-glue-point="3" draw:end-shape="id234" svg:d="M4760 4000h-1472v1230">
            <text:p/>
          </draw:connector>
          <draw:circle draw:style-name="gr274" draw:text-style-name="P3" xml:id="id232" draw:id="id232" draw:layer="layout" svg:width="0.29cm" svg:height="0.29cm" svg:x="4.76cm" svg:y="3.855cm">
            <text:p/>
          </draw:circle>
          <draw:circle draw:style-name="gr275" draw:text-style-name="P3" xml:id="id235" draw:id="id235" draw:layer="layout" svg:width="0.29cm" svg:height="0.29cm" svg:x="4.76cm" svg:y="7.402cm">
            <text:p/>
          </draw:circle>
          <draw:connector draw:style-name="gr5" draw:text-style-name="P1" draw:layer="layout" svg:x1="3.288cm" svg:y1="6.317cm" svg:x2="4.76cm" svg:y2="7.547cm" draw:start-shape="id234" draw:start-glue-point="6" draw:end-shape="id235" draw:end-glue-point="3" svg:d="M3288 6317v1230h1472">
            <text:p/>
          </draw:connector>
          <draw:connector draw:style-name="gr5" draw:text-style-name="P1" draw:layer="layout" svg:x1="6.522cm" svg:y1="6.317cm" svg:x2="5.05cm" svg:y2="7.547cm" draw:start-shape="id233" draw:start-glue-point="6" draw:end-shape="id235" draw:end-glue-point="1" svg:d="M6522 6317v1230h-1472">
            <text:p/>
          </draw:connector>
          <draw:connector draw:style-name="gr5" draw:text-style-name="P1" draw:layer="layout" svg:x1="4.905cm" svg:y1="7.692cm" svg:x2="4.905cm" svg:y2="8.776cm" draw:start-shape="id235" draw:start-glue-point="2" draw:end-shape="id236" draw:end-glue-point="0" svg:d="M4905 7692v1084">
            <text:p/>
          </draw:connector>
        </draw:g>
      </draw:page>
      <draw:page draw:name="page9" draw:style-name="dp1" draw:master-page-name="Standard">
        <draw:rect draw:style-name="gr1" draw:text-style-name="P2" xml:id="id306" draw:id="id306" draw:layer="layout" svg:width="3.953cm" svg:height="1.27cm" svg:x="4.757cm" svg:y="11.902cm" draw:corner-radius="0.64cm">
          <text:p text:style-name="P1"><text:span text:style-name="T1">Ende kleine </text:span></text:p>
          <text:p text:style-name="P1"><text:span text:style-name="T1">griechische Buchstaben</text:span></text:p>
        </draw:rect>
        <draw:rect draw:style-name="gr1" draw:text-style-name="P2" xml:id="id305" draw:id="id305" draw:layer="layout" svg:width="3.841cm" svg:height="1.27cm" svg:x="4.813cm" svg:y="1.439cm" draw:corner-radius="0.64cm">
          <text:p text:style-name="P1"><text:span text:style-name="T1">Start kleine </text:span></text:p>
          <text:p text:style-name="P1"><text:span text:style-name="T1">griechische Buchstaben</text:span></text:p>
        </draw:rect>
        <draw:connector draw:style-name="gr5" draw:text-style-name="P6" draw:layer="layout" svg:x1="6.601cm" svg:y1="3.652cm" svg:x2="2.443cm" svg:y2="4.334cm" draw:start-shape="id237" draw:start-glue-point="3" draw:end-shape="id238" draw:end-glue-point="0" svg:d="M6601 3652h-4158v682">
          <text:p/>
        </draw:connector>
        <draw:custom-shape draw:style-name="gr2" draw:text-style-name="P2" xml:id="id254" draw:id="id254" draw:layer="layout" svg:width="0.653cm" svg:height="0.653cm" svg:x="4.273cm" svg:y="5.43cm">
          <text:p text:style-name="P1"><text:span text:style-name="T1">„</text:span><text:span text:style-name="T5">γ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258" draw:id="id258" draw:layer="layout" svg:width="0.651cm" svg:height="0.653cm" svg:x="4.276cm" svg:y="6.735cm">
          <text:p text:style-name="P1"><text:span text:style-name="T1">„</text:span><text:span text:style-name="T5">ε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xml:id="id249" draw:id="id249" draw:layer="layout" svg:width="0.653cm" svg:height="0.653cm" svg:x="4.273cm" svg:y="4.125cm">
          <text:p text:style-name="P10"><text:span text:style-name="T1">„</text:span><text:span text:style-name="T5">α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251" draw:id="id251" draw:layer="layout" svg:width="0.653cm" svg:height="0.653cm" svg:x="4.273cm" svg:y="4.778cm">
          <text:p text:style-name="P1"><text:span text:style-name="T1">„</text:span><text:span text:style-name="T5">β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5" xml:id="id256" draw:id="id256" draw:layer="layout" svg:width="0.653cm" svg:height="0.653cm" svg:x="4.273cm" svg:y="6.083cm">
          <text:p text:style-name="P1"><text:span text:style-name="T2">„</text:span><text:span text:style-name="T7">δ</text:span><text:span text:style-name="T2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260" draw:id="id260" draw:layer="layout" svg:width="0.653cm" svg:height="0.653cm" svg:x="4.273cm" svg:y="7.388cm">
          <text:p text:style-name="P1"><text:span text:style-name="T1">„</text:span><text:span text:style-name="T5">ζ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265" draw:id="id265" draw:layer="layout" svg:width="0.653cm" svg:height="0.653cm" svg:x="4.273cm" svg:y="8.693cm">
          <text:p text:style-name="P1"><text:span text:style-name="T1">„</text:span><text:span text:style-name="T8">ϑ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653cm" svg:height="0.653cm" svg:x="4.273cm" svg:y="8.045cm">
          <text:p text:style-name="P1"><text:span text:style-name="T1">„</text:span><text:span text:style-name="T5">η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248" draw:id="id248" draw:layer="layout" svg:width="0.653cm" svg:height="0.653cm" svg:x="4.273cm" svg:y="10.651cm">
          <text:p text:style-name="P1"><text:span text:style-name="T1">„</text:span><text:span text:style-name="T1">μ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267" draw:id="id267" draw:layer="layout" svg:width="0.653cm" svg:height="0.653cm" svg:x="4.273cm" svg:y="9.346cm">
          <text:p text:style-name="P1"><text:span text:style-name="T1">„</text:span><text:span text:style-name="T1">ϰ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269" draw:id="id269" draw:layer="layout" svg:width="0.653cm" svg:height="0.653cm" svg:x="4.273cm" svg:y="9.999cm">
          <text:p text:style-name="P1"><text:span text:style-name="T1">„</text:span><text:span text:style-name="T5">λ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ircle draw:style-name="gr276" draw:text-style-name="P3" xml:id="id238" draw:id="id238" draw:layer="layout" svg:width="0.29cm" svg:height="0.29cm" svg:x="2.298cm" svg:y="4.334cm">
          <text:p/>
        </draw:circle>
        <draw:connector draw:style-name="gr5" draw:text-style-name="P6" draw:layer="layout" svg:x1="3.579cm" svg:y1="4.476cm" svg:x2="4.273cm" svg:y2="4.48cm" draw:start-shape="id239" draw:start-glue-point="1" svg:d="M3579 4476h598v4h96">
          <text:p/>
        </draw:connector>
        <draw:circle draw:style-name="gr277" draw:text-style-name="P3" xml:id="id239" draw:id="id239" draw:layer="layout" svg:width="0.29cm" svg:height="0.29cm" svg:x="3.289cm" svg:y="4.331cm">
          <text:p/>
        </draw:circle>
        <draw:connector draw:style-name="gr5" draw:text-style-name="P6" draw:layer="layout" svg:x1="2.588cm" svg:y1="4.479cm" svg:x2="3.289cm" svg:y2="4.476cm" draw:start-shape="id238" draw:start-glue-point="1" draw:end-shape="id239" draw:end-glue-point="3" svg:d="M2588 4479h351v-3h350">
          <text:p/>
        </draw:connector>
        <draw:connector draw:style-name="gr5" draw:text-style-name="P6" draw:layer="layout" svg:x1="3.434cm" svg:y1="4.621cm" svg:x2="4.273cm" svg:y2="5.132cm" draw:start-shape="id239" draw:start-glue-point="2" svg:d="M3434 4621v506h839v5">
          <text:p/>
        </draw:connector>
        <draw:circle draw:style-name="gr278" draw:text-style-name="P3" xml:id="id241" draw:id="id241" draw:layer="layout" svg:width="0.29cm" svg:height="0.29cm" svg:x="2.298cm" svg:y="5.634cm">
          <text:p/>
        </draw:circle>
        <draw:connector draw:style-name="gr5" draw:text-style-name="P6" draw:layer="layout" svg:x1="3.579cm" svg:y1="5.776cm" svg:x2="4.273cm" svg:y2="5.78cm" draw:start-shape="id240" draw:start-glue-point="1" svg:d="M3579 5776h598v4h96">
          <text:p/>
        </draw:connector>
        <draw:circle draw:style-name="gr279" draw:text-style-name="P3" xml:id="id240" draw:id="id240" draw:layer="layout" svg:width="0.29cm" svg:height="0.29cm" svg:x="3.289cm" svg:y="5.631cm">
          <text:p/>
        </draw:circle>
        <draw:connector draw:style-name="gr5" draw:text-style-name="P6" draw:layer="layout" svg:x1="2.588cm" svg:y1="5.779cm" svg:x2="3.289cm" svg:y2="5.776cm" draw:start-shape="id241" draw:start-glue-point="1" draw:end-shape="id240" draw:end-glue-point="3" svg:d="M2588 5779h351v-3h350">
          <text:p/>
        </draw:connector>
        <draw:connector draw:style-name="gr5" draw:text-style-name="P6" draw:layer="layout" svg:x1="3.434cm" svg:y1="5.921cm" svg:x2="4.273cm" svg:y2="6.432cm" draw:start-shape="id240" draw:start-glue-point="2" svg:d="M3434 5921v506h839v5">
          <text:p/>
        </draw:connector>
        <draw:connector draw:style-name="gr5" draw:text-style-name="P6" draw:layer="layout" svg:x1="2.443cm" svg:y1="4.624cm" svg:x2="2.443cm" svg:y2="5.634cm" draw:start-shape="id238" draw:start-glue-point="2" draw:end-shape="id241" draw:end-glue-point="0" svg:d="M2443 4624v1010">
          <text:p/>
        </draw:connector>
        <draw:circle draw:style-name="gr280" draw:text-style-name="P3" xml:id="id243" draw:id="id243" draw:layer="layout" svg:width="0.29cm" svg:height="0.29cm" svg:x="2.298cm" svg:y="7.026cm">
          <text:p/>
        </draw:circle>
        <draw:connector draw:style-name="gr5" draw:text-style-name="P6" draw:layer="layout" svg:x1="3.579cm" svg:y1="7.168cm" svg:x2="4.273cm" svg:y2="7.172cm" draw:start-shape="id242" draw:start-glue-point="1" svg:d="M3579 7168h598v4h96">
          <text:p/>
        </draw:connector>
        <draw:circle draw:style-name="gr281" draw:text-style-name="P3" xml:id="id242" draw:id="id242" draw:layer="layout" svg:width="0.29cm" svg:height="0.29cm" svg:x="3.289cm" svg:y="7.023cm">
          <text:p/>
        </draw:circle>
        <draw:connector draw:style-name="gr5" draw:text-style-name="P6" draw:layer="layout" svg:x1="2.588cm" svg:y1="7.171cm" svg:x2="3.289cm" svg:y2="7.168cm" draw:start-shape="id243" draw:start-glue-point="1" draw:end-shape="id242" draw:end-glue-point="3" svg:d="M2588 7171h351v-3h350">
          <text:p/>
        </draw:connector>
        <draw:connector draw:style-name="gr5" draw:text-style-name="P6" draw:layer="layout" svg:x1="3.434cm" svg:y1="7.313cm" svg:x2="4.273cm" svg:y2="7.824cm" draw:start-shape="id242" draw:start-glue-point="2" svg:d="M3434 7313v506h839v5">
          <text:p/>
        </draw:connector>
        <draw:circle draw:style-name="gr282" draw:text-style-name="P3" xml:id="id245" draw:id="id245" draw:layer="layout" svg:width="0.29cm" svg:height="0.29cm" svg:x="2.298cm" svg:y="8.326cm">
          <text:p/>
        </draw:circle>
        <draw:connector draw:style-name="gr5" draw:text-style-name="P6" draw:layer="layout" svg:x1="3.579cm" svg:y1="8.468cm" svg:x2="4.273cm" svg:y2="8.472cm" draw:start-shape="id244" draw:start-glue-point="1" svg:d="M3579 8468h598v4h96">
          <text:p/>
        </draw:connector>
        <draw:circle draw:style-name="gr283" draw:text-style-name="P3" xml:id="id244" draw:id="id244" draw:layer="layout" svg:width="0.29cm" svg:height="0.29cm" svg:x="3.289cm" svg:y="8.323cm">
          <text:p/>
        </draw:circle>
        <draw:connector draw:style-name="gr5" draw:text-style-name="P6" draw:layer="layout" svg:x1="2.588cm" svg:y1="8.471cm" svg:x2="3.289cm" svg:y2="8.468cm" draw:start-shape="id245" draw:start-glue-point="1" draw:end-shape="id244" draw:end-glue-point="3" svg:d="M2588 8471h351v-3h350">
          <text:p/>
        </draw:connector>
        <draw:connector draw:style-name="gr5" draw:text-style-name="P6" draw:layer="layout" svg:x1="3.434cm" svg:y1="8.613cm" svg:x2="4.273cm" svg:y2="9.124cm" draw:start-shape="id244" draw:start-glue-point="2" svg:d="M3434 8613v506h839v5">
          <text:p/>
        </draw:connector>
        <draw:connector draw:style-name="gr5" draw:text-style-name="P6" draw:layer="layout" svg:x1="2.443cm" svg:y1="7.316cm" svg:x2="2.443cm" svg:y2="8.326cm" draw:start-shape="id243" draw:start-glue-point="2" draw:end-shape="id245" draw:end-glue-point="0" svg:d="M2443 7316v1010">
          <text:p/>
        </draw:connector>
        <draw:connector draw:style-name="gr5" draw:text-style-name="P6" draw:layer="layout" svg:x1="2.443cm" svg:y1="5.924cm" svg:x2="2.443cm" svg:y2="7.026cm" draw:start-shape="id241" draw:start-glue-point="2" draw:end-shape="id243" draw:end-glue-point="0" svg:d="M2443 5924v1102">
          <text:p/>
        </draw:connector>
        <draw:circle draw:style-name="gr284" draw:text-style-name="P3" xml:id="id247" draw:id="id247" draw:layer="layout" svg:width="0.29cm" svg:height="0.29cm" svg:x="2.298cm" svg:y="9.526cm">
          <text:p/>
        </draw:circle>
        <draw:connector draw:style-name="gr5" draw:text-style-name="P6" draw:layer="layout" svg:x1="3.579cm" svg:y1="9.668cm" svg:x2="4.273cm" svg:y2="9.672cm" draw:start-shape="id246" draw:start-glue-point="1" svg:d="M3579 9668h598v4h96">
          <text:p/>
        </draw:connector>
        <draw:circle draw:style-name="gr285" draw:text-style-name="P3" xml:id="id246" draw:id="id246" draw:layer="layout" svg:width="0.29cm" svg:height="0.29cm" svg:x="3.289cm" svg:y="9.523cm">
          <text:p/>
        </draw:circle>
        <draw:connector draw:style-name="gr5" draw:text-style-name="P6" draw:layer="layout" svg:x1="2.588cm" svg:y1="9.671cm" svg:x2="3.289cm" svg:y2="9.668cm" draw:start-shape="id247" draw:start-glue-point="1" draw:end-shape="id246" draw:end-glue-point="3" svg:d="M2588 9671h351v-3h350">
          <text:p/>
        </draw:connector>
        <draw:connector draw:style-name="gr5" draw:text-style-name="P6" draw:layer="layout" svg:x1="3.434cm" svg:y1="9.813cm" svg:x2="4.273cm" svg:y2="10.324cm" draw:start-shape="id246" draw:start-glue-point="2" svg:d="M3434 9813v506h839v5">
          <text:p/>
        </draw:connector>
        <draw:connector draw:style-name="gr5" draw:text-style-name="P6" draw:layer="layout" svg:x1="2.443cm" svg:y1="9.816cm" svg:x2="4.273cm" svg:y2="10.978cm" draw:start-shape="id247" draw:start-glue-point="2" draw:end-shape="id248" draw:end-glue-point="5" svg:d="M2443 9816v1162h1830">
          <text:p/>
        </draw:connector>
        <draw:connector draw:style-name="gr5" draw:text-style-name="P6" draw:layer="layout" svg:x1="2.443cm" svg:y1="8.616cm" svg:x2="2.443cm" svg:y2="9.526cm" draw:start-shape="id245" draw:start-glue-point="2" draw:end-shape="id247" draw:end-glue-point="0" svg:d="M2443 8616v910">
          <text:p/>
        </draw:connector>
        <draw:circle draw:style-name="gr286" draw:text-style-name="P7" xml:id="id250" draw:id="id250" draw:layer="layout" svg:width="0.29cm" svg:height="0.29cm" svg:x="5.69cm" svg:y="4.306cm">
          <text:p/>
        </draw:circle>
        <draw:connector draw:style-name="gr5" draw:text-style-name="P6" draw:layer="layout" svg:x1="4.926cm" svg:y1="4.452cm" svg:x2="5.69cm" svg:y2="4.451cm" draw:start-shape="id249" draw:start-glue-point="7" draw:end-shape="id250" draw:end-glue-point="3" svg:d="M4926 4452h382v-1h382">
          <text:p/>
        </draw:connector>
        <draw:connector draw:style-name="gr5" draw:text-style-name="P6" xml:id="id252" draw:id="id252" draw:layer="layout" svg:x1="4.926cm" svg:y1="5.105cm" svg:x2="5.692cm" svg:y2="5.104cm" draw:start-shape="id251" draw:start-glue-point="7" svg:d="M4926 5105h634v-1h132">
          <text:p/>
        </draw:connector>
        <draw:connector draw:style-name="gr22" draw:text-style-name="P6" draw:layer="layout" draw:line-skew="-0.66cm" svg:x1="5.692cm" svg:y1="5.104cm" svg:x2="5.835cm" svg:y2="4.596cm" draw:start-shape="id252" draw:start-glue-point="3" draw:end-shape="id250" draw:end-glue-point="2" svg:d="M5692 5104v-8h143v-500">
          <text:p/>
        </draw:connector>
        <draw:circle draw:style-name="gr287" draw:text-style-name="P7" xml:id="id253" draw:id="id253" draw:layer="layout" svg:width="0.29cm" svg:height="0.29cm" svg:x="6.59cm" svg:y="5.606cm">
          <text:p/>
        </draw:circle>
        <draw:connector draw:style-name="gr5" draw:text-style-name="P6" draw:layer="layout" svg:x1="5.98cm" svg:y1="4.451cm" svg:x2="6.735cm" svg:y2="5.606cm" draw:start-shape="id250" draw:start-glue-point="1" draw:end-shape="id253" draw:end-glue-point="0" svg:d="M5980 4451h755v1155">
          <text:p/>
        </draw:connector>
        <draw:circle draw:style-name="gr288" draw:text-style-name="P7" xml:id="id255" draw:id="id255" draw:layer="layout" svg:width="0.29cm" svg:height="0.29cm" svg:x="5.69cm" svg:y="5.606cm">
          <text:p/>
        </draw:circle>
        <draw:connector draw:style-name="gr5" draw:text-style-name="P6" draw:layer="layout" svg:x1="4.926cm" svg:y1="5.757cm" svg:x2="5.69cm" svg:y2="5.751cm" draw:start-shape="id254" draw:start-glue-point="7" draw:end-shape="id255" draw:end-glue-point="3" svg:d="M4926 5757h382v-6h382">
          <text:p/>
        </draw:connector>
        <draw:connector draw:style-name="gr5" draw:text-style-name="P6" draw:layer="layout" svg:x1="5.98cm" svg:y1="5.751cm" svg:x2="6.59cm" svg:y2="5.751cm" draw:start-shape="id255" draw:start-glue-point="1" draw:end-shape="id253" draw:end-glue-point="3" svg:d="M5980 5751h610">
          <text:p/>
        </draw:connector>
        <draw:connector draw:style-name="gr5" draw:text-style-name="P6" xml:id="id257" draw:id="id257" draw:layer="layout" svg:x1="4.926cm" svg:y1="6.41cm" svg:x2="5.704cm" svg:y2="6.394cm" draw:start-shape="id256" draw:start-glue-point="7" svg:d="M4926 6410h640v-16h138">
          <text:p/>
        </draw:connector>
        <draw:connector draw:style-name="gr22" draw:text-style-name="P6" draw:layer="layout" svg:x1="5.704cm" svg:y1="6.394cm" svg:x2="5.835cm" svg:y2="5.896cm" draw:start-shape="id257" draw:start-glue-point="3" draw:end-shape="id255" draw:end-glue-point="2" svg:d="M5704 6394h131v-498">
          <text:p/>
        </draw:connector>
        <draw:circle draw:style-name="gr289" draw:text-style-name="P7" xml:id="id259" draw:id="id259" draw:layer="layout" svg:width="0.29cm" svg:height="0.29cm" svg:x="5.69cm" svg:y="6.936cm">
          <text:p/>
        </draw:circle>
        <draw:connector draw:style-name="gr5" draw:text-style-name="P6" draw:layer="layout" svg:x1="4.927cm" svg:y1="7.062cm" svg:x2="5.69cm" svg:y2="7.081cm" draw:start-shape="id258" draw:start-glue-point="7" draw:end-shape="id259" draw:end-glue-point="3" svg:d="M4927 7062h382v19h381">
          <text:p/>
        </draw:connector>
        <draw:connector draw:style-name="gr5" draw:text-style-name="P6" xml:id="id261" draw:id="id261" draw:layer="layout" svg:x1="4.926cm" svg:y1="7.715cm" svg:x2="5.692cm" svg:y2="7.734cm" draw:start-shape="id260" draw:start-glue-point="7" svg:d="M4926 7715h634v19h132">
          <text:p/>
        </draw:connector>
        <draw:connector draw:style-name="gr22" draw:text-style-name="P6" draw:layer="layout" draw:line-skew="-0.631cm" svg:x1="5.692cm" svg:y1="7.734cm" svg:x2="5.835cm" svg:y2="7.226cm" draw:start-shape="id261" draw:start-glue-point="3" draw:end-shape="id259" draw:end-glue-point="2" svg:d="M5692 7734h143v-508">
          <text:p/>
        </draw:connector>
        <draw:circle draw:style-name="gr290" draw:text-style-name="P7" xml:id="id264" draw:id="id264" draw:layer="layout" svg:width="0.29cm" svg:height="0.29cm" svg:x="6.59cm" svg:y="8.236cm">
          <text:p/>
        </draw:circle>
        <draw:connector draw:style-name="gr5" draw:text-style-name="P6" draw:layer="layout" svg:x1="5.98cm" svg:y1="7.081cm" svg:x2="6.59cm" svg:y2="7.061cm" draw:start-shape="id259" draw:start-glue-point="1" draw:end-shape="id262" draw:end-glue-point="3" svg:d="M5980 7081h305v-20h305">
          <text:p/>
        </draw:connector>
        <draw:circle draw:style-name="gr291" draw:text-style-name="P7" xml:id="id263" draw:id="id263" draw:layer="layout" svg:width="0.29cm" svg:height="0.29cm" svg:x="5.69cm" svg:y="8.236cm">
          <text:p/>
        </draw:circle>
        <draw:connector draw:style-name="gr5" draw:text-style-name="P6" draw:layer="layout" svg:x1="4.926cm" svg:y1="8.387cm" svg:x2="5.69cm" svg:y2="8.381cm" draw:end-shape="id263" draw:end-glue-point="3" svg:d="M4926 8387h132v-6h632">
          <text:p/>
        </draw:connector>
        <draw:connector draw:style-name="gr5" draw:text-style-name="P6" draw:layer="layout" svg:x1="5.98cm" svg:y1="8.381cm" svg:x2="6.59cm" svg:y2="8.381cm" draw:start-shape="id263" draw:start-glue-point="1" draw:end-shape="id264" draw:end-glue-point="3" svg:d="M5980 8381h610">
          <text:p/>
        </draw:connector>
        <draw:connector draw:style-name="gr5" draw:text-style-name="P6" xml:id="id266" draw:id="id266" draw:layer="layout" svg:x1="4.926cm" svg:y1="9.02cm" svg:x2="5.704cm" svg:y2="9.024cm" draw:start-shape="id265" draw:start-glue-point="7" svg:d="M4926 9020h640v4h138">
          <text:p/>
        </draw:connector>
        <draw:connector draw:style-name="gr22" draw:text-style-name="P6" draw:layer="layout" draw:line-skew="-0.646cm" svg:x1="5.704cm" svg:y1="9.024cm" svg:x2="5.835cm" svg:y2="8.526cm" draw:start-shape="id266" draw:start-glue-point="3" draw:end-shape="id263" draw:end-glue-point="2" svg:d="M5704 9024h131v-498">
          <text:p/>
        </draw:connector>
        <draw:circle draw:style-name="gr292" draw:text-style-name="P7" xml:id="id268" draw:id="id268" draw:layer="layout" svg:width="0.29cm" svg:height="0.29cm" svg:x="5.69cm" svg:y="9.523cm">
          <text:p/>
        </draw:circle>
        <draw:connector draw:style-name="gr5" draw:text-style-name="P6" draw:layer="layout" svg:x1="4.926cm" svg:y1="9.673cm" svg:x2="5.69cm" svg:y2="9.668cm" draw:start-shape="id267" draw:start-glue-point="7" draw:end-shape="id268" draw:end-glue-point="3" svg:d="M4926 9673h382v-5h382">
          <text:p/>
        </draw:connector>
        <draw:connector draw:style-name="gr5" draw:text-style-name="P6" xml:id="id270" draw:id="id270" draw:layer="layout" svg:x1="4.926cm" svg:y1="10.326cm" svg:x2="5.692cm" svg:y2="10.321cm" draw:start-shape="id269" draw:start-glue-point="7" svg:d="M4926 10326h634v-5h132">
          <text:p/>
        </draw:connector>
        <draw:connector draw:style-name="gr22" draw:text-style-name="P6" draw:layer="layout" svg:x1="5.692cm" svg:y1="10.321cm" svg:x2="5.835cm" svg:y2="9.813cm" draw:start-shape="id270" draw:start-glue-point="3" draw:end-shape="id268" draw:end-glue-point="2" svg:d="M5692 10321h143v-508">
          <text:p/>
        </draw:connector>
        <draw:circle draw:style-name="gr293" draw:text-style-name="P7" xml:id="id272" draw:id="id272" draw:layer="layout" svg:width="0.29cm" svg:height="0.29cm" svg:x="6.59cm" svg:y="10.832cm">
          <text:p/>
        </draw:circle>
        <draw:connector draw:style-name="gr5" draw:text-style-name="P6" draw:layer="layout" svg:x1="5.98cm" svg:y1="9.668cm" svg:x2="6.59cm" svg:y2="9.681cm" draw:start-shape="id268" draw:start-glue-point="1" draw:end-shape="id271" draw:end-glue-point="3" svg:d="M5980 9668h305v13h305">
          <text:p/>
        </draw:connector>
        <draw:connector draw:style-name="gr5" draw:text-style-name="P6" draw:layer="layout" svg:x1="4.926cm" svg:y1="10.978cm" svg:x2="6.59cm" svg:y2="10.977cm" draw:start-shape="id248" draw:start-glue-point="7" draw:end-shape="id272" draw:end-glue-point="3" svg:d="M4926 10978h832v-1h832">
          <text:p/>
        </draw:connector>
        <draw:circle draw:style-name="gr294" draw:text-style-name="P7" xml:id="id262" draw:id="id262" draw:layer="layout" svg:width="0.29cm" svg:height="0.29cm" svg:x="6.59cm" svg:y="6.916cm">
          <text:p/>
        </draw:circle>
        <draw:connector draw:style-name="gr5" draw:text-style-name="P6" draw:layer="layout" svg:x1="6.735cm" svg:y1="5.896cm" svg:x2="6.735cm" svg:y2="6.916cm" draw:start-shape="id253" draw:start-glue-point="2" draw:end-shape="id262" draw:end-glue-point="0" svg:d="M6735 5896v1020">
          <text:p/>
        </draw:connector>
        <draw:connector draw:style-name="gr5" draw:text-style-name="P6" draw:layer="layout" svg:x1="6.735cm" svg:y1="7.206cm" svg:x2="6.735cm" svg:y2="8.236cm" draw:start-shape="id262" draw:start-glue-point="2" draw:end-shape="id264" draw:end-glue-point="0" svg:d="M6735 7206v1030">
          <text:p/>
        </draw:connector>
        <draw:circle draw:style-name="gr295" draw:text-style-name="P7" xml:id="id271" draw:id="id271" draw:layer="layout" svg:width="0.29cm" svg:height="0.29cm" svg:x="6.59cm" svg:y="9.536cm">
          <text:p/>
        </draw:circle>
        <draw:connector draw:style-name="gr5" draw:text-style-name="P6" draw:layer="layout" svg:x1="6.735cm" svg:y1="8.526cm" svg:x2="6.735cm" svg:y2="9.536cm" draw:start-shape="id264" draw:start-glue-point="2" draw:end-shape="id271" draw:end-glue-point="0" svg:d="M6735 8526v1010">
          <text:p/>
        </draw:connector>
        <draw:connector draw:style-name="gr5" draw:text-style-name="P6" draw:layer="layout" svg:x1="6.735cm" svg:y1="9.826cm" svg:x2="6.735cm" svg:y2="10.832cm" draw:start-shape="id271" draw:start-glue-point="2" draw:end-shape="id272" draw:end-glue-point="0" svg:d="M6735 9826v1006">
          <text:p/>
        </draw:connector>
        <draw:custom-shape draw:style-name="gr2" draw:text-style-name="P2" xml:id="id287" draw:id="id287" draw:layer="layout" svg:width="0.653cm" svg:height="0.653cm" svg:x="9.162cm" svg:y="5.403cm">
          <text:p text:style-name="P1"><text:span text:style-name="T2">„</text:span><text:span text:style-name="T7">π</text:span><text:span text:style-name="T2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291" draw:id="id291" draw:layer="layout" svg:width="0.651cm" svg:height="0.653cm" svg:x="9.165cm" svg:y="6.708cm">
          <text:p text:style-name="P1"><text:span text:style-name="T1">„</text:span><text:span text:style-name="T7">σ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xml:id="id283" draw:id="id283" draw:layer="layout" svg:width="0.653cm" svg:height="0.653cm" svg:x="9.162cm" svg:y="4.098cm">
          <text:p text:style-name="P10"><text:span text:style-name="T1">„</text:span><text:span text:style-name="T5">ν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653cm" svg:height="0.653cm" svg:x="9.162cm" svg:y="4.751cm">
          <text:p text:style-name="P1"><text:span text:style-name="T1">„</text:span><text:span text:style-name="T5">ξ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5" xml:id="id289" draw:id="id289" draw:layer="layout" svg:width="0.653cm" svg:height="0.653cm" svg:x="9.162cm" svg:y="6.056cm">
          <text:p text:style-name="P1"><text:span text:style-name="T2">„</text:span><text:span text:style-name="T7">ρ</text:span><text:span text:style-name="T2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293" draw:id="id293" draw:layer="layout" svg:width="0.653cm" svg:height="0.653cm" svg:x="9.162cm" svg:y="7.361cm">
          <text:p text:style-name="P1"><text:span text:style-name="T1">„</text:span><text:span text:style-name="T5">τ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298" draw:id="id298" draw:layer="layout" svg:width="0.653cm" svg:height="0.653cm" svg:x="9.162cm" svg:y="8.666cm">
          <text:p text:style-name="P1"><text:span text:style-name="T1">„</text:span><text:span text:style-name="T5">χ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653cm" svg:height="0.653cm" svg:x="9.162cm" svg:y="8.018cm">
          <text:p text:style-name="P1"><text:span text:style-name="T1">„</text:span><text:span text:style-name="T9">φ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300" draw:id="id300" draw:layer="layout" svg:width="0.653cm" svg:height="0.653cm" svg:x="9.162cm" svg:y="9.319cm">
          <text:p text:style-name="P1"><text:span text:style-name="T1">„</text:span><text:span text:style-name="T5">ψ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302" draw:id="id302" draw:layer="layout" svg:width="0.653cm" svg:height="0.653cm" svg:x="9.162cm" svg:y="9.972cm">
          <text:p text:style-name="P1"><text:span text:style-name="T1">„</text:span><text:span text:style-name="T5">ω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ircle draw:style-name="gr296" draw:text-style-name="P3" xml:id="id274" draw:id="id274" draw:layer="layout" svg:width="0.29cm" svg:height="0.29cm" svg:x="7.187cm" svg:y="4.307cm">
          <text:p/>
        </draw:circle>
        <draw:connector draw:style-name="gr5" draw:text-style-name="P6" draw:layer="layout" svg:x1="8.468cm" svg:y1="4.449cm" svg:x2="9.162cm" svg:y2="4.453cm" draw:start-shape="id273" draw:start-glue-point="1" svg:d="M8468 4449h598v4h96">
          <text:p/>
        </draw:connector>
        <draw:circle draw:style-name="gr297" draw:text-style-name="P3" xml:id="id273" draw:id="id273" draw:layer="layout" svg:width="0.29cm" svg:height="0.29cm" svg:x="8.178cm" svg:y="4.304cm">
          <text:p/>
        </draw:circle>
        <draw:connector draw:style-name="gr5" draw:text-style-name="P6" draw:layer="layout" svg:x1="7.477cm" svg:y1="4.452cm" svg:x2="8.178cm" svg:y2="4.449cm" draw:start-shape="id274" draw:start-glue-point="1" draw:end-shape="id273" draw:end-glue-point="3" svg:d="M7477 4452h351v-3h350">
          <text:p/>
        </draw:connector>
        <draw:connector draw:style-name="gr5" draw:text-style-name="P6" draw:layer="layout" svg:x1="8.323cm" svg:y1="4.594cm" svg:x2="9.162cm" svg:y2="5.105cm" draw:start-shape="id273" draw:start-glue-point="2" svg:d="M8323 4594v506h839v5">
          <text:p/>
        </draw:connector>
        <draw:circle draw:style-name="gr298" draw:text-style-name="P3" xml:id="id276" draw:id="id276" draw:layer="layout" svg:width="0.29cm" svg:height="0.29cm" svg:x="7.187cm" svg:y="5.607cm">
          <text:p/>
        </draw:circle>
        <draw:connector draw:style-name="gr5" draw:text-style-name="P6" draw:layer="layout" svg:x1="8.468cm" svg:y1="5.749cm" svg:x2="9.162cm" svg:y2="5.753cm" draw:start-shape="id275" draw:start-glue-point="1" svg:d="M8468 5749h598v4h96">
          <text:p/>
        </draw:connector>
        <draw:circle draw:style-name="gr299" draw:text-style-name="P3" xml:id="id275" draw:id="id275" draw:layer="layout" svg:width="0.29cm" svg:height="0.29cm" svg:x="8.178cm" svg:y="5.604cm">
          <text:p/>
        </draw:circle>
        <draw:connector draw:style-name="gr5" draw:text-style-name="P6" draw:layer="layout" svg:x1="7.477cm" svg:y1="5.752cm" svg:x2="8.178cm" svg:y2="5.749cm" draw:start-shape="id276" draw:start-glue-point="1" draw:end-shape="id275" draw:end-glue-point="3" svg:d="M7477 5752h351v-3h350">
          <text:p/>
        </draw:connector>
        <draw:connector draw:style-name="gr5" draw:text-style-name="P6" draw:layer="layout" svg:x1="8.323cm" svg:y1="5.894cm" svg:x2="9.162cm" svg:y2="6.405cm" draw:start-shape="id275" draw:start-glue-point="2" svg:d="M8323 5894v506h839v5">
          <text:p/>
        </draw:connector>
        <draw:connector draw:style-name="gr5" draw:text-style-name="P6" draw:layer="layout" svg:x1="7.332cm" svg:y1="4.597cm" svg:x2="7.332cm" svg:y2="5.607cm" draw:start-shape="id274" draw:start-glue-point="2" draw:end-shape="id276" draw:end-glue-point="0" svg:d="M7332 4597v1010">
          <text:p/>
        </draw:connector>
        <draw:circle draw:style-name="gr300" draw:text-style-name="P3" xml:id="id278" draw:id="id278" draw:layer="layout" svg:width="0.29cm" svg:height="0.29cm" svg:x="7.187cm" svg:y="6.999cm">
          <text:p/>
        </draw:circle>
        <draw:connector draw:style-name="gr5" draw:text-style-name="P6" draw:layer="layout" svg:x1="8.468cm" svg:y1="7.141cm" svg:x2="9.162cm" svg:y2="7.145cm" draw:start-shape="id277" draw:start-glue-point="1" svg:d="M8468 7141h598v4h96">
          <text:p/>
        </draw:connector>
        <draw:circle draw:style-name="gr301" draw:text-style-name="P3" xml:id="id277" draw:id="id277" draw:layer="layout" svg:width="0.29cm" svg:height="0.29cm" svg:x="8.178cm" svg:y="6.996cm">
          <text:p/>
        </draw:circle>
        <draw:connector draw:style-name="gr5" draw:text-style-name="P6" draw:layer="layout" svg:x1="7.477cm" svg:y1="7.144cm" svg:x2="8.178cm" svg:y2="7.141cm" draw:start-shape="id278" draw:start-glue-point="1" draw:end-shape="id277" draw:end-glue-point="3" svg:d="M7477 7144h351v-3h350">
          <text:p/>
        </draw:connector>
        <draw:connector draw:style-name="gr5" draw:text-style-name="P6" draw:layer="layout" svg:x1="8.323cm" svg:y1="7.286cm" svg:x2="9.162cm" svg:y2="7.797cm" draw:start-shape="id277" draw:start-glue-point="2" svg:d="M8323 7286v506h839v5">
          <text:p/>
        </draw:connector>
        <draw:circle draw:style-name="gr302" draw:text-style-name="P3" xml:id="id280" draw:id="id280" draw:layer="layout" svg:width="0.29cm" svg:height="0.29cm" svg:x="7.187cm" svg:y="8.299cm">
          <text:p/>
        </draw:circle>
        <draw:connector draw:style-name="gr5" draw:text-style-name="P6" draw:layer="layout" svg:x1="8.468cm" svg:y1="8.441cm" svg:x2="9.162cm" svg:y2="8.445cm" draw:start-shape="id279" draw:start-glue-point="1" svg:d="M8468 8441h598v4h96">
          <text:p/>
        </draw:connector>
        <draw:circle draw:style-name="gr303" draw:text-style-name="P3" xml:id="id279" draw:id="id279" draw:layer="layout" svg:width="0.29cm" svg:height="0.29cm" svg:x="8.178cm" svg:y="8.296cm">
          <text:p/>
        </draw:circle>
        <draw:connector draw:style-name="gr5" draw:text-style-name="P6" draw:layer="layout" svg:x1="7.477cm" svg:y1="8.444cm" svg:x2="8.178cm" svg:y2="8.441cm" draw:start-shape="id280" draw:start-glue-point="1" draw:end-shape="id279" draw:end-glue-point="3" svg:d="M7477 8444h351v-3h350">
          <text:p/>
        </draw:connector>
        <draw:connector draw:style-name="gr5" draw:text-style-name="P6" draw:layer="layout" svg:x1="8.323cm" svg:y1="8.586cm" svg:x2="9.162cm" svg:y2="9.097cm" draw:start-shape="id279" draw:start-glue-point="2" svg:d="M8323 8586v506h839v5">
          <text:p/>
        </draw:connector>
        <draw:connector draw:style-name="gr5" draw:text-style-name="P6" draw:layer="layout" svg:x1="7.332cm" svg:y1="7.289cm" svg:x2="7.332cm" svg:y2="8.299cm" draw:start-shape="id278" draw:start-glue-point="2" draw:end-shape="id280" draw:end-glue-point="0" svg:d="M7332 7289v1010">
          <text:p/>
        </draw:connector>
        <draw:connector draw:style-name="gr5" draw:text-style-name="P6" draw:layer="layout" svg:x1="7.332cm" svg:y1="5.897cm" svg:x2="7.332cm" svg:y2="6.999cm" draw:start-shape="id276" draw:start-glue-point="2" draw:end-shape="id278" draw:end-glue-point="0" svg:d="M7332 5897v1102">
          <text:p/>
        </draw:connector>
        <draw:circle draw:style-name="gr304" draw:text-style-name="P3" xml:id="id282" draw:id="id282" draw:layer="layout" svg:width="0.29cm" svg:height="0.29cm" svg:x="7.187cm" svg:y="9.499cm">
          <text:p/>
        </draw:circle>
        <draw:connector draw:style-name="gr5" draw:text-style-name="P6" draw:layer="layout" svg:x1="8.468cm" svg:y1="9.641cm" svg:x2="9.162cm" svg:y2="9.645cm" draw:start-shape="id281" draw:start-glue-point="1" svg:d="M8468 9641h598v4h96">
          <text:p/>
        </draw:connector>
        <draw:circle draw:style-name="gr305" draw:text-style-name="P3" xml:id="id281" draw:id="id281" draw:layer="layout" svg:width="0.29cm" svg:height="0.29cm" svg:x="8.178cm" svg:y="9.496cm">
          <text:p/>
        </draw:circle>
        <draw:connector draw:style-name="gr5" draw:text-style-name="P6" draw:layer="layout" svg:x1="7.477cm" svg:y1="9.644cm" svg:x2="8.178cm" svg:y2="9.641cm" draw:start-shape="id282" draw:start-glue-point="1" draw:end-shape="id281" draw:end-glue-point="3" svg:d="M7477 9644h351v-3h350">
          <text:p/>
        </draw:connector>
        <draw:connector draw:style-name="gr5" draw:text-style-name="P6" draw:layer="layout" svg:x1="8.323cm" svg:y1="9.786cm" svg:x2="9.162cm" svg:y2="10.297cm" draw:start-shape="id281" draw:start-glue-point="2" svg:d="M8323 9786v506h839v5">
          <text:p/>
        </draw:connector>
        <draw:connector draw:style-name="gr5" draw:text-style-name="P6" draw:layer="layout" svg:x1="7.332cm" svg:y1="8.589cm" svg:x2="7.332cm" svg:y2="9.499cm" draw:start-shape="id280" draw:start-glue-point="2" draw:end-shape="id282" draw:end-glue-point="0" svg:d="M7332 8589v910">
          <text:p/>
        </draw:connector>
        <draw:circle draw:style-name="gr306" draw:text-style-name="P7" xml:id="id284" draw:id="id284" draw:layer="layout" svg:width="0.29cm" svg:height="0.29cm" svg:x="10.579cm" svg:y="4.279cm">
          <text:p/>
        </draw:circle>
        <draw:connector draw:style-name="gr5" draw:text-style-name="P6" draw:layer="layout" svg:x1="9.815cm" svg:y1="4.425cm" svg:x2="10.579cm" svg:y2="4.424cm" draw:start-shape="id283" draw:start-glue-point="7" draw:end-shape="id284" draw:end-glue-point="3" svg:d="M9815 4425h382v-1h382">
          <text:p/>
        </draw:connector>
        <draw:connector draw:style-name="gr5" draw:text-style-name="P6" xml:id="id285" draw:id="id285" draw:layer="layout" svg:x1="9.715cm" svg:y1="5.078cm" svg:x2="10.581cm" svg:y2="5.077cm" svg:d="M9715 5078h684v-1h182">
          <text:p/>
        </draw:connector>
        <draw:connector draw:style-name="gr22" draw:text-style-name="P6" draw:layer="layout" draw:line-skew="-0.66cm" svg:x1="10.581cm" svg:y1="5.077cm" svg:x2="10.724cm" svg:y2="4.569cm" draw:start-shape="id285" draw:start-glue-point="3" draw:end-shape="id284" draw:end-glue-point="2" svg:d="M10581 5077v-8h143v-500">
          <text:p/>
        </draw:connector>
        <draw:circle draw:style-name="gr307" draw:text-style-name="P7" xml:id="id286" draw:id="id286" draw:layer="layout" svg:width="0.29cm" svg:height="0.29cm" svg:x="11.479cm" svg:y="5.579cm">
          <text:p/>
        </draw:circle>
        <draw:connector draw:style-name="gr5" draw:text-style-name="P6" draw:layer="layout" svg:x1="10.869cm" svg:y1="4.424cm" svg:x2="11.624cm" svg:y2="5.579cm" draw:start-shape="id284" draw:start-glue-point="1" draw:end-shape="id286" draw:end-glue-point="0" svg:d="M10869 4424h755v1155">
          <text:p/>
        </draw:connector>
        <draw:circle draw:style-name="gr308" draw:text-style-name="P7" xml:id="id288" draw:id="id288" draw:layer="layout" svg:width="0.29cm" svg:height="0.29cm" svg:x="10.579cm" svg:y="5.579cm">
          <text:p/>
        </draw:circle>
        <draw:connector draw:style-name="gr5" draw:text-style-name="P6" draw:layer="layout" svg:x1="9.815cm" svg:y1="5.73cm" svg:x2="10.579cm" svg:y2="5.724cm" draw:start-shape="id287" draw:start-glue-point="7" draw:end-shape="id288" draw:end-glue-point="3" svg:d="M9815 5730h382v-6h382">
          <text:p/>
        </draw:connector>
        <draw:connector draw:style-name="gr5" draw:text-style-name="P6" draw:layer="layout" svg:x1="10.869cm" svg:y1="5.724cm" svg:x2="11.479cm" svg:y2="5.724cm" draw:start-shape="id288" draw:start-glue-point="1" draw:end-shape="id286" draw:end-glue-point="3" svg:d="M10869 5724h610">
          <text:p/>
        </draw:connector>
        <draw:connector draw:style-name="gr5" draw:text-style-name="P6" xml:id="id290" draw:id="id290" draw:layer="layout" svg:x1="9.815cm" svg:y1="6.383cm" svg:x2="10.593cm" svg:y2="6.367cm" draw:start-shape="id289" draw:start-glue-point="7" svg:d="M9815 6383h640v-16h138">
          <text:p/>
        </draw:connector>
        <draw:connector draw:style-name="gr22" draw:text-style-name="P6" draw:layer="layout" svg:x1="10.593cm" svg:y1="6.367cm" svg:x2="10.724cm" svg:y2="5.869cm" draw:start-shape="id290" draw:start-glue-point="3" draw:end-shape="id288" draw:end-glue-point="2" svg:d="M10593 6367h131v-498">
          <text:p/>
        </draw:connector>
        <draw:circle draw:style-name="gr309" draw:text-style-name="P7" xml:id="id292" draw:id="id292" draw:layer="layout" svg:width="0.29cm" svg:height="0.29cm" svg:x="10.579cm" svg:y="6.909cm">
          <text:p/>
        </draw:circle>
        <draw:connector draw:style-name="gr5" draw:text-style-name="P6" draw:layer="layout" svg:x1="9.816cm" svg:y1="7.035cm" svg:x2="10.579cm" svg:y2="7.054cm" draw:start-shape="id291" draw:start-glue-point="7" draw:end-shape="id292" draw:end-glue-point="3" svg:d="M9816 7035h382v19h381">
          <text:p/>
        </draw:connector>
        <draw:connector draw:style-name="gr5" draw:text-style-name="P6" xml:id="id294" draw:id="id294" draw:layer="layout" svg:x1="9.815cm" svg:y1="7.688cm" svg:x2="10.581cm" svg:y2="7.707cm" draw:start-shape="id293" draw:start-glue-point="7" svg:d="M9815 7688h634v19h132">
          <text:p/>
        </draw:connector>
        <draw:connector draw:style-name="gr22" draw:text-style-name="P6" draw:layer="layout" draw:line-skew="-0.631cm" svg:x1="10.581cm" svg:y1="7.707cm" svg:x2="10.724cm" svg:y2="7.199cm" draw:start-shape="id294" draw:start-glue-point="3" draw:end-shape="id292" draw:end-glue-point="2" svg:d="M10581 7707h143v-508">
          <text:p/>
        </draw:connector>
        <draw:circle draw:style-name="gr310" draw:text-style-name="P7" xml:id="id297" draw:id="id297" draw:layer="layout" svg:width="0.29cm" svg:height="0.29cm" svg:x="11.479cm" svg:y="8.209cm">
          <text:p/>
        </draw:circle>
        <draw:connector draw:style-name="gr5" draw:text-style-name="P6" draw:layer="layout" svg:x1="10.869cm" svg:y1="7.054cm" svg:x2="11.479cm" svg:y2="7.034cm" draw:start-shape="id292" draw:start-glue-point="1" draw:end-shape="id295" draw:end-glue-point="3" svg:d="M10869 7054h305v-20h305">
          <text:p/>
        </draw:connector>
        <draw:circle draw:style-name="gr311" draw:text-style-name="P7" xml:id="id296" draw:id="id296" draw:layer="layout" svg:width="0.29cm" svg:height="0.29cm" svg:x="10.579cm" svg:y="8.209cm">
          <text:p/>
        </draw:circle>
        <draw:connector draw:style-name="gr5" draw:text-style-name="P6" draw:layer="layout" svg:x1="9.815cm" svg:y1="8.36cm" svg:x2="10.579cm" svg:y2="8.354cm" draw:end-shape="id296" draw:end-glue-point="3" svg:d="M9815 8360h132v-6h632">
          <text:p/>
        </draw:connector>
        <draw:connector draw:style-name="gr5" draw:text-style-name="P6" draw:layer="layout" svg:x1="10.869cm" svg:y1="8.354cm" svg:x2="11.479cm" svg:y2="8.354cm" draw:start-shape="id296" draw:start-glue-point="1" draw:end-shape="id297" draw:end-glue-point="3" svg:d="M10869 8354h610">
          <text:p/>
        </draw:connector>
        <draw:connector draw:style-name="gr5" draw:text-style-name="P6" xml:id="id299" draw:id="id299" draw:layer="layout" svg:x1="9.815cm" svg:y1="8.993cm" svg:x2="10.593cm" svg:y2="8.997cm" draw:start-shape="id298" draw:start-glue-point="7" svg:d="M9815 8993h640v4h138">
          <text:p/>
        </draw:connector>
        <draw:connector draw:style-name="gr22" draw:text-style-name="P6" draw:layer="layout" draw:line-skew="-0.646cm" svg:x1="10.593cm" svg:y1="8.997cm" svg:x2="10.724cm" svg:y2="8.499cm" draw:start-shape="id299" draw:start-glue-point="3" draw:end-shape="id296" draw:end-glue-point="2" svg:d="M10593 8997h131v-498">
          <text:p/>
        </draw:connector>
        <draw:circle draw:style-name="gr312" draw:text-style-name="P7" xml:id="id301" draw:id="id301" draw:layer="layout" svg:width="0.29cm" svg:height="0.29cm" svg:x="10.579cm" svg:y="9.496cm">
          <text:p/>
        </draw:circle>
        <draw:connector draw:style-name="gr5" draw:text-style-name="P6" draw:layer="layout" svg:x1="9.815cm" svg:y1="9.646cm" svg:x2="10.579cm" svg:y2="9.641cm" draw:start-shape="id300" draw:start-glue-point="7" draw:end-shape="id301" draw:end-glue-point="3" svg:d="M9815 9646h382v-5h382">
          <text:p/>
        </draw:connector>
        <draw:connector draw:style-name="gr5" draw:text-style-name="P6" xml:id="id303" draw:id="id303" draw:layer="layout" svg:x1="9.815cm" svg:y1="10.299cm" svg:x2="10.581cm" svg:y2="10.294cm" draw:start-shape="id302" draw:start-glue-point="7" svg:d="M9815 10299h634v-5h132">
          <text:p/>
        </draw:connector>
        <draw:connector draw:style-name="gr22" draw:text-style-name="P6" draw:layer="layout" svg:x1="10.581cm" svg:y1="10.294cm" svg:x2="10.724cm" svg:y2="9.786cm" draw:start-shape="id303" draw:start-glue-point="3" draw:end-shape="id301" draw:end-glue-point="2" svg:d="M10581 10294h143v-508">
          <text:p/>
        </draw:connector>
        <draw:connector draw:style-name="gr5" draw:text-style-name="P6" draw:layer="layout" svg:x1="10.869cm" svg:y1="9.641cm" svg:x2="11.479cm" svg:y2="9.654cm" draw:start-shape="id301" draw:start-glue-point="1" draw:end-shape="id304" draw:end-glue-point="3" svg:d="M10869 9641h305v13h305">
          <text:p/>
        </draw:connector>
        <draw:circle draw:style-name="gr313" draw:text-style-name="P7" xml:id="id295" draw:id="id295" draw:layer="layout" svg:width="0.29cm" svg:height="0.29cm" svg:x="11.479cm" svg:y="6.889cm">
          <text:p/>
        </draw:circle>
        <draw:connector draw:style-name="gr5" draw:text-style-name="P6" draw:layer="layout" svg:x1="11.624cm" svg:y1="5.869cm" svg:x2="11.624cm" svg:y2="6.889cm" draw:start-shape="id286" draw:start-glue-point="2" draw:end-shape="id295" draw:end-glue-point="0" svg:d="M11624 5869v1020">
          <text:p/>
        </draw:connector>
        <draw:connector draw:style-name="gr5" draw:text-style-name="P6" draw:layer="layout" svg:x1="11.624cm" svg:y1="7.179cm" svg:x2="11.624cm" svg:y2="8.209cm" draw:start-shape="id295" draw:start-glue-point="2" draw:end-shape="id297" draw:end-glue-point="0" svg:d="M11624 7179v1030">
          <text:p/>
        </draw:connector>
        <draw:circle draw:style-name="gr314" draw:text-style-name="P7" xml:id="id304" draw:id="id304" draw:layer="layout" svg:width="0.29cm" svg:height="0.29cm" svg:x="11.479cm" svg:y="9.509cm">
          <text:p/>
        </draw:circle>
        <draw:connector draw:style-name="gr5" draw:text-style-name="P6" draw:layer="layout" svg:x1="11.624cm" svg:y1="8.499cm" svg:x2="11.624cm" svg:y2="9.509cm" draw:start-shape="id297" draw:start-glue-point="2" draw:end-shape="id304" draw:end-glue-point="0" svg:d="M11624 8499v1010">
          <text:p/>
        </draw:connector>
        <draw:circle draw:style-name="gr315" draw:text-style-name="P3" xml:id="id237" draw:id="id237" draw:layer="layout" svg:width="0.29cm" svg:height="0.29cm" svg:x="6.601cm" svg:y="3.507cm">
          <text:p/>
        </draw:circle>
        <draw:connector draw:style-name="gr5" draw:text-style-name="P6" draw:layer="layout" svg:x1="6.733cm" svg:y1="2.709cm" svg:x2="6.746cm" svg:y2="3.507cm" draw:start-shape="id305" draw:start-glue-point="2" draw:end-shape="id237" draw:end-glue-point="0" svg:d="M6733 2709v399h13v399">
          <text:p/>
        </draw:connector>
        <draw:connector draw:style-name="gr5" draw:text-style-name="P6" draw:layer="layout" svg:x1="6.891cm" svg:y1="3.652cm" svg:x2="7.332cm" svg:y2="4.307cm" draw:start-shape="id237" draw:start-glue-point="1" draw:end-shape="id274" draw:end-glue-point="0" svg:d="M6891 3652h441v655">
          <text:p/>
        </draw:connector>
        <draw:connector draw:style-name="gr5" draw:text-style-name="P6" draw:layer="layout" svg:x1="6.735cm" svg:y1="11.122cm" svg:x2="6.733cm" svg:y2="11.902cm" draw:start-shape="id272" draw:start-glue-point="2" draw:end-shape="id306" draw:end-glue-point="0" svg:d="M6735 11122v390h-2v390">
          <text:p/>
        </draw:connector>
        <draw:connector draw:style-name="gr5" draw:text-style-name="P6" draw:layer="layout" svg:x1="11.624cm" svg:y1="9.799cm" svg:x2="6.88cm" svg:y2="10.977cm" draw:start-shape="id304" draw:start-glue-point="2" draw:end-shape="id272" draw:end-glue-point="1" svg:d="M11624 9799v1178h-4744">
          <text:p/>
        </draw:connector>
      </draw:page>
      <draw:page draw:name="page10" draw:style-name="dp1" draw:master-page-name="Standard">
        <draw:g>
          <draw:rect draw:style-name="gr1" draw:text-style-name="P2" xml:id="id378" draw:id="id378" draw:layer="layout" svg:width="3.953cm" svg:height="1.27cm" svg:x="4.758cm" svg:y="12.603cm" draw:corner-radius="0.64cm">
            <text:p text:style-name="P1"><text:span text:style-name="T1">Ende grosse </text:span></text:p>
            <text:p text:style-name="P1"><text:span text:style-name="T1">griechische Buchstaben</text:span></text:p>
          </draw:rect>
          <draw:rect draw:style-name="gr1" draw:text-style-name="P2" xml:id="id377" draw:id="id377" draw:layer="layout" svg:width="3.841cm" svg:height="1.27cm" svg:x="4.814cm" svg:y="1.44cm" draw:corner-radius="0.64cm">
            <text:p text:style-name="P1"><text:span text:style-name="T1">Start grosse </text:span></text:p>
            <text:p text:style-name="P1"><text:span text:style-name="T1">griechische Buchstaben</text:span></text:p>
          </draw:rect>
          <draw:connector draw:style-name="gr5" draw:text-style-name="P6" draw:layer="layout" svg:x1="6.602cm" svg:y1="3.653cm" svg:x2="2.444cm" svg:y2="4.335cm" draw:start-shape="id307" draw:start-glue-point="3" draw:end-shape="id308" draw:end-glue-point="0" svg:d="M6602 3653h-4158v682">
            <text:p/>
          </draw:connector>
          <draw:custom-shape draw:style-name="gr2" draw:text-style-name="P2" xml:id="id323" draw:id="id323" draw:layer="layout" svg:width="0.653cm" svg:height="0.653cm" svg:x="4.274cm" svg:y="5.431cm">
            <text:p text:style-name="P1"><text:span text:style-name="T1">„</text:span><text:span text:style-name="T5">Γ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327" draw:id="id327" draw:layer="layout" svg:width="0.651cm" svg:height="0.653cm" svg:x="4.277cm" svg:y="6.736cm">
            <text:p text:style-name="P1"><text:span text:style-name="T1">„</text:span><text:span text:style-name="T5">Ε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4" xml:id="id319" draw:id="id319" draw:layer="layout" svg:width="0.653cm" svg:height="0.653cm" svg:x="4.274cm" svg:y="4.126cm">
            <text:p text:style-name="P10"><text:span text:style-name="T1">„</text:span><text:span text:style-name="T5">Α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draw:layer="layout" svg:width="0.653cm" svg:height="0.653cm" svg:x="4.274cm" svg:y="4.779cm">
            <text:p text:style-name="P1"><text:span text:style-name="T1">„</text:span><text:span text:style-name="T5">Β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2" draw:text-style-name="P5" xml:id="id325" draw:id="id325" draw:layer="layout" svg:width="0.653cm" svg:height="0.653cm" svg:x="4.274cm" svg:y="6.084cm">
            <text:p text:style-name="P1"><text:span text:style-name="T2">„</text:span><text:span text:style-name="T7">Δ</text:span><text:span text:style-name="T2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329" draw:id="id329" draw:layer="layout" svg:width="0.653cm" svg:height="0.653cm" svg:x="4.274cm" svg:y="7.389cm">
            <text:p text:style-name="P1"><text:span text:style-name="T1">„</text:span><text:span text:style-name="T5">Ζ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334" draw:id="id334" draw:layer="layout" svg:width="0.653cm" svg:height="0.653cm" svg:x="4.274cm" svg:y="8.694cm">
            <text:p text:style-name="P1"><text:span text:style-name="T1">„</text:span><text:span text:style-name="T5">Θ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draw:layer="layout" svg:width="0.653cm" svg:height="0.653cm" svg:x="4.274cm" svg:y="8.046cm">
            <text:p text:style-name="P1"><text:span text:style-name="T1">„</text:span><text:span text:style-name="T5">Η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318" draw:id="id318" draw:layer="layout" svg:width="0.653cm" svg:height="0.653cm" svg:x="4.274cm" svg:y="10.652cm">
            <text:p text:style-name="P1"><text:span text:style-name="T1">„</text:span><text:span text:style-name="T5">Λ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336" draw:id="id336" draw:layer="layout" svg:width="0.653cm" svg:height="0.653cm" svg:x="4.274cm" svg:y="9.347cm">
            <text:p text:style-name="P1"><text:span text:style-name="T1">„</text:span><text:span text:style-name="T5">Κ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338" draw:id="id338" draw:layer="layout" svg:width="0.653cm" svg:height="0.653cm" svg:x="4.274cm" svg:y="10cm">
            <text:p text:style-name="P1"><text:span text:style-name="T1">„</text:span><text:span text:style-name="T5">λ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ircle draw:style-name="gr316" draw:text-style-name="P3" xml:id="id308" draw:id="id308" draw:layer="layout" svg:width="0.29cm" svg:height="0.29cm" svg:x="2.299cm" svg:y="4.335cm">
            <text:p/>
          </draw:circle>
          <draw:connector draw:style-name="gr5" draw:text-style-name="P6" draw:layer="layout" svg:x1="3.58cm" svg:y1="4.477cm" svg:x2="4.274cm" svg:y2="4.481cm" draw:start-shape="id309" draw:start-glue-point="1" svg:d="M3580 4477h598v4h96">
            <text:p/>
          </draw:connector>
          <draw:circle draw:style-name="gr317" draw:text-style-name="P3" xml:id="id309" draw:id="id309" draw:layer="layout" svg:width="0.29cm" svg:height="0.29cm" svg:x="3.29cm" svg:y="4.332cm">
            <text:p/>
          </draw:circle>
          <draw:connector draw:style-name="gr5" draw:text-style-name="P6" draw:layer="layout" svg:x1="2.589cm" svg:y1="4.48cm" svg:x2="3.29cm" svg:y2="4.477cm" draw:start-shape="id308" draw:start-glue-point="1" draw:end-shape="id309" draw:end-glue-point="3" svg:d="M2589 4480h351v-3h350">
            <text:p/>
          </draw:connector>
          <draw:connector draw:style-name="gr5" draw:text-style-name="P6" draw:layer="layout" svg:x1="3.435cm" svg:y1="4.622cm" svg:x2="4.274cm" svg:y2="5.133cm" draw:start-shape="id309" draw:start-glue-point="2" svg:d="M3435 4622v506h839v5">
            <text:p/>
          </draw:connector>
          <draw:circle draw:style-name="gr318" draw:text-style-name="P3" xml:id="id311" draw:id="id311" draw:layer="layout" svg:width="0.29cm" svg:height="0.29cm" svg:x="2.299cm" svg:y="5.635cm">
            <text:p/>
          </draw:circle>
          <draw:connector draw:style-name="gr5" draw:text-style-name="P6" draw:layer="layout" svg:x1="3.58cm" svg:y1="5.777cm" svg:x2="4.274cm" svg:y2="5.781cm" draw:start-shape="id310" draw:start-glue-point="1" svg:d="M3580 5777h598v4h96">
            <text:p/>
          </draw:connector>
          <draw:circle draw:style-name="gr319" draw:text-style-name="P3" xml:id="id310" draw:id="id310" draw:layer="layout" svg:width="0.29cm" svg:height="0.29cm" svg:x="3.29cm" svg:y="5.632cm">
            <text:p/>
          </draw:circle>
          <draw:connector draw:style-name="gr5" draw:text-style-name="P6" draw:layer="layout" svg:x1="2.589cm" svg:y1="5.78cm" svg:x2="3.29cm" svg:y2="5.777cm" draw:start-shape="id311" draw:start-glue-point="1" draw:end-shape="id310" draw:end-glue-point="3" svg:d="M2589 5780h351v-3h350">
            <text:p/>
          </draw:connector>
          <draw:connector draw:style-name="gr5" draw:text-style-name="P6" draw:layer="layout" svg:x1="3.435cm" svg:y1="5.922cm" svg:x2="4.274cm" svg:y2="6.433cm" draw:start-shape="id310" draw:start-glue-point="2" svg:d="M3435 5922v506h839v5">
            <text:p/>
          </draw:connector>
          <draw:connector draw:style-name="gr5" draw:text-style-name="P6" draw:layer="layout" svg:x1="2.444cm" svg:y1="4.625cm" svg:x2="2.444cm" svg:y2="5.635cm" draw:start-shape="id308" draw:start-glue-point="2" draw:end-shape="id311" draw:end-glue-point="0" svg:d="M2444 4625v1010">
            <text:p/>
          </draw:connector>
          <draw:circle draw:style-name="gr320" draw:text-style-name="P3" xml:id="id313" draw:id="id313" draw:layer="layout" svg:width="0.29cm" svg:height="0.29cm" svg:x="2.299cm" svg:y="7.027cm">
            <text:p/>
          </draw:circle>
          <draw:connector draw:style-name="gr5" draw:text-style-name="P6" draw:layer="layout" svg:x1="3.58cm" svg:y1="7.169cm" svg:x2="4.274cm" svg:y2="7.173cm" draw:start-shape="id312" draw:start-glue-point="1" svg:d="M3580 7169h598v4h96">
            <text:p/>
          </draw:connector>
          <draw:circle draw:style-name="gr321" draw:text-style-name="P3" xml:id="id312" draw:id="id312" draw:layer="layout" svg:width="0.29cm" svg:height="0.29cm" svg:x="3.29cm" svg:y="7.024cm">
            <text:p/>
          </draw:circle>
          <draw:connector draw:style-name="gr5" draw:text-style-name="P6" draw:layer="layout" svg:x1="2.589cm" svg:y1="7.172cm" svg:x2="3.29cm" svg:y2="7.169cm" draw:start-shape="id313" draw:start-glue-point="1" draw:end-shape="id312" draw:end-glue-point="3" svg:d="M2589 7172h351v-3h350">
            <text:p/>
          </draw:connector>
          <draw:connector draw:style-name="gr5" draw:text-style-name="P6" draw:layer="layout" svg:x1="3.435cm" svg:y1="7.314cm" svg:x2="4.274cm" svg:y2="7.825cm" draw:start-shape="id312" draw:start-glue-point="2" svg:d="M3435 7314v506h839v5">
            <text:p/>
          </draw:connector>
          <draw:circle draw:style-name="gr322" draw:text-style-name="P3" xml:id="id315" draw:id="id315" draw:layer="layout" svg:width="0.29cm" svg:height="0.29cm" svg:x="2.299cm" svg:y="8.327cm">
            <text:p/>
          </draw:circle>
          <draw:connector draw:style-name="gr5" draw:text-style-name="P6" draw:layer="layout" svg:x1="3.58cm" svg:y1="8.469cm" svg:x2="4.274cm" svg:y2="8.473cm" draw:start-shape="id314" draw:start-glue-point="1" svg:d="M3580 8469h598v4h96">
            <text:p/>
          </draw:connector>
          <draw:circle draw:style-name="gr323" draw:text-style-name="P3" xml:id="id314" draw:id="id314" draw:layer="layout" svg:width="0.29cm" svg:height="0.29cm" svg:x="3.29cm" svg:y="8.324cm">
            <text:p/>
          </draw:circle>
          <draw:connector draw:style-name="gr5" draw:text-style-name="P6" draw:layer="layout" svg:x1="2.589cm" svg:y1="8.472cm" svg:x2="3.29cm" svg:y2="8.469cm" draw:start-shape="id315" draw:start-glue-point="1" draw:end-shape="id314" draw:end-glue-point="3" svg:d="M2589 8472h351v-3h350">
            <text:p/>
          </draw:connector>
          <draw:connector draw:style-name="gr5" draw:text-style-name="P6" draw:layer="layout" svg:x1="3.435cm" svg:y1="8.614cm" svg:x2="4.274cm" svg:y2="9.125cm" draw:start-shape="id314" draw:start-glue-point="2" svg:d="M3435 8614v506h839v5">
            <text:p/>
          </draw:connector>
          <draw:connector draw:style-name="gr5" draw:text-style-name="P6" draw:layer="layout" svg:x1="2.444cm" svg:y1="7.317cm" svg:x2="2.444cm" svg:y2="8.327cm" draw:start-shape="id313" draw:start-glue-point="2" draw:end-shape="id315" draw:end-glue-point="0" svg:d="M2444 7317v1010">
            <text:p/>
          </draw:connector>
          <draw:connector draw:style-name="gr5" draw:text-style-name="P6" draw:layer="layout" svg:x1="2.444cm" svg:y1="5.925cm" svg:x2="2.444cm" svg:y2="7.027cm" draw:start-shape="id311" draw:start-glue-point="2" draw:end-shape="id313" draw:end-glue-point="0" svg:d="M2444 5925v1102">
            <text:p/>
          </draw:connector>
          <draw:circle draw:style-name="gr324" draw:text-style-name="P3" xml:id="id317" draw:id="id317" draw:layer="layout" svg:width="0.29cm" svg:height="0.29cm" svg:x="2.299cm" svg:y="9.527cm">
            <text:p/>
          </draw:circle>
          <draw:connector draw:style-name="gr5" draw:text-style-name="P6" draw:layer="layout" svg:x1="3.58cm" svg:y1="9.669cm" svg:x2="4.274cm" svg:y2="9.673cm" draw:start-shape="id316" draw:start-glue-point="1" svg:d="M3580 9669h598v4h96">
            <text:p/>
          </draw:connector>
          <draw:circle draw:style-name="gr325" draw:text-style-name="P3" xml:id="id316" draw:id="id316" draw:layer="layout" svg:width="0.29cm" svg:height="0.29cm" svg:x="3.29cm" svg:y="9.524cm">
            <text:p/>
          </draw:circle>
          <draw:connector draw:style-name="gr5" draw:text-style-name="P6" draw:layer="layout" svg:x1="2.589cm" svg:y1="9.672cm" svg:x2="3.29cm" svg:y2="9.669cm" draw:start-shape="id317" draw:start-glue-point="1" draw:end-shape="id316" draw:end-glue-point="3" svg:d="M2589 9672h351v-3h350">
            <text:p/>
          </draw:connector>
          <draw:connector draw:style-name="gr5" draw:text-style-name="P6" draw:layer="layout" svg:x1="3.435cm" svg:y1="9.814cm" svg:x2="4.274cm" svg:y2="10.325cm" draw:start-shape="id316" draw:start-glue-point="2" svg:d="M3435 9814v506h839v5">
            <text:p/>
          </draw:connector>
          <draw:connector draw:style-name="gr5" draw:text-style-name="P6" draw:layer="layout" svg:x1="2.444cm" svg:y1="9.817cm" svg:x2="4.274cm" svg:y2="10.979cm" draw:start-shape="id317" draw:start-glue-point="2" draw:end-shape="id318" draw:end-glue-point="5" svg:d="M2444 9817v1162h1830">
            <text:p/>
          </draw:connector>
          <draw:connector draw:style-name="gr5" draw:text-style-name="P6" draw:layer="layout" svg:x1="2.444cm" svg:y1="8.617cm" svg:x2="2.444cm" svg:y2="9.527cm" draw:start-shape="id315" draw:start-glue-point="2" draw:end-shape="id317" draw:end-glue-point="0" svg:d="M2444 8617v910">
            <text:p/>
          </draw:connector>
          <draw:circle draw:style-name="gr326" draw:text-style-name="P7" xml:id="id320" draw:id="id320" draw:layer="layout" svg:width="0.29cm" svg:height="0.29cm" svg:x="5.691cm" svg:y="4.307cm">
            <text:p/>
          </draw:circle>
          <draw:connector draw:style-name="gr5" draw:text-style-name="P6" draw:layer="layout" svg:x1="4.927cm" svg:y1="4.453cm" svg:x2="5.691cm" svg:y2="4.452cm" draw:start-shape="id319" draw:start-glue-point="7" draw:end-shape="id320" draw:end-glue-point="3" svg:d="M4927 4453h382v-1h382">
            <text:p/>
          </draw:connector>
          <draw:connector draw:style-name="gr5" draw:text-style-name="P6" xml:id="id321" draw:id="id321" draw:layer="layout" svg:x1="4.827cm" svg:y1="5.106cm" svg:x2="5.693cm" svg:y2="5.105cm" svg:d="M4827 5106h684v-1h182">
            <text:p/>
          </draw:connector>
          <draw:connector draw:style-name="gr22" draw:text-style-name="P6" draw:layer="layout" draw:line-skew="-0.66cm" svg:x1="5.693cm" svg:y1="5.105cm" svg:x2="5.836cm" svg:y2="4.597cm" draw:start-shape="id321" draw:start-glue-point="3" draw:end-shape="id320" draw:end-glue-point="2" svg:d="M5693 5105v-8h143v-500">
            <text:p/>
          </draw:connector>
          <draw:circle draw:style-name="gr327" draw:text-style-name="P7" xml:id="id322" draw:id="id322" draw:layer="layout" svg:width="0.29cm" svg:height="0.29cm" svg:x="6.591cm" svg:y="5.607cm">
            <text:p/>
          </draw:circle>
          <draw:connector draw:style-name="gr5" draw:text-style-name="P6" draw:layer="layout" svg:x1="5.981cm" svg:y1="4.452cm" svg:x2="6.736cm" svg:y2="5.607cm" draw:start-shape="id320" draw:start-glue-point="1" draw:end-shape="id322" draw:end-glue-point="0" svg:d="M5981 4452h755v1155">
            <text:p/>
          </draw:connector>
          <draw:circle draw:style-name="gr328" draw:text-style-name="P7" xml:id="id324" draw:id="id324" draw:layer="layout" svg:width="0.29cm" svg:height="0.29cm" svg:x="5.691cm" svg:y="5.607cm">
            <text:p/>
          </draw:circle>
          <draw:connector draw:style-name="gr5" draw:text-style-name="P6" draw:layer="layout" svg:x1="4.927cm" svg:y1="5.758cm" svg:x2="5.691cm" svg:y2="5.752cm" draw:start-shape="id323" draw:start-glue-point="7" draw:end-shape="id324" draw:end-glue-point="3" svg:d="M4927 5758h382v-6h382">
            <text:p/>
          </draw:connector>
          <draw:connector draw:style-name="gr5" draw:text-style-name="P6" draw:layer="layout" svg:x1="5.981cm" svg:y1="5.752cm" svg:x2="6.591cm" svg:y2="5.752cm" draw:start-shape="id324" draw:start-glue-point="1" draw:end-shape="id322" draw:end-glue-point="3" svg:d="M5981 5752h610">
            <text:p/>
          </draw:connector>
          <draw:connector draw:style-name="gr5" draw:text-style-name="P6" xml:id="id326" draw:id="id326" draw:layer="layout" svg:x1="4.927cm" svg:y1="6.411cm" svg:x2="5.705cm" svg:y2="6.395cm" draw:start-shape="id325" draw:start-glue-point="7" svg:d="M4927 6411h640v-16h138">
            <text:p/>
          </draw:connector>
          <draw:connector draw:style-name="gr22" draw:text-style-name="P6" draw:layer="layout" svg:x1="5.705cm" svg:y1="6.395cm" svg:x2="5.836cm" svg:y2="5.897cm" draw:start-shape="id326" draw:start-glue-point="3" draw:end-shape="id324" draw:end-glue-point="2" svg:d="M5705 6395h131v-498">
            <text:p/>
          </draw:connector>
          <draw:circle draw:style-name="gr329" draw:text-style-name="P7" xml:id="id328" draw:id="id328" draw:layer="layout" svg:width="0.29cm" svg:height="0.29cm" svg:x="5.691cm" svg:y="6.937cm">
            <text:p/>
          </draw:circle>
          <draw:connector draw:style-name="gr5" draw:text-style-name="P6" draw:layer="layout" svg:x1="4.928cm" svg:y1="7.063cm" svg:x2="5.691cm" svg:y2="7.082cm" draw:start-shape="id327" draw:start-glue-point="7" draw:end-shape="id328" draw:end-glue-point="3" svg:d="M4928 7063h382v19h381">
            <text:p/>
          </draw:connector>
          <draw:connector draw:style-name="gr5" draw:text-style-name="P6" xml:id="id330" draw:id="id330" draw:layer="layout" svg:x1="4.927cm" svg:y1="7.716cm" svg:x2="5.693cm" svg:y2="7.735cm" draw:start-shape="id329" draw:start-glue-point="7" svg:d="M4927 7716h634v19h132">
            <text:p/>
          </draw:connector>
          <draw:connector draw:style-name="gr22" draw:text-style-name="P6" draw:layer="layout" draw:line-skew="-0.631cm" svg:x1="5.693cm" svg:y1="7.735cm" svg:x2="5.836cm" svg:y2="7.227cm" draw:start-shape="id330" draw:start-glue-point="3" draw:end-shape="id328" draw:end-glue-point="2" svg:d="M5693 7735h143v-508">
            <text:p/>
          </draw:connector>
          <draw:circle draw:style-name="gr330" draw:text-style-name="P7" xml:id="id333" draw:id="id333" draw:layer="layout" svg:width="0.29cm" svg:height="0.29cm" svg:x="6.591cm" svg:y="8.237cm">
            <text:p/>
          </draw:circle>
          <draw:connector draw:style-name="gr5" draw:text-style-name="P6" draw:layer="layout" svg:x1="5.981cm" svg:y1="7.082cm" svg:x2="6.591cm" svg:y2="7.062cm" draw:start-shape="id328" draw:start-glue-point="1" draw:end-shape="id331" draw:end-glue-point="3" svg:d="M5981 7082h305v-20h305">
            <text:p/>
          </draw:connector>
          <draw:circle draw:style-name="gr331" draw:text-style-name="P7" xml:id="id332" draw:id="id332" draw:layer="layout" svg:width="0.29cm" svg:height="0.29cm" svg:x="5.691cm" svg:y="8.237cm">
            <text:p/>
          </draw:circle>
          <draw:connector draw:style-name="gr5" draw:text-style-name="P6" draw:layer="layout" svg:x1="4.927cm" svg:y1="8.388cm" svg:x2="5.691cm" svg:y2="8.382cm" draw:end-shape="id332" draw:end-glue-point="3" svg:d="M4927 8388h132v-6h632">
            <text:p/>
          </draw:connector>
          <draw:connector draw:style-name="gr5" draw:text-style-name="P6" draw:layer="layout" svg:x1="5.981cm" svg:y1="8.382cm" svg:x2="6.591cm" svg:y2="8.382cm" draw:start-shape="id332" draw:start-glue-point="1" draw:end-shape="id333" draw:end-glue-point="3" svg:d="M5981 8382h610">
            <text:p/>
          </draw:connector>
          <draw:connector draw:style-name="gr5" draw:text-style-name="P6" xml:id="id335" draw:id="id335" draw:layer="layout" svg:x1="4.927cm" svg:y1="9.021cm" svg:x2="5.705cm" svg:y2="9.025cm" draw:start-shape="id334" draw:start-glue-point="7" svg:d="M4927 9021h640v4h138">
            <text:p/>
          </draw:connector>
          <draw:connector draw:style-name="gr22" draw:text-style-name="P6" draw:layer="layout" draw:line-skew="-0.646cm" svg:x1="5.705cm" svg:y1="9.025cm" svg:x2="5.836cm" svg:y2="8.527cm" draw:start-shape="id335" draw:start-glue-point="3" draw:end-shape="id332" draw:end-glue-point="2" svg:d="M5705 9025h131v-498">
            <text:p/>
          </draw:connector>
          <draw:circle draw:style-name="gr332" draw:text-style-name="P7" xml:id="id337" draw:id="id337" draw:layer="layout" svg:width="0.29cm" svg:height="0.29cm" svg:x="5.691cm" svg:y="9.524cm">
            <text:p/>
          </draw:circle>
          <draw:connector draw:style-name="gr5" draw:text-style-name="P6" draw:layer="layout" svg:x1="4.927cm" svg:y1="9.674cm" svg:x2="5.691cm" svg:y2="9.669cm" draw:start-shape="id336" draw:start-glue-point="7" draw:end-shape="id337" draw:end-glue-point="3" svg:d="M4927 9674h382v-5h382">
            <text:p/>
          </draw:connector>
          <draw:connector draw:style-name="gr5" draw:text-style-name="P6" xml:id="id339" draw:id="id339" draw:layer="layout" svg:x1="4.927cm" svg:y1="10.327cm" svg:x2="5.693cm" svg:y2="10.322cm" draw:start-shape="id338" draw:start-glue-point="7" svg:d="M4927 10327h634v-5h132">
            <text:p/>
          </draw:connector>
          <draw:connector draw:style-name="gr22" draw:text-style-name="P6" draw:layer="layout" svg:x1="5.693cm" svg:y1="10.322cm" svg:x2="5.836cm" svg:y2="9.814cm" draw:start-shape="id339" draw:start-glue-point="3" draw:end-shape="id337" draw:end-glue-point="2" svg:d="M5693 10322h143v-508">
            <text:p/>
          </draw:connector>
          <draw:connector draw:style-name="gr5" draw:text-style-name="P6" draw:layer="layout" svg:x1="5.981cm" svg:y1="9.669cm" svg:x2="6.591cm" svg:y2="9.682cm" draw:start-shape="id337" draw:start-glue-point="1" draw:end-shape="id340" draw:end-glue-point="3" svg:d="M5981 9669h305v13h305">
            <text:p/>
          </draw:connector>
          <draw:connector draw:style-name="gr5" draw:text-style-name="P6" draw:layer="layout" svg:x1="4.927cm" svg:y1="10.975cm" svg:x2="6.59cm" svg:y2="11.634cm" draw:end-shape="id341" draw:end-glue-point="3" svg:d="M4927 10975h581v659h1082">
            <text:p/>
          </draw:connector>
          <draw:circle draw:style-name="gr333" draw:text-style-name="P7" xml:id="id331" draw:id="id331" draw:layer="layout" svg:width="0.29cm" svg:height="0.29cm" svg:x="6.591cm" svg:y="6.917cm">
            <text:p/>
          </draw:circle>
          <draw:connector draw:style-name="gr5" draw:text-style-name="P6" draw:layer="layout" svg:x1="6.736cm" svg:y1="5.897cm" svg:x2="6.736cm" svg:y2="6.917cm" draw:start-shape="id322" draw:start-glue-point="2" draw:end-shape="id331" draw:end-glue-point="0" svg:d="M6736 5897v1020">
            <text:p/>
          </draw:connector>
          <draw:connector draw:style-name="gr5" draw:text-style-name="P6" draw:layer="layout" svg:x1="6.736cm" svg:y1="7.207cm" svg:x2="6.736cm" svg:y2="8.237cm" draw:start-shape="id331" draw:start-glue-point="2" draw:end-shape="id333" draw:end-glue-point="0" svg:d="M6736 7207v1030">
            <text:p/>
          </draw:connector>
          <draw:circle draw:style-name="gr334" draw:text-style-name="P7" xml:id="id340" draw:id="id340" draw:layer="layout" svg:width="0.29cm" svg:height="0.29cm" svg:x="6.591cm" svg:y="9.537cm">
            <text:p/>
          </draw:circle>
          <draw:connector draw:style-name="gr5" draw:text-style-name="P6" draw:layer="layout" svg:x1="6.736cm" svg:y1="8.527cm" svg:x2="6.736cm" svg:y2="9.537cm" draw:start-shape="id333" draw:start-glue-point="2" draw:end-shape="id340" draw:end-glue-point="0" svg:d="M6736 8527v1010">
            <text:p/>
          </draw:connector>
          <draw:connector draw:style-name="gr5" draw:text-style-name="P6" draw:layer="layout" svg:x1="6.736cm" svg:y1="9.827cm" svg:x2="6.735cm" svg:y2="11.489cm" draw:start-shape="id340" draw:start-glue-point="2" draw:end-shape="id341" draw:end-glue-point="0" svg:d="M6736 9827v831h-1v831">
            <text:p/>
          </draw:connector>
          <draw:custom-shape draw:style-name="gr2" draw:text-style-name="P2" xml:id="id358" draw:id="id358" draw:layer="layout" svg:width="0.653cm" svg:height="0.653cm" svg:x="9.163cm" svg:y="5.404cm">
            <text:p text:style-name="P1"><text:span text:style-name="T2">„</text:span><text:span text:style-name="T7">Π</text:span><text:span text:style-name="T2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362" draw:id="id362" draw:layer="layout" svg:width="0.651cm" svg:height="0.653cm" svg:x="9.166cm" svg:y="6.709cm">
            <text:p text:style-name="P1"><text:span text:style-name="T1">„</text:span><text:span text:style-name="T7">Σ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4" xml:id="id354" draw:id="id354" draw:layer="layout" svg:width="0.653cm" svg:height="0.653cm" svg:x="9.163cm" svg:y="4.099cm">
            <text:p text:style-name="P10"><text:span text:style-name="T1">„</text:span><text:span text:style-name="T10">Ν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draw:layer="layout" svg:width="0.653cm" svg:height="0.653cm" svg:x="9.163cm" svg:y="4.752cm">
            <text:p text:style-name="P1"><text:span text:style-name="T1">„</text:span><text:span text:style-name="T5">Ξ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2" draw:text-style-name="P5" xml:id="id360" draw:id="id360" draw:layer="layout" svg:width="0.653cm" svg:height="0.653cm" svg:x="9.163cm" svg:y="6.057cm">
            <text:p text:style-name="P1"><text:span text:style-name="T2">„</text:span><text:span text:style-name="T7">Ρ</text:span><text:span text:style-name="T2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364" draw:id="id364" draw:layer="layout" svg:width="0.653cm" svg:height="0.653cm" svg:x="9.163cm" svg:y="7.362cm">
            <text:p text:style-name="P1"><text:span text:style-name="T1">„</text:span><text:span text:style-name="T5">Τ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369" draw:id="id369" draw:layer="layout" svg:width="0.653cm" svg:height="0.653cm" svg:x="9.163cm" svg:y="8.667cm">
            <text:p text:style-name="P1"><text:span text:style-name="T1">„</text:span><text:span text:style-name="T5">Χ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draw:layer="layout" svg:width="0.653cm" svg:height="0.653cm" svg:x="9.163cm" svg:y="8.019cm">
            <text:p text:style-name="P1"><text:span text:style-name="T1">„</text:span><text:span text:style-name="T5">Φ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draw:layer="layout" svg:width="0.653cm" svg:height="0.653cm" svg:x="9.163cm" svg:y="10.625cm">
            <text:p text:style-name="P1"><text:span text:style-name="T1">„</text:span><text:span text:style-name="T5">Ω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371" draw:id="id371" draw:layer="layout" svg:width="0.653cm" svg:height="0.653cm" svg:x="9.163cm" svg:y="9.32cm">
            <text:p text:style-name="P1"><text:span text:style-name="T1">„</text:span><text:span text:style-name="T5">Ψ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373" draw:id="id373" draw:layer="layout" svg:width="0.653cm" svg:height="0.653cm" svg:x="9.163cm" svg:y="9.973cm">
            <text:p text:style-name="P1"><text:span text:style-name="T1">„</text:span><text:span text:style-name="T5">ψ</text:span><text:span text:style-name="T1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ircle draw:style-name="gr335" draw:text-style-name="P3" xml:id="id343" draw:id="id343" draw:layer="layout" svg:width="0.29cm" svg:height="0.29cm" svg:x="7.188cm" svg:y="4.308cm">
            <text:p/>
          </draw:circle>
          <draw:connector draw:style-name="gr5" draw:text-style-name="P6" draw:layer="layout" svg:x1="8.469cm" svg:y1="4.45cm" svg:x2="9.163cm" svg:y2="4.454cm" draw:start-shape="id342" draw:start-glue-point="1" svg:d="M8469 4450h598v4h96">
            <text:p/>
          </draw:connector>
          <draw:circle draw:style-name="gr336" draw:text-style-name="P3" xml:id="id342" draw:id="id342" draw:layer="layout" svg:width="0.29cm" svg:height="0.29cm" svg:x="8.179cm" svg:y="4.305cm">
            <text:p/>
          </draw:circle>
          <draw:connector draw:style-name="gr5" draw:text-style-name="P6" draw:layer="layout" svg:x1="7.478cm" svg:y1="4.453cm" svg:x2="8.179cm" svg:y2="4.45cm" draw:start-shape="id343" draw:start-glue-point="1" draw:end-shape="id342" draw:end-glue-point="3" svg:d="M7478 4453h351v-3h350">
            <text:p/>
          </draw:connector>
          <draw:connector draw:style-name="gr5" draw:text-style-name="P6" draw:layer="layout" svg:x1="8.324cm" svg:y1="4.595cm" svg:x2="9.163cm" svg:y2="5.106cm" draw:start-shape="id342" draw:start-glue-point="2" svg:d="M8324 4595v506h839v5">
            <text:p/>
          </draw:connector>
          <draw:circle draw:style-name="gr337" draw:text-style-name="P3" xml:id="id345" draw:id="id345" draw:layer="layout" svg:width="0.29cm" svg:height="0.29cm" svg:x="7.188cm" svg:y="5.608cm">
            <text:p/>
          </draw:circle>
          <draw:connector draw:style-name="gr5" draw:text-style-name="P6" draw:layer="layout" svg:x1="8.469cm" svg:y1="5.75cm" svg:x2="9.163cm" svg:y2="5.754cm" draw:start-shape="id344" draw:start-glue-point="1" svg:d="M8469 5750h598v4h96">
            <text:p/>
          </draw:connector>
          <draw:circle draw:style-name="gr338" draw:text-style-name="P3" xml:id="id344" draw:id="id344" draw:layer="layout" svg:width="0.29cm" svg:height="0.29cm" svg:x="8.179cm" svg:y="5.605cm">
            <text:p/>
          </draw:circle>
          <draw:connector draw:style-name="gr5" draw:text-style-name="P6" draw:layer="layout" svg:x1="7.478cm" svg:y1="5.753cm" svg:x2="8.179cm" svg:y2="5.75cm" draw:start-shape="id345" draw:start-glue-point="1" draw:end-shape="id344" draw:end-glue-point="3" svg:d="M7478 5753h351v-3h350">
            <text:p/>
          </draw:connector>
          <draw:connector draw:style-name="gr5" draw:text-style-name="P6" draw:layer="layout" svg:x1="8.324cm" svg:y1="5.895cm" svg:x2="9.163cm" svg:y2="6.406cm" draw:start-shape="id344" draw:start-glue-point="2" svg:d="M8324 5895v506h839v5">
            <text:p/>
          </draw:connector>
          <draw:connector draw:style-name="gr5" draw:text-style-name="P6" draw:layer="layout" svg:x1="7.333cm" svg:y1="4.598cm" svg:x2="7.333cm" svg:y2="5.608cm" draw:start-shape="id343" draw:start-glue-point="2" draw:end-shape="id345" draw:end-glue-point="0" svg:d="M7333 4598v1010">
            <text:p/>
          </draw:connector>
          <draw:circle draw:style-name="gr339" draw:text-style-name="P3" xml:id="id347" draw:id="id347" draw:layer="layout" svg:width="0.29cm" svg:height="0.29cm" svg:x="7.188cm" svg:y="7cm">
            <text:p/>
          </draw:circle>
          <draw:connector draw:style-name="gr5" draw:text-style-name="P6" draw:layer="layout" svg:x1="8.469cm" svg:y1="7.142cm" svg:x2="9.163cm" svg:y2="7.146cm" draw:start-shape="id346" draw:start-glue-point="1" svg:d="M8469 7142h598v4h96">
            <text:p/>
          </draw:connector>
          <draw:circle draw:style-name="gr340" draw:text-style-name="P3" xml:id="id346" draw:id="id346" draw:layer="layout" svg:width="0.29cm" svg:height="0.29cm" svg:x="8.179cm" svg:y="6.997cm">
            <text:p/>
          </draw:circle>
          <draw:connector draw:style-name="gr5" draw:text-style-name="P6" draw:layer="layout" svg:x1="7.478cm" svg:y1="7.145cm" svg:x2="8.179cm" svg:y2="7.142cm" draw:start-shape="id347" draw:start-glue-point="1" draw:end-shape="id346" draw:end-glue-point="3" svg:d="M7478 7145h351v-3h350">
            <text:p/>
          </draw:connector>
          <draw:connector draw:style-name="gr5" draw:text-style-name="P6" draw:layer="layout" svg:x1="8.324cm" svg:y1="7.287cm" svg:x2="9.163cm" svg:y2="7.798cm" draw:start-shape="id346" draw:start-glue-point="2" svg:d="M8324 7287v506h839v5">
            <text:p/>
          </draw:connector>
          <draw:circle draw:style-name="gr341" draw:text-style-name="P3" xml:id="id349" draw:id="id349" draw:layer="layout" svg:width="0.29cm" svg:height="0.29cm" svg:x="7.188cm" svg:y="8.3cm">
            <text:p/>
          </draw:circle>
          <draw:connector draw:style-name="gr5" draw:text-style-name="P6" draw:layer="layout" svg:x1="8.469cm" svg:y1="8.442cm" svg:x2="9.163cm" svg:y2="8.446cm" draw:start-shape="id348" draw:start-glue-point="1" svg:d="M8469 8442h598v4h96">
            <text:p/>
          </draw:connector>
          <draw:circle draw:style-name="gr342" draw:text-style-name="P3" xml:id="id348" draw:id="id348" draw:layer="layout" svg:width="0.29cm" svg:height="0.29cm" svg:x="8.179cm" svg:y="8.297cm">
            <text:p/>
          </draw:circle>
          <draw:connector draw:style-name="gr5" draw:text-style-name="P6" draw:layer="layout" svg:x1="7.478cm" svg:y1="8.445cm" svg:x2="8.179cm" svg:y2="8.442cm" draw:start-shape="id349" draw:start-glue-point="1" draw:end-shape="id348" draw:end-glue-point="3" svg:d="M7478 8445h351v-3h350">
            <text:p/>
          </draw:connector>
          <draw:connector draw:style-name="gr5" draw:text-style-name="P6" draw:layer="layout" svg:x1="8.324cm" svg:y1="8.587cm" svg:x2="9.163cm" svg:y2="9.098cm" draw:start-shape="id348" draw:start-glue-point="2" svg:d="M8324 8587v506h839v5">
            <text:p/>
          </draw:connector>
          <draw:connector draw:style-name="gr5" draw:text-style-name="P6" draw:layer="layout" svg:x1="7.333cm" svg:y1="7.29cm" svg:x2="7.333cm" svg:y2="8.3cm" draw:start-shape="id347" draw:start-glue-point="2" draw:end-shape="id349" draw:end-glue-point="0" svg:d="M7333 7290v1010">
            <text:p/>
          </draw:connector>
          <draw:connector draw:style-name="gr5" draw:text-style-name="P6" draw:layer="layout" svg:x1="7.333cm" svg:y1="5.898cm" svg:x2="7.333cm" svg:y2="7cm" draw:start-shape="id345" draw:start-glue-point="2" draw:end-shape="id347" draw:end-glue-point="0" svg:d="M7333 5898v1102">
            <text:p/>
          </draw:connector>
          <draw:circle draw:style-name="gr343" draw:text-style-name="P3" xml:id="id351" draw:id="id351" draw:layer="layout" svg:width="0.29cm" svg:height="0.29cm" svg:x="7.188cm" svg:y="9.5cm">
            <text:p/>
          </draw:circle>
          <draw:connector draw:style-name="gr5" draw:text-style-name="P6" draw:layer="layout" svg:x1="8.469cm" svg:y1="9.642cm" svg:x2="9.163cm" svg:y2="9.646cm" draw:start-shape="id350" draw:start-glue-point="1" svg:d="M8469 9642h598v4h96">
            <text:p/>
          </draw:connector>
          <draw:circle draw:style-name="gr344" draw:text-style-name="P3" xml:id="id350" draw:id="id350" draw:layer="layout" svg:width="0.29cm" svg:height="0.29cm" svg:x="8.179cm" svg:y="9.497cm">
            <text:p/>
          </draw:circle>
          <draw:connector draw:style-name="gr5" draw:text-style-name="P6" draw:layer="layout" svg:x1="7.478cm" svg:y1="9.645cm" svg:x2="8.179cm" svg:y2="9.642cm" draw:start-shape="id351" draw:start-glue-point="1" draw:end-shape="id350" draw:end-glue-point="3" svg:d="M7478 9645h351v-3h350">
            <text:p/>
          </draw:connector>
          <draw:connector draw:style-name="gr5" draw:text-style-name="P6" draw:layer="layout" svg:x1="8.324cm" svg:y1="9.787cm" svg:x2="9.163cm" svg:y2="10.298cm" draw:start-shape="id350" draw:start-glue-point="2" svg:d="M8324 9787v506h839v5">
            <text:p/>
          </draw:connector>
          <draw:circle draw:style-name="gr345" draw:text-style-name="P3" xml:id="id353" draw:id="id353" draw:layer="layout" svg:width="0.29cm" svg:height="0.29cm" svg:x="7.188cm" svg:y="10.8cm">
            <text:p/>
          </draw:circle>
          <draw:connector draw:style-name="gr5" draw:text-style-name="P6" draw:layer="layout" svg:x1="8.469cm" svg:y1="10.942cm" svg:x2="9.163cm" svg:y2="10.946cm" draw:start-shape="id352" draw:start-glue-point="1" svg:d="M8469 10942h598v4h96">
            <text:p/>
          </draw:connector>
          <draw:circle draw:style-name="gr346" draw:text-style-name="P3" xml:id="id352" draw:id="id352" draw:layer="layout" svg:width="0.29cm" svg:height="0.29cm" svg:x="8.179cm" svg:y="10.797cm">
            <text:p/>
          </draw:circle>
          <draw:connector draw:style-name="gr5" draw:text-style-name="P6" draw:layer="layout" svg:x1="7.478cm" svg:y1="10.945cm" svg:x2="8.179cm" svg:y2="10.942cm" draw:start-shape="id353" draw:start-glue-point="1" draw:end-shape="id352" draw:end-glue-point="3" svg:d="M7478 10945h351v-3h350">
            <text:p/>
          </draw:connector>
          <draw:connector draw:style-name="gr5" draw:text-style-name="P6" draw:layer="layout" svg:x1="7.333cm" svg:y1="9.79cm" svg:x2="7.333cm" svg:y2="10.8cm" draw:start-shape="id351" draw:start-glue-point="2" draw:end-shape="id353" draw:end-glue-point="0" svg:d="M7333 9790v1010">
            <text:p/>
          </draw:connector>
          <draw:connector draw:style-name="gr5" draw:text-style-name="P6" draw:layer="layout" svg:x1="7.333cm" svg:y1="8.59cm" svg:x2="7.333cm" svg:y2="9.5cm" draw:start-shape="id349" draw:start-glue-point="2" draw:end-shape="id351" draw:end-glue-point="0" svg:d="M7333 8590v910">
            <text:p/>
          </draw:connector>
          <draw:circle draw:style-name="gr347" draw:text-style-name="P7" xml:id="id355" draw:id="id355" draw:layer="layout" svg:width="0.29cm" svg:height="0.29cm" svg:x="10.58cm" svg:y="4.28cm">
            <text:p/>
          </draw:circle>
          <draw:connector draw:style-name="gr5" draw:text-style-name="P6" draw:layer="layout" svg:x1="9.816cm" svg:y1="4.426cm" svg:x2="10.58cm" svg:y2="4.425cm" draw:start-shape="id354" draw:start-glue-point="7" draw:end-shape="id355" draw:end-glue-point="3" svg:d="M9816 4426h382v-1h382">
            <text:p/>
          </draw:connector>
          <draw:connector draw:style-name="gr5" draw:text-style-name="P6" xml:id="id356" draw:id="id356" draw:layer="layout" svg:x1="9.716cm" svg:y1="5.079cm" svg:x2="10.582cm" svg:y2="5.078cm" svg:d="M9716 5079h684v-1h182">
            <text:p/>
          </draw:connector>
          <draw:connector draw:style-name="gr22" draw:text-style-name="P6" draw:layer="layout" draw:line-skew="-0.66cm" svg:x1="10.582cm" svg:y1="5.078cm" svg:x2="10.725cm" svg:y2="4.57cm" draw:start-shape="id356" draw:start-glue-point="3" draw:end-shape="id355" draw:end-glue-point="2" svg:d="M10582 5078v-8h143v-500">
            <text:p/>
          </draw:connector>
          <draw:circle draw:style-name="gr348" draw:text-style-name="P7" xml:id="id357" draw:id="id357" draw:layer="layout" svg:width="0.29cm" svg:height="0.29cm" svg:x="11.48cm" svg:y="5.58cm">
            <text:p/>
          </draw:circle>
          <draw:connector draw:style-name="gr5" draw:text-style-name="P6" draw:layer="layout" svg:x1="10.87cm" svg:y1="4.425cm" svg:x2="11.625cm" svg:y2="5.58cm" draw:start-shape="id355" draw:start-glue-point="1" draw:end-shape="id357" draw:end-glue-point="0" svg:d="M10870 4425h755v1155">
            <text:p/>
          </draw:connector>
          <draw:circle draw:style-name="gr349" draw:text-style-name="P7" xml:id="id359" draw:id="id359" draw:layer="layout" svg:width="0.29cm" svg:height="0.29cm" svg:x="10.58cm" svg:y="5.58cm">
            <text:p/>
          </draw:circle>
          <draw:connector draw:style-name="gr5" draw:text-style-name="P6" draw:layer="layout" svg:x1="9.816cm" svg:y1="5.731cm" svg:x2="10.58cm" svg:y2="5.725cm" draw:start-shape="id358" draw:start-glue-point="7" draw:end-shape="id359" draw:end-glue-point="3" svg:d="M9816 5731h382v-6h382">
            <text:p/>
          </draw:connector>
          <draw:connector draw:style-name="gr5" draw:text-style-name="P6" draw:layer="layout" svg:x1="10.87cm" svg:y1="5.725cm" svg:x2="11.48cm" svg:y2="5.725cm" draw:start-shape="id359" draw:start-glue-point="1" draw:end-shape="id357" draw:end-glue-point="3" svg:d="M10870 5725h610">
            <text:p/>
          </draw:connector>
          <draw:connector draw:style-name="gr5" draw:text-style-name="P6" xml:id="id361" draw:id="id361" draw:layer="layout" svg:x1="9.816cm" svg:y1="6.384cm" svg:x2="10.594cm" svg:y2="6.368cm" draw:start-shape="id360" draw:start-glue-point="7" svg:d="M9816 6384h640v-16h138">
            <text:p/>
          </draw:connector>
          <draw:connector draw:style-name="gr22" draw:text-style-name="P6" draw:layer="layout" svg:x1="10.594cm" svg:y1="6.368cm" svg:x2="10.725cm" svg:y2="5.87cm" draw:start-shape="id361" draw:start-glue-point="3" draw:end-shape="id359" draw:end-glue-point="2" svg:d="M10594 6368h131v-498">
            <text:p/>
          </draw:connector>
          <draw:circle draw:style-name="gr350" draw:text-style-name="P7" xml:id="id363" draw:id="id363" draw:layer="layout" svg:width="0.29cm" svg:height="0.29cm" svg:x="10.58cm" svg:y="6.91cm">
            <text:p/>
          </draw:circle>
          <draw:connector draw:style-name="gr5" draw:text-style-name="P6" draw:layer="layout" svg:x1="9.817cm" svg:y1="7.036cm" svg:x2="10.58cm" svg:y2="7.055cm" draw:start-shape="id362" draw:start-glue-point="7" draw:end-shape="id363" draw:end-glue-point="3" svg:d="M9817 7036h382v19h381">
            <text:p/>
          </draw:connector>
          <draw:connector draw:style-name="gr5" draw:text-style-name="P6" xml:id="id365" draw:id="id365" draw:layer="layout" svg:x1="9.816cm" svg:y1="7.689cm" svg:x2="10.582cm" svg:y2="7.708cm" draw:start-shape="id364" draw:start-glue-point="7" svg:d="M9816 7689h634v19h132">
            <text:p/>
          </draw:connector>
          <draw:connector draw:style-name="gr22" draw:text-style-name="P6" draw:layer="layout" draw:line-skew="-0.631cm" svg:x1="10.582cm" svg:y1="7.708cm" svg:x2="10.725cm" svg:y2="7.2cm" draw:start-shape="id365" draw:start-glue-point="3" draw:end-shape="id363" draw:end-glue-point="2" svg:d="M10582 7708h143v-508">
            <text:p/>
          </draw:connector>
          <draw:circle draw:style-name="gr351" draw:text-style-name="P7" xml:id="id368" draw:id="id368" draw:layer="layout" svg:width="0.29cm" svg:height="0.29cm" svg:x="11.48cm" svg:y="8.21cm">
            <text:p/>
          </draw:circle>
          <draw:connector draw:style-name="gr5" draw:text-style-name="P6" draw:layer="layout" svg:x1="10.87cm" svg:y1="7.055cm" svg:x2="11.48cm" svg:y2="7.035cm" draw:start-shape="id363" draw:start-glue-point="1" draw:end-shape="id366" draw:end-glue-point="3" svg:d="M10870 7055h305v-20h305">
            <text:p/>
          </draw:connector>
          <draw:circle draw:style-name="gr352" draw:text-style-name="P7" xml:id="id367" draw:id="id367" draw:layer="layout" svg:width="0.29cm" svg:height="0.29cm" svg:x="10.58cm" svg:y="8.21cm">
            <text:p/>
          </draw:circle>
          <draw:connector draw:style-name="gr5" draw:text-style-name="P6" draw:layer="layout" svg:x1="9.816cm" svg:y1="8.361cm" svg:x2="10.58cm" svg:y2="8.355cm" draw:end-shape="id367" draw:end-glue-point="3" svg:d="M9816 8361h132v-6h632">
            <text:p/>
          </draw:connector>
          <draw:connector draw:style-name="gr5" draw:text-style-name="P6" draw:layer="layout" svg:x1="10.87cm" svg:y1="8.355cm" svg:x2="11.48cm" svg:y2="8.355cm" draw:start-shape="id367" draw:start-glue-point="1" draw:end-shape="id368" draw:end-glue-point="3" svg:d="M10870 8355h610">
            <text:p/>
          </draw:connector>
          <draw:connector draw:style-name="gr5" draw:text-style-name="P6" xml:id="id370" draw:id="id370" draw:layer="layout" svg:x1="9.816cm" svg:y1="8.994cm" svg:x2="10.594cm" svg:y2="8.998cm" draw:start-shape="id369" draw:start-glue-point="7" svg:d="M9816 8994h640v4h138">
            <text:p/>
          </draw:connector>
          <draw:connector draw:style-name="gr22" draw:text-style-name="P6" draw:layer="layout" draw:line-skew="-0.646cm" svg:x1="10.594cm" svg:y1="8.998cm" svg:x2="10.725cm" svg:y2="8.5cm" draw:start-shape="id370" draw:start-glue-point="3" draw:end-shape="id367" draw:end-glue-point="2" svg:d="M10594 8998h131v-498">
            <text:p/>
          </draw:connector>
          <draw:circle draw:style-name="gr353" draw:text-style-name="P7" xml:id="id372" draw:id="id372" draw:layer="layout" svg:width="0.29cm" svg:height="0.29cm" svg:x="10.58cm" svg:y="9.497cm">
            <text:p/>
          </draw:circle>
          <draw:connector draw:style-name="gr5" draw:text-style-name="P6" draw:layer="layout" svg:x1="9.816cm" svg:y1="9.647cm" svg:x2="10.58cm" svg:y2="9.642cm" draw:start-shape="id371" draw:start-glue-point="7" draw:end-shape="id372" draw:end-glue-point="3" svg:d="M9816 9647h382v-5h382">
            <text:p/>
          </draw:connector>
          <draw:connector draw:style-name="gr5" draw:text-style-name="P6" xml:id="id374" draw:id="id374" draw:layer="layout" svg:x1="9.816cm" svg:y1="10.3cm" svg:x2="10.582cm" svg:y2="10.295cm" draw:start-shape="id373" draw:start-glue-point="7" svg:d="M9816 10300h634v-5h132">
            <text:p/>
          </draw:connector>
          <draw:connector draw:style-name="gr22" draw:text-style-name="P6" draw:layer="layout" svg:x1="10.582cm" svg:y1="10.295cm" svg:x2="10.725cm" svg:y2="9.787cm" draw:start-shape="id374" draw:start-glue-point="3" draw:end-shape="id372" draw:end-glue-point="2" svg:d="M10582 10295h143v-508">
            <text:p/>
          </draw:connector>
          <draw:circle draw:style-name="gr354" draw:text-style-name="P7" xml:id="id376" draw:id="id376" draw:layer="layout" svg:width="0.29cm" svg:height="0.29cm" svg:x="11.48cm" svg:y="10.806cm">
            <text:p/>
          </draw:circle>
          <draw:connector draw:style-name="gr5" draw:text-style-name="P6" draw:layer="layout" svg:x1="10.87cm" svg:y1="9.642cm" svg:x2="11.48cm" svg:y2="9.655cm" draw:start-shape="id372" draw:start-glue-point="1" draw:end-shape="id375" draw:end-glue-point="3" svg:d="M10870 9642h305v13h305">
            <text:p/>
          </draw:connector>
          <draw:connector draw:style-name="gr5" draw:text-style-name="P6" draw:layer="layout" svg:x1="9.816cm" svg:y1="10.95cm" svg:x2="11.48cm" svg:y2="10.951cm" draw:end-shape="id376" draw:end-glue-point="3" svg:d="M9816 10950h582v1h1082">
            <text:p/>
          </draw:connector>
          <draw:circle draw:style-name="gr355" draw:text-style-name="P7" xml:id="id366" draw:id="id366" draw:layer="layout" svg:width="0.29cm" svg:height="0.29cm" svg:x="11.48cm" svg:y="6.89cm">
            <text:p/>
          </draw:circle>
          <draw:connector draw:style-name="gr5" draw:text-style-name="P6" draw:layer="layout" svg:x1="11.625cm" svg:y1="5.87cm" svg:x2="11.625cm" svg:y2="6.89cm" draw:start-shape="id357" draw:start-glue-point="2" draw:end-shape="id366" draw:end-glue-point="0" svg:d="M11625 5870v1020">
            <text:p/>
          </draw:connector>
          <draw:connector draw:style-name="gr5" draw:text-style-name="P6" draw:layer="layout" svg:x1="11.625cm" svg:y1="7.18cm" svg:x2="11.625cm" svg:y2="8.21cm" draw:start-shape="id366" draw:start-glue-point="2" draw:end-shape="id368" draw:end-glue-point="0" svg:d="M11625 7180v1030">
            <text:p/>
          </draw:connector>
          <draw:circle draw:style-name="gr356" draw:text-style-name="P7" xml:id="id375" draw:id="id375" draw:layer="layout" svg:width="0.29cm" svg:height="0.29cm" svg:x="11.48cm" svg:y="9.51cm">
            <text:p/>
          </draw:circle>
          <draw:connector draw:style-name="gr5" draw:text-style-name="P6" draw:layer="layout" svg:x1="11.625cm" svg:y1="8.5cm" svg:x2="11.625cm" svg:y2="9.51cm" draw:start-shape="id368" draw:start-glue-point="2" draw:end-shape="id375" draw:end-glue-point="0" svg:d="M11625 8500v1010">
            <text:p/>
          </draw:connector>
          <draw:connector draw:style-name="gr5" draw:text-style-name="P6" draw:layer="layout" svg:x1="11.625cm" svg:y1="9.8cm" svg:x2="11.625cm" svg:y2="10.806cm" draw:start-shape="id375" draw:start-glue-point="2" draw:end-shape="id376" draw:end-glue-point="0" svg:d="M11625 9800v1006">
            <text:p/>
          </draw:connector>
          <draw:circle draw:style-name="gr357" draw:text-style-name="P3" xml:id="id307" draw:id="id307" draw:layer="layout" svg:width="0.29cm" svg:height="0.29cm" svg:x="6.602cm" svg:y="3.508cm">
            <text:p/>
          </draw:circle>
          <draw:connector draw:style-name="gr5" draw:text-style-name="P6" draw:layer="layout" svg:x1="6.734cm" svg:y1="2.71cm" svg:x2="6.747cm" svg:y2="3.508cm" draw:start-shape="id377" draw:start-glue-point="2" draw:end-shape="id307" draw:end-glue-point="0" svg:d="M6734 2710v399h13v399">
            <text:p/>
          </draw:connector>
          <draw:connector draw:style-name="gr5" draw:text-style-name="P6" draw:layer="layout" svg:x1="6.892cm" svg:y1="3.653cm" svg:x2="7.333cm" svg:y2="4.308cm" draw:start-shape="id307" draw:start-glue-point="1" draw:end-shape="id343" draw:end-glue-point="0" svg:d="M6892 3653h441v655">
            <text:p/>
          </draw:connector>
          <draw:circle draw:style-name="gr358" draw:text-style-name="P7" xml:id="id341" draw:id="id341" draw:layer="layout" svg:width="0.29cm" svg:height="0.29cm" svg:x="6.59cm" svg:y="11.489cm">
            <text:p/>
          </draw:circle>
          <draw:connector draw:style-name="gr5" draw:text-style-name="P6" draw:layer="layout" svg:x1="6.735cm" svg:y1="11.779cm" svg:x2="6.734cm" svg:y2="12.603cm" draw:start-shape="id341" draw:start-glue-point="2" draw:end-shape="id378" draw:end-glue-point="0" svg:d="M6735 11779v412h-1v412">
            <text:p/>
          </draw:connector>
          <draw:connector draw:style-name="gr5" draw:text-style-name="P6" draw:layer="layout" svg:x1="11.625cm" svg:y1="11.096cm" svg:x2="6.88cm" svg:y2="11.634cm" draw:start-shape="id376" draw:start-glue-point="2" draw:end-shape="id341" draw:end-glue-point="1" svg:d="M11625 11096v538h-4745">
            <text:p/>
          </draw:connector>
        </draw:g>
      </draw:page>
      <draw:page draw:name="page11" draw:style-name="dp1" draw:master-page-name="Standard">
        <draw:rect draw:style-name="gr1" draw:text-style-name="P2" xml:id="id446" draw:id="id446" draw:layer="layout" svg:width="2.465cm" svg:height="1.27cm" svg:x="7.219cm" svg:y="2.031cm" draw:corner-radius="0.64cm">
          <text:p text:style-name="P1"><text:span text:style-name="T1">Start </text:span></text:p>
          <text:p text:style-name="P1"><text:span text:style-name="T1">Operatoren</text:span></text:p>
        </draw:rect>
        <draw:connector draw:style-name="gr5" draw:text-style-name="P6" draw:layer="layout" svg:x1="8.307cm" svg:y1="4.144cm" svg:x2="4.149cm" svg:y2="4.926cm" draw:start-shape="id379" draw:start-glue-point="3" draw:end-shape="id380" draw:end-glue-point="0" svg:d="M8307 4144h-4158v782">
          <text:p/>
        </draw:connector>
        <draw:custom-shape draw:style-name="gr2" draw:text-style-name="P2" xml:id="id396" draw:id="id396" draw:layer="layout" svg:width="0.653cm" svg:height="0.653cm" svg:x="5.979cm" svg:y="6.022cm">
          <text:p text:style-name="P1"><text:span text:style-name="T1">„</text:span><text:span text:style-name="T11">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00" draw:id="id400" draw:layer="layout" svg:width="0.651cm" svg:height="0.653cm" svg:x="5.982cm" svg:y="7.327cm">
          <text:p text:style-name="P1"><text:span text:style-name="T1">„</text:span><text:span text:style-name="T5">/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392" draw:id="id392" draw:layer="layout" svg:width="0.653cm" svg:height="0.653cm" svg:x="5.979cm" svg:y="4.717cm">
          <text:p text:style-name="P1"><text:span text:style-name="T1">„</text:span><text:span text:style-name="T5">+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653cm" svg:height="0.653cm" svg:x="5.979cm" svg:y="5.37cm">
          <text:p text:style-name="P1"><text:span text:style-name="T1">„</text:span><text:span text:style-name="T5">-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5" xml:id="id398" draw:id="id398" draw:layer="layout" svg:width="0.653cm" svg:height="0.653cm" svg:x="5.979cm" svg:y="6.675cm">
          <text:p text:style-name="P1"><text:span text:style-name="T2">„</text:span><text:span text:style-name="T12"></text:span><text:span text:style-name="T2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02" draw:id="id402" draw:layer="layout" svg:width="0.653cm" svg:height="0.653cm" svg:x="5.979cm" svg:y="7.98cm">
          <text:p text:style-name="P1"><text:span text:style-name="T1">„</text:span><text:span text:style-name="T8">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07" draw:id="id407" draw:layer="layout" svg:width="0.653cm" svg:height="0.653cm" svg:x="5.979cm" svg:y="9.285cm">
          <text:p text:style-name="P1"><text:span text:style-name="T1">„</text:span><text:span text:style-name="T11">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653cm" svg:height="0.653cm" svg:x="5.979cm" svg:y="8.637cm">
          <text:p text:style-name="P1"><text:span text:style-name="T1">„</text:span><text:span text:style-name="T1">&lt;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69" draw:id="id469" draw:layer="layout" svg:width="0.653cm" svg:height="0.653cm" svg:x="5.979cm" svg:y="11.243cm">
          <text:p text:style-name="P1"><text:span text:style-name="T1">„</text:span><text:span text:style-name="T1">&gt;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09" draw:id="id409" draw:layer="layout" svg:width="0.653cm" svg:height="0.653cm" svg:x="5.979cm" svg:y="9.938cm">
          <text:p text:style-name="P1"><text:span text:style-name="T1">„</text:span><text:span text:style-name="T1">=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11" draw:id="id411" draw:layer="layout" svg:width="0.653cm" svg:height="0.653cm" svg:x="5.979cm" svg:y="10.591cm">
          <text:p text:style-name="P1"><text:span text:style-name="T1">„</text:span><text:span text:style-name="T11">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ircle draw:style-name="gr359" draw:text-style-name="P3" xml:id="id380" draw:id="id380" draw:layer="layout" svg:width="0.29cm" svg:height="0.29cm" svg:x="4.004cm" svg:y="4.926cm">
          <text:p/>
        </draw:circle>
        <draw:connector draw:style-name="gr5" draw:text-style-name="P6" draw:layer="layout" svg:x1="5.285cm" svg:y1="5.068cm" svg:x2="5.979cm" svg:y2="5.072cm" draw:start-shape="id381" draw:start-glue-point="1" svg:d="M5285 5068h598v4h96">
          <text:p/>
        </draw:connector>
        <draw:circle draw:style-name="gr360" draw:text-style-name="P3" xml:id="id381" draw:id="id381" draw:layer="layout" svg:width="0.29cm" svg:height="0.29cm" svg:x="4.995cm" svg:y="4.923cm">
          <text:p/>
        </draw:circle>
        <draw:connector draw:style-name="gr5" draw:text-style-name="P6" draw:layer="layout" svg:x1="4.294cm" svg:y1="5.071cm" svg:x2="4.995cm" svg:y2="5.068cm" draw:start-shape="id380" draw:start-glue-point="1" draw:end-shape="id381" draw:end-glue-point="3" svg:d="M4294 5071h351v-3h350">
          <text:p/>
        </draw:connector>
        <draw:connector draw:style-name="gr5" draw:text-style-name="P6" draw:layer="layout" svg:x1="5.14cm" svg:y1="5.213cm" svg:x2="5.979cm" svg:y2="5.724cm" draw:start-shape="id381" draw:start-glue-point="2" svg:d="M5140 5213v506h839v5">
          <text:p/>
        </draw:connector>
        <draw:circle draw:style-name="gr361" draw:text-style-name="P3" xml:id="id383" draw:id="id383" draw:layer="layout" svg:width="0.29cm" svg:height="0.29cm" svg:x="4.004cm" svg:y="6.226cm">
          <text:p/>
        </draw:circle>
        <draw:connector draw:style-name="gr5" draw:text-style-name="P6" draw:layer="layout" svg:x1="5.285cm" svg:y1="6.368cm" svg:x2="5.979cm" svg:y2="6.372cm" draw:start-shape="id382" draw:start-glue-point="1" svg:d="M5285 6368h598v4h96">
          <text:p/>
        </draw:connector>
        <draw:circle draw:style-name="gr362" draw:text-style-name="P3" xml:id="id382" draw:id="id382" draw:layer="layout" svg:width="0.29cm" svg:height="0.29cm" svg:x="4.995cm" svg:y="6.223cm">
          <text:p/>
        </draw:circle>
        <draw:connector draw:style-name="gr5" draw:text-style-name="P6" draw:layer="layout" svg:x1="4.294cm" svg:y1="6.371cm" svg:x2="4.995cm" svg:y2="6.368cm" draw:start-shape="id383" draw:start-glue-point="1" draw:end-shape="id382" draw:end-glue-point="3" svg:d="M4294 6371h351v-3h350">
          <text:p/>
        </draw:connector>
        <draw:connector draw:style-name="gr5" draw:text-style-name="P6" draw:layer="layout" svg:x1="5.14cm" svg:y1="6.513cm" svg:x2="5.979cm" svg:y2="7.024cm" draw:start-shape="id382" draw:start-glue-point="2" svg:d="M5140 6513v506h839v5">
          <text:p/>
        </draw:connector>
        <draw:connector draw:style-name="gr5" draw:text-style-name="P6" draw:layer="layout" svg:x1="4.149cm" svg:y1="5.216cm" svg:x2="4.149cm" svg:y2="6.226cm" draw:start-shape="id380" draw:start-glue-point="2" draw:end-shape="id383" draw:end-glue-point="0" svg:d="M4149 5216v1010">
          <text:p/>
        </draw:connector>
        <draw:circle draw:style-name="gr363" draw:text-style-name="P3" xml:id="id385" draw:id="id385" draw:layer="layout" svg:width="0.29cm" svg:height="0.29cm" svg:x="4.004cm" svg:y="7.618cm">
          <text:p/>
        </draw:circle>
        <draw:connector draw:style-name="gr5" draw:text-style-name="P6" draw:layer="layout" svg:x1="5.285cm" svg:y1="7.76cm" svg:x2="5.979cm" svg:y2="7.764cm" draw:start-shape="id384" draw:start-glue-point="1" svg:d="M5285 7760h598v4h96">
          <text:p/>
        </draw:connector>
        <draw:circle draw:style-name="gr364" draw:text-style-name="P3" xml:id="id384" draw:id="id384" draw:layer="layout" svg:width="0.29cm" svg:height="0.29cm" svg:x="4.995cm" svg:y="7.615cm">
          <text:p/>
        </draw:circle>
        <draw:connector draw:style-name="gr5" draw:text-style-name="P6" draw:layer="layout" svg:x1="4.294cm" svg:y1="7.763cm" svg:x2="4.995cm" svg:y2="7.76cm" draw:start-shape="id385" draw:start-glue-point="1" draw:end-shape="id384" draw:end-glue-point="3" svg:d="M4294 7763h351v-3h350">
          <text:p/>
        </draw:connector>
        <draw:connector draw:style-name="gr5" draw:text-style-name="P6" draw:layer="layout" svg:x1="5.14cm" svg:y1="7.905cm" svg:x2="5.979cm" svg:y2="8.416cm" draw:start-shape="id384" draw:start-glue-point="2" svg:d="M5140 7905v506h839v5">
          <text:p/>
        </draw:connector>
        <draw:circle draw:style-name="gr365" draw:text-style-name="P3" xml:id="id387" draw:id="id387" draw:layer="layout" svg:width="0.29cm" svg:height="0.29cm" svg:x="4.004cm" svg:y="8.918cm">
          <text:p/>
        </draw:circle>
        <draw:connector draw:style-name="gr5" draw:text-style-name="P6" draw:layer="layout" svg:x1="5.285cm" svg:y1="9.06cm" svg:x2="5.979cm" svg:y2="9.064cm" draw:start-shape="id386" draw:start-glue-point="1" svg:d="M5285 9060h598v4h96">
          <text:p/>
        </draw:connector>
        <draw:circle draw:style-name="gr366" draw:text-style-name="P3" xml:id="id386" draw:id="id386" draw:layer="layout" svg:width="0.29cm" svg:height="0.29cm" svg:x="4.995cm" svg:y="8.915cm">
          <text:p/>
        </draw:circle>
        <draw:connector draw:style-name="gr5" draw:text-style-name="P6" draw:layer="layout" svg:x1="4.294cm" svg:y1="9.063cm" svg:x2="4.995cm" svg:y2="9.06cm" draw:start-shape="id387" draw:start-glue-point="1" draw:end-shape="id386" draw:end-glue-point="3" svg:d="M4294 9063h351v-3h350">
          <text:p/>
        </draw:connector>
        <draw:connector draw:style-name="gr5" draw:text-style-name="P6" draw:layer="layout" svg:x1="5.14cm" svg:y1="9.205cm" svg:x2="5.979cm" svg:y2="9.716cm" draw:start-shape="id386" draw:start-glue-point="2" svg:d="M5140 9205v506h839v5">
          <text:p/>
        </draw:connector>
        <draw:connector draw:style-name="gr5" draw:text-style-name="P6" draw:layer="layout" svg:x1="4.149cm" svg:y1="7.908cm" svg:x2="4.149cm" svg:y2="8.918cm" draw:start-shape="id385" draw:start-glue-point="2" draw:end-shape="id387" draw:end-glue-point="0" svg:d="M4149 7908v1010">
          <text:p/>
        </draw:connector>
        <draw:connector draw:style-name="gr5" draw:text-style-name="P6" draw:layer="layout" svg:x1="4.149cm" svg:y1="6.516cm" svg:x2="4.149cm" svg:y2="7.618cm" draw:start-shape="id383" draw:start-glue-point="2" draw:end-shape="id385" draw:end-glue-point="0" svg:d="M4149 6516v1102">
          <text:p/>
        </draw:connector>
        <draw:circle draw:style-name="gr367" draw:text-style-name="P3" xml:id="id389" draw:id="id389" draw:layer="layout" svg:width="0.29cm" svg:height="0.29cm" svg:x="4.004cm" svg:y="10.118cm">
          <text:p/>
        </draw:circle>
        <draw:connector draw:style-name="gr5" draw:text-style-name="P6" draw:layer="layout" svg:x1="5.285cm" svg:y1="10.26cm" svg:x2="5.979cm" svg:y2="10.264cm" draw:start-shape="id388" draw:start-glue-point="1" svg:d="M5285 10260h598v4h96">
          <text:p/>
        </draw:connector>
        <draw:circle draw:style-name="gr368" draw:text-style-name="P3" xml:id="id388" draw:id="id388" draw:layer="layout" svg:width="0.29cm" svg:height="0.29cm" svg:x="4.995cm" svg:y="10.115cm">
          <text:p/>
        </draw:circle>
        <draw:connector draw:style-name="gr5" draw:text-style-name="P6" draw:layer="layout" svg:x1="4.294cm" svg:y1="10.263cm" svg:x2="4.995cm" svg:y2="10.26cm" draw:start-shape="id389" draw:start-glue-point="1" draw:end-shape="id388" draw:end-glue-point="3" svg:d="M4294 10263h351v-3h350">
          <text:p/>
        </draw:connector>
        <draw:connector draw:style-name="gr5" draw:text-style-name="P6" draw:layer="layout" svg:x1="5.14cm" svg:y1="10.405cm" svg:x2="5.979cm" svg:y2="10.916cm" draw:start-shape="id388" draw:start-glue-point="2" svg:d="M5140 10405v506h839v5">
          <text:p/>
        </draw:connector>
        <draw:circle draw:style-name="gr369" draw:text-style-name="P3" xml:id="id391" draw:id="id391" draw:layer="layout" svg:width="0.29cm" svg:height="0.29cm" svg:x="4.004cm" svg:y="11.418cm">
          <text:p/>
        </draw:circle>
        <draw:connector draw:style-name="gr5" draw:text-style-name="P6" draw:layer="layout" svg:x1="5.285cm" svg:y1="11.56cm" svg:x2="5.979cm" svg:y2="11.564cm" draw:start-shape="id390" draw:start-glue-point="1" svg:d="M5285 11560h598v4h96">
          <text:p/>
        </draw:connector>
        <draw:circle draw:style-name="gr370" draw:text-style-name="P3" xml:id="id390" draw:id="id390" draw:layer="layout" svg:width="0.29cm" svg:height="0.29cm" svg:x="4.995cm" svg:y="11.415cm">
          <text:p/>
        </draw:circle>
        <draw:connector draw:style-name="gr5" draw:text-style-name="P6" draw:layer="layout" svg:x1="4.294cm" svg:y1="11.563cm" svg:x2="4.995cm" svg:y2="11.56cm" draw:start-shape="id391" draw:start-glue-point="1" draw:end-shape="id390" draw:end-glue-point="3" svg:d="M4294 11563h351v-3h350">
          <text:p/>
        </draw:connector>
        <draw:connector draw:style-name="gr5" draw:text-style-name="P6" draw:layer="layout" svg:x1="5.14cm" svg:y1="11.705cm" svg:x2="5.979cm" svg:y2="12.216cm" draw:start-shape="id390" draw:start-glue-point="2" svg:d="M5140 11705v506h839v5">
          <text:p/>
        </draw:connector>
        <draw:connector draw:style-name="gr5" draw:text-style-name="P6" draw:layer="layout" svg:x1="4.149cm" svg:y1="10.408cm" svg:x2="4.149cm" svg:y2="11.418cm" draw:start-shape="id389" draw:start-glue-point="2" draw:end-shape="id391" draw:end-glue-point="0" svg:d="M4149 10408v1010">
          <text:p/>
        </draw:connector>
        <draw:connector draw:style-name="gr5" draw:text-style-name="P6" draw:layer="layout" svg:x1="4.149cm" svg:y1="9.208cm" svg:x2="4.149cm" svg:y2="10.118cm" draw:start-shape="id387" draw:start-glue-point="2" draw:end-shape="id389" draw:end-glue-point="0" svg:d="M4149 9208v910">
          <text:p/>
        </draw:connector>
        <draw:circle draw:style-name="gr371" draw:text-style-name="P7" xml:id="id393" draw:id="id393" draw:layer="layout" svg:width="0.29cm" svg:height="0.29cm" svg:x="7.396cm" svg:y="4.898cm">
          <text:p/>
        </draw:circle>
        <draw:connector draw:style-name="gr5" draw:text-style-name="P6" draw:layer="layout" svg:x1="6.632cm" svg:y1="5.044cm" svg:x2="7.396cm" svg:y2="5.043cm" draw:start-shape="id392" draw:start-glue-point="7" draw:end-shape="id393" draw:end-glue-point="3" svg:d="M6632 5044h382v-1h382">
          <text:p/>
        </draw:connector>
        <draw:connector draw:style-name="gr5" draw:text-style-name="P6" xml:id="id394" draw:id="id394" draw:layer="layout" svg:x1="6.532cm" svg:y1="5.697cm" svg:x2="7.398cm" svg:y2="5.696cm" svg:d="M6532 5697h684v-1h182">
          <text:p/>
        </draw:connector>
        <draw:connector draw:style-name="gr22" draw:text-style-name="P6" draw:layer="layout" draw:line-skew="-0.66cm" svg:x1="7.398cm" svg:y1="5.696cm" svg:x2="7.541cm" svg:y2="5.188cm" draw:start-shape="id394" draw:start-glue-point="3" draw:end-shape="id393" draw:end-glue-point="2" svg:d="M7398 5696v-8h143v-500">
          <text:p/>
        </draw:connector>
        <draw:circle draw:style-name="gr372" draw:text-style-name="P7" xml:id="id395" draw:id="id395" draw:layer="layout" svg:width="0.29cm" svg:height="0.29cm" svg:x="8.296cm" svg:y="6.198cm">
          <text:p/>
        </draw:circle>
        <draw:connector draw:style-name="gr5" draw:text-style-name="P6" draw:layer="layout" svg:x1="7.686cm" svg:y1="5.043cm" svg:x2="8.441cm" svg:y2="6.198cm" draw:start-shape="id393" draw:start-glue-point="1" draw:end-shape="id395" draw:end-glue-point="0" svg:d="M7686 5043h755v1155">
          <text:p/>
        </draw:connector>
        <draw:circle draw:style-name="gr373" draw:text-style-name="P7" xml:id="id397" draw:id="id397" draw:layer="layout" svg:width="0.29cm" svg:height="0.29cm" svg:x="7.396cm" svg:y="6.198cm">
          <text:p/>
        </draw:circle>
        <draw:connector draw:style-name="gr5" draw:text-style-name="P6" draw:layer="layout" svg:x1="6.632cm" svg:y1="6.349cm" svg:x2="7.396cm" svg:y2="6.343cm" draw:start-shape="id396" draw:start-glue-point="7" draw:end-shape="id397" draw:end-glue-point="3" svg:d="M6632 6349h382v-6h382">
          <text:p/>
        </draw:connector>
        <draw:connector draw:style-name="gr5" draw:text-style-name="P6" draw:layer="layout" svg:x1="7.686cm" svg:y1="6.343cm" svg:x2="8.296cm" svg:y2="6.343cm" draw:start-shape="id397" draw:start-glue-point="1" draw:end-shape="id395" draw:end-glue-point="3" svg:d="M7686 6343h610">
          <text:p/>
        </draw:connector>
        <draw:connector draw:style-name="gr5" draw:text-style-name="P6" xml:id="id399" draw:id="id399" draw:layer="layout" svg:x1="6.632cm" svg:y1="7.002cm" svg:x2="7.41cm" svg:y2="6.986cm" draw:start-shape="id398" draw:start-glue-point="7" svg:d="M6632 7002h640v-16h138">
          <text:p/>
        </draw:connector>
        <draw:connector draw:style-name="gr22" draw:text-style-name="P6" draw:layer="layout" svg:x1="7.41cm" svg:y1="6.986cm" svg:x2="7.541cm" svg:y2="6.488cm" draw:start-shape="id399" draw:start-glue-point="3" draw:end-shape="id397" draw:end-glue-point="2" svg:d="M7410 6986h131v-498">
          <text:p/>
        </draw:connector>
        <draw:circle draw:style-name="gr374" draw:text-style-name="P7" xml:id="id401" draw:id="id401" draw:layer="layout" svg:width="0.29cm" svg:height="0.29cm" svg:x="7.396cm" svg:y="7.528cm">
          <text:p/>
        </draw:circle>
        <draw:connector draw:style-name="gr5" draw:text-style-name="P6" draw:layer="layout" svg:x1="6.633cm" svg:y1="7.654cm" svg:x2="7.396cm" svg:y2="7.673cm" draw:start-shape="id400" draw:start-glue-point="7" draw:end-shape="id401" draw:end-glue-point="3" svg:d="M6633 7654h382v19h381">
          <text:p/>
        </draw:connector>
        <draw:connector draw:style-name="gr5" draw:text-style-name="P6" xml:id="id403" draw:id="id403" draw:layer="layout" svg:x1="6.632cm" svg:y1="8.307cm" svg:x2="7.398cm" svg:y2="8.326cm" draw:start-shape="id402" draw:start-glue-point="7" svg:d="M6632 8307h634v19h132">
          <text:p/>
        </draw:connector>
        <draw:connector draw:style-name="gr22" draw:text-style-name="P6" draw:layer="layout" draw:line-skew="-0.631cm" svg:x1="7.398cm" svg:y1="8.326cm" svg:x2="7.541cm" svg:y2="7.818cm" draw:start-shape="id403" draw:start-glue-point="3" draw:end-shape="id401" draw:end-glue-point="2" svg:d="M7398 8326h143v-508">
          <text:p/>
        </draw:connector>
        <draw:circle draw:style-name="gr375" draw:text-style-name="P7" xml:id="id406" draw:id="id406" draw:layer="layout" svg:width="0.29cm" svg:height="0.29cm" svg:x="8.296cm" svg:y="8.828cm">
          <text:p/>
        </draw:circle>
        <draw:connector draw:style-name="gr5" draw:text-style-name="P6" draw:layer="layout" svg:x1="7.686cm" svg:y1="7.673cm" svg:x2="8.296cm" svg:y2="7.653cm" draw:start-shape="id401" draw:start-glue-point="1" draw:end-shape="id404" draw:end-glue-point="3" svg:d="M7686 7673h305v-20h305">
          <text:p/>
        </draw:connector>
        <draw:circle draw:style-name="gr376" draw:text-style-name="P7" xml:id="id405" draw:id="id405" draw:layer="layout" svg:width="0.29cm" svg:height="0.29cm" svg:x="7.396cm" svg:y="8.828cm">
          <text:p/>
        </draw:circle>
        <draw:connector draw:style-name="gr5" draw:text-style-name="P6" draw:layer="layout" svg:x1="6.632cm" svg:y1="8.979cm" svg:x2="7.396cm" svg:y2="8.973cm" draw:end-shape="id405" draw:end-glue-point="3" svg:d="M6632 8979h132v-6h632">
          <text:p/>
        </draw:connector>
        <draw:connector draw:style-name="gr5" draw:text-style-name="P6" draw:layer="layout" svg:x1="7.686cm" svg:y1="8.973cm" svg:x2="8.296cm" svg:y2="8.973cm" draw:start-shape="id405" draw:start-glue-point="1" draw:end-shape="id406" draw:end-glue-point="3" svg:d="M7686 8973h610">
          <text:p/>
        </draw:connector>
        <draw:connector draw:style-name="gr5" draw:text-style-name="P6" xml:id="id408" draw:id="id408" draw:layer="layout" svg:x1="6.632cm" svg:y1="9.612cm" svg:x2="7.41cm" svg:y2="9.616cm" draw:start-shape="id407" draw:start-glue-point="7" svg:d="M6632 9612h640v4h138">
          <text:p/>
        </draw:connector>
        <draw:connector draw:style-name="gr22" draw:text-style-name="P6" draw:layer="layout" draw:line-skew="-0.646cm" svg:x1="7.41cm" svg:y1="9.616cm" svg:x2="7.541cm" svg:y2="9.118cm" draw:start-shape="id408" draw:start-glue-point="3" draw:end-shape="id405" draw:end-glue-point="2" svg:d="M7410 9616h131v-498">
          <text:p/>
        </draw:connector>
        <draw:circle draw:style-name="gr377" draw:text-style-name="P7" xml:id="id410" draw:id="id410" draw:layer="layout" svg:width="0.29cm" svg:height="0.29cm" svg:x="7.396cm" svg:y="10.115cm">
          <text:p/>
        </draw:circle>
        <draw:connector draw:style-name="gr5" draw:text-style-name="P6" draw:layer="layout" svg:x1="6.632cm" svg:y1="10.265cm" svg:x2="7.396cm" svg:y2="10.26cm" draw:start-shape="id409" draw:start-glue-point="7" draw:end-shape="id410" draw:end-glue-point="3" svg:d="M6632 10265h382v-5h382">
          <text:p/>
        </draw:connector>
        <draw:connector draw:style-name="gr5" draw:text-style-name="P6" xml:id="id412" draw:id="id412" draw:layer="layout" svg:x1="6.632cm" svg:y1="10.918cm" svg:x2="7.398cm" svg:y2="10.913cm" draw:start-shape="id411" draw:start-glue-point="7" svg:d="M6632 10918h634v-5h132">
          <text:p/>
        </draw:connector>
        <draw:connector draw:style-name="gr22" draw:text-style-name="P6" draw:layer="layout" svg:x1="7.398cm" svg:y1="10.913cm" svg:x2="7.541cm" svg:y2="10.405cm" draw:start-shape="id412" draw:start-glue-point="3" draw:end-shape="id410" draw:end-glue-point="2" svg:d="M7398 10913h143v-508">
          <text:p/>
        </draw:connector>
        <draw:connector draw:style-name="gr5" draw:text-style-name="P6" draw:layer="layout" svg:x1="7.686cm" svg:y1="10.26cm" svg:x2="8.296cm" svg:y2="10.273cm" draw:start-shape="id410" draw:start-glue-point="1" draw:end-shape="id413" draw:end-glue-point="3" svg:d="M7686 10260h305v13h305">
          <text:p/>
        </draw:connector>
        <draw:circle draw:style-name="gr378" draw:text-style-name="P7" xml:id="id404" draw:id="id404" draw:layer="layout" svg:width="0.29cm" svg:height="0.29cm" svg:x="8.296cm" svg:y="7.508cm">
          <text:p/>
        </draw:circle>
        <draw:connector draw:style-name="gr5" draw:text-style-name="P6" draw:layer="layout" svg:x1="8.441cm" svg:y1="6.488cm" svg:x2="8.441cm" svg:y2="7.508cm" draw:start-shape="id395" draw:start-glue-point="2" draw:end-shape="id404" draw:end-glue-point="0" svg:d="M8441 6488v1020">
          <text:p/>
        </draw:connector>
        <draw:connector draw:style-name="gr5" draw:text-style-name="P6" draw:layer="layout" svg:x1="8.441cm" svg:y1="7.798cm" svg:x2="8.441cm" svg:y2="8.828cm" draw:start-shape="id404" draw:start-glue-point="2" draw:end-shape="id406" draw:end-glue-point="0" svg:d="M8441 7798v1030">
          <text:p/>
        </draw:connector>
        <draw:circle draw:style-name="gr379" draw:text-style-name="P7" xml:id="id413" draw:id="id413" draw:layer="layout" svg:width="0.29cm" svg:height="0.29cm" svg:x="8.296cm" svg:y="10.128cm">
          <text:p/>
        </draw:circle>
        <draw:connector draw:style-name="gr5" draw:text-style-name="P6" draw:layer="layout" svg:x1="8.441cm" svg:y1="9.118cm" svg:x2="8.441cm" svg:y2="10.128cm" draw:start-shape="id406" draw:start-glue-point="2" draw:end-shape="id413" draw:end-glue-point="0" svg:d="M8441 9118v1010">
          <text:p/>
        </draw:connector>
        <draw:connector draw:style-name="gr5" draw:text-style-name="P6" draw:layer="layout" svg:x1="8.441cm" svg:y1="10.418cm" svg:x2="8.441cm" svg:y2="11.415cm" draw:start-shape="id413" draw:start-glue-point="2" svg:d="M8441 10418v997">
          <text:p/>
        </draw:connector>
        <draw:custom-shape draw:style-name="gr2" draw:text-style-name="P2" xml:id="id428" draw:id="id428" draw:layer="layout" svg:width="0.653cm" svg:height="0.653cm" svg:x="10.868cm" svg:y="5.995cm">
          <text:p text:style-name="P1"><text:span text:style-name="T2">„</text:span><text:span text:style-name="T12"></text:span><text:span text:style-name="T2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32" draw:id="id432" draw:layer="layout" svg:width="0.651cm" svg:height="0.653cm" svg:x="10.871cm" svg:y="7.3cm">
          <text:p text:style-name="P1"><text:span text:style-name="T2">„</text:span><text:span text:style-name="T12"></text:span><text:span text:style-name="T2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24" draw:id="id424" draw:layer="layout" svg:width="0.653cm" svg:height="0.653cm" svg:x="10.868cm" svg:y="4.69cm">
          <text:p text:style-name="P1"><text:span text:style-name="T1">„</text:span><text:span text:style-name="T11">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653cm" svg:height="0.653cm" svg:x="10.868cm" svg:y="5.343cm">
          <text:p text:style-name="P1"><text:span text:style-name="T2">„</text:span><text:span text:style-name="T12"></text:span><text:span text:style-name="T2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5" xml:id="id430" draw:id="id430" draw:layer="layout" svg:width="0.653cm" svg:height="0.653cm" svg:x="10.868cm" svg:y="6.648cm">
          <text:p text:style-name="P1"><text:span text:style-name="T2">„</text:span><text:span text:style-name="T12"></text:span><text:span text:style-name="T2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34" draw:id="id434" draw:layer="layout" svg:width="0.653cm" svg:height="0.653cm" svg:x="10.868cm" svg:y="7.953cm">
          <text:p text:style-name="P1"><text:span text:style-name="T1">„</text:span><text:span text:style-name="T11">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39" draw:id="id439" draw:layer="layout" svg:width="0.653cm" svg:height="0.653cm" svg:x="10.868cm" svg:y="9.258cm">
          <text:p text:style-name="P1"><text:span text:style-name="T1">„</text:span><text:span text:style-name="T11">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653cm" svg:height="0.653cm" svg:x="10.868cm" svg:y="8.61cm">
          <text:p text:style-name="P1"><text:span text:style-name="T1">„</text:span><text:span text:style-name="T11">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58" draw:id="id458" draw:layer="layout" svg:width="0.653cm" svg:height="0.653cm" svg:x="10.869cm" svg:y="11.217cm">
          <text:p text:style-name="P1"><text:span text:style-name="T1">„</text:span><text:span text:style-name="T11">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41" draw:id="id441" draw:layer="layout" svg:width="0.653cm" svg:height="0.653cm" svg:x="10.868cm" svg:y="9.911cm">
          <text:p text:style-name="P1"><text:span text:style-name="T1">„</text:span><text:span text:style-name="T11">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43" draw:id="id443" draw:layer="layout" svg:width="0.653cm" svg:height="0.653cm" svg:x="10.868cm" svg:y="10.564cm">
          <text:p text:style-name="P1"><text:span text:style-name="T1">„</text:span><text:span text:style-name="T11">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60" draw:id="id460" draw:layer="layout" svg:width="0.653cm" svg:height="0.653cm" svg:x="10.868cm" svg:y="11.869cm">
          <text:p text:style-name="P1"><text:span text:style-name="T1">„</text:span><text:span text:style-name="T11">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ircle draw:style-name="gr380" draw:text-style-name="P3" xml:id="id415" draw:id="id415" draw:layer="layout" svg:width="0.29cm" svg:height="0.29cm" svg:x="8.893cm" svg:y="4.899cm">
          <text:p/>
        </draw:circle>
        <draw:connector draw:style-name="gr5" draw:text-style-name="P6" draw:layer="layout" svg:x1="10.174cm" svg:y1="5.041cm" svg:x2="10.868cm" svg:y2="5.045cm" draw:start-shape="id414" draw:start-glue-point="1" svg:d="M10174 5041h598v4h96">
          <text:p/>
        </draw:connector>
        <draw:circle draw:style-name="gr381" draw:text-style-name="P3" xml:id="id414" draw:id="id414" draw:layer="layout" svg:width="0.29cm" svg:height="0.29cm" svg:x="9.884cm" svg:y="4.896cm">
          <text:p/>
        </draw:circle>
        <draw:connector draw:style-name="gr5" draw:text-style-name="P6" draw:layer="layout" svg:x1="9.183cm" svg:y1="5.044cm" svg:x2="9.884cm" svg:y2="5.041cm" draw:start-shape="id415" draw:start-glue-point="1" draw:end-shape="id414" draw:end-glue-point="3" svg:d="M9183 5044h351v-3h350">
          <text:p/>
        </draw:connector>
        <draw:connector draw:style-name="gr5" draw:text-style-name="P6" draw:layer="layout" svg:x1="10.029cm" svg:y1="5.186cm" svg:x2="10.868cm" svg:y2="5.697cm" draw:start-shape="id414" draw:start-glue-point="2" svg:d="M10029 5186v506h839v5">
          <text:p/>
        </draw:connector>
        <draw:circle draw:style-name="gr382" draw:text-style-name="P3" xml:id="id417" draw:id="id417" draw:layer="layout" svg:width="0.29cm" svg:height="0.29cm" svg:x="8.893cm" svg:y="6.199cm">
          <text:p/>
        </draw:circle>
        <draw:connector draw:style-name="gr5" draw:text-style-name="P6" draw:layer="layout" svg:x1="10.174cm" svg:y1="6.341cm" svg:x2="10.868cm" svg:y2="6.345cm" draw:start-shape="id416" draw:start-glue-point="1" svg:d="M10174 6341h598v4h96">
          <text:p/>
        </draw:connector>
        <draw:circle draw:style-name="gr383" draw:text-style-name="P3" xml:id="id416" draw:id="id416" draw:layer="layout" svg:width="0.29cm" svg:height="0.29cm" svg:x="9.884cm" svg:y="6.196cm">
          <text:p/>
        </draw:circle>
        <draw:connector draw:style-name="gr5" draw:text-style-name="P6" draw:layer="layout" svg:x1="9.183cm" svg:y1="6.344cm" svg:x2="9.884cm" svg:y2="6.341cm" draw:start-shape="id417" draw:start-glue-point="1" draw:end-shape="id416" draw:end-glue-point="3" svg:d="M9183 6344h351v-3h350">
          <text:p/>
        </draw:connector>
        <draw:connector draw:style-name="gr5" draw:text-style-name="P6" draw:layer="layout" svg:x1="10.029cm" svg:y1="6.486cm" svg:x2="10.868cm" svg:y2="6.997cm" draw:start-shape="id416" draw:start-glue-point="2" svg:d="M10029 6486v506h839v5">
          <text:p/>
        </draw:connector>
        <draw:connector draw:style-name="gr5" draw:text-style-name="P6" draw:layer="layout" svg:x1="9.038cm" svg:y1="5.189cm" svg:x2="9.038cm" svg:y2="6.199cm" draw:start-shape="id415" draw:start-glue-point="2" draw:end-shape="id417" draw:end-glue-point="0" svg:d="M9038 5189v1010">
          <text:p/>
        </draw:connector>
        <draw:circle draw:style-name="gr384" draw:text-style-name="P3" xml:id="id419" draw:id="id419" draw:layer="layout" svg:width="0.29cm" svg:height="0.29cm" svg:x="8.893cm" svg:y="7.591cm">
          <text:p/>
        </draw:circle>
        <draw:connector draw:style-name="gr5" draw:text-style-name="P6" draw:layer="layout" svg:x1="10.174cm" svg:y1="7.733cm" svg:x2="10.868cm" svg:y2="7.737cm" draw:start-shape="id418" draw:start-glue-point="1" svg:d="M10174 7733h598v4h96">
          <text:p/>
        </draw:connector>
        <draw:circle draw:style-name="gr385" draw:text-style-name="P3" xml:id="id418" draw:id="id418" draw:layer="layout" svg:width="0.29cm" svg:height="0.29cm" svg:x="9.884cm" svg:y="7.588cm">
          <text:p/>
        </draw:circle>
        <draw:connector draw:style-name="gr5" draw:text-style-name="P6" draw:layer="layout" svg:x1="9.183cm" svg:y1="7.736cm" svg:x2="9.884cm" svg:y2="7.733cm" draw:start-shape="id419" draw:start-glue-point="1" draw:end-shape="id418" draw:end-glue-point="3" svg:d="M9183 7736h351v-3h350">
          <text:p/>
        </draw:connector>
        <draw:connector draw:style-name="gr5" draw:text-style-name="P6" draw:layer="layout" svg:x1="10.029cm" svg:y1="7.878cm" svg:x2="10.868cm" svg:y2="8.389cm" draw:start-shape="id418" draw:start-glue-point="2" svg:d="M10029 7878v506h839v5">
          <text:p/>
        </draw:connector>
        <draw:circle draw:style-name="gr386" draw:text-style-name="P3" xml:id="id421" draw:id="id421" draw:layer="layout" svg:width="0.29cm" svg:height="0.29cm" svg:x="8.893cm" svg:y="8.891cm">
          <text:p/>
        </draw:circle>
        <draw:connector draw:style-name="gr5" draw:text-style-name="P6" draw:layer="layout" svg:x1="10.174cm" svg:y1="9.033cm" svg:x2="10.868cm" svg:y2="9.037cm" draw:start-shape="id420" draw:start-glue-point="1" svg:d="M10174 9033h598v4h96">
          <text:p/>
        </draw:connector>
        <draw:circle draw:style-name="gr387" draw:text-style-name="P3" xml:id="id420" draw:id="id420" draw:layer="layout" svg:width="0.29cm" svg:height="0.29cm" svg:x="9.884cm" svg:y="8.888cm">
          <text:p/>
        </draw:circle>
        <draw:connector draw:style-name="gr5" draw:text-style-name="P6" draw:layer="layout" svg:x1="9.183cm" svg:y1="9.036cm" svg:x2="9.884cm" svg:y2="9.033cm" draw:start-shape="id421" draw:start-glue-point="1" draw:end-shape="id420" draw:end-glue-point="3" svg:d="M9183 9036h351v-3h350">
          <text:p/>
        </draw:connector>
        <draw:connector draw:style-name="gr5" draw:text-style-name="P6" draw:layer="layout" svg:x1="10.029cm" svg:y1="9.178cm" svg:x2="10.868cm" svg:y2="9.689cm" draw:start-shape="id420" draw:start-glue-point="2" svg:d="M10029 9178v506h839v5">
          <text:p/>
        </draw:connector>
        <draw:connector draw:style-name="gr5" draw:text-style-name="P6" draw:layer="layout" svg:x1="9.038cm" svg:y1="7.881cm" svg:x2="9.038cm" svg:y2="8.891cm" draw:start-shape="id419" draw:start-glue-point="2" draw:end-shape="id421" draw:end-glue-point="0" svg:d="M9038 7881v1010">
          <text:p/>
        </draw:connector>
        <draw:connector draw:style-name="gr5" draw:text-style-name="P6" draw:layer="layout" svg:x1="9.038cm" svg:y1="6.489cm" svg:x2="9.038cm" svg:y2="7.591cm" draw:start-shape="id417" draw:start-glue-point="2" draw:end-shape="id419" draw:end-glue-point="0" svg:d="M9038 6489v1102">
          <text:p/>
        </draw:connector>
        <draw:circle draw:style-name="gr388" draw:text-style-name="P3" xml:id="id423" draw:id="id423" draw:layer="layout" svg:width="0.29cm" svg:height="0.29cm" svg:x="8.893cm" svg:y="10.091cm">
          <text:p/>
        </draw:circle>
        <draw:connector draw:style-name="gr5" draw:text-style-name="P6" draw:layer="layout" svg:x1="10.174cm" svg:y1="10.233cm" svg:x2="10.868cm" svg:y2="10.237cm" draw:start-shape="id422" draw:start-glue-point="1" svg:d="M10174 10233h598v4h96">
          <text:p/>
        </draw:connector>
        <draw:circle draw:style-name="gr389" draw:text-style-name="P3" xml:id="id422" draw:id="id422" draw:layer="layout" svg:width="0.29cm" svg:height="0.29cm" svg:x="9.884cm" svg:y="10.088cm">
          <text:p/>
        </draw:circle>
        <draw:connector draw:style-name="gr5" draw:text-style-name="P6" draw:layer="layout" svg:x1="9.183cm" svg:y1="10.236cm" svg:x2="9.884cm" svg:y2="10.233cm" draw:start-shape="id423" draw:start-glue-point="1" draw:end-shape="id422" draw:end-glue-point="3" svg:d="M9183 10236h351v-3h350">
          <text:p/>
        </draw:connector>
        <draw:connector draw:style-name="gr5" draw:text-style-name="P6" draw:layer="layout" svg:x1="10.029cm" svg:y1="10.378cm" svg:x2="10.868cm" svg:y2="10.889cm" draw:start-shape="id422" draw:start-glue-point="2" svg:d="M10029 10378v506h839v5">
          <text:p/>
        </draw:connector>
        <draw:connector draw:style-name="gr5" draw:text-style-name="P6" draw:layer="layout" svg:x1="9.038cm" svg:y1="10.381cm" svg:x2="9.038cm" svg:y2="11.391cm" draw:start-shape="id423" draw:start-glue-point="2" svg:d="M9038 10381v1010">
          <text:p/>
        </draw:connector>
        <draw:connector draw:style-name="gr5" draw:text-style-name="P6" draw:layer="layout" svg:x1="9.038cm" svg:y1="9.181cm" svg:x2="9.038cm" svg:y2="10.091cm" draw:start-shape="id421" draw:start-glue-point="2" draw:end-shape="id423" draw:end-glue-point="0" svg:d="M9038 9181v910">
          <text:p/>
        </draw:connector>
        <draw:circle draw:style-name="gr390" draw:text-style-name="P7" xml:id="id425" draw:id="id425" draw:layer="layout" svg:width="0.29cm" svg:height="0.29cm" svg:x="12.285cm" svg:y="4.871cm">
          <text:p/>
        </draw:circle>
        <draw:connector draw:style-name="gr5" draw:text-style-name="P6" draw:layer="layout" svg:x1="11.521cm" svg:y1="5.017cm" svg:x2="12.285cm" svg:y2="5.016cm" draw:start-shape="id424" draw:start-glue-point="7" draw:end-shape="id425" draw:end-glue-point="3" svg:d="M11521 5017h382v-1h382">
          <text:p/>
        </draw:connector>
        <draw:connector draw:style-name="gr5" draw:text-style-name="P6" xml:id="id426" draw:id="id426" draw:layer="layout" svg:x1="11.421cm" svg:y1="5.67cm" svg:x2="12.287cm" svg:y2="5.669cm" svg:d="M11421 5670h684v-1h182">
          <text:p/>
        </draw:connector>
        <draw:connector draw:style-name="gr22" draw:text-style-name="P6" draw:layer="layout" draw:line-skew="-0.66cm" svg:x1="12.287cm" svg:y1="5.669cm" svg:x2="12.43cm" svg:y2="5.161cm" draw:start-shape="id426" draw:start-glue-point="3" draw:end-shape="id425" draw:end-glue-point="2" svg:d="M12287 5669v-8h143v-500">
          <text:p/>
        </draw:connector>
        <draw:circle draw:style-name="gr391" draw:text-style-name="P7" xml:id="id427" draw:id="id427" draw:layer="layout" svg:width="0.29cm" svg:height="0.29cm" svg:x="13.185cm" svg:y="6.171cm">
          <text:p/>
        </draw:circle>
        <draw:connector draw:style-name="gr5" draw:text-style-name="P6" draw:layer="layout" svg:x1="12.575cm" svg:y1="5.016cm" svg:x2="13.33cm" svg:y2="6.171cm" draw:start-shape="id425" draw:start-glue-point="1" draw:end-shape="id427" draw:end-glue-point="0" svg:d="M12575 5016h755v1155">
          <text:p/>
        </draw:connector>
        <draw:circle draw:style-name="gr392" draw:text-style-name="P7" xml:id="id429" draw:id="id429" draw:layer="layout" svg:width="0.29cm" svg:height="0.29cm" svg:x="12.285cm" svg:y="6.171cm">
          <text:p/>
        </draw:circle>
        <draw:connector draw:style-name="gr5" draw:text-style-name="P6" draw:layer="layout" svg:x1="11.521cm" svg:y1="6.322cm" svg:x2="12.285cm" svg:y2="6.316cm" draw:start-shape="id428" draw:start-glue-point="7" draw:end-shape="id429" draw:end-glue-point="3" svg:d="M11521 6322h382v-6h382">
          <text:p/>
        </draw:connector>
        <draw:connector draw:style-name="gr5" draw:text-style-name="P6" draw:layer="layout" svg:x1="12.575cm" svg:y1="6.316cm" svg:x2="13.185cm" svg:y2="6.316cm" draw:start-shape="id429" draw:start-glue-point="1" draw:end-shape="id427" draw:end-glue-point="3" svg:d="M12575 6316h610">
          <text:p/>
        </draw:connector>
        <draw:connector draw:style-name="gr5" draw:text-style-name="P6" xml:id="id431" draw:id="id431" draw:layer="layout" svg:x1="11.521cm" svg:y1="6.975cm" svg:x2="12.299cm" svg:y2="6.959cm" draw:start-shape="id430" draw:start-glue-point="7" svg:d="M11521 6975h640v-16h138">
          <text:p/>
        </draw:connector>
        <draw:connector draw:style-name="gr22" draw:text-style-name="P6" draw:layer="layout" svg:x1="12.299cm" svg:y1="6.959cm" svg:x2="12.43cm" svg:y2="6.461cm" draw:start-shape="id431" draw:start-glue-point="3" draw:end-shape="id429" draw:end-glue-point="2" svg:d="M12299 6959h131v-498">
          <text:p/>
        </draw:connector>
        <draw:circle draw:style-name="gr393" draw:text-style-name="P7" xml:id="id433" draw:id="id433" draw:layer="layout" svg:width="0.29cm" svg:height="0.29cm" svg:x="12.285cm" svg:y="7.501cm">
          <text:p/>
        </draw:circle>
        <draw:connector draw:style-name="gr5" draw:text-style-name="P6" draw:layer="layout" svg:x1="11.522cm" svg:y1="7.627cm" svg:x2="12.285cm" svg:y2="7.646cm" draw:start-shape="id432" draw:start-glue-point="7" draw:end-shape="id433" draw:end-glue-point="3" svg:d="M11522 7627h382v19h381">
          <text:p/>
        </draw:connector>
        <draw:connector draw:style-name="gr5" draw:text-style-name="P6" xml:id="id435" draw:id="id435" draw:layer="layout" svg:x1="11.521cm" svg:y1="8.28cm" svg:x2="12.287cm" svg:y2="8.299cm" draw:start-shape="id434" draw:start-glue-point="7" svg:d="M11521 8280h634v19h132">
          <text:p/>
        </draw:connector>
        <draw:connector draw:style-name="gr22" draw:text-style-name="P6" draw:layer="layout" draw:line-skew="-0.631cm" svg:x1="12.287cm" svg:y1="8.299cm" svg:x2="12.43cm" svg:y2="7.791cm" draw:start-shape="id435" draw:start-glue-point="3" draw:end-shape="id433" draw:end-glue-point="2" svg:d="M12287 8299h143v-508">
          <text:p/>
        </draw:connector>
        <draw:circle draw:style-name="gr394" draw:text-style-name="P7" xml:id="id438" draw:id="id438" draw:layer="layout" svg:width="0.29cm" svg:height="0.29cm" svg:x="13.185cm" svg:y="8.801cm">
          <text:p/>
        </draw:circle>
        <draw:connector draw:style-name="gr5" draw:text-style-name="P6" draw:layer="layout" svg:x1="12.575cm" svg:y1="7.646cm" svg:x2="13.185cm" svg:y2="7.626cm" draw:start-shape="id433" draw:start-glue-point="1" draw:end-shape="id436" draw:end-glue-point="3" svg:d="M12575 7646h305v-20h305">
          <text:p/>
        </draw:connector>
        <draw:circle draw:style-name="gr395" draw:text-style-name="P7" xml:id="id437" draw:id="id437" draw:layer="layout" svg:width="0.29cm" svg:height="0.29cm" svg:x="12.285cm" svg:y="8.801cm">
          <text:p/>
        </draw:circle>
        <draw:connector draw:style-name="gr5" draw:text-style-name="P6" draw:layer="layout" svg:x1="11.521cm" svg:y1="8.952cm" svg:x2="12.285cm" svg:y2="8.946cm" draw:end-shape="id437" draw:end-glue-point="3" svg:d="M11521 8952h132v-6h632">
          <text:p/>
        </draw:connector>
        <draw:connector draw:style-name="gr5" draw:text-style-name="P6" draw:layer="layout" svg:x1="12.575cm" svg:y1="8.946cm" svg:x2="13.185cm" svg:y2="8.946cm" draw:start-shape="id437" draw:start-glue-point="1" draw:end-shape="id438" draw:end-glue-point="3" svg:d="M12575 8946h610">
          <text:p/>
        </draw:connector>
        <draw:connector draw:style-name="gr5" draw:text-style-name="P6" xml:id="id440" draw:id="id440" draw:layer="layout" svg:x1="11.521cm" svg:y1="9.585cm" svg:x2="12.299cm" svg:y2="9.589cm" draw:start-shape="id439" draw:start-glue-point="7" svg:d="M11521 9585h640v4h138">
          <text:p/>
        </draw:connector>
        <draw:connector draw:style-name="gr22" draw:text-style-name="P6" draw:layer="layout" draw:line-skew="-0.646cm" svg:x1="12.299cm" svg:y1="9.589cm" svg:x2="12.43cm" svg:y2="9.091cm" draw:start-shape="id440" draw:start-glue-point="3" draw:end-shape="id437" draw:end-glue-point="2" svg:d="M12299 9589h131v-498">
          <text:p/>
        </draw:connector>
        <draw:circle draw:style-name="gr396" draw:text-style-name="P7" xml:id="id442" draw:id="id442" draw:layer="layout" svg:width="0.29cm" svg:height="0.29cm" svg:x="12.285cm" svg:y="10.088cm">
          <text:p/>
        </draw:circle>
        <draw:connector draw:style-name="gr5" draw:text-style-name="P6" draw:layer="layout" svg:x1="11.521cm" svg:y1="10.238cm" svg:x2="12.285cm" svg:y2="10.233cm" draw:start-shape="id441" draw:start-glue-point="7" draw:end-shape="id442" draw:end-glue-point="3" svg:d="M11521 10238h382v-5h382">
          <text:p/>
        </draw:connector>
        <draw:connector draw:style-name="gr5" draw:text-style-name="P6" xml:id="id444" draw:id="id444" draw:layer="layout" svg:x1="11.521cm" svg:y1="10.891cm" svg:x2="12.287cm" svg:y2="10.886cm" draw:start-shape="id443" draw:start-glue-point="7" svg:d="M11521 10891h634v-5h132">
          <text:p/>
        </draw:connector>
        <draw:connector draw:style-name="gr22" draw:text-style-name="P6" draw:layer="layout" svg:x1="12.287cm" svg:y1="10.886cm" svg:x2="12.43cm" svg:y2="10.378cm" draw:start-shape="id444" draw:start-glue-point="3" draw:end-shape="id442" draw:end-glue-point="2" svg:d="M12287 10886h143v-508">
          <text:p/>
        </draw:connector>
        <draw:connector draw:style-name="gr5" draw:text-style-name="P6" draw:layer="layout" svg:x1="12.575cm" svg:y1="10.233cm" svg:x2="13.185cm" svg:y2="10.246cm" draw:start-shape="id442" draw:start-glue-point="1" draw:end-shape="id445" draw:end-glue-point="3" svg:d="M12575 10233h305v13h305">
          <text:p/>
        </draw:connector>
        <draw:circle draw:style-name="gr397" draw:text-style-name="P7" xml:id="id436" draw:id="id436" draw:layer="layout" svg:width="0.29cm" svg:height="0.29cm" svg:x="13.185cm" svg:y="7.481cm">
          <text:p/>
        </draw:circle>
        <draw:connector draw:style-name="gr5" draw:text-style-name="P6" draw:layer="layout" svg:x1="13.33cm" svg:y1="6.461cm" svg:x2="13.33cm" svg:y2="7.481cm" draw:start-shape="id427" draw:start-glue-point="2" draw:end-shape="id436" draw:end-glue-point="0" svg:d="M13330 6461v1020">
          <text:p/>
        </draw:connector>
        <draw:connector draw:style-name="gr5" draw:text-style-name="P6" draw:layer="layout" svg:x1="13.33cm" svg:y1="7.771cm" svg:x2="13.33cm" svg:y2="8.801cm" draw:start-shape="id436" draw:start-glue-point="2" draw:end-shape="id438" draw:end-glue-point="0" svg:d="M13330 7771v1030">
          <text:p/>
        </draw:connector>
        <draw:circle draw:style-name="gr398" draw:text-style-name="P7" xml:id="id445" draw:id="id445" draw:layer="layout" svg:width="0.29cm" svg:height="0.29cm" svg:x="13.185cm" svg:y="10.101cm">
          <text:p/>
        </draw:circle>
        <draw:connector draw:style-name="gr5" draw:text-style-name="P6" draw:layer="layout" svg:x1="13.33cm" svg:y1="9.091cm" svg:x2="13.33cm" svg:y2="10.101cm" draw:start-shape="id438" draw:start-glue-point="2" draw:end-shape="id445" draw:end-glue-point="0" svg:d="M13330 9091v1010">
          <text:p/>
        </draw:connector>
        <draw:connector draw:style-name="gr5" draw:text-style-name="P6" draw:layer="layout" svg:x1="13.33cm" svg:y1="10.391cm" svg:x2="13.33cm" svg:y2="11.388cm" draw:start-shape="id445" draw:start-glue-point="2" svg:d="M13330 10391v997">
          <text:p/>
        </draw:connector>
        <draw:circle draw:style-name="gr399" draw:text-style-name="P3" xml:id="id379" draw:id="id379" draw:layer="layout" svg:width="0.29cm" svg:height="0.29cm" svg:x="8.307cm" svg:y="3.999cm">
          <text:p/>
        </draw:circle>
        <draw:connector draw:style-name="gr5" draw:text-style-name="P6" draw:layer="layout" svg:x1="8.451cm" svg:y1="3.301cm" svg:x2="8.452cm" svg:y2="3.999cm" draw:start-shape="id446" draw:start-glue-point="2" draw:end-shape="id379" draw:end-glue-point="0" svg:d="M8451 3301v349h1v349">
          <text:p/>
        </draw:connector>
        <draw:connector draw:style-name="gr5" draw:text-style-name="P6" draw:layer="layout" svg:x1="8.597cm" svg:y1="4.144cm" svg:x2="9.038cm" svg:y2="4.899cm" draw:start-shape="id379" draw:start-glue-point="1" draw:end-shape="id415" draw:end-glue-point="0" svg:d="M8597 4144h441v755">
          <text:p/>
        </draw:connector>
        <draw:rect draw:style-name="gr1" draw:text-style-name="P2" xml:id="id448" draw:id="id448" draw:layer="layout" svg:width="2.521cm" svg:height="1.27cm" svg:x="7.163cm" svg:y="15.698cm" draw:corner-radius="0.64cm">
          <text:p text:style-name="P1"><text:span text:style-name="T1">Ende </text:span></text:p>
          <text:p text:style-name="P1"><text:span text:style-name="T1">Operatoren</text:span></text:p>
        </draw:rect>
        <draw:custom-shape draw:style-name="gr2" draw:text-style-name="P2" xml:id="id452" draw:id="id452" draw:layer="layout" svg:width="0.653cm" svg:height="0.653cm" svg:x="5.979cm" svg:y="13.864cm">
          <text:p text:style-name="P1"><text:span text:style-name="T1">„</text:span><text:span text:style-name="T11">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76" draw:id="id476" draw:layer="layout" svg:width="0.653cm" svg:height="0.653cm" svg:x="5.979cm" svg:y="13.204cm">
          <text:p text:style-name="P1"><text:span text:style-name="T1">„</text:span><text:span text:style-name="T11">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57" draw:id="id457" draw:layer="layout" svg:width="0.653cm" svg:height="0.653cm" svg:x="10.868cm" svg:y="13.829cm">
          <text:p text:style-name="P1"><text:span text:style-name="T1">„</text:span><text:span text:style-name="T11">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ircle draw:style-name="gr400" draw:text-style-name="P7" xml:id="id447" draw:id="id447" draw:layer="layout" svg:width="0.29cm" svg:height="0.29cm" svg:x="8.294cm" svg:y="14.729cm">
          <text:p/>
        </draw:circle>
        <draw:connector draw:style-name="gr5" draw:text-style-name="P6" draw:layer="layout" svg:x1="8.439cm" svg:y1="15.019cm" svg:x2="8.423cm" svg:y2="15.698cm" draw:start-shape="id447" draw:start-glue-point="2" draw:end-shape="id448" draw:end-glue-point="0" svg:d="M8439 15019v340h-16v339">
          <text:p/>
        </draw:connector>
        <draw:custom-shape draw:style-name="gr2" draw:text-style-name="P2" xml:id="id450" draw:id="id450" draw:layer="layout" svg:width="0.653cm" svg:height="0.653cm" svg:x="5.979cm" svg:y="12.548cm">
          <text:p text:style-name="P1"><text:span text:style-name="T1">„</text:span><text:span text:style-name="T11">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71" draw:id="id471" draw:layer="layout" svg:width="0.653cm" svg:height="0.653cm" svg:x="5.979cm" svg:y="11.896cm">
          <text:p text:style-name="P1"><text:span text:style-name="T1">„</text:span><text:span text:style-name="T11">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64" draw:id="id464" draw:layer="layout" svg:width="0.653cm" svg:height="0.653cm" svg:x="10.868cm" svg:y="12.524cm">
          <text:p text:style-name="P1"><text:span text:style-name="T1">„</text:span><text:span text:style-name="T11">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66" draw:id="id466" draw:layer="layout" svg:width="0.653cm" svg:height="0.653cm" svg:x="10.868cm" svg:y="13.177cm">
          <text:p text:style-name="P1"><text:span text:style-name="T1">„</text:span><text:span text:style-name="T11">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ircle draw:style-name="gr401" draw:text-style-name="P3" xml:id="id451" draw:id="id451" draw:layer="layout" svg:width="0.29cm" svg:height="0.29cm" svg:x="3.994cm" svg:y="12.71cm">
          <text:p/>
        </draw:circle>
        <draw:connector draw:style-name="gr5" draw:text-style-name="P6" draw:layer="layout" svg:x1="5.275cm" svg:y1="12.852cm" svg:x2="5.979cm" svg:y2="12.875cm" draw:start-shape="id449" draw:start-glue-point="1" draw:end-shape="id450" draw:end-glue-point="5" svg:d="M5275 12852h352v23h352">
          <text:p/>
        </draw:connector>
        <draw:circle draw:style-name="gr402" draw:text-style-name="P3" xml:id="id449" draw:id="id449" draw:layer="layout" svg:width="0.29cm" svg:height="0.29cm" svg:x="4.985cm" svg:y="12.707cm">
          <text:p/>
        </draw:circle>
        <draw:connector draw:style-name="gr5" draw:text-style-name="P6" draw:layer="layout" svg:x1="4.284cm" svg:y1="12.855cm" svg:x2="4.985cm" svg:y2="12.852cm" draw:start-shape="id451" draw:start-glue-point="1" draw:end-shape="id449" draw:end-glue-point="3" svg:d="M4284 12855h351v-3h350">
          <text:p/>
        </draw:connector>
        <draw:connector draw:style-name="gr5" draw:text-style-name="P6" draw:layer="layout" svg:x1="5.13cm" svg:y1="12.997cm" svg:x2="5.969cm" svg:y2="13.508cm" draw:start-shape="id449" draw:start-glue-point="2" svg:d="M5130 12997v506h839v5">
          <text:p/>
        </draw:connector>
        <draw:connector draw:style-name="gr5" draw:text-style-name="P6" draw:layer="layout" svg:x1="4.149cm" svg:y1="11.708cm" svg:x2="4.139cm" svg:y2="12.71cm" draw:start-shape="id391" draw:start-glue-point="2" draw:end-shape="id451" draw:end-glue-point="0" svg:d="M4149 11708v501h-10v501">
          <text:p/>
        </draw:connector>
        <draw:connector draw:style-name="gr5" draw:text-style-name="P6" draw:layer="layout" svg:x1="4.139cm" svg:y1="13cm" svg:x2="5.979cm" svg:y2="14.191cm" draw:start-shape="id451" draw:start-glue-point="2" draw:end-shape="id452" draw:end-glue-point="5" svg:d="M4139 13000v1191h1840">
          <text:p/>
        </draw:connector>
        <draw:circle draw:style-name="gr403" draw:text-style-name="P3" xml:id="id454" draw:id="id454" draw:layer="layout" svg:width="0.29cm" svg:height="0.29cm" svg:x="8.894cm" svg:y="11.415cm">
          <text:p/>
        </draw:circle>
        <draw:connector draw:style-name="gr5" draw:text-style-name="P6" draw:layer="layout" svg:x1="10.175cm" svg:y1="11.557cm" svg:x2="10.869cm" svg:y2="11.561cm" draw:start-shape="id453" draw:start-glue-point="1" svg:d="M10175 11557h598v4h96">
          <text:p/>
        </draw:connector>
        <draw:circle draw:style-name="gr404" draw:text-style-name="P3" xml:id="id453" draw:id="id453" draw:layer="layout" svg:width="0.29cm" svg:height="0.29cm" svg:x="9.885cm" svg:y="11.412cm">
          <text:p/>
        </draw:circle>
        <draw:connector draw:style-name="gr5" draw:text-style-name="P6" draw:layer="layout" svg:x1="9.184cm" svg:y1="11.56cm" svg:x2="9.885cm" svg:y2="11.557cm" draw:start-shape="id454" draw:start-glue-point="1" draw:end-shape="id453" draw:end-glue-point="3" svg:d="M9184 11560h351v-3h350">
          <text:p/>
        </draw:connector>
        <draw:connector draw:style-name="gr5" draw:text-style-name="P6" draw:layer="layout" svg:x1="10.03cm" svg:y1="11.702cm" svg:x2="10.869cm" svg:y2="12.213cm" draw:start-shape="id453" draw:start-glue-point="2" svg:d="M10030 11702v506h839v5">
          <text:p/>
        </draw:connector>
        <draw:circle draw:style-name="gr405" draw:text-style-name="P3" xml:id="id456" draw:id="id456" draw:layer="layout" svg:width="0.29cm" svg:height="0.29cm" svg:x="8.884cm" svg:y="12.707cm">
          <text:p/>
        </draw:circle>
        <draw:connector draw:style-name="gr5" draw:text-style-name="P6" draw:layer="layout" svg:x1="10.165cm" svg:y1="12.849cm" svg:x2="10.869cm" svg:y2="12.872cm" draw:start-shape="id455" draw:start-glue-point="1" svg:d="M10165 12849h603v23h101">
          <text:p/>
        </draw:connector>
        <draw:circle draw:style-name="gr406" draw:text-style-name="P3" xml:id="id455" draw:id="id455" draw:layer="layout" svg:width="0.29cm" svg:height="0.29cm" svg:x="9.875cm" svg:y="12.704cm">
          <text:p/>
        </draw:circle>
        <draw:connector draw:style-name="gr5" draw:text-style-name="P6" draw:layer="layout" svg:x1="9.174cm" svg:y1="12.852cm" svg:x2="9.875cm" svg:y2="12.849cm" draw:start-shape="id456" draw:start-glue-point="1" draw:end-shape="id455" draw:end-glue-point="3" svg:d="M9174 12852h351v-3h350">
          <text:p/>
        </draw:connector>
        <draw:connector draw:style-name="gr5" draw:text-style-name="P6" draw:layer="layout" svg:x1="10.02cm" svg:y1="12.994cm" svg:x2="10.859cm" svg:y2="13.505cm" draw:start-shape="id455" draw:start-glue-point="2" svg:d="M10020 12994v506h839v5">
          <text:p/>
        </draw:connector>
        <draw:connector draw:style-name="gr5" draw:text-style-name="P6" draw:layer="layout" svg:x1="9.039cm" svg:y1="11.705cm" svg:x2="9.029cm" svg:y2="12.707cm" draw:start-shape="id454" draw:start-glue-point="2" draw:end-shape="id456" draw:end-glue-point="0" svg:d="M9039 11705v501h-10v501">
          <text:p/>
        </draw:connector>
        <draw:connector draw:style-name="gr5" draw:text-style-name="P6" draw:layer="layout" svg:x1="9.029cm" svg:y1="12.997cm" svg:x2="10.868cm" svg:y2="14.156cm" draw:start-shape="id456" draw:start-glue-point="2" draw:end-shape="id457" draw:end-glue-point="5" svg:d="M9029 12997v1159h1839">
          <text:p/>
        </draw:connector>
        <draw:circle draw:style-name="gr407" draw:text-style-name="P7" xml:id="id459" draw:id="id459" draw:layer="layout" svg:width="0.29cm" svg:height="0.29cm" svg:x="12.287cm" svg:y="11.385cm">
          <text:p/>
        </draw:circle>
        <draw:connector draw:style-name="gr5" draw:text-style-name="P6" draw:layer="layout" svg:x1="11.522cm" svg:y1="11.544cm" svg:x2="12.287cm" svg:y2="11.53cm" draw:start-shape="id458" draw:start-glue-point="7" draw:end-shape="id459" draw:end-glue-point="3" svg:d="M11522 11544h383v-14h382">
          <text:p/>
        </draw:connector>
        <draw:connector draw:style-name="gr5" draw:text-style-name="P6" xml:id="id461" draw:id="id461" draw:layer="layout" svg:x1="11.521cm" svg:y1="12.196cm" svg:x2="12.289cm" svg:y2="12.183cm" draw:start-shape="id460" draw:start-glue-point="7" svg:d="M11521 12196h635v-13h133">
          <text:p/>
        </draw:connector>
        <draw:connector draw:style-name="gr22" draw:text-style-name="P6" draw:layer="layout" svg:x1="12.289cm" svg:y1="12.183cm" svg:x2="12.432cm" svg:y2="11.675cm" draw:start-shape="id461" draw:start-glue-point="3" draw:end-shape="id459" draw:end-glue-point="2" svg:d="M12289 12183h143v-508">
          <text:p/>
        </draw:connector>
        <draw:connector draw:style-name="gr5" draw:text-style-name="P6" draw:layer="layout" svg:x1="12.577cm" svg:y1="11.53cm" svg:x2="13.187cm" svg:y2="11.543cm" draw:start-shape="id459" draw:start-glue-point="1" draw:end-shape="id462" draw:end-glue-point="3" svg:d="M12577 11530h305v13h305">
          <text:p/>
        </draw:connector>
        <draw:circle draw:style-name="gr408" draw:text-style-name="P7" xml:id="id462" draw:id="id462" draw:layer="layout" svg:width="0.29cm" svg:height="0.29cm" svg:x="13.187cm" svg:y="11.398cm">
          <text:p/>
        </draw:circle>
        <draw:connector draw:style-name="gr5" draw:text-style-name="P6" draw:layer="layout" svg:x1="13.332cm" svg:y1="11.688cm" svg:x2="13.33cm" svg:y2="12.707cm" draw:start-shape="id462" draw:start-glue-point="2" draw:end-shape="id463" draw:end-glue-point="0" svg:d="M13332 11688v510h-2v509">
          <text:p/>
        </draw:connector>
        <draw:circle draw:style-name="gr409" draw:text-style-name="P7" xml:id="id465" draw:id="id465" draw:layer="layout" svg:width="0.29cm" svg:height="0.29cm" svg:x="12.285cm" svg:y="12.707cm">
          <text:p/>
        </draw:circle>
        <draw:connector draw:style-name="gr5" draw:text-style-name="P6" draw:layer="layout" svg:x1="11.521cm" svg:y1="12.851cm" svg:x2="12.285cm" svg:y2="12.852cm" draw:start-shape="id464" draw:start-glue-point="7" draw:end-shape="id465" draw:end-glue-point="3" svg:d="M11521 12851h382v1h382">
          <text:p/>
        </draw:connector>
        <draw:connector draw:style-name="gr5" draw:text-style-name="P6" xml:id="id467" draw:id="id467" draw:layer="layout" svg:x1="11.521cm" svg:y1="13.504cm" svg:x2="12.287cm" svg:y2="13.505cm" draw:start-shape="id466" draw:start-glue-point="7" svg:d="M11521 13504h634v1h132">
          <text:p/>
        </draw:connector>
        <draw:connector draw:style-name="gr22" draw:text-style-name="P6" draw:layer="layout" draw:line-skew="-0.641cm" svg:x1="12.287cm" svg:y1="13.505cm" svg:x2="12.43cm" svg:y2="12.997cm" draw:start-shape="id467" draw:start-glue-point="3" draw:end-shape="id465" draw:end-glue-point="2" svg:d="M12287 13505v8h143v-516">
          <text:p/>
        </draw:connector>
        <draw:connector draw:style-name="gr5" draw:text-style-name="P6" draw:layer="layout" svg:x1="12.575cm" svg:y1="12.852cm" svg:x2="13.185cm" svg:y2="12.852cm" draw:start-shape="id465" draw:start-glue-point="1" draw:end-shape="id463" draw:end-glue-point="3" svg:d="M12575 12852h610">
          <text:p/>
        </draw:connector>
        <draw:circle draw:style-name="gr410" draw:text-style-name="P7" xml:id="id463" draw:id="id463" draw:layer="layout" svg:width="0.29cm" svg:height="0.29cm" svg:x="13.185cm" svg:y="12.707cm">
          <text:p/>
        </draw:circle>
        <draw:connector draw:style-name="gr5" draw:text-style-name="P6" draw:layer="layout" svg:x1="13.33cm" svg:y1="12.997cm" svg:x2="13.33cm" svg:y2="14.012cm" draw:start-shape="id463" draw:start-glue-point="2" draw:end-shape="id468" draw:end-glue-point="0" svg:d="M13330 12997v1015">
          <text:p/>
        </draw:connector>
        <draw:circle draw:style-name="gr411" draw:text-style-name="P7" xml:id="id468" draw:id="id468" draw:layer="layout" svg:width="0.29cm" svg:height="0.29cm" svg:x="13.185cm" svg:y="14.012cm">
          <text:p/>
        </draw:circle>
        <draw:connector draw:style-name="gr5" draw:text-style-name="P6" draw:layer="layout" svg:x1="11.521cm" svg:y1="14.156cm" svg:x2="13.185cm" svg:y2="14.157cm" draw:start-shape="id457" draw:start-glue-point="7" draw:end-shape="id468" draw:end-glue-point="3" svg:d="M11521 14156h832v1h832">
          <text:p/>
        </draw:connector>
        <draw:circle draw:style-name="gr412" draw:text-style-name="P7" xml:id="id470" draw:id="id470" draw:layer="layout" svg:width="0.29cm" svg:height="0.29cm" svg:x="7.398cm" svg:y="11.412cm">
          <text:p/>
        </draw:circle>
        <draw:connector draw:style-name="gr5" draw:text-style-name="P6" draw:layer="layout" svg:x1="6.632cm" svg:y1="11.57cm" svg:x2="7.398cm" svg:y2="11.557cm" draw:start-shape="id469" draw:start-glue-point="7" draw:end-shape="id470" draw:end-glue-point="3" svg:d="M6632 11570h383v-13h383">
          <text:p/>
        </draw:connector>
        <draw:connector draw:style-name="gr5" draw:text-style-name="P6" xml:id="id472" draw:id="id472" draw:layer="layout" svg:x1="6.632cm" svg:y1="12.223cm" svg:x2="7.422cm" svg:y2="12.233cm" draw:start-shape="id471" draw:start-glue-point="7" svg:d="M6632 12223h646v10h144">
          <text:p/>
        </draw:connector>
        <draw:connector draw:style-name="gr22" draw:text-style-name="P6" draw:layer="layout" draw:line-skew="-0.65cm" svg:x1="7.422cm" svg:y1="12.233cm" svg:x2="7.543cm" svg:y2="11.702cm" draw:start-shape="id472" draw:start-glue-point="3" draw:end-shape="id470" draw:end-glue-point="2" svg:d="M7422 12233v-10h121v-521">
          <text:p/>
        </draw:connector>
        <draw:connector draw:style-name="gr5" draw:text-style-name="P6" draw:layer="layout" svg:x1="7.688cm" svg:y1="11.557cm" svg:x2="8.298cm" svg:y2="11.57cm" draw:start-shape="id470" draw:start-glue-point="1" draw:end-shape="id473" draw:end-glue-point="3" svg:d="M7688 11557h305v13h305">
          <text:p/>
        </draw:connector>
        <draw:circle draw:style-name="gr413" draw:text-style-name="P7" xml:id="id473" draw:id="id473" draw:layer="layout" svg:width="0.29cm" svg:height="0.29cm" svg:x="8.298cm" svg:y="11.425cm">
          <text:p/>
        </draw:circle>
        <draw:connector draw:style-name="gr5" draw:text-style-name="P6" draw:layer="layout" svg:x1="8.443cm" svg:y1="11.715cm" svg:x2="8.441cm" svg:y2="12.747cm" draw:start-shape="id473" draw:start-glue-point="2" draw:end-shape="id474" draw:end-glue-point="0" svg:d="M8443 11715v516h-2v516">
          <text:p/>
        </draw:connector>
        <draw:circle draw:style-name="gr414" draw:text-style-name="P7" xml:id="id475" draw:id="id475" draw:layer="layout" svg:width="0.29cm" svg:height="0.29cm" svg:x="7.396cm" svg:y="12.734cm">
          <text:p/>
        </draw:circle>
        <draw:connector draw:style-name="gr5" draw:text-style-name="P6" draw:layer="layout" svg:x1="6.632cm" svg:y1="12.875cm" svg:x2="7.396cm" svg:y2="12.879cm" draw:start-shape="id450" draw:start-glue-point="7" draw:end-shape="id475" draw:end-glue-point="3" svg:d="M6632 12875h382v4h382">
          <text:p/>
        </draw:connector>
        <draw:connector draw:style-name="gr5" draw:text-style-name="P6" xml:id="id477" draw:id="id477" draw:layer="layout" svg:x1="6.632cm" svg:y1="13.53cm" svg:x2="7.382cm" svg:y2="13.529cm" draw:start-shape="id476" svg:d="M6632 13530h626v-1h124">
          <text:p/>
        </draw:connector>
        <draw:connector draw:style-name="gr22" draw:text-style-name="P6" draw:layer="layout" draw:line-skew="-0.641cm" svg:x1="7.382cm" svg:y1="13.529cm" svg:x2="7.541cm" svg:y2="13.024cm" draw:start-shape="id477" draw:start-glue-point="3" draw:end-shape="id475" draw:end-glue-point="2" svg:d="M7382 13529v11h159v-516">
          <text:p/>
        </draw:connector>
        <draw:connector draw:style-name="gr5" draw:text-style-name="P6" draw:layer="layout" svg:x1="7.686cm" svg:y1="12.879cm" svg:x2="8.296cm" svg:y2="12.892cm" draw:start-shape="id475" draw:start-glue-point="1" draw:end-shape="id474" draw:end-glue-point="3" svg:d="M7686 12879h305v13h305">
          <text:p/>
        </draw:connector>
        <draw:circle draw:style-name="gr415" draw:text-style-name="P7" xml:id="id474" draw:id="id474" draw:layer="layout" svg:width="0.29cm" svg:height="0.29cm" svg:x="8.296cm" svg:y="12.747cm">
          <text:p/>
        </draw:circle>
        <draw:connector draw:style-name="gr5" draw:text-style-name="P6" draw:layer="layout" svg:x1="8.441cm" svg:y1="13.037cm" svg:x2="8.439cm" svg:y2="14.729cm" draw:start-shape="id474" draw:start-glue-point="2" draw:end-shape="id447" draw:end-glue-point="0" svg:d="M8441 13037v846h-2v846">
          <text:p/>
        </draw:connector>
        <draw:connector draw:style-name="gr5" draw:text-style-name="P6" draw:layer="layout" svg:x1="6.632cm" svg:y1="14.191cm" svg:x2="8.294cm" svg:y2="14.874cm" draw:start-shape="id452" draw:start-glue-point="7" draw:end-shape="id447" draw:end-glue-point="3" svg:d="M6632 14191h831v683h831">
          <text:p/>
        </draw:connector>
        <draw:connector draw:style-name="gr5" draw:text-style-name="P6" draw:layer="layout" svg:x1="13.33cm" svg:y1="14.302cm" svg:x2="8.584cm" svg:y2="14.874cm" draw:start-shape="id468" draw:start-glue-point="2" draw:end-shape="id447" draw:end-glue-point="1" svg:d="M13330 14302v572h-4746">
          <text:p/>
        </draw:connector>
      </draw:page>
      <draw:page draw:name="page12" draw:style-name="dp1" draw:master-page-name="Standard">
        <draw:custom-shape draw:style-name="gr2" draw:text-style-name="P2" xml:id="id494" draw:id="id494" draw:layer="layout" svg:width="0.653cm" svg:height="0.653cm" svg:x="4.275cm" svg:y="5.432cm">
          <text:p text:style-name="P1"><text:span text:style-name="T2">„</text:span><text:span text:style-name="T3">ℤ</text:span><text:span text:style-name="T2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84" draw:id="id484" draw:layer="layout" svg:width="0.651cm" svg:height="0.653cm" svg:x="4.278cm" svg:y="6.737cm">
          <text:p text:style-name="P1"><text:span text:style-name="T1">„</text:span><text:span text:style-name="T4">ℝ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xml:id="id490" draw:id="id490" draw:layer="layout" svg:width="0.653cm" svg:height="0.653cm" svg:x="4.275cm" svg:y="4.127cm">
          <text:p text:style-name="P10"><text:span text:style-name="T1">„</text:span><text:span text:style-name="T4">ℵ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653cm" svg:height="0.653cm" svg:x="4.275cm" svg:y="4.78cm">
          <text:p text:style-name="P1"><text:span text:style-name="T1">„</text:span><text:span text:style-name="T4">ℕ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5" xml:id="id482" draw:id="id482" draw:layer="layout" svg:width="0.653cm" svg:height="0.653cm" svg:x="4.275cm" svg:y="6.085cm">
          <text:p text:style-name="P1"><text:span text:style-name="T2">„</text:span><text:span text:style-name="T3">ℚ</text:span><text:span text:style-name="T2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86" draw:id="id486" draw:layer="layout" svg:width="0.653cm" svg:height="0.653cm" svg:x="4.275cm" svg:y="7.39cm">
          <text:p text:style-name="P1"><text:span text:style-name="T1">„</text:span><text:span text:style-name="T4">ℂ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89" draw:id="id489" draw:layer="layout" svg:width="0.653cm" svg:height="0.653cm" svg:x="4.275cm" svg:y="8.7cm">
          <text:p text:style-name="P1"><text:span text:style-name="T1">„</text:span><text:span text:style-name="T4">ℒ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ircle draw:style-name="gr416" draw:text-style-name="P3" xml:id="id479" draw:id="id479" draw:layer="layout" svg:width="0.29cm" svg:height="0.29cm" svg:x="2.278cm" svg:y="4.336cm">
          <text:p/>
        </draw:circle>
        <draw:connector draw:style-name="gr5" draw:text-style-name="P6" draw:layer="layout" svg:x1="3.581cm" svg:y1="4.478cm" svg:x2="4.275cm" svg:y2="4.482cm" draw:start-shape="id478" draw:start-glue-point="1" svg:d="M3581 4478h598v4h96">
          <text:p/>
        </draw:connector>
        <draw:circle draw:style-name="gr417" draw:text-style-name="P3" xml:id="id478" draw:id="id478" draw:layer="layout" svg:width="0.29cm" svg:height="0.29cm" svg:x="3.291cm" svg:y="4.333cm">
          <text:p/>
        </draw:circle>
        <draw:connector draw:style-name="gr5" draw:text-style-name="P6" draw:layer="layout" svg:x1="2.568cm" svg:y1="4.481cm" svg:x2="3.291cm" svg:y2="4.478cm" draw:start-shape="id479" draw:start-glue-point="1" draw:end-shape="id478" draw:end-glue-point="3" svg:d="M2568 4481h362v-3h361">
          <text:p/>
        </draw:connector>
        <draw:connector draw:style-name="gr5" draw:text-style-name="P6" draw:layer="layout" svg:x1="3.436cm" svg:y1="4.623cm" svg:x2="4.275cm" svg:y2="5.134cm" draw:start-shape="id478" draw:start-glue-point="2" svg:d="M3436 4623v506h839v5">
          <text:p/>
        </draw:connector>
        <draw:circle draw:style-name="gr418" draw:text-style-name="P3" xml:id="id481" draw:id="id481" draw:layer="layout" svg:width="0.29cm" svg:height="0.29cm" svg:x="2.278cm" svg:y="5.636cm">
          <text:p/>
        </draw:circle>
        <draw:connector draw:style-name="gr5" draw:text-style-name="P6" draw:layer="layout" svg:x1="3.581cm" svg:y1="5.778cm" svg:x2="4.275cm" svg:y2="5.782cm" draw:start-shape="id480" draw:start-glue-point="1" svg:d="M3581 5778h598v4h96">
          <text:p/>
        </draw:connector>
        <draw:circle draw:style-name="gr419" draw:text-style-name="P3" xml:id="id480" draw:id="id480" draw:layer="layout" svg:width="0.29cm" svg:height="0.29cm" svg:x="3.291cm" svg:y="5.633cm">
          <text:p/>
        </draw:circle>
        <draw:connector draw:style-name="gr5" draw:text-style-name="P6" draw:layer="layout" svg:x1="2.568cm" svg:y1="5.781cm" svg:x2="3.291cm" svg:y2="5.778cm" draw:start-shape="id481" draw:start-glue-point="1" draw:end-shape="id480" draw:end-glue-point="3" svg:d="M2568 5781h362v-3h361">
          <text:p/>
        </draw:connector>
        <draw:connector draw:style-name="gr5" draw:text-style-name="P6" draw:layer="layout" svg:x1="3.436cm" svg:y1="5.923cm" svg:x2="4.275cm" svg:y2="6.412cm" draw:start-shape="id480" draw:start-glue-point="2" draw:end-shape="id482" draw:end-glue-point="5" svg:d="M3436 5923v489h839">
          <text:p/>
        </draw:connector>
        <draw:connector draw:style-name="gr5" draw:text-style-name="P6" draw:layer="layout" svg:x1="2.423cm" svg:y1="4.626cm" svg:x2="2.423cm" svg:y2="5.636cm" draw:start-shape="id479" draw:start-glue-point="2" draw:end-shape="id481" draw:end-glue-point="0" svg:d="M2423 4626v1010">
          <text:p/>
        </draw:connector>
        <draw:circle draw:style-name="gr420" draw:text-style-name="P3" xml:id="id485" draw:id="id485" draw:layer="layout" svg:width="0.29cm" svg:height="0.29cm" svg:x="2.278cm" svg:y="6.918cm">
          <text:p/>
        </draw:circle>
        <draw:connector draw:style-name="gr5" draw:text-style-name="P6" draw:layer="layout" svg:x1="3.581cm" svg:y1="7.063cm" svg:x2="4.278cm" svg:y2="7.064cm" draw:start-shape="id483" draw:start-glue-point="1" draw:end-shape="id484" draw:end-glue-point="5" svg:d="M3581 7063h348v1h349">
          <text:p/>
        </draw:connector>
        <draw:circle draw:style-name="gr421" draw:text-style-name="P3" xml:id="id483" draw:id="id483" draw:layer="layout" svg:width="0.29cm" svg:height="0.29cm" svg:x="3.291cm" svg:y="6.918cm">
          <text:p/>
        </draw:circle>
        <draw:connector draw:style-name="gr5" draw:text-style-name="P6" draw:layer="layout" svg:x1="2.568cm" svg:y1="7.063cm" svg:x2="3.291cm" svg:y2="7.063cm" draw:start-shape="id485" draw:start-glue-point="1" draw:end-shape="id483" draw:end-glue-point="3" svg:d="M2568 7063h723">
          <text:p/>
        </draw:connector>
        <draw:connector draw:style-name="gr5" draw:text-style-name="P6" draw:layer="layout" svg:x1="3.436cm" svg:y1="7.208cm" svg:x2="4.275cm" svg:y2="7.717cm" draw:start-shape="id483" draw:start-glue-point="2" draw:end-shape="id486" draw:end-glue-point="5" svg:d="M3436 7208v509h839">
          <text:p/>
        </draw:connector>
        <draw:circle draw:style-name="gr422" draw:text-style-name="P3" xml:id="id487" draw:id="id487" draw:layer="layout" svg:width="0.29cm" svg:height="0.29cm" svg:x="3.291cm" svg:y="8.228cm">
          <text:p/>
        </draw:circle>
        <draw:connector draw:style-name="gr5" draw:text-style-name="P6" draw:layer="layout" svg:x1="3.581cm" svg:y1="8.373cm" svg:x2="4.275cm" svg:y2="8.374cm" draw:start-shape="id487" draw:start-glue-point="1" draw:end-shape="id488" draw:end-glue-point="5" svg:d="M3581 8373h347v1h347">
          <text:p/>
        </draw:connector>
        <draw:connector draw:style-name="gr5" draw:text-style-name="P6" draw:layer="layout" svg:x1="2.423cm" svg:y1="7.208cm" svg:x2="3.291cm" svg:y2="8.373cm" draw:start-shape="id485" draw:start-glue-point="2" draw:end-shape="id487" draw:end-glue-point="3" svg:d="M2423 7208v1165h868">
          <text:p/>
        </draw:connector>
        <draw:connector draw:style-name="gr5" draw:text-style-name="P6" draw:layer="layout" svg:x1="2.423cm" svg:y1="5.926cm" svg:x2="2.423cm" svg:y2="6.918cm" draw:start-shape="id481" draw:start-glue-point="2" draw:end-shape="id485" draw:end-glue-point="0" svg:d="M2423 5926v992">
          <text:p/>
        </draw:connector>
        <draw:connector draw:style-name="gr5" draw:text-style-name="P6" draw:layer="layout" svg:x1="3.436cm" svg:y1="8.518cm" svg:x2="4.275cm" svg:y2="9.027cm" draw:start-shape="id487" draw:start-glue-point="2" draw:end-shape="id489" draw:end-glue-point="5" svg:d="M3436 8518v509h839">
          <text:p/>
        </draw:connector>
        <draw:circle draw:style-name="gr423" draw:text-style-name="P7" xml:id="id491" draw:id="id491" draw:layer="layout" svg:width="0.29cm" svg:height="0.29cm" svg:x="5.674cm" svg:y="4.308cm">
          <text:p/>
        </draw:circle>
        <draw:connector draw:style-name="gr5" draw:text-style-name="P6" draw:layer="layout" svg:x1="4.928cm" svg:y1="4.454cm" svg:x2="5.674cm" svg:y2="4.453cm" draw:start-shape="id490" draw:start-glue-point="7" draw:end-shape="id491" draw:end-glue-point="3" svg:d="M4928 4454h373v-1h373">
          <text:p/>
        </draw:connector>
        <draw:connector draw:style-name="gr5" draw:text-style-name="P6" xml:id="id492" draw:id="id492" draw:layer="layout" svg:x1="4.828cm" svg:y1="5.107cm" svg:x2="5.694cm" svg:y2="5.106cm" svg:d="M4828 5107h684v-1h182">
          <text:p/>
        </draw:connector>
        <draw:connector draw:style-name="gr22" draw:text-style-name="P6" draw:layer="layout" draw:line-skew="-0.66cm" svg:x1="5.694cm" svg:y1="5.106cm" svg:x2="5.819cm" svg:y2="4.598cm" draw:start-shape="id492" draw:start-glue-point="3" draw:end-shape="id491" draw:end-glue-point="2" svg:d="M5694 5106v-8h125v-500">
          <text:p/>
        </draw:connector>
        <draw:circle draw:style-name="gr424" draw:text-style-name="P7" xml:id="id493" draw:id="id493" draw:layer="layout" svg:width="0.29cm" svg:height="0.29cm" svg:x="6.617cm" svg:y="5.608cm">
          <text:p/>
        </draw:circle>
        <draw:connector draw:style-name="gr5" draw:text-style-name="P6" draw:layer="layout" svg:x1="5.964cm" svg:y1="4.453cm" svg:x2="6.762cm" svg:y2="5.608cm" draw:start-shape="id491" draw:start-glue-point="1" draw:end-shape="id493" draw:end-glue-point="0" svg:d="M5964 4453h798v1155">
          <text:p/>
        </draw:connector>
        <draw:circle draw:style-name="gr425" draw:text-style-name="P7" xml:id="id495" draw:id="id495" draw:layer="layout" svg:width="0.29cm" svg:height="0.29cm" svg:x="5.674cm" svg:y="5.608cm">
          <text:p/>
        </draw:circle>
        <draw:connector draw:style-name="gr5" draw:text-style-name="P6" draw:layer="layout" svg:x1="4.928cm" svg:y1="5.759cm" svg:x2="5.674cm" svg:y2="5.753cm" draw:start-shape="id494" draw:start-glue-point="7" draw:end-shape="id495" draw:end-glue-point="3" svg:d="M4928 5759h373v-6h373">
          <text:p/>
        </draw:connector>
        <draw:connector draw:style-name="gr5" draw:text-style-name="P6" draw:layer="layout" svg:x1="5.964cm" svg:y1="5.753cm" svg:x2="6.617cm" svg:y2="5.753cm" draw:start-shape="id495" draw:start-glue-point="1" draw:end-shape="id493" draw:end-glue-point="3" svg:d="M5964 5753h653">
          <text:p/>
        </draw:connector>
        <draw:connector draw:style-name="gr5" draw:text-style-name="P6" xml:id="id496" draw:id="id496" draw:layer="layout" svg:x1="4.928cm" svg:y1="6.412cm" svg:x2="5.706cm" svg:y2="6.396cm" draw:start-shape="id482" draw:start-glue-point="7" svg:d="M4928 6412h640v-16h138">
          <text:p/>
        </draw:connector>
        <draw:connector draw:style-name="gr22" draw:text-style-name="P6" draw:layer="layout" svg:x1="5.706cm" svg:y1="6.396cm" svg:x2="5.819cm" svg:y2="5.898cm" draw:start-shape="id496" draw:start-glue-point="3" draw:end-shape="id495" draw:end-glue-point="2" svg:d="M5706 6396h113v-498">
          <text:p/>
        </draw:connector>
        <draw:connector draw:style-name="gr5" draw:text-style-name="P6" draw:layer="layout" svg:x1="6.762cm" svg:y1="5.898cm" svg:x2="6.762cm" svg:y2="6.918cm" draw:start-shape="id493" draw:start-glue-point="2" draw:end-shape="id497" draw:end-glue-point="0" svg:d="M6762 5898v1020">
          <text:p/>
        </draw:connector>
        <draw:circle draw:style-name="gr426" draw:text-style-name="P7" xml:id="id498" draw:id="id498" draw:layer="layout" svg:width="0.29cm" svg:height="0.29cm" svg:x="5.674cm" svg:y="6.918cm">
          <text:p/>
        </draw:circle>
        <draw:connector draw:style-name="gr5" draw:text-style-name="P6" draw:layer="layout" svg:x1="4.929cm" svg:y1="7.064cm" svg:x2="5.674cm" svg:y2="7.063cm" draw:start-shape="id484" draw:start-glue-point="7" draw:end-shape="id498" draw:end-glue-point="3" svg:d="M4929 7064h373v-1h372">
          <text:p/>
        </draw:connector>
        <draw:connector draw:style-name="gr5" draw:text-style-name="P6" xml:id="id499" draw:id="id499" draw:layer="layout" svg:x1="4.928cm" svg:y1="7.717cm" svg:x2="5.688cm" svg:y2="7.727cm" draw:start-shape="id486" draw:start-glue-point="7" svg:d="M4928 7717h631v10h129">
          <text:p/>
        </draw:connector>
        <draw:connector draw:style-name="gr22" draw:text-style-name="P6" draw:layer="layout" draw:line-skew="-0.64cm" svg:x1="5.688cm" svg:y1="7.727cm" svg:x2="5.819cm" svg:y2="7.208cm" draw:start-shape="id499" draw:start-glue-point="3" draw:end-shape="id498" draw:end-glue-point="2" svg:d="M5688 7727h131v-519">
          <text:p/>
        </draw:connector>
        <draw:connector draw:style-name="gr5" draw:text-style-name="P6" draw:layer="layout" svg:x1="5.964cm" svg:y1="7.063cm" svg:x2="6.617cm" svg:y2="7.063cm" draw:start-shape="id498" draw:start-glue-point="1" draw:end-shape="id497" draw:end-glue-point="3" svg:d="M5964 7063h653">
          <text:p/>
        </draw:connector>
        <draw:circle draw:style-name="gr427" draw:text-style-name="P7" xml:id="id497" draw:id="id497" draw:layer="layout" svg:width="0.29cm" svg:height="0.29cm" svg:x="6.617cm" svg:y="6.918cm">
          <text:p/>
        </draw:circle>
        <draw:connector draw:style-name="gr5" draw:text-style-name="P6" draw:layer="layout" svg:x1="6.762cm" svg:y1="7.208cm" svg:x2="6.762cm" svg:y2="8.228cm" draw:start-shape="id497" draw:start-glue-point="2" draw:end-shape="id500" draw:end-glue-point="0" svg:d="M6762 7208v1020">
          <text:p/>
        </draw:connector>
        <draw:custom-shape draw:style-name="gr2" draw:text-style-name="P2" xml:id="id488" draw:id="id488" draw:layer="layout" svg:width="0.653cm" svg:height="0.653cm" svg:x="4.275cm" svg:y="8.047cm">
          <text:p text:style-name="P1"><text:span text:style-name="T1">„</text:span><text:span text:style-name="T5">∂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6" draw:layer="layout" svg:x1="2.423cm" svg:y1="3.495cm" svg:x2="2.423cm" svg:y2="4.336cm" draw:start-shape="id501" draw:start-glue-point="2" draw:end-shape="id479" draw:end-glue-point="0" svg:d="M2423 3495v841">
          <text:p/>
        </draw:connector>
        <draw:rect draw:style-name="gr1" draw:text-style-name="P2" xml:id="id501" draw:id="id501" draw:layer="layout" svg:width="2.647cm" svg:height="1.27cm" svg:x="1.1cm" svg:y="2.225cm" draw:corner-radius="0.64cm">
          <text:p text:style-name="P1"><text:span text:style-name="T1">Start übrige </text:span></text:p>
          <text:p text:style-name="P1"><text:span text:style-name="T1">Buchstaben</text:span></text:p>
        </draw:rect>
        <draw:circle draw:style-name="gr428" draw:text-style-name="P7" xml:id="id502" draw:id="id502" draw:layer="layout" svg:width="0.29cm" svg:height="0.29cm" svg:x="5.674cm" svg:y="8.228cm">
          <text:p/>
        </draw:circle>
        <draw:connector draw:style-name="gr5" draw:text-style-name="P6" draw:layer="layout" svg:x1="4.928cm" svg:y1="8.374cm" svg:x2="5.674cm" svg:y2="8.373cm" draw:start-shape="id488" draw:start-glue-point="7" draw:end-shape="id502" draw:end-glue-point="3" svg:d="M4928 8374h373v-1h373">
          <text:p/>
        </draw:connector>
        <draw:connector draw:style-name="gr5" draw:text-style-name="P6" xml:id="id503" draw:id="id503" draw:layer="layout" svg:x1="4.928cm" svg:y1="9.026cm" svg:x2="5.688cm" svg:y2="9.036cm" draw:start-shape="id489" svg:d="M4928 9026h631v10h129">
          <text:p/>
        </draw:connector>
        <draw:connector draw:style-name="gr22" draw:text-style-name="P6" draw:layer="layout" draw:line-skew="-0.64cm" svg:x1="5.688cm" svg:y1="9.036cm" svg:x2="5.819cm" svg:y2="8.518cm" draw:start-shape="id503" draw:start-glue-point="3" draw:end-shape="id502" draw:end-glue-point="2" svg:d="M5688 9036h131v-518">
          <text:p/>
        </draw:connector>
        <draw:connector draw:style-name="gr5" draw:text-style-name="P6" draw:layer="layout" svg:x1="5.964cm" svg:y1="8.373cm" svg:x2="6.617cm" svg:y2="8.373cm" draw:start-shape="id502" draw:start-glue-point="1" draw:end-shape="id500" draw:end-glue-point="3" svg:d="M5964 8373h653">
          <text:p/>
        </draw:connector>
        <draw:circle draw:style-name="gr429" draw:text-style-name="P7" xml:id="id500" draw:id="id500" draw:layer="layout" svg:width="0.29cm" svg:height="0.29cm" svg:x="6.617cm" svg:y="8.228cm">
          <text:p/>
        </draw:circle>
        <draw:connector draw:style-name="gr5" draw:text-style-name="P6" draw:layer="layout" svg:x1="6.762cm" svg:y1="8.518cm" svg:x2="6.762cm" svg:y2="9.71cm" draw:start-shape="id500" draw:start-glue-point="2" draw:end-shape="id504" draw:end-glue-point="0" svg:d="M6762 8518v1192">
          <text:p/>
        </draw:connector>
        <draw:rect draw:style-name="gr1" draw:text-style-name="P2" xml:id="id504" draw:id="id504" draw:layer="layout" svg:width="2.647cm" svg:height="1.27cm" svg:x="5.439cm" svg:y="9.71cm" draw:corner-radius="0.64cm">
          <text:p text:style-name="P1"><text:span text:style-name="T1">Ende übrige </text:span></text:p>
          <text:p text:style-name="P1"><text:span text:style-name="T1">Buchstaben</text:span></text:p>
        </draw:rect>
      </draw:page>
      <draw:page draw:name="page13" draw:style-name="dp1" draw:master-page-name="Standard">
        <draw:g>
          <draw:custom-shape draw:style-name="gr430" draw:text-style-name="P9" xml:id="id519" draw:id="id519" draw:layer="layout" svg:width="0.653cm" svg:height="0.653cm" svg:x="4.674cm" svg:y="4.335cm">
            <text:p text:style-name="P9"><text:span text:style-name="T6">„</text:span><text:span text:style-name="T13">¯</text:span><text:span text:style-name="T6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31" draw:text-style-name="P9" xml:id="id511" draw:id="id511" draw:layer="layout" svg:width="0.651cm" svg:height="0.653cm" svg:x="4.677cm" svg:y="5.64cm">
            <text:p text:style-name="P9"><text:span text:style-name="T14">„</text:span><text:span text:style-name="T15">■</text:span><text:span text:style-name="T6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32" draw:text-style-name="P11" xml:id="id514" draw:id="id514" draw:layer="layout" svg:width="0.653cm" svg:height="0.653cm" svg:x="4.674cm" svg:y="3.03cm">
            <text:p text:style-name="P11"><text:span text:style-name="T6">„</text:span><text:span text:style-name="T13">'</text:span><text:span text:style-name="T6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33" draw:text-style-name="P9" xml:id="id516" draw:id="id516" draw:layer="layout" svg:width="0.653cm" svg:height="0.653cm" svg:x="4.674cm" svg:y="3.683cm">
            <text:p text:style-name="P9"><text:span text:style-name="T6">„</text:span><text:span text:style-name="T13">!</text:span><text:span text:style-name="T6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34" draw:text-style-name="P9" xml:id="id509" draw:id="id509" draw:layer="layout" svg:width="0.653cm" svg:height="0.653cm" svg:x="4.674cm" svg:y="4.988cm">
            <text:p text:style-name="P9"><text:span text:style-name="T6">„</text:span><text:span text:style-name="T16"></text:span><text:span text:style-name="T6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35" draw:text-style-name="P9" xml:id="id513" draw:id="id513" draw:layer="layout" svg:width="0.653cm" svg:height="0.653cm" svg:x="4.674cm" svg:y="6.293cm">
            <text:p text:style-name="P9"><text:span text:style-name="T6">„</text:span><text:span text:style-name="T13">~</text:span><text:span text:style-name="T6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ircle draw:style-name="gr436" draw:text-style-name="P3" xml:id="id506" draw:id="id506" draw:layer="layout" svg:width="0.29cm" svg:height="0.29cm" svg:x="2.677cm" svg:y="3.239cm">
            <text:p/>
          </draw:circle>
          <draw:connector draw:style-name="gr437" draw:text-style-name="P7" draw:layer="layout" svg:x1="3.98cm" svg:y1="3.381cm" svg:x2="4.674cm" svg:y2="3.385cm" draw:start-shape="id505" draw:start-glue-point="1" svg:d="M3980 3381h598v4h96">
            <text:p/>
          </draw:connector>
          <draw:circle draw:style-name="gr438" draw:text-style-name="P3" xml:id="id505" draw:id="id505" draw:layer="layout" svg:width="0.29cm" svg:height="0.29cm" svg:x="3.69cm" svg:y="3.236cm">
            <text:p/>
          </draw:circle>
          <draw:connector draw:style-name="gr439" draw:text-style-name="P7" draw:layer="layout" svg:x1="2.967cm" svg:y1="3.384cm" svg:x2="3.69cm" svg:y2="3.381cm" draw:start-shape="id506" draw:start-glue-point="1" draw:end-shape="id505" draw:end-glue-point="3" svg:d="M2967 3384h362v-3h361">
            <text:p/>
          </draw:connector>
          <draw:connector draw:style-name="gr440" draw:text-style-name="P7" draw:layer="layout" svg:x1="3.835cm" svg:y1="3.526cm" svg:x2="4.674cm" svg:y2="4.037cm" draw:start-shape="id505" draw:start-glue-point="2" svg:d="M3835 3526v506h839v5">
            <text:p/>
          </draw:connector>
          <draw:circle draw:style-name="gr441" draw:text-style-name="P3" xml:id="id508" draw:id="id508" draw:layer="layout" svg:width="0.29cm" svg:height="0.29cm" svg:x="2.677cm" svg:y="4.539cm">
            <text:p/>
          </draw:circle>
          <draw:connector draw:style-name="gr442" draw:text-style-name="P7" draw:layer="layout" svg:x1="3.98cm" svg:y1="4.681cm" svg:x2="4.674cm" svg:y2="4.685cm" draw:start-shape="id507" draw:start-glue-point="1" svg:d="M3980 4681h598v4h96">
            <text:p/>
          </draw:connector>
          <draw:circle draw:style-name="gr443" draw:text-style-name="P3" xml:id="id507" draw:id="id507" draw:layer="layout" svg:width="0.29cm" svg:height="0.29cm" svg:x="3.69cm" svg:y="4.536cm">
            <text:p/>
          </draw:circle>
          <draw:connector draw:style-name="gr444" draw:text-style-name="P7" draw:layer="layout" svg:x1="2.967cm" svg:y1="4.684cm" svg:x2="3.69cm" svg:y2="4.681cm" draw:start-shape="id508" draw:start-glue-point="1" draw:end-shape="id507" draw:end-glue-point="3" svg:d="M2967 4684h362v-3h361">
            <text:p/>
          </draw:connector>
          <draw:connector draw:style-name="gr445" draw:text-style-name="P7" draw:layer="layout" svg:x1="3.835cm" svg:y1="4.826cm" svg:x2="4.674cm" svg:y2="5.315cm" draw:start-shape="id507" draw:start-glue-point="2" draw:end-shape="id509" draw:end-glue-point="5" svg:d="M3835 4826v489h839">
            <text:p/>
          </draw:connector>
          <draw:connector draw:style-name="gr446" draw:text-style-name="P7" draw:layer="layout" svg:x1="2.822cm" svg:y1="3.529cm" svg:x2="2.822cm" svg:y2="4.539cm" draw:start-shape="id506" draw:start-glue-point="2" draw:end-shape="id508" draw:end-glue-point="0" svg:d="M2822 3529v1010">
            <text:p/>
          </draw:connector>
          <draw:circle draw:style-name="gr447" draw:text-style-name="P3" xml:id="id512" draw:id="id512" draw:layer="layout" svg:width="0.29cm" svg:height="0.29cm" svg:x="2.677cm" svg:y="5.821cm">
            <text:p/>
          </draw:circle>
          <draw:connector draw:style-name="gr448" draw:text-style-name="P7" draw:layer="layout" svg:x1="3.98cm" svg:y1="5.966cm" svg:x2="4.677cm" svg:y2="5.967cm" draw:start-shape="id510" draw:start-glue-point="1" draw:end-shape="id511" draw:end-glue-point="5" svg:d="M3980 5966h348v1h349">
            <text:p/>
          </draw:connector>
          <draw:circle draw:style-name="gr449" draw:text-style-name="P3" xml:id="id510" draw:id="id510" draw:layer="layout" svg:width="0.29cm" svg:height="0.29cm" svg:x="3.69cm" svg:y="5.821cm">
            <text:p/>
          </draw:circle>
          <draw:connector draw:style-name="gr450" draw:text-style-name="P7" draw:layer="layout" svg:x1="2.967cm" svg:y1="5.966cm" svg:x2="3.69cm" svg:y2="5.966cm" draw:start-shape="id512" draw:start-glue-point="1" draw:end-shape="id510" draw:end-glue-point="3" svg:d="M2967 5966h723">
            <text:p/>
          </draw:connector>
          <draw:connector draw:style-name="gr451" draw:text-style-name="P7" draw:layer="layout" svg:x1="3.835cm" svg:y1="6.111cm" svg:x2="4.674cm" svg:y2="6.62cm" draw:start-shape="id510" draw:start-glue-point="2" draw:end-shape="id513" draw:end-glue-point="5" svg:d="M3835 6111v509h839">
            <text:p/>
          </draw:connector>
          <draw:connector draw:style-name="gr452" draw:text-style-name="P7" draw:layer="layout" svg:x1="2.822cm" svg:y1="4.829cm" svg:x2="2.822cm" svg:y2="5.821cm" draw:start-shape="id508" draw:start-glue-point="2" draw:end-shape="id512" draw:end-glue-point="0" svg:d="M2822 4829v992">
            <text:p/>
          </draw:connector>
          <draw:circle draw:style-name="gr453" draw:text-style-name="P7" xml:id="id515" draw:id="id515" draw:layer="layout" svg:width="0.29cm" svg:height="0.29cm" svg:x="6.073cm" svg:y="3.211cm">
            <text:p/>
          </draw:circle>
          <draw:connector draw:style-name="gr454" draw:text-style-name="P7" draw:layer="layout" svg:x1="5.327cm" svg:y1="3.357cm" svg:x2="6.073cm" svg:y2="3.356cm" draw:start-shape="id514" draw:start-glue-point="7" draw:end-shape="id515" draw:end-glue-point="3" svg:d="M5327 3357h373v-1h373">
            <text:p/>
          </draw:connector>
          <draw:connector draw:style-name="gr455" draw:text-style-name="P7" xml:id="id517" draw:id="id517" draw:layer="layout" svg:x1="5.327cm" svg:y1="4.01cm" svg:x2="6.093cm" svg:y2="4.009cm" draw:start-shape="id516" draw:start-glue-point="7" svg:d="M5327 4010h634v-1h132">
            <text:p/>
          </draw:connector>
          <draw:connector draw:style-name="gr456" draw:text-style-name="P7" draw:layer="layout" draw:line-skew="-0.66cm" svg:x1="6.093cm" svg:y1="4.009cm" svg:x2="6.218cm" svg:y2="3.501cm" draw:start-shape="id517" draw:start-glue-point="3" draw:end-shape="id515" draw:end-glue-point="2" svg:d="M6093 4009v-8h125v-500">
            <text:p/>
          </draw:connector>
          <draw:circle draw:style-name="gr457" draw:text-style-name="P7" xml:id="id518" draw:id="id518" draw:layer="layout" svg:width="0.29cm" svg:height="0.29cm" svg:x="7.016cm" svg:y="4.511cm">
            <text:p/>
          </draw:circle>
          <draw:connector draw:style-name="gr458" draw:text-style-name="P7" draw:layer="layout" svg:x1="6.363cm" svg:y1="3.356cm" svg:x2="7.161cm" svg:y2="4.511cm" draw:start-shape="id515" draw:start-glue-point="1" draw:end-shape="id518" draw:end-glue-point="0" svg:d="M6363 3356h798v1155">
            <text:p/>
          </draw:connector>
          <draw:circle draw:style-name="gr459" draw:text-style-name="P7" xml:id="id520" draw:id="id520" draw:layer="layout" svg:width="0.29cm" svg:height="0.29cm" svg:x="6.073cm" svg:y="4.511cm">
            <text:p/>
          </draw:circle>
          <draw:connector draw:style-name="gr460" draw:text-style-name="P7" draw:layer="layout" svg:x1="5.327cm" svg:y1="4.662cm" svg:x2="6.073cm" svg:y2="4.656cm" draw:start-shape="id519" draw:start-glue-point="7" draw:end-shape="id520" draw:end-glue-point="3" svg:d="M5327 4662h373v-6h373">
            <text:p/>
          </draw:connector>
          <draw:connector draw:style-name="gr461" draw:text-style-name="P7" draw:layer="layout" svg:x1="6.363cm" svg:y1="4.656cm" svg:x2="7.016cm" svg:y2="4.656cm" draw:start-shape="id520" draw:start-glue-point="1" draw:end-shape="id518" draw:end-glue-point="3" svg:d="M6363 4656h653">
            <text:p/>
          </draw:connector>
          <draw:connector draw:style-name="gr462" draw:text-style-name="P7" xml:id="id521" draw:id="id521" draw:layer="layout" svg:x1="5.327cm" svg:y1="5.315cm" svg:x2="6.105cm" svg:y2="5.299cm" draw:start-shape="id509" draw:start-glue-point="7" svg:d="M5327 5315h640v-16h138">
            <text:p/>
          </draw:connector>
          <draw:connector draw:style-name="gr463" draw:text-style-name="P7" draw:layer="layout" svg:x1="6.105cm" svg:y1="5.299cm" svg:x2="6.218cm" svg:y2="4.801cm" draw:start-shape="id521" draw:start-glue-point="3" draw:end-shape="id520" draw:end-glue-point="2" svg:d="M6105 5299h113v-498">
            <text:p/>
          </draw:connector>
          <draw:connector draw:style-name="gr464" draw:text-style-name="P7" draw:layer="layout" svg:x1="7.161cm" svg:y1="4.801cm" svg:x2="7.161cm" svg:y2="5.821cm" draw:start-shape="id518" draw:start-glue-point="2" draw:end-shape="id522" draw:end-glue-point="0" svg:d="M7161 4801v1020">
            <text:p/>
          </draw:connector>
          <draw:circle draw:style-name="gr465" draw:text-style-name="P7" xml:id="id523" draw:id="id523" draw:layer="layout" svg:width="0.29cm" svg:height="0.29cm" svg:x="6.073cm" svg:y="5.821cm">
            <text:p/>
          </draw:circle>
          <draw:connector draw:style-name="gr466" draw:text-style-name="P7" draw:layer="layout" svg:x1="5.328cm" svg:y1="5.967cm" svg:x2="6.073cm" svg:y2="5.966cm" draw:start-shape="id511" draw:start-glue-point="7" draw:end-shape="id523" draw:end-glue-point="3" svg:d="M5328 5967h373v-1h372">
            <text:p/>
          </draw:connector>
          <draw:connector draw:style-name="gr467" draw:text-style-name="P7" xml:id="id524" draw:id="id524" draw:layer="layout" svg:x1="5.327cm" svg:y1="6.62cm" svg:x2="6.087cm" svg:y2="6.63cm" draw:start-shape="id513" draw:start-glue-point="7" svg:d="M5327 6620h631v10h129">
            <text:p/>
          </draw:connector>
          <draw:connector draw:style-name="gr468" draw:text-style-name="P7" draw:layer="layout" draw:line-skew="-0.64cm" svg:x1="6.087cm" svg:y1="6.63cm" svg:x2="6.218cm" svg:y2="6.111cm" draw:start-shape="id524" draw:start-glue-point="3" draw:end-shape="id523" draw:end-glue-point="2" svg:d="M6087 6630h131v-519">
            <text:p/>
          </draw:connector>
          <draw:connector draw:style-name="gr469" draw:text-style-name="P7" draw:layer="layout" svg:x1="6.363cm" svg:y1="5.966cm" svg:x2="7.016cm" svg:y2="5.966cm" draw:start-shape="id523" draw:start-glue-point="1" draw:end-shape="id522" draw:end-glue-point="3" svg:d="M6363 5966h653">
            <text:p/>
          </draw:connector>
          <draw:circle draw:style-name="gr470" draw:text-style-name="P7" xml:id="id522" draw:id="id522" draw:layer="layout" svg:width="0.29cm" svg:height="0.29cm" svg:x="7.016cm" svg:y="5.821cm">
            <text:p/>
          </draw:circle>
          <draw:connector draw:style-name="gr471" draw:text-style-name="P7" draw:layer="layout" svg:x1="7.161cm" svg:y1="6.111cm" svg:x2="7.161cm" svg:y2="7.131cm" draw:start-shape="id522" draw:start-glue-point="2" draw:end-shape="id525" draw:end-glue-point="0" svg:d="M7161 6111v1020">
            <text:p/>
          </draw:connector>
          <draw:custom-shape draw:style-name="gr472" draw:text-style-name="P9" draw:layer="layout" svg:width="0.653cm" svg:height="0.653cm" svg:x="4.674cm" svg:y="6.95cm">
            <text:p text:style-name="P9"><text:span text:style-name="T6">„</text:span><text:span text:style-name="T13">^</text:span><text:span text:style-name="T6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473" draw:text-style-name="P7" draw:layer="layout" svg:x1="2.822cm" svg:y1="2.398cm" svg:x2="2.822cm" svg:y2="3.239cm" draw:start-shape="id526" draw:start-glue-point="2" draw:end-shape="id506" draw:end-glue-point="0" svg:d="M2822 2398v841">
            <text:p/>
          </draw:connector>
          <draw:rect draw:style-name="gr474" draw:text-style-name="P9" xml:id="id526" draw:id="id526" draw:layer="layout" svg:width="2.647cm" svg:height="1.27cm" svg:x="1.499cm" svg:y="1.128cm" draw:corner-radius="0.64cm">
            <text:p text:style-name="P1"><text:span text:style-name="T6">Start übrige </text:span></text:p>
            <text:p text:style-name="P1"><text:span text:style-name="T1">Symbole</text:span></text:p>
          </draw:rect>
          <draw:circle draw:style-name="gr475" draw:text-style-name="P7" xml:id="id525" draw:id="id525" draw:layer="layout" svg:width="0.29cm" svg:height="0.29cm" svg:x="7.016cm" svg:y="7.131cm">
            <text:p/>
          </draw:circle>
          <draw:custom-shape draw:style-name="gr476" draw:text-style-name="P9" xml:id="id536" draw:id="id536" draw:layer="layout" svg:width="0.653cm" svg:height="0.653cm" svg:x="4.674cm" svg:y="8.249cm">
            <text:p text:style-name="P9"><text:span text:style-name="T6">„</text:span><text:span text:style-name="T13">{</text:span><text:span text:style-name="T6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77" draw:text-style-name="P9" xml:id="id541" draw:id="id541" draw:layer="layout" svg:width="0.651cm" svg:height="0.653cm" svg:x="4.677cm" svg:y="9.554cm">
            <text:p text:style-name="P9"><text:span text:style-name="T14">„</text:span><text:span text:style-name="T15">;</text:span><text:span text:style-name="T6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78" draw:text-style-name="P9" xml:id="id534" draw:id="id534" draw:layer="layout" svg:width="0.653cm" svg:height="0.653cm" svg:x="4.674cm" svg:y="7.597cm">
            <text:p text:style-name="P9"><text:span text:style-name="T6">'“'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79" draw:text-style-name="P9" xml:id="id531" draw:id="id531" draw:layer="layout" svg:width="0.653cm" svg:height="0.653cm" svg:x="4.674cm" svg:y="8.902cm">
            <text:p text:style-name="P9"><text:span text:style-name="T6">„</text:span><text:span text:style-name="T16">,</text:span><text:span text:style-name="T6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80" draw:text-style-name="P9" xml:id="id543" draw:id="id543" draw:layer="layout" svg:width="0.653cm" svg:height="0.653cm" svg:x="4.677cm" svg:y="10.207cm">
            <text:p text:style-name="P9"><text:span text:style-name="T6">„</text:span><text:span text:style-name="T13">}</text:span><text:span text:style-name="T6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ircle draw:style-name="gr481" draw:text-style-name="P3" xml:id="id527" draw:id="id527" draw:layer="layout" svg:width="0.29cm" svg:height="0.29cm" svg:x="2.677cm" svg:y="7.153cm">
            <text:p/>
          </draw:circle>
          <draw:circle draw:style-name="gr482" draw:text-style-name="P3" xml:id="id528" draw:id="id528" draw:layer="layout" svg:width="0.29cm" svg:height="0.29cm" svg:x="3.69cm" svg:y="7.15cm">
            <text:p/>
          </draw:circle>
          <draw:connector draw:style-name="gr483" draw:text-style-name="P7" draw:layer="layout" svg:x1="2.967cm" svg:y1="7.298cm" svg:x2="3.69cm" svg:y2="7.295cm" draw:start-shape="id527" draw:start-glue-point="1" draw:end-shape="id528" draw:end-glue-point="3" svg:d="M2967 7298h362v-3h361">
            <text:p/>
          </draw:connector>
          <draw:connector draw:style-name="gr484" draw:text-style-name="P7" draw:layer="layout" svg:x1="3.835cm" svg:y1="7.44cm" svg:x2="4.674cm" svg:y2="7.951cm" draw:start-shape="id528" draw:start-glue-point="2" svg:d="M3835 7440v506h839v5">
            <text:p/>
          </draw:connector>
          <draw:circle draw:style-name="gr485" draw:text-style-name="P3" xml:id="id530" draw:id="id530" draw:layer="layout" svg:width="0.29cm" svg:height="0.29cm" svg:x="2.677cm" svg:y="8.453cm">
            <text:p/>
          </draw:circle>
          <draw:connector draw:style-name="gr486" draw:text-style-name="P7" draw:layer="layout" svg:x1="3.98cm" svg:y1="8.595cm" svg:x2="4.674cm" svg:y2="8.599cm" draw:start-shape="id529" draw:start-glue-point="1" svg:d="M3980 8595h598v4h96">
            <text:p/>
          </draw:connector>
          <draw:circle draw:style-name="gr487" draw:text-style-name="P3" xml:id="id529" draw:id="id529" draw:layer="layout" svg:width="0.29cm" svg:height="0.29cm" svg:x="3.69cm" svg:y="8.45cm">
            <text:p/>
          </draw:circle>
          <draw:connector draw:style-name="gr488" draw:text-style-name="P7" draw:layer="layout" svg:x1="2.967cm" svg:y1="8.598cm" svg:x2="3.69cm" svg:y2="8.595cm" draw:start-shape="id530" draw:start-glue-point="1" draw:end-shape="id529" draw:end-glue-point="3" svg:d="M2967 8598h362v-3h361">
            <text:p/>
          </draw:connector>
          <draw:connector draw:style-name="gr489" draw:text-style-name="P7" draw:layer="layout" svg:x1="3.835cm" svg:y1="8.74cm" svg:x2="4.674cm" svg:y2="9.229cm" draw:start-shape="id529" draw:start-glue-point="2" draw:end-shape="id531" draw:end-glue-point="5" svg:d="M3835 8740v489h839">
            <text:p/>
          </draw:connector>
          <draw:connector draw:style-name="gr490" draw:text-style-name="P7" draw:layer="layout" svg:x1="2.822cm" svg:y1="7.443cm" svg:x2="2.822cm" svg:y2="8.453cm" draw:start-shape="id527" draw:start-glue-point="2" draw:end-shape="id530" draw:end-glue-point="0" svg:d="M2822 7443v1010">
            <text:p/>
          </draw:connector>
          <draw:circle draw:style-name="gr491" draw:text-style-name="P3" xml:id="id532" draw:id="id532" draw:layer="layout" svg:width="0.29cm" svg:height="0.29cm" svg:x="2.677cm" svg:y="9.735cm">
            <text:p/>
          </draw:circle>
          <draw:connector draw:style-name="gr492" draw:text-style-name="P7" draw:layer="layout" svg:x1="2.822cm" svg:y1="8.743cm" svg:x2="2.822cm" svg:y2="9.735cm" draw:start-shape="id530" draw:start-glue-point="2" draw:end-shape="id532" draw:end-glue-point="0" svg:d="M2822 8743v992">
            <text:p/>
          </draw:connector>
          <draw:circle draw:style-name="gr493" draw:text-style-name="P7" xml:id="id533" draw:id="id533" draw:layer="layout" svg:width="0.29cm" svg:height="0.29cm" svg:x="6.073cm" svg:y="7.125cm">
            <text:p/>
          </draw:circle>
          <draw:connector draw:style-name="gr494" draw:text-style-name="P7" draw:layer="layout" svg:x1="5.327cm" svg:y1="7.271cm" svg:x2="6.073cm" svg:y2="7.27cm" draw:end-shape="id533" draw:end-glue-point="3" svg:d="M5327 7271h123v-1h623">
            <text:p/>
          </draw:connector>
          <draw:connector draw:style-name="gr495" draw:text-style-name="P7" xml:id="id535" draw:id="id535" draw:layer="layout" svg:x1="5.327cm" svg:y1="7.924cm" svg:x2="6.093cm" svg:y2="7.923cm" draw:start-shape="id534" draw:start-glue-point="7" svg:d="M5327 7924h634v-1h132">
            <text:p/>
          </draw:connector>
          <draw:connector draw:style-name="gr496" draw:text-style-name="P7" draw:layer="layout" draw:line-skew="-0.66cm" svg:x1="6.093cm" svg:y1="7.923cm" svg:x2="6.218cm" svg:y2="7.415cm" draw:start-shape="id535" draw:start-glue-point="3" draw:end-shape="id533" draw:end-glue-point="2" svg:d="M6093 7923v-8h125v-500">
            <text:p/>
          </draw:connector>
          <draw:circle draw:style-name="gr497" draw:text-style-name="P7" xml:id="id538" draw:id="id538" draw:layer="layout" svg:width="0.29cm" svg:height="0.29cm" svg:x="7.016cm" svg:y="8.425cm">
            <text:p/>
          </draw:circle>
          <draw:circle draw:style-name="gr498" draw:text-style-name="P7" xml:id="id537" draw:id="id537" draw:layer="layout" svg:width="0.29cm" svg:height="0.29cm" svg:x="6.073cm" svg:y="8.425cm">
            <text:p/>
          </draw:circle>
          <draw:connector draw:style-name="gr499" draw:text-style-name="P7" draw:layer="layout" svg:x1="5.327cm" svg:y1="8.576cm" svg:x2="6.073cm" svg:y2="8.57cm" draw:start-shape="id536" draw:start-glue-point="7" draw:end-shape="id537" draw:end-glue-point="3" svg:d="M5327 8576h373v-6h373">
            <text:p/>
          </draw:connector>
          <draw:connector draw:style-name="gr500" draw:text-style-name="P7" draw:layer="layout" svg:x1="6.363cm" svg:y1="8.57cm" svg:x2="7.016cm" svg:y2="8.57cm" draw:start-shape="id537" draw:start-glue-point="1" draw:end-shape="id538" draw:end-glue-point="3" svg:d="M6363 8570h653">
            <text:p/>
          </draw:connector>
          <draw:connector draw:style-name="gr501" draw:text-style-name="P7" xml:id="id539" draw:id="id539" draw:layer="layout" svg:x1="5.327cm" svg:y1="9.229cm" svg:x2="6.105cm" svg:y2="9.213cm" draw:start-shape="id531" draw:start-glue-point="7" svg:d="M5327 9229h640v-16h138">
            <text:p/>
          </draw:connector>
          <draw:connector draw:style-name="gr502" draw:text-style-name="P7" draw:layer="layout" svg:x1="6.105cm" svg:y1="9.213cm" svg:x2="6.218cm" svg:y2="8.715cm" draw:start-shape="id539" draw:start-glue-point="3" draw:end-shape="id537" draw:end-glue-point="2" svg:d="M6105 9213h113v-498">
            <text:p/>
          </draw:connector>
          <draw:connector draw:style-name="gr503" draw:text-style-name="P7" draw:layer="layout" svg:x1="7.161cm" svg:y1="8.715cm" svg:x2="7.161cm" svg:y2="9.735cm" draw:start-shape="id538" draw:start-glue-point="2" draw:end-shape="id540" draw:end-glue-point="0" svg:d="M7161 8715v1020">
            <text:p/>
          </draw:connector>
          <draw:circle draw:style-name="gr504" draw:text-style-name="P7" xml:id="id542" draw:id="id542" draw:layer="layout" svg:width="0.29cm" svg:height="0.29cm" svg:x="6.073cm" svg:y="9.735cm">
            <text:p/>
          </draw:circle>
          <draw:connector draw:style-name="gr505" draw:text-style-name="P7" draw:layer="layout" svg:x1="5.328cm" svg:y1="9.881cm" svg:x2="6.073cm" svg:y2="9.88cm" draw:start-shape="id541" draw:start-glue-point="7" draw:end-shape="id542" draw:end-glue-point="3" svg:d="M5328 9881h373v-1h372">
            <text:p/>
          </draw:connector>
          <draw:connector draw:style-name="gr506" draw:text-style-name="P7" xml:id="id544" draw:id="id544" draw:layer="layout" svg:x1="5.33cm" svg:y1="10.534cm" svg:x2="6.087cm" svg:y2="10.544cm" draw:start-shape="id543" draw:start-glue-point="7" svg:d="M5330 10534h629v10h128">
            <text:p/>
          </draw:connector>
          <draw:connector draw:style-name="gr507" draw:text-style-name="P7" draw:layer="layout" draw:line-skew="-0.64cm" svg:x1="6.087cm" svg:y1="10.544cm" svg:x2="6.218cm" svg:y2="10.025cm" draw:start-shape="id544" draw:start-glue-point="3" draw:end-shape="id542" draw:end-glue-point="2" svg:d="M6087 10544h131v-519">
            <text:p/>
          </draw:connector>
          <draw:connector draw:style-name="gr508" draw:text-style-name="P7" draw:layer="layout" svg:x1="6.363cm" svg:y1="9.88cm" svg:x2="7.016cm" svg:y2="9.88cm" draw:start-shape="id542" draw:start-glue-point="1" draw:end-shape="id540" draw:end-glue-point="3" svg:d="M6363 9880h653">
            <text:p/>
          </draw:connector>
          <draw:circle draw:style-name="gr509" draw:text-style-name="P7" xml:id="id540" draw:id="id540" draw:layer="layout" svg:width="0.29cm" svg:height="0.29cm" svg:x="7.016cm" svg:y="9.735cm">
            <text:p/>
          </draw:circle>
          <draw:connector draw:style-name="gr510" draw:text-style-name="P7" draw:layer="layout" svg:x1="7.161cm" svg:y1="10.025cm" svg:x2="7.164cm" svg:y2="11.034cm" draw:start-shape="id540" draw:start-glue-point="2" draw:end-shape="id545" draw:end-glue-point="0" svg:d="M7161 10025v505h3v504">
            <text:p/>
          </draw:connector>
          <draw:rect draw:style-name="gr511" draw:text-style-name="P9" xml:id="id552" draw:id="id552" draw:layer="layout" svg:width="2.647cm" svg:height="1.27cm" svg:x="5.838cm" svg:y="12.772cm" draw:corner-radius="0.64cm">
            <text:p text:style-name="P1"><text:span text:style-name="T6">Ende übrige </text:span></text:p>
            <text:p text:style-name="P1"><text:span text:style-name="T1">Symbole</text:span></text:p>
          </draw:rect>
          <draw:connector draw:style-name="gr512" draw:text-style-name="P7" draw:layer="layout" svg:x1="3.98cm" svg:y1="7.295cm" svg:x2="4.674cm" svg:y2="7.297cm" draw:start-shape="id528" draw:start-glue-point="1" svg:d="M3980 7295h598v2h96">
            <text:p/>
          </draw:connector>
          <draw:connector draw:style-name="gr513" draw:text-style-name="P7" draw:layer="layout" svg:x1="2.822cm" svg:y1="6.111cm" svg:x2="2.822cm" svg:y2="7.153cm" draw:start-shape="id512" draw:start-glue-point="2" draw:end-shape="id527" draw:end-glue-point="0" svg:d="M2822 6111v1042">
            <text:p/>
          </draw:connector>
          <draw:connector draw:style-name="gr514" draw:text-style-name="P7" draw:layer="layout" svg:x1="6.363cm" svg:y1="7.27cm" svg:x2="7.016cm" svg:y2="7.276cm" draw:start-shape="id533" draw:start-glue-point="1" draw:end-shape="id525" draw:end-glue-point="3" svg:d="M6363 7270h327v6h326">
            <text:p/>
          </draw:connector>
          <draw:connector draw:style-name="gr515" draw:text-style-name="P7" draw:layer="layout" svg:x1="7.161cm" svg:y1="7.421cm" svg:x2="7.161cm" svg:y2="8.425cm" draw:start-shape="id525" draw:start-glue-point="2" draw:end-shape="id538" draw:end-glue-point="0" svg:d="M7161 7421v1004">
            <text:p/>
          </draw:connector>
          <draw:custom-shape draw:style-name="gr516" draw:text-style-name="P9" xml:id="id547" draw:id="id547" draw:layer="layout" svg:width="0.651cm" svg:height="0.653cm" svg:x="4.677cm" svg:y="10.862cm">
            <text:p text:style-name="P9"><text:span text:style-name="T14">„</text:span><text:span text:style-name="T15">.</text:span><text:span text:style-name="T6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17" draw:text-style-name="P9" xml:id="id549" draw:id="id549" draw:layer="layout" svg:width="0.653cm" svg:height="0.653cm" svg:x="4.677cm" svg:y="11.515cm">
            <text:p text:style-name="P9"><text:span text:style-name="T6">„</text:span><text:span text:style-name="T13">,</text:span><text:span text:style-name="T6">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ircle draw:style-name="gr518" draw:text-style-name="P3" xml:id="id546" draw:id="id546" draw:layer="layout" svg:width="0.29cm" svg:height="0.29cm" svg:x="3.69cm" svg:y="11.043cm">
            <text:p/>
          </draw:circle>
          <draw:connector draw:style-name="gr519" draw:text-style-name="P7" draw:layer="layout" svg:x1="3.98cm" svg:y1="11.188cm" svg:x2="4.677cm" svg:y2="11.189cm" draw:start-shape="id546" draw:start-glue-point="1" draw:end-shape="id547" draw:end-glue-point="5" svg:d="M3980 11188h348v1h349">
            <text:p/>
          </draw:connector>
          <draw:connector draw:style-name="gr520" draw:text-style-name="P7" draw:layer="layout" svg:x1="3.835cm" svg:y1="11.333cm" svg:x2="4.677cm" svg:y2="11.835cm" draw:start-shape="id546" draw:start-glue-point="2" svg:d="M3835 11333v502h842">
            <text:p/>
          </draw:connector>
          <draw:circle draw:style-name="gr521" draw:text-style-name="P7" xml:id="id548" draw:id="id548" draw:layer="layout" svg:width="0.29cm" svg:height="0.29cm" svg:x="6.076cm" svg:y="11.034cm">
            <text:p/>
          </draw:circle>
          <draw:connector draw:style-name="gr522" draw:text-style-name="P7" draw:layer="layout" svg:x1="5.328cm" svg:y1="11.189cm" svg:x2="6.076cm" svg:y2="11.179cm" draw:start-shape="id547" draw:start-glue-point="7" draw:end-shape="id548" draw:end-glue-point="3" svg:d="M5328 11189h374v-10h374">
            <text:p/>
          </draw:connector>
          <draw:connector draw:style-name="gr523" draw:text-style-name="P7" xml:id="id550" draw:id="id550" draw:layer="layout" svg:x1="5.33cm" svg:y1="11.842cm" svg:x2="6.09cm" svg:y2="11.843cm" draw:start-shape="id549" draw:start-glue-point="7" svg:d="M5330 11842h631v1h129">
            <text:p/>
          </draw:connector>
          <draw:connector draw:style-name="gr524" draw:text-style-name="P7" draw:layer="layout" draw:line-skew="-0.64cm" svg:x1="6.09cm" svg:y1="11.843cm" svg:x2="6.221cm" svg:y2="11.324cm" draw:start-shape="id550" draw:start-glue-point="3" draw:end-shape="id548" draw:end-glue-point="2" svg:d="M6090 11843v9h131v-528">
            <text:p/>
          </draw:connector>
          <draw:connector draw:style-name="gr525" draw:text-style-name="P7" draw:layer="layout" svg:x1="6.366cm" svg:y1="11.179cm" svg:x2="7.019cm" svg:y2="11.179cm" draw:start-shape="id548" draw:start-glue-point="1" draw:end-shape="id545" draw:end-glue-point="3" svg:d="M6366 11179h653">
            <text:p/>
          </draw:connector>
          <draw:circle draw:style-name="gr526" draw:text-style-name="P7" xml:id="id545" draw:id="id545" draw:layer="layout" svg:width="0.29cm" svg:height="0.29cm" svg:x="7.019cm" svg:y="11.034cm">
            <text:p/>
          </draw:circle>
          <draw:connector draw:style-name="gr527" draw:text-style-name="P7" draw:layer="layout" svg:x1="3.98cm" svg:y1="9.88cm" svg:x2="4.677cm" svg:y2="9.881cm" draw:start-shape="id551" draw:start-glue-point="1" draw:end-shape="id541" draw:end-glue-point="5" svg:d="M3980 9880h348v1h349">
            <text:p/>
          </draw:connector>
          <draw:circle draw:style-name="gr528" draw:text-style-name="P3" xml:id="id551" draw:id="id551" draw:layer="layout" svg:width="0.29cm" svg:height="0.29cm" svg:x="3.69cm" svg:y="9.735cm">
            <text:p/>
          </draw:circle>
          <draw:connector draw:style-name="gr529" draw:text-style-name="P7" draw:layer="layout" svg:x1="2.967cm" svg:y1="9.88cm" svg:x2="3.69cm" svg:y2="9.88cm" draw:start-shape="id532" draw:start-glue-point="1" draw:end-shape="id551" draw:end-glue-point="3" svg:d="M2967 9880h723">
            <text:p/>
          </draw:connector>
          <draw:connector draw:style-name="gr530" draw:text-style-name="P7" draw:layer="layout" svg:x1="3.835cm" svg:y1="10.025cm" svg:x2="4.677cm" svg:y2="10.534cm" draw:start-shape="id551" draw:start-glue-point="2" draw:end-shape="id543" draw:end-glue-point="5" svg:d="M3835 10025v509h842">
            <text:p/>
          </draw:connector>
          <draw:connector draw:style-name="gr531" draw:text-style-name="P7" draw:layer="layout" svg:x1="2.822cm" svg:y1="10.025cm" svg:x2="3.69cm" svg:y2="11.188cm" draw:start-shape="id532" draw:start-glue-point="2" draw:end-shape="id546" draw:end-glue-point="3" svg:d="M2822 10025v1163h868">
            <text:p/>
          </draw:connector>
          <draw:connector draw:style-name="gr532" draw:text-style-name="P7" draw:layer="layout" svg:x1="7.164cm" svg:y1="11.324cm" svg:x2="7.161cm" svg:y2="12.772cm" draw:start-shape="id545" draw:start-glue-point="2" draw:end-shape="id552" draw:end-glue-point="0" svg:d="M7164 11324v724h-3v724">
            <text:p/>
          </draw:connector>
        </draw:g>
      </draw:page>
      <draw:page draw:name="page14" draw:style-name="dp1" draw:master-page-name="Standard">
        <draw:g>
          <draw:connector draw:style-name="gr533" draw:text-style-name="P1" draw:layer="layout" draw:type="curve" svg:x1="4.106cm" svg:y1="4.593cm" svg:x2="4.106cm" svg:y2="5.392cm" draw:start-shape="id553" draw:start-glue-point="2" draw:end-shape="id554" draw:end-glue-point="0" svg:d="M4106 4593v799">
            <text:p/>
          </draw:connector>
          <draw:custom-shape draw:style-name="gr12" draw:text-style-name="P5" xml:id="id557" draw:id="id557" draw:layer="layout" svg:width="2.928cm" svg:height="2.187cm" svg:x="5.13cm" svg:y="6.083cm">
            <text:p text:style-name="P1"><text:span text:style-name="T2">Schriftstil</text:span></text:p>
            <text:p text:style-name="P1"><text:span text:style-name="T17">«diakritisch»</text:span></text:p>
            <text:p text:style-name="P1"><text:span text:style-name="T17">(Bspw. Pfeil</text:span></text:p>
            <text:p text:style-name="P12"><text:span text:style-name="T18">„</text:span><text:span text:style-name="T13">→</text:span><text:span text:style-name="T18">“ </text:span><text:span text:style-name="T18">über Buch-</text:span></text:p>
            <text:p text:style-name="P12"><text:span text:style-name="T18">Staben: „a“ )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2" draw:text-style-name="P5" xml:id="id555" draw:id="id555" draw:layer="layout" svg:width="2.928cm" svg:height="1.087cm" svg:x="5.131cm" svg:y="4.994cm">
            <text:p text:style-name="P1"><text:span text:style-name="T2">Schriftstil</text:span></text:p>
            <text:p text:style-name="P1"><text:span text:style-name="T19">«fett»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ircle draw:style-name="gr534" draw:text-style-name="P1" xml:id="id554" draw:id="id554" draw:layer="layout" svg:width="0.29cm" svg:height="0.29cm" svg:x="3.961cm" svg:y="5.392cm">
            <text:p/>
          </draw:circle>
          <draw:connector draw:style-name="gr533" draw:text-style-name="P1" draw:layer="layout" draw:type="curve" svg:x1="4.251cm" svg:y1="5.537cm" svg:x2="5.131cm" svg:y2="5.538cm" draw:start-shape="id554" draw:start-glue-point="1" draw:end-shape="id555" draw:end-glue-point="5" svg:d="M4251 5537c660 0 220 1 880 1">
            <text:p/>
          </draw:connector>
          <draw:circle draw:style-name="gr534" draw:text-style-name="P1" xml:id="id556" draw:id="id556" draw:layer="layout" svg:width="0.29cm" svg:height="0.29cm" svg:x="3.961cm" svg:y="7.031cm">
            <text:p/>
          </draw:circle>
          <draw:connector draw:style-name="gr533" draw:text-style-name="P1" draw:layer="layout" draw:type="curve" svg:x1="4.106cm" svg:y1="5.682cm" svg:x2="4.106cm" svg:y2="7.031cm" draw:start-shape="id554" draw:start-glue-point="2" draw:end-shape="id556" draw:end-glue-point="0" svg:d="M4106 5682v1349">
            <text:p/>
          </draw:connector>
          <draw:connector draw:style-name="gr533" draw:text-style-name="P1" draw:layer="layout" draw:type="curve" svg:x1="4.251cm" svg:y1="7.176cm" svg:x2="5.13cm" svg:y2="7.177cm" draw:start-shape="id556" draw:start-glue-point="1" draw:end-shape="id557" draw:end-glue-point="5" svg:d="M4251 7176c660 0 221 1 879 1">
            <text:p/>
          </draw:connector>
          <draw:custom-shape draw:style-name="gr12" draw:text-style-name="P5" xml:id="id559" draw:id="id559" draw:layer="layout" svg:width="2.928cm" svg:height="1.087cm" svg:x="5.13cm" svg:y="8.27cm">
            <text:p text:style-name="P1"><text:span text:style-name="T2">Schriftart</text:span></text:p>
            <text:p text:style-name="P1"><text:span text:style-name="T20">«monospace»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33" draw:text-style-name="P1" draw:layer="layout" draw:type="curve" svg:x1="4.251cm" svg:y1="8.813cm" svg:x2="5.13cm" svg:y2="8.814cm" draw:start-shape="id558" draw:start-glue-point="1" draw:end-shape="id559" draw:end-glue-point="5" svg:d="M4251 8813c660 0 221 1 879 1">
            <text:p/>
          </draw:connector>
          <draw:circle draw:style-name="gr534" draw:text-style-name="P1" xml:id="id558" draw:id="id558" draw:layer="layout" svg:width="0.29cm" svg:height="0.29cm" svg:x="3.961cm" svg:y="8.668cm">
            <text:p/>
          </draw:circle>
          <draw:connector draw:style-name="gr533" draw:text-style-name="P1" draw:layer="layout" draw:type="curve" svg:x1="4.106cm" svg:y1="7.321cm" svg:x2="4.106cm" svg:y2="8.668cm" draw:start-shape="id556" draw:start-glue-point="2" draw:end-shape="id558" draw:end-glue-point="0" svg:d="M4106 7321v1347">
            <text:p/>
          </draw:connector>
          <draw:connector draw:style-name="gr533" draw:text-style-name="P1" draw:layer="layout" draw:type="curve" svg:x1="4.106cm" svg:y1="8.958cm" svg:x2="4.106cm" svg:y2="9.76cm" draw:start-shape="id558" draw:start-glue-point="2" svg:d="M4106 8958v802">
            <text:p/>
          </draw:connector>
          <draw:circle draw:style-name="gr534" draw:text-style-name="P1" xml:id="id560" draw:id="id560" draw:layer="layout" svg:width="0.29cm" svg:height="0.29cm" svg:x="8.945cm" svg:y="5.393cm">
            <text:p/>
          </draw:circle>
          <draw:circle draw:style-name="gr534" draw:text-style-name="P1" xml:id="id561" draw:id="id561" draw:layer="layout" svg:width="0.29cm" svg:height="0.29cm" svg:x="8.945cm" svg:y="7.031cm">
            <text:p/>
          </draw:circle>
          <draw:connector draw:style-name="gr533" draw:text-style-name="P1" draw:layer="layout" draw:type="curve" svg:x1="9.09cm" svg:y1="5.683cm" svg:x2="9.09cm" svg:y2="7.031cm" draw:start-shape="id560" draw:start-glue-point="2" draw:end-shape="id561" draw:end-glue-point="0" svg:d="M9090 5683v1348">
            <text:p/>
          </draw:connector>
          <draw:circle draw:style-name="gr534" draw:text-style-name="P1" xml:id="id562" draw:id="id562" draw:layer="layout" svg:width="0.29cm" svg:height="0.29cm" svg:x="8.945cm" svg:y="8.669cm">
            <text:p/>
          </draw:circle>
          <draw:connector draw:style-name="gr533" draw:text-style-name="P1" draw:layer="layout" draw:type="curve" svg:x1="9.09cm" svg:y1="7.321cm" svg:x2="9.09cm" svg:y2="8.669cm" draw:start-shape="id561" draw:start-glue-point="2" draw:end-shape="id562" draw:end-glue-point="0" svg:d="M9090 7321v1348">
            <text:p/>
          </draw:connector>
          <draw:connector draw:style-name="gr533" draw:text-style-name="P1" draw:layer="layout" draw:type="curve" svg:x1="9.09cm" svg:y1="8.959cm" svg:x2="9.09cm" svg:y2="9.761cm" draw:start-shape="id562" draw:start-glue-point="2" svg:d="M9090 8959v802">
            <text:p/>
          </draw:connector>
          <draw:connector draw:style-name="gr533" draw:text-style-name="P1" draw:layer="layout" draw:type="curve" svg:x1="8.059cm" svg:y1="5.538cm" svg:x2="8.945cm" svg:y2="5.538cm" draw:start-shape="id555" draw:start-glue-point="7" draw:end-shape="id560" draw:end-glue-point="3" svg:d="M8059 5538h886">
            <text:p/>
          </draw:connector>
          <draw:connector draw:style-name="gr533" draw:text-style-name="P1" draw:layer="layout" draw:type="curve" svg:x1="8.058cm" svg:y1="7.177cm" svg:x2="8.945cm" svg:y2="7.176cm" draw:start-shape="id557" draw:start-glue-point="7" draw:end-shape="id561" draw:end-glue-point="3" svg:d="M8058 7177c666 0 223-1 887-1">
            <text:p/>
          </draw:connector>
          <draw:connector draw:style-name="gr533" draw:text-style-name="P1" draw:layer="layout" draw:type="curve" svg:x1="8.058cm" svg:y1="8.814cm" svg:x2="8.945cm" svg:y2="8.814cm" draw:start-shape="id559" draw:start-glue-point="7" draw:end-shape="id562" draw:end-glue-point="3" svg:d="M8058 8814h887">
            <text:p/>
          </draw:connector>
          <draw:rect draw:style-name="gr1" draw:text-style-name="P2" xml:id="id578" draw:id="id578" draw:layer="layout" svg:width="4.397cm" svg:height="1.27cm" svg:x="7.881cm" svg:y="14.37cm" draw:corner-radius="0.64cm">
            <text:p text:style-name="P1"><text:span text:style-name="T1">Ende Auszeichnung</text:span></text:p>
            <text:p text:style-name="P1"><text:span text:style-name="T1">Symbole</text:span></text:p>
          </draw:rect>
          <draw:custom-shape draw:style-name="gr12" draw:text-style-name="P5" xml:id="id564" draw:id="id564" draw:layer="layout" svg:width="2.928cm" svg:height="1.087cm" svg:x="5.127cm" svg:y="9.362cm">
            <text:p text:style-name="P1"><text:span text:style-name="T2">Schriftart</text:span></text:p>
            <text:p text:style-name="P1"><text:span text:style-name="T17">«</text:span><text:span text:style-name="T2">𝔉𝔯𝔞𝔨𝔱𝔲𝔯</text:span><text:span text:style-name="T17">»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33" draw:text-style-name="P1" draw:layer="layout" draw:type="curve" svg:x1="4.248cm" svg:y1="9.905cm" svg:x2="5.127cm" svg:y2="9.906cm" draw:start-shape="id563" draw:start-glue-point="1" draw:end-shape="id564" draw:end-glue-point="5" svg:d="M4248 9905c660 0 221 1 879 1">
            <text:p/>
          </draw:connector>
          <draw:circle draw:style-name="gr534" draw:text-style-name="P1" xml:id="id563" draw:id="id563" draw:layer="layout" svg:width="0.29cm" svg:height="0.29cm" svg:x="3.958cm" svg:y="9.76cm">
            <text:p/>
          </draw:circle>
          <draw:custom-shape draw:style-name="gr12" draw:text-style-name="P5" xml:id="id569" draw:id="id569" draw:layer="layout" svg:width="2.928cm" svg:height="1.087cm" svg:x="5.126cm" svg:y="12.628cm">
            <text:p text:style-name="P1"><text:span text:style-name="T2">Schriftart</text:span></text:p>
            <text:p text:style-name="P1"><text:span text:style-name="T17">«</text:span><text:span text:style-name="T21">tiefgestellt</text:span><text:span text:style-name="T17">»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2" draw:text-style-name="P5" xml:id="id566" draw:id="id566" draw:layer="layout" svg:width="2.928cm" svg:height="1.087cm" svg:x="5.127cm" svg:y="11.539cm">
            <text:p text:style-name="P1"><text:span text:style-name="T2">Schriftart</text:span></text:p>
            <text:p text:style-name="P1"><text:span text:style-name="T17">«</text:span><text:span text:style-name="T22">hochgestellt</text:span><text:span text:style-name="T17">»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33" draw:text-style-name="P1" draw:layer="layout" draw:type="curve" svg:x1="4.248cm" svg:y1="12.091cm" svg:x2="5.127cm" svg:y2="12.083cm" draw:start-shape="id565" draw:start-glue-point="1" draw:end-shape="id566" draw:end-glue-point="5" svg:d="M4248 12091c660 0 221-8 879-8">
            <text:p/>
          </draw:connector>
          <draw:circle draw:style-name="gr534" draw:text-style-name="P1" xml:id="id565" draw:id="id565" draw:layer="layout" svg:width="0.29cm" svg:height="0.29cm" svg:x="3.958cm" svg:y="11.946cm">
            <text:p/>
          </draw:circle>
          <draw:circle draw:style-name="gr534" draw:text-style-name="P1" xml:id="id567" draw:id="id567" draw:layer="layout" svg:width="0.29cm" svg:height="0.29cm" svg:x="3.958cm" svg:y="10.852cm">
            <text:p/>
          </draw:circle>
          <draw:connector draw:style-name="gr533" draw:text-style-name="P1" draw:layer="layout" draw:type="curve" svg:x1="4.103cm" svg:y1="10.05cm" svg:x2="4.103cm" svg:y2="10.852cm" draw:start-shape="id563" draw:start-glue-point="2" draw:end-shape="id567" draw:end-glue-point="0" svg:d="M4103 10050v802">
            <text:p/>
          </draw:connector>
          <draw:connector draw:style-name="gr533" draw:text-style-name="P1" draw:layer="layout" draw:type="curve" svg:x1="4.248cm" svg:y1="13.171cm" svg:x2="5.126cm" svg:y2="13.172cm" draw:start-shape="id568" draw:start-glue-point="1" draw:end-shape="id569" draw:end-glue-point="5" svg:d="M4248 13171c658 0 220 1 878 1">
            <text:p/>
          </draw:connector>
          <draw:circle draw:style-name="gr534" draw:text-style-name="P1" xml:id="id568" draw:id="id568" draw:layer="layout" svg:width="0.29cm" svg:height="0.29cm" svg:x="3.958cm" svg:y="13.026cm">
            <text:p/>
          </draw:circle>
          <draw:connector draw:style-name="gr533" draw:text-style-name="P1" draw:layer="layout" draw:type="curve" svg:x1="4.103cm" svg:y1="11.142cm" svg:x2="4.103cm" svg:y2="11.946cm" draw:start-shape="id567" draw:start-glue-point="2" draw:end-shape="id565" draw:end-glue-point="0" svg:d="M4103 11142v804">
            <text:p/>
          </draw:connector>
          <draw:connector draw:style-name="gr533" draw:text-style-name="P1" draw:layer="layout" draw:type="curve" svg:x1="4.103cm" svg:y1="12.236cm" svg:x2="4.103cm" svg:y2="13.026cm" draw:start-shape="id565" draw:start-glue-point="2" draw:end-shape="id568" draw:end-glue-point="0" svg:d="M4103 12236v790">
            <text:p/>
          </draw:connector>
          <draw:circle draw:style-name="gr534" draw:text-style-name="P1" xml:id="id571" draw:id="id571" draw:layer="layout" svg:width="0.29cm" svg:height="0.29cm" svg:x="8.942cm" svg:y="9.761cm">
            <text:p/>
          </draw:circle>
          <draw:connector draw:style-name="gr533" draw:text-style-name="P1" draw:layer="layout" draw:type="curve" svg:x1="8.055cm" svg:y1="12.083cm" svg:x2="8.928cm" svg:y2="12.092cm" draw:start-shape="id566" draw:start-glue-point="7" draw:end-shape="id570" draw:end-glue-point="3" svg:d="M8055 12083c655 0 219 9 873 9">
            <text:p/>
          </draw:connector>
          <draw:circle draw:style-name="gr534" draw:text-style-name="P1" xml:id="id570" draw:id="id570" draw:layer="layout" svg:width="0.29cm" svg:height="0.29cm" svg:x="8.928cm" svg:y="11.947cm">
            <text:p/>
          </draw:circle>
          <draw:circle draw:style-name="gr534" draw:text-style-name="P1" xml:id="id572" draw:id="id572" draw:layer="layout" svg:width="0.29cm" svg:height="0.29cm" svg:x="8.942cm" svg:y="10.853cm">
            <text:p/>
          </draw:circle>
          <draw:connector draw:style-name="gr533" draw:text-style-name="P1" draw:layer="layout" draw:type="curve" svg:x1="9.087cm" svg:y1="10.051cm" svg:x2="9.087cm" svg:y2="10.853cm" draw:start-shape="id571" draw:start-glue-point="2" draw:end-shape="id572" draw:end-glue-point="0" svg:d="M9087 10051v802">
            <text:p/>
          </draw:connector>
          <draw:circle draw:style-name="gr534" draw:text-style-name="P1" xml:id="id573" draw:id="id573" draw:layer="layout" svg:width="0.29cm" svg:height="0.29cm" svg:x="8.928cm" svg:y="13.027cm">
            <text:p/>
          </draw:circle>
          <draw:connector draw:style-name="gr533" draw:text-style-name="P1" draw:layer="layout" draw:type="curve" svg:x1="9.073cm" svg:y1="13.027cm" svg:x2="9.073cm" svg:y2="12.237cm" draw:start-shape="id573" draw:start-glue-point="0" draw:end-shape="id570" draw:end-glue-point="2" svg:d="M9073 13027v-790">
            <text:p/>
          </draw:connector>
          <draw:connector draw:style-name="gr533" draw:text-style-name="P1" draw:layer="layout" draw:type="curve" svg:x1="8.942cm" svg:y1="10.998cm" svg:x2="4.248cm" svg:y2="10.997cm" draw:start-shape="id572" draw:start-glue-point="3" draw:end-shape="id567" draw:end-glue-point="1" svg:d="M8942 10998c-3520 0-1174-1-4694-1">
            <text:p/>
          </draw:connector>
          <draw:connector draw:style-name="gr533" draw:text-style-name="P1" draw:layer="layout" draw:type="curve" svg:x1="8.054cm" svg:y1="13.172cm" svg:x2="8.928cm" svg:y2="13.172cm" draw:start-shape="id569" draw:start-glue-point="7" draw:end-shape="id573" draw:end-glue-point="3" svg:d="M8054 13172h874">
            <text:p/>
          </draw:connector>
          <draw:connector draw:style-name="gr533" draw:text-style-name="P1" draw:layer="layout" draw:type="curve" svg:x1="9.073cm" svg:y1="11.947cm" svg:x2="9.087cm" svg:y2="11.143cm" draw:start-shape="id570" draw:start-glue-point="0" draw:end-shape="id572" draw:end-glue-point="2" svg:d="M9073 11947c0-603 14-201 14-804">
            <text:p/>
          </draw:connector>
          <draw:connector draw:style-name="gr533" draw:text-style-name="P1" draw:layer="layout" draw:type="curve" svg:x1="8.055cm" svg:y1="9.906cm" svg:x2="8.942cm" svg:y2="9.906cm" draw:start-shape="id564" draw:start-glue-point="7" draw:end-shape="id571" draw:end-glue-point="3" svg:d="M8055 9906h887">
            <text:p/>
          </draw:connector>
          <draw:circle draw:style-name="gr534" draw:text-style-name="P1" draw:layer="layout" svg:width="0.29cm" svg:height="0.29cm" svg:x="3.959cm" svg:y="13.026cm">
            <text:p/>
          </draw:circle>
          <draw:circle draw:style-name="gr534" draw:text-style-name="P1" draw:layer="layout" svg:width="0.29cm" svg:height="0.29cm" svg:x="8.943cm" svg:y="9.761cm">
            <text:p/>
          </draw:circle>
          <draw:circle draw:style-name="gr534" draw:text-style-name="P1" draw:layer="layout" svg:width="0.29cm" svg:height="0.29cm" svg:x="8.929cm" svg:y="11.947cm">
            <text:p/>
          </draw:circle>
          <draw:circle draw:style-name="gr534" draw:text-style-name="P1" xml:id="id577" draw:id="id577" draw:layer="layout" svg:width="0.29cm" svg:height="0.29cm" svg:x="8.943cm" svg:y="10.853cm">
            <text:p/>
          </draw:circle>
          <draw:circle draw:style-name="gr534" draw:text-style-name="P1" draw:layer="layout" svg:width="0.29cm" svg:height="0.29cm" svg:x="8.929cm" svg:y="13.027cm">
            <text:p/>
          </draw:circle>
          <draw:frame draw:style-name="gr535" draw:text-style-name="P13" draw:layer="layout" svg:width="0.68cm" svg:height="0.458cm" svg:x="6.728cm" svg:y="7.506cm">
            <draw:text-box>
              <text:p><text:span text:style-name="T23">→</text:span></text:p>
            </draw:text-box>
          </draw:frame>
          <draw:connector draw:style-name="gr533" draw:text-style-name="P1" draw:layer="layout" draw:type="curve" svg:x1="4.106cm" svg:y1="3.413cm" svg:x2="4.106cm" svg:y2="4.303cm" draw:start-shape="id574" draw:start-glue-point="2" draw:end-shape="id553" draw:end-glue-point="0" svg:d="M4106 3413v890">
            <text:p/>
          </draw:connector>
          <draw:rect draw:style-name="gr1" draw:text-style-name="P2" xml:id="id574" draw:id="id574" draw:layer="layout" svg:width="4.216cm" svg:height="1.27cm" svg:x="1.998cm" svg:y="2.143cm" draw:corner-radius="0.64cm">
            <text:p text:style-name="P1"><text:span text:style-name="T1">Start Auszeichnung</text:span></text:p>
            <text:p text:style-name="P1"><text:span text:style-name="T1">Symbole</text:span></text:p>
          </draw:rect>
          <draw:custom-shape draw:style-name="gr12" draw:text-style-name="P5" xml:id="id575" draw:id="id575" draw:layer="layout" svg:width="2.928cm" svg:height="1.087cm" svg:x="5.131cm" svg:y="3.905cm">
            <text:p text:style-name="P1"><text:span text:style-name="T2">Schriftstil</text:span></text:p>
            <text:p text:style-name="P1"><text:span text:style-name="T24">«normal»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ircle draw:style-name="gr534" draw:text-style-name="P1" xml:id="id553" draw:id="id553" draw:layer="layout" svg:width="0.29cm" svg:height="0.29cm" svg:x="3.961cm" svg:y="4.303cm">
            <text:p/>
          </draw:circle>
          <draw:connector draw:style-name="gr533" draw:text-style-name="P1" draw:layer="layout" draw:type="curve" svg:x1="4.251cm" svg:y1="4.448cm" svg:x2="5.131cm" svg:y2="4.449cm" draw:start-shape="id553" draw:start-glue-point="1" draw:end-shape="id575" draw:end-glue-point="5" svg:d="M4251 4448c660 0 220 1 880 1">
            <text:p/>
          </draw:connector>
          <draw:circle draw:style-name="gr534" draw:text-style-name="P1" xml:id="id576" draw:id="id576" draw:layer="layout" svg:width="0.29cm" svg:height="0.29cm" svg:x="8.945cm" svg:y="4.304cm">
            <text:p/>
          </draw:circle>
          <draw:connector draw:style-name="gr533" draw:text-style-name="P1" draw:layer="layout" draw:type="curve" svg:x1="8.059cm" svg:y1="4.449cm" svg:x2="8.945cm" svg:y2="4.449cm" draw:start-shape="id575" draw:start-glue-point="7" draw:end-shape="id576" draw:end-glue-point="3" svg:d="M8059 4449h886">
            <text:p/>
          </draw:connector>
          <draw:connector draw:style-name="gr533" draw:text-style-name="P1" draw:layer="layout" draw:type="curve" svg:x1="9.09cm" svg:y1="4.594cm" svg:x2="9.09cm" svg:y2="5.393cm" draw:start-shape="id576" draw:start-glue-point="2" draw:end-shape="id560" draw:end-glue-point="0" svg:d="M9090 4594v799">
            <text:p/>
          </draw:connector>
          <draw:connector draw:style-name="gr5" draw:text-style-name="P6" draw:layer="layout" svg:x1="9.233cm" svg:y1="10.998cm" svg:x2="10.079cm" svg:y2="14.37cm" draw:start-shape="id577" draw:start-glue-point="1" draw:end-shape="id578" svg:d="M9233 10998h846v3372">
            <text:p/>
          </draw:connector>
        </draw:g>
      </draw:page>
      <draw:page draw:name="page15" draw:style-name="dp1" draw:master-page-name="Standard">
        <draw:g>
          <draw:rect draw:style-name="gr1" draw:text-style-name="P2" xml:id="id582" draw:id="id582" draw:layer="layout" svg:width="4.397cm" svg:height="1.27cm" svg:x="4.493cm" svg:y="7.714cm" draw:corner-radius="0.64cm">
            <text:p text:style-name="P1"><text:span text:style-name="T1">Ende ausgezeichnete</text:span></text:p>
            <text:p text:style-name="P1"><text:span text:style-name="T1">Symbole</text:span></text:p>
          </draw:rect>
          <draw:custom-shape draw:style-name="gr12" draw:text-style-name="P5" xml:id="id581" draw:id="id581" draw:layer="layout" svg:width="2.928cm" svg:height="1.087cm" svg:x="5.227cm" svg:y="5.902cm">
            <text:p text:style-name="P1"><text:span text:style-name="T25">Einfache</text:span></text:p>
            <text:p text:style-name="P1"><text:span text:style-name="T25">Symbol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33" draw:text-style-name="P1" draw:layer="layout" draw:type="curve" svg:x1="6.691cm" svg:y1="3.268cm" svg:x2="6.691cm" svg:y2="4.106cm" draw:start-shape="id579" draw:start-glue-point="2" draw:end-shape="id580" draw:end-glue-point="4" svg:d="M6691 3268v838">
            <text:p/>
          </draw:connector>
          <draw:rect draw:style-name="gr1" draw:text-style-name="P2" xml:id="id579" draw:id="id579" draw:layer="layout" svg:width="4.216cm" svg:height="1.27cm" svg:x="4.583cm" svg:y="1.998cm" draw:corner-radius="0.64cm">
            <text:p text:style-name="P1"><text:span text:style-name="T1">Start ausgezeichnete</text:span></text:p>
            <text:p text:style-name="P1"><text:span text:style-name="T1">Symbole</text:span></text:p>
          </draw:rect>
          <draw:custom-shape draw:style-name="gr12" draw:text-style-name="P5" xml:id="id580" draw:id="id580" draw:layer="layout" svg:width="2.928cm" svg:height="1.087cm" svg:x="5.227cm" svg:y="4.106cm">
            <text:p text:style-name="P1"><text:span text:style-name="T24">Auszeichnung</text:span></text:p>
            <text:p text:style-name="P1"><text:span text:style-name="T24">Symbol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33" draw:text-style-name="P1" draw:layer="layout" draw:type="curve" svg:x1="6.691cm" svg:y1="5.193cm" svg:x2="6.691cm" svg:y2="5.902cm" draw:start-shape="id580" draw:start-glue-point="6" draw:end-shape="id581" draw:end-glue-point="4" svg:d="M6691 5193v709">
            <text:p/>
          </draw:connector>
          <draw:connector draw:style-name="gr533" draw:text-style-name="P1" draw:layer="layout" draw:type="curve" svg:x1="6.691cm" svg:y1="6.989cm" svg:x2="6.691cm" svg:y2="7.714cm" draw:start-shape="id581" draw:start-glue-point="6" draw:end-shape="id582" draw:end-glue-point="0" svg:d="M6691 6989v725">
            <text:p/>
          </draw:connector>
        </draw:g>
      </draw:page>
      <draw:page draw:name="page16" draw:style-name="dp1" draw:master-page-name="Standard">
        <draw:connector draw:style-name="gr533" draw:text-style-name="P1" draw:layer="layout" draw:type="curve" svg:x1="3.676cm" svg:y1="3.003cm" svg:x2="3.676cm" svg:y2="4.103cm" draw:start-shape="id583" draw:start-glue-point="2" svg:d="M3676 3003v1100">
          <text:p/>
        </draw:connector>
        <draw:rect draw:style-name="gr1" draw:text-style-name="P2" xml:id="id583" draw:id="id583" draw:layer="layout" svg:width="4.216cm" svg:height="1.27cm" svg:x="1.568cm" svg:y="1.733cm" draw:corner-radius="0.64cm">
          <text:p text:style-name="P1"><text:span text:style-name="T1">Start zusammengesetzte</text:span></text:p>
          <text:p text:style-name="P1"><text:span text:style-name="T1">Symbole</text:span></text:p>
        </draw:rect>
        <draw:custom-shape draw:style-name="gr12" draw:text-style-name="P14" xml:id="id585" draw:id="id585" draw:layer="layout" svg:width="3.784cm" svg:height="1.087cm" svg:x="4.668cm" svg:y="5.491cm">
          <text:p text:style-name="P1"><text:span text:style-name="T24">Spezielle</text:span></text:p>
          <text:p text:style-name="P1"><text:span text:style-name="T24">Funktionsbezeichnung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ircle draw:style-name="gr534" draw:text-style-name="P1" xml:id="id584" draw:id="id584" draw:layer="layout" svg:width="0.29cm" svg:height="0.29cm" svg:x="3.531cm" svg:y="5.889cm">
          <text:p/>
        </draw:circle>
        <draw:connector draw:style-name="gr533" draw:text-style-name="P1" draw:layer="layout" draw:type="curve" svg:x1="3.821cm" svg:y1="6.034cm" svg:x2="4.668cm" svg:y2="6.035cm" draw:start-shape="id584" draw:start-glue-point="1" draw:end-shape="id585" draw:end-glue-point="5" svg:d="M3821 6034c636 0 213 1 847 1">
          <text:p/>
        </draw:connector>
        <draw:circle draw:style-name="gr534" draw:text-style-name="P1" xml:id="id586" draw:id="id586" draw:layer="layout" svg:width="0.29cm" svg:height="0.29cm" svg:x="3.531cm" svg:y="6.976cm">
          <text:p/>
        </draw:circle>
        <draw:connector draw:style-name="gr533" draw:text-style-name="P1" draw:layer="layout" draw:type="curve" svg:x1="3.676cm" svg:y1="6.179cm" svg:x2="3.676cm" svg:y2="6.976cm" draw:start-shape="id584" draw:start-glue-point="2" draw:end-shape="id586" draw:end-glue-point="0" svg:d="M3676 6179v797">
          <text:p/>
        </draw:connector>
        <draw:connector draw:style-name="gr533" draw:text-style-name="P1" draw:layer="layout" draw:type="curve" svg:x1="3.821cm" svg:y1="7.121cm" svg:x2="4.668cm" svg:y2="7.122cm" draw:start-shape="id586" draw:start-glue-point="1" svg:d="M3821 7121c1011 0 588 1 847 1">
          <text:p/>
        </draw:connector>
        <draw:circle draw:style-name="gr534" draw:text-style-name="P1" xml:id="id587" draw:id="id587" draw:layer="layout" svg:width="0.29cm" svg:height="0.29cm" svg:x="10.282cm" svg:y="5.89cm">
          <text:p/>
        </draw:circle>
        <draw:connector draw:style-name="gr533" draw:text-style-name="P1" draw:layer="layout" draw:type="curve" svg:x1="8.452cm" svg:y1="6.035cm" svg:x2="10.282cm" svg:y2="6.035cm" draw:start-shape="id585" draw:start-glue-point="7" draw:end-shape="id587" draw:end-glue-point="3" svg:d="M8452 6035h1830">
          <text:p/>
        </draw:connector>
        <draw:rect draw:style-name="gr1" draw:text-style-name="P2" xml:id="id604" draw:id="id604" draw:layer="layout" svg:width="4.397cm" svg:height="1.27cm" svg:x="7.182cm" svg:y="16.968cm" draw:corner-radius="0.64cm">
          <text:p text:style-name="P1"><text:span text:style-name="T1">Ende ausgezeichnete</text:span></text:p>
          <text:p text:style-name="P1"><text:span text:style-name="T1">Symbole</text:span></text:p>
        </draw:rect>
        <draw:custom-shape draw:style-name="gr12" draw:text-style-name="P14" xml:id="id590" draw:id="id590" draw:layer="layout" svg:width="3.784cm" svg:height="1.087cm" svg:x="4.668cm" svg:y="6.578cm">
          <text:p text:style-name="P1"><text:span text:style-name="T24">Einfache</text:span></text:p>
          <text:p text:style-name="P1"><text:span text:style-name="T24">Symbole</text:span><text:span text:style-name="T24"><text:tab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4" xml:id="id589" draw:id="id589" draw:layer="layout" svg:width="3.784cm" svg:height="1.087cm" svg:x="4.668cm" svg:y="7.665cm">
          <text:p text:style-name="P1"><text:span text:style-name="T24">Ausgezeichnete</text:span></text:p>
          <text:p text:style-name="P1"><text:span text:style-name="T24">Symbo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33" draw:text-style-name="P1" draw:layer="layout" draw:type="curve" svg:x1="3.821cm" svg:y1="8.208cm" svg:x2="4.668cm" svg:y2="8.209cm" draw:start-shape="id588" draw:start-glue-point="1" draw:end-shape="id589" draw:end-glue-point="5" svg:d="M3821 8208c636 0 213 1 847 1">
          <text:p/>
        </draw:connector>
        <draw:circle draw:style-name="gr534" draw:text-style-name="P1" xml:id="id588" draw:id="id588" draw:layer="layout" svg:width="0.29cm" svg:height="0.29cm" svg:x="3.531cm" svg:y="8.063cm">
          <text:p/>
        </draw:circle>
        <draw:connector draw:style-name="gr533" draw:text-style-name="P1" draw:layer="layout" draw:type="curve" svg:x1="3.676cm" svg:y1="7.266cm" svg:x2="3.676cm" svg:y2="8.063cm" draw:start-shape="id586" draw:start-glue-point="2" draw:end-shape="id588" draw:end-glue-point="0" svg:d="M3676 7266v797">
          <text:p/>
        </draw:connector>
        <draw:connector draw:style-name="gr533" draw:text-style-name="P1" draw:layer="layout" draw:type="curve" svg:x1="8.452cm" svg:y1="7.122cm" svg:x2="9.235cm" svg:y2="7.133cm" draw:start-shape="id590" draw:start-glue-point="7" draw:end-shape="id591" draw:end-glue-point="3" svg:d="M8452 7122c588 0 197 11 783 11">
          <text:p/>
        </draw:connector>
        <draw:connector draw:style-name="gr533" draw:text-style-name="P1" draw:layer="layout" draw:type="curve" svg:x1="8.452cm" svg:y1="8.209cm" svg:x2="9.235cm" svg:y2="8.208cm" draw:start-shape="id589" draw:start-glue-point="7" draw:end-shape="id592" draw:end-glue-point="3" svg:d="M8452 8209c588 0 197-1 783-1">
          <text:p/>
        </draw:connector>
        <draw:circle draw:style-name="gr534" draw:text-style-name="P1" xml:id="id591" draw:id="id591" draw:layer="layout" svg:width="0.29cm" svg:height="0.29cm" svg:x="9.235cm" svg:y="6.988cm">
          <text:p/>
        </draw:circle>
        <draw:circle draw:style-name="gr534" draw:text-style-name="P1" xml:id="id592" draw:id="id592" draw:layer="layout" svg:width="0.29cm" svg:height="0.29cm" svg:x="9.235cm" svg:y="8.063cm">
          <text:p/>
        </draw:circle>
        <draw:connector draw:style-name="gr533" draw:text-style-name="P1" draw:layer="layout" draw:type="curve" svg:x1="9.38cm" svg:y1="7.278cm" svg:x2="9.38cm" svg:y2="8.063cm" draw:start-shape="id591" draw:start-glue-point="2" draw:end-shape="id592" draw:end-glue-point="0" svg:d="M9380 7278v785">
          <text:p/>
        </draw:connector>
        <draw:connector draw:style-name="gr533" draw:text-style-name="P1" draw:layer="layout" draw:type="curve" svg:x1="6.593cm" svg:y1="4.792cm" svg:x2="6.56cm" svg:y2="5.491cm" draw:end-shape="id585" draw:end-glue-point="4" svg:d="M6593 4792c0 148-33-201-33 699">
          <text:p/>
        </draw:connector>
        <draw:g>
          <draw:custom-shape draw:style-name="gr12" draw:text-style-name="P14" draw:layer="layout" svg:width="3.784cm" svg:height="1.087cm" svg:x="4.701cm" svg:y="3.705cm">
            <text:p text:style-name="P1"><text:span text:style-name="T24">Auszeichnung</text:span></text:p>
            <text:p text:style-name="P1"><text:span text:style-name="T24">Symbol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ircle draw:style-name="gr534" draw:text-style-name="P1" draw:layer="layout" svg:width="0.29cm" svg:height="0.29cm" svg:x="3.531cm" svg:y="4.103cm">
            <text:p/>
          </draw:circle>
        </draw:g>
        <draw:connector draw:style-name="gr533" draw:text-style-name="P1" draw:layer="layout" draw:type="curve" svg:x1="3.676cm" svg:y1="4.393cm" svg:x2="3.676cm" svg:y2="5.889cm" draw:end-shape="id584" draw:end-glue-point="0" svg:d="M3676 4393v1496">
          <text:p/>
        </draw:connector>
        <draw:connector draw:style-name="gr533" draw:text-style-name="P1" draw:layer="layout" draw:type="curve" svg:x1="3.821cm" svg:y1="4.248cm" svg:x2="4.701cm" svg:y2="4.249cm" svg:d="M3821 4248c660 0 220 1 880 1">
          <text:p/>
        </draw:connector>
        <draw:connector draw:style-name="gr5" draw:text-style-name="P1" draw:layer="layout" svg:x1="9.38cm" svg:y1="8.353cm" svg:x2="3.624cm" svg:y2="10.235cm" draw:start-shape="id592" draw:start-glue-point="2" draw:end-shape="id593" draw:end-glue-point="0" svg:d="M9380 8353v941h-5756v941">
          <text:p/>
        </draw:connector>
        <draw:connector draw:style-name="gr5" draw:text-style-name="P1" draw:layer="layout" svg:x1="10.427cm" svg:y1="6.18cm" svg:x2="9.525cm" svg:y2="15.54cm" draw:start-shape="id587" draw:start-glue-point="2" draw:end-shape="id594" draw:end-glue-point="1" svg:d="M10427 6180v9360h-902">
          <text:p/>
        </draw:connector>
        <draw:custom-shape draw:style-name="gr12" draw:text-style-name="P14" xml:id="id596" draw:id="id596" draw:layer="layout" svg:width="3.784cm" svg:height="1.087cm" svg:x="4.616cm" svg:y="11.623cm">
          <text:p text:style-name="P1"><text:span text:style-name="T24">Spezielle</text:span></text:p>
          <text:p text:style-name="P1"><text:span text:style-name="T24">Funktionsbezeichnung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ircle draw:style-name="gr534" draw:text-style-name="P1" xml:id="id595" draw:id="id595" draw:layer="layout" svg:width="0.29cm" svg:height="0.29cm" svg:x="3.479cm" svg:y="12.021cm">
          <text:p/>
        </draw:circle>
        <draw:connector draw:style-name="gr533" draw:text-style-name="P1" draw:layer="layout" draw:type="curve" svg:x1="3.769cm" svg:y1="12.166cm" svg:x2="4.616cm" svg:y2="12.167cm" draw:start-shape="id595" draw:start-glue-point="1" draw:end-shape="id596" draw:end-glue-point="5" svg:d="M3769 12166c636 0 213 1 847 1">
          <text:p/>
        </draw:connector>
        <draw:circle draw:style-name="gr534" draw:text-style-name="P1" xml:id="id597" draw:id="id597" draw:layer="layout" svg:width="0.29cm" svg:height="0.29cm" svg:x="3.479cm" svg:y="13.108cm">
          <text:p/>
        </draw:circle>
        <draw:connector draw:style-name="gr533" draw:text-style-name="P1" draw:layer="layout" draw:type="curve" svg:x1="3.624cm" svg:y1="12.311cm" svg:x2="3.624cm" svg:y2="13.108cm" draw:start-shape="id595" draw:start-glue-point="2" draw:end-shape="id597" draw:end-glue-point="0" svg:d="M3624 12311v797">
          <text:p/>
        </draw:connector>
        <draw:connector draw:style-name="gr533" draw:text-style-name="P1" draw:layer="layout" draw:type="curve" svg:x1="3.769cm" svg:y1="13.253cm" svg:x2="4.616cm" svg:y2="13.254cm" draw:start-shape="id597" draw:start-glue-point="1" svg:d="M3769 13253c1011 0 588 1 847 1">
          <text:p/>
        </draw:connector>
        <draw:custom-shape draw:style-name="gr12" draw:text-style-name="P14" xml:id="id600" draw:id="id600" draw:layer="layout" svg:width="3.784cm" svg:height="1.087cm" svg:x="4.616cm" svg:y="12.71cm">
          <text:p text:style-name="P1"><text:span text:style-name="T24">Einfache</text:span></text:p>
          <text:p text:style-name="P1"><text:span text:style-name="T24">Symbole</text:span><text:span text:style-name="T24"><text:tab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4" xml:id="id599" draw:id="id599" draw:layer="layout" svg:width="3.784cm" svg:height="1.087cm" svg:x="4.616cm" svg:y="13.797cm">
          <text:p text:style-name="P1"><text:span text:style-name="T24">Ausgezeichnete</text:span></text:p>
          <text:p text:style-name="P1"><text:span text:style-name="T24">Symbo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33" draw:text-style-name="P1" draw:layer="layout" draw:type="curve" svg:x1="3.769cm" svg:y1="14.34cm" svg:x2="4.616cm" svg:y2="14.341cm" draw:start-shape="id598" draw:start-glue-point="1" draw:end-shape="id599" draw:end-glue-point="5" svg:d="M3769 14340c636 0 213 1 847 1">
          <text:p/>
        </draw:connector>
        <draw:circle draw:style-name="gr534" draw:text-style-name="P1" xml:id="id598" draw:id="id598" draw:layer="layout" svg:width="0.29cm" svg:height="0.29cm" svg:x="3.479cm" svg:y="14.195cm">
          <text:p/>
        </draw:circle>
        <draw:connector draw:style-name="gr533" draw:text-style-name="P1" draw:layer="layout" draw:type="curve" svg:x1="3.624cm" svg:y1="13.398cm" svg:x2="3.624cm" svg:y2="14.195cm" draw:start-shape="id597" draw:start-glue-point="2" draw:end-shape="id598" draw:end-glue-point="0" svg:d="M3624 13398v797">
          <text:p/>
        </draw:connector>
        <draw:connector draw:style-name="gr533" draw:text-style-name="P1" draw:layer="layout" draw:type="curve" svg:x1="8.4cm" svg:y1="13.254cm" svg:x2="9.298cm" svg:y2="13.221cm" draw:start-shape="id600" draw:start-glue-point="7" svg:d="M8400 13254c1050 0 601-33 898-33">
          <text:p/>
        </draw:connector>
        <draw:connector draw:style-name="gr533" draw:text-style-name="P1" draw:layer="layout" draw:type="curve" svg:x1="8.4cm" svg:y1="14.341cm" svg:x2="9.235cm" svg:y2="14.34cm" draw:start-shape="id599" draw:start-glue-point="7" draw:end-shape="id601" draw:end-glue-point="3" svg:d="M8400 14341c627 0 210-1 835-1">
          <text:p/>
        </draw:connector>
        <draw:circle draw:style-name="gr534" draw:text-style-name="P1" xml:id="id602" draw:id="id602" draw:layer="layout" svg:width="0.29cm" svg:height="0.29cm" svg:x="9.235cm" svg:y="13.12cm">
          <text:p/>
        </draw:circle>
        <draw:circle draw:style-name="gr534" draw:text-style-name="P1" xml:id="id601" draw:id="id601" draw:layer="layout" svg:width="0.29cm" svg:height="0.29cm" svg:x="9.235cm" svg:y="14.195cm">
          <text:p/>
        </draw:circle>
        <draw:connector draw:style-name="gr533" draw:text-style-name="P1" draw:layer="layout" draw:type="curve" svg:x1="9.38cm" svg:y1="13.41cm" svg:x2="9.38cm" svg:y2="14.195cm" draw:start-shape="id602" draw:start-glue-point="2" draw:end-shape="id601" draw:end-glue-point="0" svg:d="M9380 13410v785">
          <text:p/>
        </draw:connector>
        <draw:connector draw:style-name="gr533" draw:text-style-name="P1" draw:layer="layout" draw:type="curve" svg:x1="6.541cm" svg:y1="10.924cm" svg:x2="6.508cm" svg:y2="11.623cm" draw:start-shape="id603" draw:start-glue-point="6" draw:end-shape="id596" draw:end-glue-point="4" svg:d="M6541 10924c0 523-33 174-33 699">
          <text:p/>
        </draw:connector>
        <draw:custom-shape draw:style-name="gr12" draw:text-style-name="P14" xml:id="id603" draw:id="id603" draw:layer="layout" svg:width="3.784cm" svg:height="1.087cm" svg:x="4.649cm" svg:y="9.837cm">
          <text:p text:style-name="P1"><text:span text:style-name="T24">Auszeichnung</text:span></text:p>
          <text:p text:style-name="P1"><text:span text:style-name="T24">Symbo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ircle draw:style-name="gr534" draw:text-style-name="P1" xml:id="id593" draw:id="id593" draw:layer="layout" svg:width="0.29cm" svg:height="0.29cm" svg:x="3.479cm" svg:y="10.235cm">
          <text:p/>
        </draw:circle>
        <draw:connector draw:style-name="gr533" draw:text-style-name="P1" draw:layer="layout" draw:type="curve" svg:x1="3.624cm" svg:y1="10.525cm" svg:x2="3.624cm" svg:y2="12.021cm" draw:start-shape="id593" draw:start-glue-point="2" draw:end-shape="id595" draw:end-glue-point="0" svg:d="M3624 10525v1496">
          <text:p/>
        </draw:connector>
        <draw:connector draw:style-name="gr533" draw:text-style-name="P1" draw:layer="layout" draw:type="curve" svg:x1="3.769cm" svg:y1="10.38cm" svg:x2="4.649cm" svg:y2="10.381cm" draw:start-shape="id593" draw:start-glue-point="1" draw:end-shape="id603" draw:end-glue-point="5" svg:d="M3769 10380c660 0 220 1 880 1">
          <text:p/>
        </draw:connector>
        <draw:connector draw:style-name="gr5" draw:text-style-name="P1" draw:layer="layout" svg:x1="8.4cm" svg:y1="12.167cm" svg:x2="9.38cm" svg:y2="13.12cm" draw:start-shape="id596" draw:start-glue-point="7" draw:end-shape="id602" draw:end-glue-point="0" svg:d="M8400 12167h980v953">
          <text:p/>
        </draw:connector>
        <draw:circle draw:style-name="gr534" draw:text-style-name="P1" xml:id="id594" draw:id="id594" draw:layer="layout" svg:width="0.29cm" svg:height="0.29cm" svg:x="9.235cm" svg:y="15.395cm">
          <text:p/>
        </draw:circle>
        <draw:connector draw:style-name="gr533" draw:text-style-name="P1" draw:layer="layout" draw:type="curve" svg:x1="9.38cm" svg:y1="14.485cm" svg:x2="9.38cm" svg:y2="15.395cm" draw:start-shape="id601" draw:start-glue-point="2" draw:end-shape="id594" draw:end-glue-point="0" svg:d="M9380 14485v910">
          <text:p/>
        </draw:connector>
        <draw:connector draw:style-name="gr5" draw:text-style-name="P1" draw:layer="layout" draw:line-skew="-0.481cm" svg:x1="9.235cm" svg:y1="15.54cm" svg:x2="3.479cm" svg:y2="10.38cm" draw:start-shape="id594" draw:start-glue-point="3" draw:end-shape="id593" draw:end-glue-point="3" svg:d="M9235 15540h-6738v-5160h982">
          <text:p/>
        </draw:connector>
        <draw:connector draw:style-name="gr533" draw:text-style-name="P1" draw:layer="layout" draw:type="curve" svg:x1="9.38cm" svg:y1="15.685cm" svg:x2="9.38cm" svg:y2="16.968cm" draw:start-shape="id594" draw:start-glue-point="2" draw:end-shape="id604" svg:d="M9380 15685v1283">
          <text:p/>
        </draw:connector>
      </draw:page>
      <draw:page draw:name="page17" draw:style-name="dp1" draw:master-page-name="Standard">
        <draw:g>
          <draw:custom-shape draw:style-name="gr2" draw:text-style-name="P2" xml:id="id610" draw:id="id610" draw:layer="layout" svg:width="2.05cm" svg:height="0.65cm" svg:x="7.213cm" svg:y="8.175cm">
            <text:p text:style-name="P2"><text:span text:style-name="T1">„</text:span><text:span text:style-name="T1">sin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606" draw:id="id606" draw:layer="layout" svg:width="2.047cm" svg:height="0.576cm" svg:x="7.213cm" svg:y="6.952cm">
            <text:p text:style-name="P2"><text:span text:style-name="T1">„</text:span><text:span text:style-name="T1">ln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608" draw:id="id608" draw:layer="layout" svg:width="2.05cm" svg:height="0.65cm" svg:x="7.213cm" svg:y="7.527cm">
            <text:p text:style-name="P2"><text:span text:style-name="T1">„</text:span><text:span text:style-name="T1">log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612" draw:id="id612" draw:layer="layout" svg:width="2.05cm" svg:height="0.65cm" svg:x="7.213cm" svg:y="8.826cm">
            <text:p text:style-name="P2"><text:span text:style-name="T1">„</text:span><text:span text:style-name="T1">arcsin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614" draw:id="id614" draw:layer="layout" svg:width="2.05cm" svg:height="0.64cm" svg:x="7.213cm" svg:y="9.48cm">
            <text:p text:style-name="P2"><text:span text:style-name="T1">„</text:span><text:span text:style-name="T1">sinh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616" draw:id="id616" draw:layer="layout" svg:width="2.05cm" svg:height="0.61cm" svg:x="7.213cm" svg:y="10.122cm">
            <text:p text:style-name="P2"><text:span text:style-name="T1">„</text:span><text:span text:style-name="T1">arcsinh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622" draw:id="id622" draw:layer="layout" svg:width="2.05cm" svg:height="0.65cm" svg:x="7.213cm" svg:y="11.961cm">
            <text:p text:style-name="P2"><text:span text:style-name="T1">„</text:span><text:span text:style-name="T1">cosh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618" draw:id="id618" draw:layer="layout" svg:width="2.047cm" svg:height="0.576cm" svg:x="7.213cm" svg:y="10.733cm">
            <text:p text:style-name="P2"><text:span text:style-name="T1">„</text:span><text:span text:style-name="T1">cos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620" draw:id="id620" draw:layer="layout" svg:width="2.05cm" svg:height="0.65cm" svg:x="7.209cm" svg:y="11.308cm">
            <text:p text:style-name="P2"><text:span text:style-name="T1">„</text:span><text:span text:style-name="T1">arccos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624" draw:id="id624" draw:layer="layout" svg:width="2.05cm" svg:height="0.65cm" svg:x="7.213cm" svg:y="12.61cm">
            <text:p text:style-name="P2"><text:span text:style-name="T1">„</text:span><text:span text:style-name="T1">arccosh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626" draw:id="id626" draw:layer="layout" svg:width="2.05cm" svg:height="0.64cm" svg:x="7.213cm" svg:y="13.264cm">
            <text:p text:style-name="P2"><text:span text:style-name="T1">„</text:span><text:span text:style-name="T1">tan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628" draw:id="id628" draw:layer="layout" svg:width="2.05cm" svg:height="0.61cm" svg:x="7.213cm" svg:y="13.906cm">
            <text:p text:style-name="P2"><text:span text:style-name="T1">„</text:span><text:span text:style-name="T1">arctan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630" draw:id="id630" draw:layer="layout" svg:width="2.05cm" svg:height="0.65cm" svg:x="7.213cm" svg:y="14.516cm">
            <text:p text:style-name="P2"><text:span text:style-name="T1">„</text:span><text:span text:style-name="T1">tanh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631" draw:id="id631" draw:layer="layout" svg:width="2.05cm" svg:height="0.65cm" svg:x="7.213cm" svg:y="15.169cm">
            <text:p text:style-name="P2"><text:span text:style-name="T1">„</text:span><text:span text:style-name="T1">arctanh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rect draw:style-name="gr1" draw:text-style-name="P2" xml:id="id632" draw:id="id632" draw:layer="layout" svg:width="4.216cm" svg:height="1.27cm" svg:x="3.271cm" svg:y="5.019cm" draw:corner-radius="0.64cm">
            <text:p text:style-name="P1"><text:span text:style-name="T1">Start spezielle</text:span></text:p>
            <text:p text:style-name="P1"><text:span text:style-name="T1">Funktionsbezeichnungen</text:span></text:p>
          </draw:rect>
          <draw:rect draw:style-name="gr1" draw:text-style-name="P2" xml:id="id653" draw:id="id653" draw:layer="layout" svg:width="4.216cm" svg:height="1.27cm" svg:x="8.976cm" svg:y="16.469cm" draw:corner-radius="0.64cm">
            <text:p text:style-name="P1"><text:span text:style-name="T1">Ende spezielle</text:span></text:p>
            <text:p text:style-name="P1"><text:span text:style-name="T1">Funktionsbezeichnungen</text:span></text:p>
          </draw:rect>
          <draw:circle draw:style-name="gr536" draw:text-style-name="P3" xml:id="id607" draw:id="id607" draw:layer="layout" svg:width="0.29cm" svg:height="0.29cm" svg:x="5.238cm" svg:y="7.124cm">
            <text:p/>
          </draw:circle>
          <draw:connector draw:style-name="gr5" draw:text-style-name="P6" draw:layer="layout" svg:x1="6.519cm" svg:y1="7.266cm" svg:x2="7.213cm" svg:y2="7.24cm" draw:start-shape="id605" draw:start-glue-point="1" draw:end-shape="id606" draw:end-glue-point="5" svg:d="M6519 7266h347v-26h347">
            <text:p/>
          </draw:connector>
          <draw:circle draw:style-name="gr537" draw:text-style-name="P3" xml:id="id605" draw:id="id605" draw:layer="layout" svg:width="0.29cm" svg:height="0.29cm" svg:x="6.229cm" svg:y="7.121cm">
            <text:p/>
          </draw:circle>
          <draw:connector draw:style-name="gr5" draw:text-style-name="P6" draw:layer="layout" draw:line-skew="0.111cm" svg:x1="5.528cm" svg:y1="7.269cm" svg:x2="6.229cm" svg:y2="7.266cm" draw:start-shape="id607" draw:start-glue-point="1" draw:end-shape="id605" draw:end-glue-point="3" svg:d="M5528 7269h462v-3h239">
            <text:p/>
          </draw:connector>
          <draw:connector draw:style-name="gr5" draw:text-style-name="P6" draw:layer="layout" svg:x1="6.374cm" svg:y1="7.411cm" svg:x2="7.213cm" svg:y2="7.852cm" draw:start-shape="id605" draw:start-glue-point="2" draw:end-shape="id608" draw:end-glue-point="5" svg:d="M6374 7411v441h839">
            <text:p/>
          </draw:connector>
          <draw:circle draw:style-name="gr538" draw:text-style-name="P3" xml:id="id611" draw:id="id611" draw:layer="layout" svg:width="0.29cm" svg:height="0.29cm" svg:x="5.238cm" svg:y="8.355cm">
            <text:p/>
          </draw:circle>
          <draw:connector draw:style-name="gr5" draw:text-style-name="P6" draw:layer="layout" svg:x1="6.519cm" svg:y1="8.5cm" svg:x2="7.213cm" svg:y2="8.5cm" draw:start-shape="id609" draw:start-glue-point="1" draw:end-shape="id610" draw:end-glue-point="5" svg:d="M6519 8500h694">
            <text:p/>
          </draw:connector>
          <draw:circle draw:style-name="gr539" draw:text-style-name="P3" xml:id="id609" draw:id="id609" draw:layer="layout" svg:width="0.29cm" svg:height="0.29cm" svg:x="6.229cm" svg:y="8.355cm">
            <text:p/>
          </draw:circle>
          <draw:connector draw:style-name="gr5" draw:text-style-name="P6" draw:layer="layout" svg:x1="5.528cm" svg:y1="8.5cm" svg:x2="6.229cm" svg:y2="8.5cm" draw:start-shape="id611" draw:start-glue-point="1" draw:end-shape="id609" draw:end-glue-point="3" svg:d="M5528 8500h701">
            <text:p/>
          </draw:connector>
          <draw:connector draw:style-name="gr5" draw:text-style-name="P6" draw:layer="layout" svg:x1="6.374cm" svg:y1="8.645cm" svg:x2="7.213cm" svg:y2="9.151cm" draw:start-shape="id609" draw:start-glue-point="2" draw:end-shape="id612" draw:end-glue-point="5" svg:d="M6374 8645v506h839">
            <text:p/>
          </draw:connector>
          <draw:connector draw:style-name="gr5" draw:text-style-name="P6" draw:layer="layout" svg:x1="5.383cm" svg:y1="7.414cm" svg:x2="5.383cm" svg:y2="8.355cm" draw:start-shape="id607" draw:start-glue-point="2" draw:end-shape="id611" draw:end-glue-point="0" svg:d="M5383 7414v941">
            <text:p/>
          </draw:connector>
          <draw:circle draw:style-name="gr540" draw:text-style-name="P3" xml:id="id615" draw:id="id615" draw:layer="layout" svg:width="0.29cm" svg:height="0.29cm" svg:x="5.238cm" svg:y="9.655cm">
            <text:p/>
          </draw:circle>
          <draw:connector draw:style-name="gr5" draw:text-style-name="P6" draw:layer="layout" svg:x1="6.519cm" svg:y1="9.8cm" svg:x2="7.213cm" svg:y2="9.8cm" draw:start-shape="id613" draw:start-glue-point="1" draw:end-shape="id614" draw:end-glue-point="5" svg:d="M6519 9800h694">
            <text:p/>
          </draw:connector>
          <draw:circle draw:style-name="gr541" draw:text-style-name="P3" xml:id="id613" draw:id="id613" draw:layer="layout" svg:width="0.29cm" svg:height="0.29cm" svg:x="6.229cm" svg:y="9.655cm">
            <text:p/>
          </draw:circle>
          <draw:connector draw:style-name="gr5" draw:text-style-name="P6" draw:layer="layout" svg:x1="5.528cm" svg:y1="9.8cm" svg:x2="6.229cm" svg:y2="9.8cm" draw:start-shape="id615" draw:start-glue-point="1" draw:end-shape="id613" draw:end-glue-point="3" svg:d="M5528 9800h701">
            <text:p/>
          </draw:connector>
          <draw:connector draw:style-name="gr5" draw:text-style-name="P6" draw:layer="layout" svg:x1="6.374cm" svg:y1="9.945cm" svg:x2="7.213cm" svg:y2="10.427cm" draw:start-shape="id613" draw:start-glue-point="2" draw:end-shape="id616" draw:end-glue-point="5" svg:d="M6374 9945v482h839">
            <text:p/>
          </draw:connector>
          <draw:circle draw:style-name="gr542" draw:text-style-name="P3" xml:id="id619" draw:id="id619" draw:layer="layout" svg:width="0.29cm" svg:height="0.29cm" svg:x="5.238cm" svg:y="10.876cm">
            <text:p/>
          </draw:circle>
          <draw:connector draw:style-name="gr5" draw:text-style-name="P6" draw:layer="layout" svg:x1="6.519cm" svg:y1="11.021cm" svg:x2="7.213cm" svg:y2="11.021cm" draw:start-shape="id617" draw:start-glue-point="1" draw:end-shape="id618" draw:end-glue-point="5" svg:d="M6519 11021h694">
            <text:p/>
          </draw:connector>
          <draw:circle draw:style-name="gr543" draw:text-style-name="P3" xml:id="id617" draw:id="id617" draw:layer="layout" svg:width="0.29cm" svg:height="0.29cm" svg:x="6.229cm" svg:y="10.876cm">
            <text:p/>
          </draw:circle>
          <draw:connector draw:style-name="gr5" draw:text-style-name="P6" draw:layer="layout" svg:x1="5.528cm" svg:y1="11.021cm" svg:x2="6.229cm" svg:y2="11.021cm" draw:start-shape="id619" draw:start-glue-point="1" draw:end-shape="id617" draw:end-glue-point="3" svg:d="M5528 11021h701">
            <text:p/>
          </draw:connector>
          <draw:connector draw:style-name="gr5" draw:text-style-name="P6" draw:layer="layout" svg:x1="6.374cm" svg:y1="11.166cm" svg:x2="7.209cm" svg:y2="11.633cm" draw:start-shape="id617" draw:start-glue-point="2" draw:end-shape="id620" draw:end-glue-point="5" svg:d="M6374 11166v467h835">
            <text:p/>
          </draw:connector>
          <draw:connector draw:style-name="gr5" draw:text-style-name="P6" draw:layer="layout" svg:x1="5.383cm" svg:y1="9.945cm" svg:x2="5.383cm" svg:y2="10.876cm" draw:start-shape="id615" draw:start-glue-point="2" draw:end-shape="id619" draw:end-glue-point="0" svg:d="M5383 9945v931">
            <text:p/>
          </draw:connector>
          <draw:connector draw:style-name="gr5" draw:text-style-name="P6" draw:layer="layout" svg:x1="5.383cm" svg:y1="8.645cm" svg:x2="5.383cm" svg:y2="9.655cm" draw:start-shape="id611" draw:start-glue-point="2" draw:end-shape="id615" draw:end-glue-point="0" svg:d="M5383 8645v1010">
            <text:p/>
          </draw:connector>
          <draw:circle draw:style-name="gr544" draw:text-style-name="P3" xml:id="id623" draw:id="id623" draw:layer="layout" svg:width="0.29cm" svg:height="0.29cm" svg:x="5.238cm" svg:y="12.137cm">
            <text:p/>
          </draw:circle>
          <draw:connector draw:style-name="gr5" draw:text-style-name="P6" draw:layer="layout" svg:x1="6.519cm" svg:y1="12.282cm" svg:x2="7.213cm" svg:y2="12.286cm" draw:start-shape="id621" draw:start-glue-point="1" draw:end-shape="id622" draw:end-glue-point="5" svg:d="M6519 12282h347v4h347">
            <text:p/>
          </draw:connector>
          <draw:circle draw:style-name="gr545" draw:text-style-name="P3" xml:id="id621" draw:id="id621" draw:layer="layout" svg:width="0.29cm" svg:height="0.29cm" svg:x="6.229cm" svg:y="12.137cm">
            <text:p/>
          </draw:circle>
          <draw:connector draw:style-name="gr5" draw:text-style-name="P6" draw:layer="layout" svg:x1="5.528cm" svg:y1="12.282cm" svg:x2="6.229cm" svg:y2="12.282cm" draw:start-shape="id623" draw:start-glue-point="1" draw:end-shape="id621" draw:end-glue-point="3" svg:d="M5528 12282h701">
            <text:p/>
          </draw:connector>
          <draw:connector draw:style-name="gr5" draw:text-style-name="P6" draw:layer="layout" svg:x1="6.374cm" svg:y1="12.427cm" svg:x2="7.213cm" svg:y2="12.935cm" draw:start-shape="id621" draw:start-glue-point="2" draw:end-shape="id624" draw:end-glue-point="5" svg:d="M6374 12427v508h839">
            <text:p/>
          </draw:connector>
          <draw:circle draw:style-name="gr546" draw:text-style-name="P3" xml:id="id627" draw:id="id627" draw:layer="layout" svg:width="0.29cm" svg:height="0.29cm" svg:x="5.238cm" svg:y="13.439cm">
            <text:p/>
          </draw:circle>
          <draw:connector draw:style-name="gr5" draw:text-style-name="P6" draw:layer="layout" svg:x1="6.519cm" svg:y1="13.584cm" svg:x2="7.213cm" svg:y2="13.584cm" draw:start-shape="id625" draw:start-glue-point="1" draw:end-shape="id626" draw:end-glue-point="5" svg:d="M6519 13584h694">
            <text:p/>
          </draw:connector>
          <draw:circle draw:style-name="gr547" draw:text-style-name="P3" xml:id="id625" draw:id="id625" draw:layer="layout" svg:width="0.29cm" svg:height="0.29cm" svg:x="6.229cm" svg:y="13.439cm">
            <text:p/>
          </draw:circle>
          <draw:connector draw:style-name="gr5" draw:text-style-name="P6" draw:layer="layout" svg:x1="5.528cm" svg:y1="13.584cm" svg:x2="6.229cm" svg:y2="13.584cm" draw:start-shape="id627" draw:start-glue-point="1" draw:end-shape="id625" draw:end-glue-point="3" svg:d="M5528 13584h701">
            <text:p/>
          </draw:connector>
          <draw:connector draw:style-name="gr5" draw:text-style-name="P6" draw:layer="layout" svg:x1="6.374cm" svg:y1="13.729cm" svg:x2="7.213cm" svg:y2="14.211cm" draw:start-shape="id625" draw:start-glue-point="2" draw:end-shape="id628" draw:end-glue-point="5" svg:d="M6374 13729v482h839">
            <text:p/>
          </draw:connector>
          <draw:connector draw:style-name="gr5" draw:text-style-name="P6" draw:layer="layout" svg:x1="5.383cm" svg:y1="12.427cm" svg:x2="5.383cm" svg:y2="13.439cm" draw:start-shape="id623" draw:start-glue-point="2" draw:end-shape="id627" draw:end-glue-point="0" svg:d="M5383 12427v1012">
            <text:p/>
          </draw:connector>
          <draw:connector draw:style-name="gr5" draw:text-style-name="P6" draw:layer="layout" svg:x1="5.383cm" svg:y1="11.166cm" svg:x2="5.383cm" svg:y2="12.137cm" draw:start-shape="id619" draw:start-glue-point="2" draw:end-shape="id623" draw:end-glue-point="0" svg:d="M5383 11166v971">
            <text:p/>
          </draw:connector>
          <draw:connector draw:style-name="gr5" draw:text-style-name="P6" draw:layer="layout" svg:x1="6.509cm" svg:y1="14.841cm" svg:x2="7.213cm" svg:y2="14.841cm" draw:start-shape="id629" draw:start-glue-point="1" draw:end-shape="id630" draw:end-glue-point="5" svg:d="M6509 14841h704">
            <text:p/>
          </draw:connector>
          <draw:circle draw:style-name="gr548" draw:text-style-name="P3" xml:id="id629" draw:id="id629" draw:layer="layout" svg:width="0.29cm" svg:height="0.29cm" svg:x="6.219cm" svg:y="14.696cm">
            <text:p/>
          </draw:circle>
          <draw:connector draw:style-name="gr5" draw:text-style-name="P6" draw:layer="layout" svg:x1="6.364cm" svg:y1="14.986cm" svg:x2="7.213cm" svg:y2="15.494cm" draw:start-shape="id629" draw:start-glue-point="2" draw:end-shape="id631" draw:end-glue-point="5" svg:d="M6364 14986v508h849">
            <text:p/>
          </draw:connector>
          <draw:connector draw:style-name="gr5" draw:text-style-name="P6" draw:layer="layout" svg:x1="5.383cm" svg:y1="13.729cm" svg:x2="6.219cm" svg:y2="14.841cm" draw:start-shape="id627" draw:start-glue-point="2" draw:end-shape="id629" draw:end-glue-point="3" svg:d="M5383 13729v1112h836">
            <text:p/>
          </draw:connector>
          <draw:connector draw:style-name="gr5" draw:text-style-name="P6" draw:layer="layout" svg:x1="5.379cm" svg:y1="6.289cm" svg:x2="5.383cm" svg:y2="7.124cm" draw:start-shape="id632" draw:start-glue-point="2" draw:end-shape="id607" draw:end-glue-point="0" svg:d="M5379 6289v418h4v417">
            <text:p/>
          </draw:connector>
          <draw:circle draw:style-name="gr549" draw:text-style-name="P7" xml:id="id633" draw:id="id633" draw:layer="layout" svg:width="0.29cm" svg:height="0.29cm" svg:x="10.035cm" svg:y="7.127cm">
            <text:p/>
          </draw:circle>
          <draw:connector draw:style-name="gr5" draw:text-style-name="P6" draw:layer="layout" svg:x1="9.271cm" svg:y1="7.273cm" svg:x2="10.035cm" svg:y2="7.272cm" draw:end-shape="id633" draw:end-glue-point="3" svg:d="M9271 7273h132v-1h632">
            <text:p/>
          </draw:connector>
          <draw:circle draw:style-name="gr550" draw:text-style-name="P7" xml:id="id634" draw:id="id634" draw:layer="layout" svg:width="0.29cm" svg:height="0.29cm" svg:x="10.939cm" svg:y="8.355cm">
            <text:p/>
          </draw:circle>
          <draw:connector draw:style-name="gr5" draw:text-style-name="P6" draw:layer="layout" svg:x1="10.325cm" svg:y1="7.272cm" svg:x2="11.084cm" svg:y2="8.355cm" draw:start-shape="id633" draw:start-glue-point="1" draw:end-shape="id634" draw:end-glue-point="0" svg:d="M10325 7272h759v1083">
            <text:p/>
          </draw:connector>
          <draw:circle draw:style-name="gr551" draw:text-style-name="P7" xml:id="id635" draw:id="id635" draw:layer="layout" svg:width="0.29cm" svg:height="0.29cm" svg:x="10.035cm" svg:y="8.355cm">
            <text:p/>
          </draw:circle>
          <draw:connector draw:style-name="gr5" draw:text-style-name="P6" draw:layer="layout" svg:x1="9.263cm" svg:y1="8.5cm" svg:x2="10.035cm" svg:y2="8.5cm" draw:start-shape="id610" draw:start-glue-point="7" draw:end-shape="id635" draw:end-glue-point="3" svg:d="M9263 8500h772">
            <text:p/>
          </draw:connector>
          <draw:connector draw:style-name="gr5" draw:text-style-name="P6" draw:layer="layout" svg:x1="10.325cm" svg:y1="8.5cm" svg:x2="10.939cm" svg:y2="8.5cm" draw:start-shape="id635" draw:start-glue-point="1" draw:end-shape="id634" draw:end-glue-point="3" svg:d="M10325 8500h614">
            <text:p/>
          </draw:connector>
          <draw:connector draw:style-name="gr5" draw:text-style-name="P6" xml:id="id636" draw:id="id636" draw:layer="layout" svg:x1="9.263cm" svg:y1="9.151cm" svg:x2="10.04cm" svg:y2="9.147cm" draw:start-shape="id612" draw:start-glue-point="7" svg:d="M9263 9151h640v-4h137">
            <text:p/>
          </draw:connector>
          <draw:connector draw:style-name="gr22" draw:text-style-name="P6" draw:layer="layout" svg:x1="10.04cm" svg:y1="9.147cm" svg:x2="10.18cm" svg:y2="8.645cm" draw:start-shape="id636" draw:start-glue-point="3" draw:end-shape="id635" draw:end-glue-point="2" svg:d="M10040 9147h140v-502">
            <text:p/>
          </draw:connector>
          <draw:circle draw:style-name="gr552" draw:text-style-name="P7" xml:id="id637" draw:id="id637" draw:layer="layout" svg:width="0.29cm" svg:height="0.29cm" svg:x="10.035cm" svg:y="9.655cm">
            <text:p/>
          </draw:circle>
          <draw:connector draw:style-name="gr5" draw:text-style-name="P6" draw:layer="layout" svg:x1="9.263cm" svg:y1="9.8cm" svg:x2="10.035cm" svg:y2="9.8cm" draw:start-shape="id614" draw:start-glue-point="7" draw:end-shape="id637" draw:end-glue-point="3" svg:d="M9263 9800h772">
            <text:p/>
          </draw:connector>
          <draw:connector draw:style-name="gr5" draw:text-style-name="P6" xml:id="id651" draw:id="id651" draw:layer="layout" svg:x1="9.263cm" svg:y1="10.427cm" svg:x2="10.041cm" svg:y2="10.422cm" draw:start-shape="id616" draw:start-glue-point="7" svg:d="M9263 10427h640v-5h138">
            <text:p/>
          </draw:connector>
          <draw:circle draw:style-name="gr553" draw:text-style-name="P7" xml:id="id640" draw:id="id640" draw:layer="layout" svg:width="0.29cm" svg:height="0.29cm" svg:x="10.939cm" svg:y="10.876cm">
            <text:p/>
          </draw:circle>
          <draw:connector draw:style-name="gr5" draw:text-style-name="P6" draw:layer="layout" svg:x1="10.325cm" svg:y1="9.8cm" svg:x2="10.939cm" svg:y2="9.8cm" draw:start-shape="id637" draw:start-glue-point="1" draw:end-shape="id638" draw:end-glue-point="3" svg:d="M10325 9800h614">
            <text:p/>
          </draw:connector>
          <draw:circle draw:style-name="gr554" draw:text-style-name="P7" xml:id="id639" draw:id="id639" draw:layer="layout" svg:width="0.29cm" svg:height="0.29cm" svg:x="10.035cm" svg:y="10.876cm">
            <text:p/>
          </draw:circle>
          <draw:connector draw:style-name="gr5" draw:text-style-name="P6" draw:layer="layout" svg:x1="9.26cm" svg:y1="11.021cm" svg:x2="10.035cm" svg:y2="11.021cm" draw:start-shape="id618" draw:start-glue-point="7" draw:end-shape="id639" draw:end-glue-point="3" svg:d="M9260 11021h775">
            <text:p/>
          </draw:connector>
          <draw:connector draw:style-name="gr5" draw:text-style-name="P6" draw:layer="layout" svg:x1="10.325cm" svg:y1="11.021cm" svg:x2="10.939cm" svg:y2="11.021cm" draw:start-shape="id639" draw:start-glue-point="1" draw:end-shape="id640" draw:end-glue-point="3" svg:d="M10325 11021h614">
            <text:p/>
          </draw:connector>
          <draw:circle draw:style-name="gr555" draw:text-style-name="P7" xml:id="id641" draw:id="id641" draw:layer="layout" svg:width="0.29cm" svg:height="0.29cm" svg:x="10.035cm" svg:y="12.141cm">
            <text:p/>
          </draw:circle>
          <draw:connector draw:style-name="gr5" draw:text-style-name="P6" draw:layer="layout" svg:x1="9.263cm" svg:y1="12.286cm" svg:x2="10.035cm" svg:y2="12.286cm" draw:start-shape="id622" draw:start-glue-point="7" draw:end-shape="id641" draw:end-glue-point="3" svg:d="M9263 12286h772">
            <text:p/>
          </draw:connector>
          <draw:connector draw:style-name="gr5" draw:text-style-name="P6" xml:id="id642" draw:id="id642" draw:layer="layout" svg:x1="9.263cm" svg:y1="12.935cm" svg:x2="10.015cm" svg:y2="12.924cm" draw:start-shape="id624" svg:d="M9263 12935h627v-11h125">
            <text:p/>
          </draw:connector>
          <draw:connector draw:style-name="gr22" draw:text-style-name="P6" draw:layer="layout" svg:x1="10.015cm" svg:y1="12.924cm" svg:x2="10.18cm" svg:y2="12.431cm" draw:start-shape="id642" draw:start-glue-point="3" draw:end-shape="id641" draw:end-glue-point="2" svg:d="M10015 12924h165v-493">
            <text:p/>
          </draw:connector>
          <draw:connector draw:style-name="gr5" draw:text-style-name="P6" draw:layer="layout" svg:x1="10.325cm" svg:y1="12.286cm" svg:x2="10.939cm" svg:y2="12.286cm" draw:start-shape="id641" draw:start-glue-point="1" draw:end-shape="id643" draw:end-glue-point="3" svg:d="M10325 12286h614">
            <text:p/>
          </draw:connector>
          <draw:circle draw:style-name="gr556" draw:text-style-name="P7" xml:id="id638" draw:id="id638" draw:layer="layout" svg:width="0.29cm" svg:height="0.29cm" svg:x="10.939cm" svg:y="9.655cm">
            <text:p/>
          </draw:circle>
          <draw:connector draw:style-name="gr5" draw:text-style-name="P6" draw:layer="layout" svg:x1="11.084cm" svg:y1="8.645cm" svg:x2="11.084cm" svg:y2="9.655cm" draw:start-shape="id634" draw:start-glue-point="2" draw:end-shape="id638" draw:end-glue-point="0" svg:d="M11084 8645v1010">
            <text:p/>
          </draw:connector>
          <draw:connector draw:style-name="gr5" draw:text-style-name="P6" draw:layer="layout" svg:x1="11.084cm" svg:y1="9.945cm" svg:x2="11.084cm" svg:y2="10.876cm" draw:start-shape="id638" draw:start-glue-point="2" draw:end-shape="id640" draw:end-glue-point="0" svg:d="M11084 9945v931">
            <text:p/>
          </draw:connector>
          <draw:circle draw:style-name="gr557" draw:text-style-name="P7" xml:id="id643" draw:id="id643" draw:layer="layout" svg:width="0.29cm" svg:height="0.29cm" svg:x="10.939cm" svg:y="12.141cm">
            <text:p/>
          </draw:circle>
          <draw:connector draw:style-name="gr5" draw:text-style-name="P6" draw:layer="layout" svg:x1="11.084cm" svg:y1="11.166cm" svg:x2="11.084cm" svg:y2="12.141cm" draw:start-shape="id640" draw:start-glue-point="2" draw:end-shape="id643" draw:end-glue-point="0" svg:d="M11084 11166v975">
            <text:p/>
          </draw:connector>
          <draw:connector draw:style-name="gr5" draw:text-style-name="P6" draw:layer="layout" svg:x1="11.084cm" svg:y1="12.431cm" svg:x2="11.084cm" svg:y2="13.439cm" draw:start-shape="id643" draw:start-glue-point="2" draw:end-shape="id644" draw:end-glue-point="0" svg:d="M11084 12431v1008">
            <text:p/>
          </draw:connector>
          <draw:circle draw:style-name="gr558" draw:text-style-name="P7" xml:id="id645" draw:id="id645" draw:layer="layout" svg:width="0.29cm" svg:height="0.29cm" svg:x="10.037cm" svg:y="13.439cm">
            <text:p/>
          </draw:circle>
          <draw:connector draw:style-name="gr5" draw:text-style-name="P6" draw:layer="layout" svg:x1="9.263cm" svg:y1="13.584cm" svg:x2="10.037cm" svg:y2="13.584cm" draw:start-shape="id626" draw:start-glue-point="7" draw:end-shape="id645" draw:end-glue-point="3" svg:d="M9263 13584h774">
            <text:p/>
          </draw:connector>
          <draw:connector draw:style-name="gr5" draw:text-style-name="P6" xml:id="id646" draw:id="id646" draw:layer="layout" svg:x1="9.263cm" svg:y1="14.211cm" svg:x2="10.032cm" svg:y2="14.196cm" draw:start-shape="id628" draw:start-glue-point="7" svg:d="M9263 14211h636v-15h133">
            <text:p/>
          </draw:connector>
          <draw:connector draw:style-name="gr22" draw:text-style-name="P6" draw:layer="layout" svg:x1="10.032cm" svg:y1="14.196cm" svg:x2="10.182cm" svg:y2="13.729cm" draw:start-shape="id646" draw:start-glue-point="3" draw:end-shape="id645" draw:end-glue-point="2" svg:d="M10032 14196h150v-467">
            <text:p/>
          </draw:connector>
          <draw:connector draw:style-name="gr5" draw:text-style-name="P6" draw:layer="layout" svg:x1="10.327cm" svg:y1="13.584cm" svg:x2="10.939cm" svg:y2="13.584cm" draw:start-shape="id645" draw:start-glue-point="1" draw:end-shape="id644" draw:end-glue-point="3" svg:d="M10327 13584h612">
            <text:p/>
          </draw:connector>
          <draw:circle draw:style-name="gr559" draw:text-style-name="P7" xml:id="id644" draw:id="id644" draw:layer="layout" svg:width="0.29cm" svg:height="0.29cm" svg:x="10.939cm" svg:y="13.439cm">
            <text:p/>
          </draw:circle>
          <draw:connector draw:style-name="gr5" draw:text-style-name="P6" draw:layer="layout" svg:x1="11.084cm" svg:y1="13.729cm" svg:x2="11.084cm" svg:y2="14.696cm" draw:start-shape="id644" draw:start-glue-point="2" draw:end-shape="id647" draw:end-glue-point="0" svg:d="M11084 13729v967">
            <text:p/>
          </draw:connector>
          <draw:circle draw:style-name="gr560" draw:text-style-name="P7" xml:id="id648" draw:id="id648" draw:layer="layout" svg:width="0.29cm" svg:height="0.29cm" svg:x="10.035cm" svg:y="14.696cm">
            <text:p/>
          </draw:circle>
          <draw:connector draw:style-name="gr5" draw:text-style-name="P6" draw:layer="layout" svg:x1="9.263cm" svg:y1="14.841cm" svg:x2="10.035cm" svg:y2="14.841cm" draw:start-shape="id630" draw:start-glue-point="7" draw:end-shape="id648" draw:end-glue-point="3" svg:d="M9263 14841h772">
            <text:p/>
          </draw:connector>
          <draw:connector draw:style-name="gr5" draw:text-style-name="P6" xml:id="id649" draw:id="id649" draw:layer="layout" svg:x1="9.263cm" svg:y1="15.494cm" svg:x2="10.024cm" svg:y2="15.485cm" draw:start-shape="id631" draw:start-glue-point="7" svg:d="M9263 15494h632v-9h129">
            <text:p/>
          </draw:connector>
          <draw:connector draw:style-name="gr22" draw:text-style-name="P6" draw:layer="layout" svg:x1="10.024cm" svg:y1="15.485cm" svg:x2="10.18cm" svg:y2="14.986cm" draw:start-shape="id649" draw:start-glue-point="3" draw:end-shape="id648" draw:end-glue-point="2" svg:d="M10024 15485h156v-499">
            <text:p/>
          </draw:connector>
          <draw:connector draw:style-name="gr5" draw:text-style-name="P6" draw:layer="layout" svg:x1="10.325cm" svg:y1="14.841cm" svg:x2="10.939cm" svg:y2="14.841cm" draw:start-shape="id648" draw:start-glue-point="1" draw:end-shape="id647" draw:end-glue-point="3" svg:d="M10325 14841h614">
            <text:p/>
          </draw:connector>
          <draw:circle draw:style-name="gr561" draw:text-style-name="P7" xml:id="id647" draw:id="id647" draw:layer="layout" svg:width="0.29cm" svg:height="0.29cm" svg:x="10.939cm" svg:y="14.696cm">
            <text:p/>
          </draw:circle>
          <draw:connector draw:style-name="gr5" draw:text-style-name="P6" xml:id="id650" draw:id="id650" draw:layer="layout" svg:x1="9.263cm" svg:y1="7.846cm" svg:x2="10.048cm" svg:y2="7.839cm" svg:d="M9263 7846h393v-7h392">
            <text:p/>
          </draw:connector>
          <draw:connector draw:style-name="gr22" draw:text-style-name="P1" draw:layer="layout" svg:x1="10.048cm" svg:y1="7.839cm" svg:x2="10.18cm" svg:y2="7.417cm" draw:start-shape="id650" draw:start-glue-point="3" draw:end-shape="id633" draw:end-glue-point="2" svg:d="M10048 7839h132v-422">
            <text:p/>
          </draw:connector>
          <draw:connector draw:style-name="gr22" draw:text-style-name="P1" draw:layer="layout" svg:x1="10.041cm" svg:y1="10.422cm" svg:x2="10.18cm" svg:y2="9.945cm" draw:start-shape="id651" draw:start-glue-point="3" draw:end-shape="id637" draw:end-glue-point="2" svg:d="M10041 10422h139v-477">
            <text:p/>
          </draw:connector>
          <draw:connector draw:style-name="gr5" draw:text-style-name="P6" xml:id="id652" draw:id="id652" draw:layer="layout" svg:x1="9.259cm" svg:y1="11.633cm" svg:x2="10.041cm" svg:y2="11.635cm" draw:start-shape="id620" draw:start-glue-point="7" svg:d="M9259 11633h642v2h140">
            <text:p/>
          </draw:connector>
          <draw:connector draw:style-name="gr22" draw:text-style-name="P1" draw:layer="layout" draw:line-skew="-0.65cm" svg:x1="10.041cm" svg:y1="11.635cm" svg:x2="10.18cm" svg:y2="11.166cm" draw:start-shape="id652" draw:start-glue-point="3" draw:end-shape="id639" draw:end-glue-point="2" svg:d="M10041 11635v-2h139v-467">
            <text:p/>
          </draw:connector>
          <draw:connector draw:style-name="gr5" draw:text-style-name="P6" draw:layer="layout" svg:x1="11.084cm" svg:y1="14.986cm" svg:x2="11.084cm" svg:y2="16.469cm" draw:start-shape="id647" draw:start-glue-point="2" draw:end-shape="id653" draw:end-glue-point="0" svg:d="M11084 14986v1483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Demarmels</meta:initial-creator>
    <meta:creation-date>2012-01-28T17:15:01.57</meta:creation-date>
    <dc:date>2020-01-26T08:54:15.16</dc:date>
    <dc:creator>Markus Demarmels</dc:creator>
    <meta:editing-duration>P12DT2H5M19S</meta:editing-duration>
    <meta:editing-cycles>329</meta:editing-cycles>
    <meta:generator>OpenOffice/4.1.7$Win32 OpenOffice.org_project/417m1$Build-9800</meta:generator>
    <meta:document-statistic meta:object-count="1466"/>
  </office:meta>
</office:document-meta>
</file>